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Standard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5" style:family="paragraph" style:parent-style-name="Standard" style:list-style-name="WW8Num2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Standard">
      <style:text-properties fo:font-style="italic" style:font-style-asian="italic" style:font-style-complex="italic"/>
    </style:style>
    <style:style style:name="P7" style:family="paragraph" style:parent-style-name="Standard">
      <style:text-properties fo:font-style="italic" style:text-underline-style="none" style:font-style-asian="italic" style:font-style-complex="italic"/>
    </style:style>
    <style:style style:name="P8" style:family="paragraph" style:parent-style-name="Standard" style:list-style-name="WW8Num2"/>
    <style:style style:name="P9" style:family="paragraph" style:parent-style-name="Standard" style:list-style-name="WW8Num1"/>
    <style:style style:name="P10" style:family="paragraph" style:parent-style-name="Standard">
      <style:text-properties fo:font-weight="bold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Standard" style:list-style-name="WW8Num3"/>
    <style:style style:name="P13" style:family="paragraph" style:parent-style-name="Standard">
      <style:text-properties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14" style:family="paragraph" style:parent-style-name="Standard">
      <style:text-properties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15" style:family="paragraph" style:parent-style-name="Standard">
      <style:text-properties fo:font-size="20pt" fo:font-weight="bold" style:font-size-asian="20pt" style:font-weight-asian="bold" style:font-size-complex="20pt" style:font-weight-complex="bold"/>
    </style:style>
    <style:style style:name="P16" style:family="paragraph" style:parent-style-name="Standard">
      <style:text-properties fo:font-size="20pt" style:font-size-asian="20pt" style:font-size-complex="20pt"/>
    </style:style>
    <style:style style:name="P17" style:family="paragraph" style:parent-style-name="Standard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18" style:family="paragraph" style:parent-style-name="Standard">
      <style:paragraph-properties fo:margin-left="0.25in" fo:margin-right="0in" fo:text-indent="0in" style:auto-text-indent="false"/>
    </style:style>
    <style:style style:name="P19" style:family="paragraph" style:parent-style-name="Text_20_body">
      <style:paragraph-properties fo:padding-left="0.0555in" fo:padding-right="0.0555in" fo:padding-top="0.0138in" fo:padding-bottom="0.0138in" fo:border="0.0071in solid #000000"/>
    </style:style>
    <style:style style:name="P20" style:family="paragraph" style:parent-style-name="Heading_20_2">
      <style:text-properties fo:font-size="16pt" fo:font-weight="bold" style:font-size-asian="16pt" style:font-weight-asian="bold" style:font-weight-complex="bold"/>
    </style:style>
    <style:style style:name="P21" style:family="paragraph" style:parent-style-name="Heading_20_2">
      <style:paragraph-properties fo:text-align="center" style:justify-single-word="false"/>
    </style:style>
    <style:style style:name="P22" style:family="paragraph" style:parent-style-name="Header">
      <style:paragraph-properties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size="12pt" style:font-size-asian="10.5pt" style:font-size-complex="12pt"/>
    </style:style>
    <style:style style:name="T6" style:family="text">
      <style:text-properties fo:font-size="20pt" fo:font-weight="bold" style:font-size-asian="20pt" style:font-weight-asian="bold" style:font-size-complex="20pt" style:font-weight-complex="bold"/>
    </style:style>
    <style:style style:name="T7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CMPS 460</text:h>
      <text:p text:style-name="P3">Spring 2009</text:p>
      <text:p text:style-name="P3">Auction Website</text:p>
      <text:h text:style-name="P1" text:outline-level="1">Database Project</text:h>
      <text:p text:style-name="P4">(Version 2 – Changes in bold and italics)</text:p>
      <text:p text:style-name="Standard"/>
      <text:h text:style-name="P20" text:outline-level="2">Project Description</text:h>
      <text:p text:style-name="Standard"/>
      <text:p text:style-name="Standard">You have been asked to create a database to manage a new website for auction listings. <text:s/>The system will provide the following features:</text:p>
      <text:p text:style-name="Standard"/>
      <text:p text:style-name="Standard"><text:span text:style-name="T1">User Controls</text:span>:</text:p>
      <text:p text:style-name="Standard"/>
      <text:p text:style-name="Standard">When a person visits the website, they should be able to either login with an existing username and password or register as a new user. <text:s/>Upon registration, a person should provide a username, password, real name, shipping address, phone number, birth date, email address, and credit card information (card type, card number, and expiration date) </text:p>
      <text:p text:style-name="Standard">Additionally, the registration date and last activity of each user should be recorded.</text:p>
      <text:p text:style-name="Standard"/>
      <text:p text:style-name="Standard">From some form of control panel, users should be able to change their password, shipping address, phone number, email address, and payment data. <text:s/>They may also add a brief description and pick an image to represent themselves. <text:s/>Image uploading is not required, but it should be simulated entering a filename in the database and displaying the file on the local machine at that location.</text:p>
      <text:p text:style-name="Standard"/>
      <text:p text:style-name="Standard"><text:span text:style-name="T1">Viewing a profile</text:span>:</text:p>
      <text:p text:style-name="Standard"/>
      <text:p text:style-name="Standard">Users should be able to view a profile of any registered user. <text:s/><text:span text:style-name="T2">The profile will include the username, picture, description, and a listing of other users’ feedback about them.</text:span></text:p>
      <text:p text:style-name="Standard"/>
      <text:p text:style-name="Standard"><text:span text:style-name="T1">Listing an item</text:span>:</text:p>
      <text:p text:style-name="Standard"/>
      <text:p text:style-name="Standard">Registered users should be able to create an item listing, providing a title, description, end date &amp; time, shipping cost, shipping method, <text:span text:style-name="T2">starting price</text:span>, and category for the item. <text:s/>Once again, an image for the listing should be able to be chosen from several already on the website. <text:s/>Allowing for image uploading is not necessary.</text:p>
      <text:p text:style-name="Standard"/>
      <text:p text:style-name="Standard"><text:span text:style-name="T1">Browsing auction listings</text:span>:</text:p>
      <text:p text:style-name="Standard"/>
      <text:p text:style-name="Standard">Registered users should be able to browse auction listings by categories (Art, Books, Clothing, Collectibles, Electronics, Entertainment, Jewelry, Sporting Goods, Toys). <text:s/>Each item will be assigned to only one category. <text:s/>There should also be methods to sort a listing page by title, seller, time remaining, and current <text:span text:style-name="T2">bid</text:span>. </text:p>
      <text:p text:style-name="P22"/>
      <text:p text:style-name="P22"/>
      <text:p text:style-name="P22"/>
      <text:p text:style-name="P22"/>
      <text:p text:style-name="Standard"><text:soft-page-break/><text:span text:style-name="T1">Bidding on an item</text:span>:</text:p>
      <text:p text:style-name="Standard"/>
      <text:p text:style-name="Standard">Registered users should be able to place a bid on any open listings. <text:s/>A history of all current and past bids and the users that placed them should be kept for all items listed.</text:p>
      <text:p text:style-name="Standard"/>
      <text:p text:style-name="Standard"><text:span text:style-name="T1">Leaving feedback</text:span>:</text:p>
      <text:p text:style-name="Standard"/>
      <text:p text:style-name="Standard">When a buyer wins an auction, they should have the option to leave feedback for the item’s seller. <text:s/>The feedback should consist of a rating from 1 (bad) to 10 (good) and a short description. <text:s/>The seller should similarly be able to leave feedback for the buyer. <text:s/>The buyer and seller should be able to leave feedback once at any time after the listing becomes closed.</text:p>
      <text:p text:style-name="Standard"/>
      <text:p text:style-name="Standard"><text:span text:style-name="T1">Notifications</text:span>:</text:p>
      <text:p text:style-name="Standard"/>
      <text:p text:style-name="Standard">If a user logs in and an auction they participated in had closed since their last visit, the website should display a notification box on the home page. <text:s/>If they were the winning bidder or the seller, this notification should be shown every time the user loads the home page until they leave feedback for that auction. <text:s/>The <text:span text:style-name="T2">notification </text:span>box itself should include the form for a user to leave feedback.</text:p>
      <text:p text:style-name="Standard"/>
      <text:p text:style-name="Standard">Also, the website should notify any users that are outbid in an auction in a similar manner. <text:s/>The notification should persist until either the auction ends or until the user chooses to remove the message.</text:p>
      <text:p text:style-name="Standard"/>
      <text:p text:style-name="Standard">All notifications should be displayed at the same time on the home page, with the most recent appearing closest to the top.</text:p>
      <text:p text:style-name="Standard"/>
      <text:p text:style-name="Standard"><text:span text:style-name="T1">Admin Controls</text:span>:</text:p>
      <text:p text:style-name="Standard"/>
      <text:p text:style-name="Standard">There should be a method by which an administrator control panel can be accessed for testing purposes. <text:s/>From there, a user should be able to view, edit, and delete any entity within the database.</text:p>
      <text:p text:style-name="Standard"/>
      <text:p text:style-name="Standard"><text:span text:style-name="T1">Time</text:span>:</text:p>
      <text:p text:style-name="Standard"/>
      <text:p text:style-name="Standard">The website’s time does not have to advance on its own. <text:s/>A method to advance the time by minutes, hours, and days should be made available for testing purposes at the top of every page of the website. <text:s/><text:span text:style-name="T2">This will be accomplished by using 3 integer dialog boxes. <text:s/>Ex: 2 1 1 means 1 minute, 1 hour, 2 days ahead of the current date/time. <text:s/>For simplicity, time begins at day 0, hour 0, minute 0.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2"><text:soft-page-break/>System Requirements</text:h>
      <text:p text:style-name="Standard"/>
      <text:p text:style-name="Standard">Your system will be responsible for creating and maintaining the database. <text:s/>This includes the ability to add, change, and delete all data in the database (taking into account referential integrity). <text:s/>At a minimum, your system will include the following capabilities:</text:p>
      <text:p text:style-name="Standard"/>
      <text:list text:style-name="WW8Num2">
        <text:list-item>
          <text:p text:style-name="P8">Display screens for all data in the database.</text:p>
        </text:list-item>
      </text:list>
      <text:p text:style-name="P18"/>
      <text:list text:style-name="WW8Num2">
        <text:list-item>
          <text:p text:style-name="P8">Add, change, and delete a registered user.</text:p>
        </text:list-item>
      </text:list>
      <text:p text:style-name="Standard"/>
      <text:list text:style-name="WW8Num2">
        <text:list-item>
          <text:p text:style-name="P8">Add, change, and delete an auction listing.</text:p>
        </text:list-item>
      </text:list>
      <text:p text:style-name="Standard"/>
      <text:list text:style-name="WW8Num2">
        <text:list-item>
          <text:p text:style-name="P8">Add, change, and delete a bid.</text:p>
        </text:list-item>
      </text:list>
      <text:p text:style-name="P18"/>
      <text:list text:style-name="WW8Num2">
        <text:list-item>
          <text:p text:style-name="P8">Add, change, and delete feedback.</text:p>
        </text:list-item>
      </text:list>
      <text:p text:style-name="P18"/>
      <text:list text:style-name="WW8Num2">
        <text:list-item>
          <text:p text:style-name="P8">Display a registered user’s profile.</text:p>
        </text:list-item>
      </text:list>
      <text:p text:style-name="P18"/>
      <text:list text:style-name="WW8Num2">
        <text:list-item>
          <text:p text:style-name="P8">Display a sortable list of auction items.</text:p>
        </text:list-item>
      </text:list>
      <text:p text:style-name="P18"/>
      <text:list text:style-name="WW8Num2">
        <text:list-item>
          <text:p text:style-name="P8">Display an auction listing.</text:p>
        </text:list-item>
      </text:list>
      <text:p text:style-name="P18"/>
      <text:list text:style-name="WW8Num2">
        <text:list-item>
          <text:p text:style-name="P8">Display a bid history for a particular auction</text:p>
        </text:list-item>
      </text:list>
      <text:p text:style-name="P18"/>
      <text:list text:style-name="WW8Num2">
        <text:list-item>
          <text:p text:style-name="P8">Display a bid history for a particular user.</text:p>
        </text:list-item>
      </text:list>
      <text:p text:style-name="P18"/>
      <text:list text:style-name="WW8Num2">
        <text:list-item>
          <text:p text:style-name="P8">Display feedback for a registered user.</text:p>
        </text:list-item>
      </text:list>
      <text:p text:style-name="Standard"/>
      <text:list text:style-name="WW8Num2">
        <text:list-item>
          <text:p text:style-name="P5">Display the bid history for a registered user</text:p>
        </text:list-item>
      </text:list>
      <text:p text:style-name="Standard"/>
      <text:p text:style-name="Standard"/>
      <text:h text:style-name="P20" text:outline-level="2">Constraints</text:h>
      <text:p text:style-name="Standard"/>
      <text:p text:style-name="Standard">Sellers may not bid on their own auctions.</text:p>
      <text:p text:style-name="Standard"/>
      <text:p text:style-name="Standard">Users may not outbid themselves if they are already the high bidder.</text:p>
      <text:p text:style-name="Standard"/>
      <text:p text:style-name="Standard">Users may not place bids lower than the current high bid.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20" text:outline-level="2"><text:soft-page-break/>Project Requirements</text:h>
      <text:p text:style-name="Standard"/>
      <text:p text:style-name="Standard">Your system will use the MySQL database and will be written in PHP and all interaction with the system will be via a web browser. <text:s/>All programs will be created and maintained in your cs4601 class account.</text:p>
      <text:p text:style-name="Standard"/>
      <text:p text:style-name="Standard">Demonstrations will be scheduled for the last week of classes. <text:s/>A signup sheet will be posted on my office door sometime in April. <text:s/>All group members are required to be present during the demonstration.</text:p>
      <text:p text:style-name="Standard"/>
      <text:p text:style-name="Standard">Each member of the group must be prepared to demonstrate his/her portion of the system. <text:s/>You are responsible for providing test data adequate to demonstrate all features of the system. <text:s/>Any feature of the system that cannot be proven to function correctly will be counted as inoperative. <text:s/>Under NO circumstances will I (or you) “logon” to MySQL during the demonstration. <text:s/>There must be test data in the database that will allow all features of the system to be demonstrated.</text:p>
      <text:p text:style-name="Standard"/>
      <text:p text:style-name="Standard">The moral is – be finished, have the necessary test data loaded in the database, be ready to demonstrate, and have your documentation with you.</text:p>
      <text:p text:style-name="Standard"/>
      <text:h text:style-name="P20" text:outline-level="2">Documentation</text:h>
      <text:p text:style-name="Standard"/>
      <text:p text:style-name="Standard">The following documentation is required and due at the demonstration:</text:p>
      <text:p text:style-name="Standard"/>
      <text:list text:style-name="WW8Num1">
        <text:list-item>
          <text:p text:style-name="P9">A document describing the architecture of the application. <text:s/>This includes the database design (ER diagram), the data dictionary, and the function of all PHP scripts and a description of the interaction between them.</text:p>
        </text:list-item>
        <text:list-item>
          <text:p text:style-name="P9">A user’s guide with sufficient detail to enable a new user to understand and use the system.</text:p>
        </text:list-item>
        <text:list-item>
          <text:p text:style-name="P9">A printout of the final version of the PHP scripts. <text:s/>The code must be well structured and appropriately commented. <text:s/>Each script must include the author’s name, the date, and a certification that the code is the work of the author.</text:p>
        </text:list-item>
      </text:list>
      <text:p text:style-name="Standard"/>
      <text:h text:style-name="P20" text:outline-level="2">Grading</text:h>
      <text:p text:style-name="Standard"/>
      <text:p text:style-name="Standard">Obviously, you will be graded on the extent to which your system conforms to the requirements. <text:s/>You will also be graded on consistency, error checking, spelling, grammar, and system design. <text:s/>Remember, all members of your group will receive the same grade on the project.</text:p>
      <text:p text:style-name="Standard"/>
      <text:p text:style-name="Text_20_body">There will be no extensions given. <text:s/>All material is due at the beginning of the presentation.</text:p>
      <text:p text:style-name="Standard"/>
      <text:p text:style-name="P19">Please note that any material of an offensive nature (by my standards) found in your project will result in a grade of 0 on the project for all group members.</text:p>
      <text:p text:style-name="P11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Insert <text:s text:c="24"/>ER diagram <text:s text:c="23"/>printo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<text:tab/><text:tab/>Insert <text:s text:c="20"/>datadictionary.ods <text:s text:c="24"/>printout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11">PhP Script Function Description</text:p>
      <text:p text:style-name="P10"/>
      <text:p text:style-name="Standard">-------------------------------------------------------------------------------------------------------------------------</text:p>
      <text:p text:style-name="Standard"><text:span text:style-name="T6">category.php</text:span> </text:p>
      <text:p text:style-name="Standard"/>
      <text:p text:style-name="P6">Handles category views, showing listings in a specific category and sorting.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5">category_pictures.php </text:p>
      <text:p text:style-name="Standard"/>
      <text:p text:style-name="P6">Shows the user the available pictures for each category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6"><text:span text:style-name="T1">common.php</text:span> </text:p>
      <text:p text:style-name="Standard"/>
      <text:p text:style-name="P6">Common include script which includes other utility scripts. Also has other common functions such as echoing the html headers and footers, html wrapping functions, and some formatting functions. </text:p>
      <text:p text:style-name="Standard"/>
      <text:p text:style-name="Standard">Call at the beginning of a script to output html header information including navbar </text:p>
      <text:p text:style-name="Standard"><text:tab/>function echo_header ($dbinfo) </text:p>
      <text:p text:style-name="Standard"/>
      <text:p text:style-name="Standard">Call at the end of a script for closing html footer information </text:p>
      <text:p text:style-name="Standard"><text:tab/>function echo_footer ($dbinfo) </text:p>
      <text:p text:style-name="Standard"/>
      <text:p text:style-name="Standard">Determine the current executing script </text:p>
      <text:p text:style-name="Standard"><text:tab/>function current_script () </text:p>
      <text:p text:style-name="Standard"/>
      <text:p text:style-name="Standard">Quick echo of a special div area </text:p>
      <text:p text:style-name="Standard"><text:tab/>function echo_div ($name) </text:p>
      <text:p text:style-name="Standard"/>
      <text:p text:style-name="Standard">Quick close div </text:p>
      <text:p text:style-name="Standard"><text:tab/>function end_div () </text:p>
      <text:p text:style-name="Standard"/>
      <text:p text:style-name="Standard">Wrap text in a div </text:p>
      <text:p text:style-name="Standard"><text:tab/>function div ($text, $style_name = "") </text:p>
      <text:p text:style-name="Standard"/>
      <text:p text:style-name="Standard">Wrap text in a span </text:p>
      <text:p text:style-name="Standard"><text:tab/>function span ($text, $style_name) </text:p>
      <text:p text:style-name="Standard"/>
      <text:p text:style-name="Standard">Make a quick link </text:p>
      <text:p text:style-name="Standard"><text:tab/>function href ($url, $text) </text:p>
      <text:p text:style-name="Standard"/>
      <text:p text:style-name="Standard"><text:soft-page-break/>Make a quick link </text:p>
      <text:p text:style-name="Standard"><text:tab/>function hreft ($url, $text, $target) </text:p>
      <text:p text:style-name="Standard"/>
      <text:p text:style-name="Standard"/>
      <text:p text:style-name="Standard"><text:s/>Quick html image code </text:p>
      <text:p text:style-name="Standard"><text:tab/>function img ($path) </text:p>
      <text:p text:style-name="Standard"/>
      <text:p text:style-name="Standard">Quick html image code for local images </text:p>
      <text:p text:style-name="Standard"><text:tab/>function local_img ($path) </text:p>
      <text:p text:style-name="Standard"/>
      <text:p text:style-name="Standard">Make the user go to a different page </text:p>
      <text:p text:style-name="Standard"><text:tab/>function redirect ($url) </text:p>
      <text:p text:style-name="Standard"/>
      <text:p text:style-name="Standard">Get from the GET variable </text:p>
      <text:p text:style-name="Standard"><text:tab/>function get ($key) </text:p>
      <text:p text:style-name="Standard"/>
      <text:p text:style-name="Standard">Get from the POST variable </text:p>
      <text:p text:style-name="Standard"><text:tab/>function post ($key) </text:p>
      <text:p text:style-name="Standard"/>
      <text:p text:style-name="Standard">Script to make setting session variables easier. </text:p>
      <text:p text:style-name="Standard"><text:tab/>function session_set ($key, $val) </text:p>
      <text:p text:style-name="Standard"/>
      <text:p text:style-name="Standard">Script to make getting session variables easier. </text:p>
      <text:p text:style-name="Standard"><text:tab/>function session_get ($key) </text:p>
      <text:p text:style-name="Standard"/>
      <text:p text:style-name="Standard">Heading level 1 </text:p>
      <text:p text:style-name="Standard"><text:tab/>function h1 ($text) </text:p>
      <text:p text:style-name="Standard"/>
      <text:p text:style-name="Standard">Heading level 2 </text:p>
      <text:p text:style-name="Standard"><text:tab/>function h2 ($text) </text:p>
      <text:p text:style-name="Standard"/>
      <text:p text:style-name="Standard">Heading level 3 </text:p>
      <text:p text:style-name="Standard"><text:tab/>function h3 ($text) </text:p>
      <text:p text:style-name="Standard"/>
      <text:p text:style-name="Standard">An echo with a &lt;br/&gt; at the end </text:p>
      <text:p text:style-name="Standard"><text:tab/>function cout ($str) </text:p>
      <text:p text:style-name="Standard"/>
      <text:p text:style-name="Standard">Format time to readable format </text:p>
      <text:p text:style-name="Standard"><text:tab/>function format_time ($day, $hour, $minute, $prefix_zeros_to_day = false) </text:p>
      <text:p text:style-name="Standard"/>
      <text:p text:style-name="Standard">Pad time for sorting on the home page </text:p>
      <text:p text:style-name="Standard"><text:tab/>function pad_time ($day, $hour, $minute, $priority = 0) </text:p>
      <text:p text:style-name="Standard"><text:tab/></text:p>
      <text:p text:style-name="Standard">If time1 is older than time2, returns true </text:p>
      <text:p text:style-name="Standard"><text:tab/>function is_older ($d1, $h1, $m1, $d2, $h2, $m2) </text:p>
      <text:p text:style-name="Standard"/>
      <text:p text:style-name="Standard">Strip quotes from a string (for form input) </text:p>
      <text:p text:style-name="Standard"><text:tab/>function fix_quotes ($str) </text:p>
      <text:p text:style-name="Standard"/>
      <text:p text:style-name="Standard"><text:soft-page-break/>Escape quotes in a string </text:p>
      <text:p text:style-name="Standard"><text:tab/>function escape ($val) </text:p>
      <text:p text:style-name="Standard"/>
      <text:p text:style-name="Standard"/>
      <text:p text:style-name="Standard"><text:s/>Embed html link for javascript alert </text:p>
      <text:p text:style-name="Standard"><text:tab/>function alert ($msg, $linktext) </text:p>
      <text:p text:style-name="Standard"/>
      <text:p text:style-name="Standard">-------------------------------------------------------------------------------------------------------------------------</text:p>
      <text:p text:style-name="P16"><text:span text:style-name="T1">dbinfo.php</text:span> </text:p>
      <text:p text:style-name="Standard"/>
      <text:p text:style-name="Standard"/>
      <text:p text:style-name="P6">Database information class, with useful utility functions for getting info out of the database </text:p>
      <text:p text:style-name="Standard"/>
      <text:p text:style-name="Standard"/>
      <text:p text:style-name="Standard">Call this function to start the session and initialize the variables </text:p>
      <text:p text:style-name="Standard"><text:tab/>function init () </text:p>
      <text:p text:style-name="Standard"/>
      <text:p text:style-name="Standard">Is debug enabled </text:p>
      <text:p text:style-name="Standard"><text:tab/>function debug () </text:p>
      <text:p text:style-name="Standard"><text:tab/> </text:p>
      <text:p text:style-name="Standard"/>
      <text:p text:style-name="Standard">Make a connection to the database returns true if successful or false if not </text:p>
      <text:p text:style-name="Standard"><text:tab/>function connect () </text:p>
      <text:p text:style-name="Standard"><text:tab/> </text:p>
      <text:p text:style-name="Standard"/>
      <text:p text:style-name="Standard">Close the connection to the database usually call this at the end of a script </text:p>
      <text:p text:style-name="Standard"><text:tab/>function close () </text:p>
      <text:p text:style-name="Standard"/>
      <text:p text:style-name="Standard">Make a query to the database and return the result </text:p>
      <text:p text:style-name="Standard"><text:tab/>function query ($q) </text:p>
      <text:p text:style-name="Standard"/>
      <text:p text:style-name="Standard">Get the link associated with the database not usually needed but added here for convenience </text:p>
      <text:p text:style-name="Standard"><text:tab/>function get_link () </text:p>
      <text:p text:style-name="Standard"/>
      <text:p text:style-name="Standard">Call all update functions </text:p>
      <text:p text:style-name="Standard"><text:tab/>function update_all () </text:p>
      <text:p text:style-name="Standard"/>
      <text:p text:style-name="Standard">Update user information in session variables (realname, is an admin) </text:p>
      <text:p text:style-name="Standard"><text:tab/>function update_user_info () </text:p>
      <text:p text:style-name="Standard"/>
      <text:p text:style-name="Standard"/>
      <text:p text:style-name="Standard">Attempt to login a user. Will return true if successful and false if not. Additionally, will setup session vars for username and admin or not </text:p>
      <text:p text:style-name="Standard"><text:tab/>function login ($username, $password) </text:p>
      <text:p text:style-name="Standard"><text:tab/> </text:p>
      <text:p text:style-name="Standard">Used by admin and also when registering - can login as a user without password </text:p>
      <text:p text:style-name="Standard"><text:tab/>function login_as ($username) </text:p>
      <text:p text:style-name="Standard"/>
      <text:p text:style-name="Standard"><text:soft-page-break/>Logout and save activity </text:p>
      <text:p text:style-name="Standard"><text:tab/>function logout ($is_delete = false) </text:p>
      <text:p text:style-name="Standard"/>
      <text:p text:style-name="Standard">Check if visitor is logged in </text:p>
      <text:p text:style-name="Standard"><text:tab/>function logged_in () </text:p>
      <text:p text:style-name="Standard"/>
      <text:p text:style-name="Standard">Check if visitor is admin </text:p>
      <text:p text:style-name="Standard"><text:tab/>function is_admin () </text:p>
      <text:p text:style-name="Standard"/>
      <text:p text:style-name="Standard"/>
      <text:p text:style-name="Standard">Get logged in username </text:p>
      <text:p text:style-name="Standard"><text:tab/>function username () </text:p>
      <text:p text:style-name="Standard"/>
      <text:p text:style-name="Standard"/>
      <text:p text:style-name="Standard">Get logged in in name of user </text:p>
      <text:p text:style-name="Standard"><text:tab/>function realname () </text:p>
      <text:p text:style-name="Standard"/>
      <text:p text:style-name="Standard"/>
      <text:p text:style-name="Standard">Update the time from the database into the session vars </text:p>
      <text:p text:style-name="Standard"><text:tab/>function update_time () </text:p>
      <text:p text:style-name="Standard"/>
      <text:p text:style-name="Standard"/>
      <text:p text:style-name="Standard">Will increment the site time by amount </text:p>
      <text:p text:style-name="Standard"><text:tab/>function increment_site_time ($amount) </text:p>
      <text:p text:style-name="Standard"/>
      <text:p text:style-name="Standard"/>
      <text:p text:style-name="Standard">Get the current day, this is called after update_time(); </text:p>
      <text:p text:style-name="Standard"><text:tab/>function day () </text:p>
      <text:p text:style-name="Standard"/>
      <text:p text:style-name="Standard">Get the current hour, this is called after update_time(); </text:p>
      <text:p text:style-name="Standard"><text:tab/>function hour () </text:p>
      <text:p text:style-name="Standard"/>
      <text:p text:style-name="Standard">Get the current minute, this is called after update_time(); </text:p>
      <text:p text:style-name="Standard"><text:tab/>function minute () </text:p>
      <text:p text:style-name="Standard"/>
      <text:p text:style-name="Standard">Save activity for the current user. </text:p>
      <text:p text:style-name="Standard"><text:tab/>function save_activity ($activity_description) </text:p>
      <text:p text:style-name="Standard"/>
      <text:p text:style-name="Standard"/>
      <text:p text:style-name="Standard">Must be admin, save activity for another user - user must exist </text:p>
      <text:p text:style-name="Standard"><text:tab/>function save_activity_for ($username, $activity_description) </text:p>
      <text:p text:style-name="Standard"/>
      <text:p text:style-name="Standard"/>
      <text:p text:style-name="Standard">Save a registration activity for the current user </text:p>
      <text:p text:style-name="Standard"><text:tab/>function save_registration ($username) </text:p>
      <text:p text:style-name="Standard"/>
      <text:p text:style-name="Standard">Update all other bidder's notification status that they've been outbid, and also current_price for auction </text:p>
      <text:p text:style-name="Standard"><text:tab/>function update_auction_before_bid ($title, $seller, $category, $end_day, $end_hour, $end_minute, $bid_amount) </text:p>
      <text:p text:style-name="Standard"><text:soft-page-break/></text:p>
      <text:p text:style-name="Standard"><text:s/></text:p>
      <text:p text:style-name="Standard">Updates all item listing buyer information for closed auctions </text:p>
      <text:p text:style-name="Standard"><text:tab/>function update_closed_item_listings () </text:p>
      <text:p text:style-name="Standard"/>
      <text:p text:style-name="Standard"/>
      <text:p text:style-name="Standard">See if a user exists in the system </text:p>
      <text:p text:style-name="Standard"><text:tab/>function user_exists ($username) </text:p>
      <text:p text:style-name="Standard"/>
      <text:p text:style-name="Standard"/>
      <text:p text:style-name="Standard">Get a realname for a username </text:p>
      <text:p text:style-name="Standard"><text:tab/>function get_realname ($username) </text:p>
      <text:p text:style-name="Standard"/>
      <text:p text:style-name="Standard">Get the last logout time of a user </text:p>
      <text:p text:style-name="Standard"><text:tab/>function get_lastlogout ($username) </text:p>
      <text:p text:style-name="Standard"/>
      <text:p text:style-name="Standard"/>
      <text:p text:style-name="Standard">Get the registration date of a user </text:p>
      <text:p text:style-name="Standard"><text:tab/>function get_registration_date ($username) </text:p>
      <text:p text:style-name="Standard"/>
      <text:p text:style-name="Standard">Test if an auction already exists </text:p>
      <text:p text:style-name="Standard"><text:tab/>function auction_exists ($title, $seller, $category, $end_day, $end_hour, $end_minute) </text:p>
      <text:p text:style-name="Standard"><text:tab/> </text:p>
      <text:p text:style-name="Standard"/>
      <text:p text:style-name="Standard">Test if a bid already exists </text:p>
      <text:p text:style-name="Standard"/>
      <text:p text:style-name="Standard">Get the winner of an auction </text:p>
      <text:p text:style-name="Standard"><text:tab/>function get_winner ($title, $seller, $category, $end_day, $end_hour, $end_minute) </text:p>
      <text:p text:style-name="Standard"/>
      <text:p text:style-name="Standard"/>
      <text:p text:style-name="Standard">Find the current highest bidder for an auction </text:p>
      <text:p text:style-name="Standard"><text:tab/>function get_highest_bidder ($title, $seller, $category, $end_day, $end_hour, $end_minute) </text:p>
      <text:p text:style-name="Standard"/>
      <text:p text:style-name="Standard"/>
      <text:p text:style-name="Standard">Get the number of bids for an auction </text:p>
      <text:p text:style-name="Standard"><text:tab/>function get_num_bids ($title, $seller, $category, $end_day, $end_hour, $end_minute) </text:p>
      <text:p text:style-name="Standard"/>
      <text:p text:style-name="Standard"/>
      <text:p text:style-name="Standard">Gets the user description </text:p>
      <text:p text:style-name="Standard"><text:tab/>function get_userdesc ($username) </text:p>
      <text:p text:style-name="Standard"/>
      <text:p text:style-name="Standard">Gets the picture associated with a user profile </text:p>
      <text:p text:style-name="Standard"><text:tab/>function get_picture ($username)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------</text:p>
      <text:p text:style-name="Standard"><text:span text:style-name="T6">form_common.php</text:span> </text:p>
      <text:p text:style-name="Standard"/>
      <text:p text:style-name="Standard"/>
      <text:p text:style-name="Standard"><text:s/>Action: script to execute</text:p>
      <text:p text:style-name="Standard"><text:s/>Method: POST or GET</text:p>
      <text:p text:style-name="Standard"><text:tab/>function form_begin ($action, $method)</text:p>
      <text:p text:style-name="Standard"></text:p>
      <text:p text:style-name="Standard">Same as above but is names and has javascript onsubmit</text:p>
      <text:p text:style-name="Standard"><text:tab/>function form_begin_n ($action, $method, $name, $on_submit)</text:p>
      <text:p text:style-name="Standard"/>
      <text:p text:style-name="Standard">End form</text:p>
      <text:p text:style-name="Standard"><text:tab/>function form_end ()</text:p>
      <text:p text:style-name="Standard"/>
      <text:p text:style-name="Standard">Typical text input for a form</text:p>
      <text:p text:style-name="Standard"><text:tab/>function text_input ($name, $value)</text:p>
      <text:p text:style-name="Standard"/>
      <text:p text:style-name="Standard">Typical text input for a form with size</text:p>
      <text:p text:style-name="Standard"><text:tab/>function text_input_s ($name, $value, $size, $maxsize)</text:p>
      <text:p text:style-name="Standard"/>
      <text:p text:style-name="Standard">Typical text input for a form with size and readonly</text:p>
      <text:p text:style-name="Standard"><text:tab/>function text_input_sr ($name, $value, $size, $maxsize)</text:p>
      <text:p text:style-name="Standard"/>
      <text:p text:style-name="Standard"></text:p>
      <text:p text:style-name="Standard">Typical password input for a form</text:p>
      <text:p text:style-name="Standard"><text:tab/>function password_input ($name, $value)</text:p>
      <text:p text:style-name="Standard"/>
      <text:p text:style-name="Standard">Typical password input for a form with size</text:p>
      <text:p text:style-name="Standard"><text:tab/>function password_input_s ($name, $value, $size, $maxsize)</text:p>
      <text:p text:style-name="Standard"></text:p>
      <text:p text:style-name="Standard">Typical submit input for a form</text:p>
      <text:p text:style-name="Standard"><text:tab/>function submit_input ($value)</text:p>
      <text:p text:style-name="Standard"></text:p>
      <text:p text:style-name="Standard">Hidden input for a form</text:p>
      <text:p text:style-name="Standard"><text:tab/>function hidden_input ($name, $value)</text:p>
      <text:p text:style-name="Standard"></text:p>
      <text:p text:style-name="Standard">Input for a form that has more freedom</text:p>
      <text:p text:style-name="Standard"><text:tab/>function input ($name, $value, $size, $id, $type, $maxsize = "", $other_opts = "")</text:p>
      <text:p text:style-name="Standard"></text:p>
      <text:p text:style-name="Standard">Form select which takes html string of options</text:p>
      <text:p text:style-name="Standard"><text:tab/>function select ($name, $options)</text:p>
      <text:p text:style-name="Standard"></text:p>
      <text:p text:style-name="Standard">Dynamic select used for javascript</text:p>
      <text:p text:style-name="Standard"><text:tab/>function select_dyn ($name, $options, $javascript_func)</text:p>
      <text:p text:style-name="Standard"></text:p>
      <text:p text:style-name="Standard">Html option used for a select dropdown</text:p>
      <text:p text:style-name="Standard"><text:tab/>function option ($value, $display, $is_selected = "")</text:p>
      <text:p text:style-name="Standard"><text:soft-page-break/></text:p>
      <text:p text:style-name="Standard"><text:s/>-------------------------------------------------------------------------------------------------------------------------</text:p>
      <text:p text:style-name="P15">index.php </text:p>
      <text:p text:style-name="Standard"/>
      <text:p text:style-name="Standard">No functions defined</text:p>
      <text:p text:style-name="Standard"/>
      <text:p text:style-name="Standard">-------------------------------------------------------------------------------------------------------------------------</text:p>
      <text:p text:style-name="P15">itemlisting.php </text:p>
      <text:p text:style-name="Standard"/>
      <text:p text:style-name="P6">Functions for validation/etc..</text:p>
      <text:p text:style-name="Standard"><text:s/></text:p>
      <text:p text:style-name="Standard">Resets inputs</text:p>
      <text:p text:style-name="Standard"><text:tab/>function reset_inputs (thisform)</text:p>
      <text:p text:style-name="Standard"/>
      <text:p text:style-name="Standard">Shows fields that require validation as yellow</text:p>
      <text:p text:style-name="Standard"><text:tab/>function validate_required (field)</text:p>
      <text:p text:style-name="Standard"/>
      <text:p text:style-name="Standard">Sets fieldvar</text:p>
      <text:p text:style-name="Standard"><text:tab/>function field_set (fieldvar, field)</text:p>
      <text:p text:style-name="Standard"></text:p>
      <text:p text:style-name="Standard">Appends a newline on text</text:p>
      <text:p text:style-name="Standard"><text:tab/>function append_with_newline (orig, append_text)</text:p>
      <text:p text:style-name="Standard"/>
      <text:p text:style-name="Standard">Ensures valid input </text:p>
      <text:p text:style-name="Standard"><text:tab/>function validate_form (thisform)</text:p>
      <text:p text:style-name="Standard"/>
      <text:p text:style-name="Standard">Gives image from image directory</text:p>
      <text:p text:style-name="Standard"><text:tab/>function local_img (file)</text:p>
      <text:p text:style-name="Standard"/>
      <text:p text:style-name="Standard">Formats image source</text:p>
      <text:p text:style-name="Standard"><text:tab/>function image_swap ()</text:p>
      <text:p text:style-name="Standard"></text:p>
      <text:p text:style-name="Standard">A catch-all form for editing &amp; creating auctions</text:p>
      <text:p text:style-name="Standard"><text:tab/>function item_listing_form ($mode = "new", $t = "", $s = "", $c = "", $d = -1, $h = -1, $m = -1)</text:p>
      <text:p text:style-name="Standard"></text:p>
      <text:p text:style-name="Standard">Simple checking of the form data to meet basic requirements</text:p>
      <text:p text:style-name="Standard"><text:tab/>function verify_data ()</text:p>
      <text:p text:style-name="Standard"><text:s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-------------------------------------------------------------------------------------------------------------------------</text:p>
      <text:p text:style-name="P16"><text:span text:style-name="T1">list_common.php</text:span> </text:p>
      <text:p text:style-name="Standard"/>
      <text:p text:style-name="P6">Functions for common HTML tags</text:p>
      <text:p text:style-name="Standard"/>
      <text:p text:style-name="Standard"><text:span text:style-name="T3">Unordered Lists HTML helper tags</text:span></text:p>
      <text:p text:style-name="Standard"/>
      <text:p text:style-name="Standard">HTML ul begin tag</text:p>
      <text:p text:style-name="Standard"><text:tab/>function ul_begin ()</text:p>
      <text:p text:style-name="Standard"/>
      <text:p text:style-name="Standard">HTML ul end tag</text:p>
      <text:p text:style-name="Standard"><text:tab/>function ul_end ()</text:p>
      <text:p text:style-name="Standard"/>
      <text:p text:style-name="Standard">HTML ul wrap tag helper</text:p>
      <text:p text:style-name="Standard"><text:tab/>function ul_wrap ($list_elems)</text:p>
      <text:p text:style-name="Standard"/>
      <text:p text:style-name="Standard">HTML ul <text:s/>wrap tag helper</text:p>
      <text:p text:style-name="Standard"><text:tab/>function ul ($list_elems)</text:p>
      <text:p text:style-name="Standard"/>
      <text:p text:style-name="Standard"></text:p>
      <text:p text:style-name="P6">Unordered Lists HTML helper tags</text:p>
      <text:p text:style-name="P6"/>
      <text:p text:style-name="P2">HTML ol begin tag</text:p>
      <text:p text:style-name="Standard"><text:tab/>function ol_begin ()</text:p>
      <text:p text:style-name="Standard"></text:p>
      <text:p text:style-name="Standard">HTML ol end tag</text:p>
      <text:p text:style-name="Standard"><text:tab/>function ol_end ()</text:p>
      <text:p text:style-name="Standard"/>
      <text:p text:style-name="Standard">HTML ol wrap tag helper</text:p>
      <text:p text:style-name="Standard"><text:tab/>function ol_wrap ($list_elems)</text:p>
      <text:p text:style-name="Standard"/>
      <text:p text:style-name="Standard">HTML ol wrap tag helper</text:p>
      <text:p text:style-name="Standard"><text:tab/>function ol ($list_elems)</text:p>
      <text:p text:style-name="Standard"/>
      <text:p text:style-name="Standard"/>
      <text:p text:style-name="P6">List HTML helper tags</text:p>
      <text:p text:style-name="Standard"></text:p>
      <text:p text:style-name="Standard">HTML li begin tag</text:p>
      <text:p text:style-name="Standard"><text:tab/>function li_begin ()</text:p>
      <text:p text:style-name="Standard"/>
      <text:p text:style-name="Standard">HTML li end tag</text:p>
      <text:p text:style-name="Standard"><text:tab/>function li_end ()</text:p>
      <text:p text:style-name="Standard"/>
      <text:p text:style-name="Standard">HTML li wrap tag helper</text:p>
      <text:p text:style-name="Standard"><text:tab/>function li_wrap ($list_elem)</text:p>
      <text:p text:style-name="Standard"/>
      <text:p text:style-name="Standard">HTML li wrap helper tag</text:p>
      <text:p text:style-name="Standard"><text:soft-page-break/><text:tab/>function li ($list_elem)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login.php</text:span> </text:p>
      <text:p text:style-name="Standard"/>
      <text:p text:style-name="P6">User login form page</text:p>
      <text:p text:style-name="Standard"><text:tab/></text:p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logout.php</text:span> </text:p>
      <text:p text:style-name="Standard"/>
      <text:p text:style-name="P6">User logout processing pag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P15">profile.php </text:p>
      <text:p text:style-name="Standard"/>
      <text:p text:style-name="P7">Profile page for editing &amp; viewing user (and your own) profile.</text:p>
      <text:p text:style-name="Standard"/>
      <text:p text:style-name="Standard">Functions for image loading</text:p>
      <text:p text:style-name="Standard"><text:tab/>function local_img (file)</text:p>
      <text:p text:style-name="Standard"><text:tab/>function image_swap ()</text:p>
      <text:p text:style-name="Standard"/>
      <text:p text:style-name="Standard">Data validation</text:p>
      <text:p text:style-name="Standard"><text:tab/>function verify_data ()</text:p>
      <text:p text:style-name="Standard"> </text:p>
      <text:p text:style-name="Standard">-------------------------------------------------------------------------------------------------------------------------</text:p>
      <text:p text:style-name="Standard"><text:span text:style-name="T6">profile_pictures.php</text:span> </text:p>
      <text:p text:style-name="Standard"/>
      <text:p text:style-name="P6">Shows the user the available pictures for a profile</text:p>
      <text:p text:style-name="Standard"/>
      <text:p text:style-name="Standard"><text:tab/>No functions defined</text:p>
      <text:p text:style-name="Standard"/>
      <text:p text:style-name="Standard">-------------------------------------------------------------------------------------------------------------------------</text:p>
      <text:p text:style-name="Standard"><text:span text:style-name="T6">registration.php</text:span> </text:p>
      <text:p text:style-name="Standard"/>
      <text:p text:style-name="Standard">Handles registration related things such as new users and editing your current registration, as well as view registered users (admin).</text:p>
      <text:p text:style-name="Standard"></text:p>
      <text:p text:style-name="Standard">Resets inputs</text:p>
      <text:p text:style-name="Standard"><text:tab/>function reset_inputs (thisform)</text:p>
      <text:p text:style-name="Standard"/>
      <text:p text:style-name="Standard">Shows fields that require validation as yellow</text:p>
      <text:p text:style-name="Standard"><text:soft-page-break/><text:tab/>function validate_required (field)</text:p>
      <text:p text:style-name="Standard"></text:p>
      <text:p text:style-name="Standard">Sets fieldvar</text:p>
      <text:p text:style-name="Standard"><text:tab/>function field_set (fieldvar, field)</text:p>
      <text:p text:style-name="Standard"/>
      <text:p text:style-name="Standard">Appends newline on text</text:p>
      <text:p text:style-name="Standard"><text:tab/>function append_with_newline (orig, append_text)</text:p>
      <text:p text:style-name="Standard"/>
      <text:p text:style-name="Standard">Validates email field</text:p>
      <text:p text:style-name="Standard"><text:tab/>function validate_email (field)</text:p>
      <text:p text:style-name="Standard"/>
      <text:p text:style-name="Standard">String replacement</text:p>
      <text:p text:style-name="Standard"><text:tab/>function trim (string)</text:p>
      <text:p text:style-name="Standard"/>
      <text:p text:style-name="Standard">Field validation</text:p>
      <text:p text:style-name="Standard"><text:tab/>function validate_int (field, length)</text:p>
      <text:p text:style-name="Standard"/>
      <text:p text:style-name="Standard">Form validation</text:p>
      <text:p text:style-name="Standard"><text:tab/>function validate_form (thisform)</text:p>
      <text:p text:style-name="Standard"></text:p>
      <text:p text:style-name="Standard">Main registration form - kind of catch-all for editing and creating registrations</text:p>
      <text:p text:style-name="Standard"><text:tab/>function registration_form ($user = "")</text:p>
      <text:p text:style-name="Standard"/>
      <text:p text:style-name="Standard">Checking of the form data to meet basic requirements</text:p>
      <text:p text:style-name="Standard"><text:tab/>function verify_data ()</text:p>
      <text:p text:style-name="Standard"/>
      <text:p text:style-name="Standard">-------------------------------------------------------------------------------------------------------------------------</text:p>
      <text:p text:style-name="P15">table_common.php </text:p>
      <text:p text:style-name="Standard"/>
      <text:p text:style-name="P6">Table related common functions/class (for styles)</text:p>
      <text:p text:style-name="Standard"/>
      <text:p text:style-name="Standard">Initialize to use certain style</text:p>
      <text:p text:style-name="Standard"><text:tab/>function init ($main_class_)</text:p>
      <text:p text:style-name="Standard"></text:p>
      <text:p text:style-name="Standard">Set to use certain style</text:p>
      <text:p text:style-name="Standard"><text:tab/>function set_main_class ($main_class_)</text:p>
      <text:p text:style-name="Standard"></text:p>
      <text:p text:style-name="Standard">Get which style it is using</text:p>
      <text:p text:style-name="Standard"><text:tab/>function get_main_class ()</text:p>
      <text:p text:style-name="Standard"></text:p>
      <text:p text:style-name="Standard">Begin the html table</text:p>
      <text:p text:style-name="Standard"><text:tab/>function table_begin ()</text:p>
      <text:p text:style-name="Standard"/>
      <text:p text:style-name="Standard">End the html table</text:p>
      <text:p text:style-name="Standard"><text:tab/>function table_end ()</text:p>
      <text:p text:style-name="Standard"></text:p>
      <text:p text:style-name="Standard">Begin the html table head</text:p>
      <text:p text:style-name="Standard"><text:tab/>function table_head_begin ($custom_class = "")</text:p>
      <text:p text:style-name="Standard"><text:soft-page-break/></text:p>
      <text:p text:style-name="Standard">End the html table head</text:p>
      <text:p text:style-name="Standard"><text:tab/>function table_head_end ()</text:p>
      <text:p text:style-name="Standard"/>
      <text:p text:style-name="Standard">Begin the html table body</text:p>
      <text:p text:style-name="Standard"><text:tab/>function table_body_begin ($custom_class = "")</text:p>
      <text:p text:style-name="Standard"/>
      <text:p text:style-name="Standard">End the html table body</text:p>
      <text:p text:style-name="Standard"><text:tab/>function table_body_end ()</text:p>
      <text:p text:style-name="Standard"/>
      <text:p text:style-name="Standard">HTML table row</text:p>
      <text:p text:style-name="Standard"><text:tab/>function tr ($s, $custom_class = "")</text:p>
      <text:p text:style-name="Standard"/>
      <text:p text:style-name="Standard">HTML table row begin</text:p>
      <text:p text:style-name="Standard"><text:tab/>function tr_begin ($custom_class = "")</text:p>
      <text:p text:style-name="Standard"/>
      <text:p text:style-name="Standard">HTML table row end</text:p>
      <text:p text:style-name="Standard"><text:tab/>function tr_end ()</text:p>
      <text:p text:style-name="Standard"/>
      <text:p text:style-name="Standard">HTML table data</text:p>
      <text:p text:style-name="Standard"><text:tab/>function td ($s, $custom_class = "")</text:p>
      <text:p text:style-name="Standard"/>
      <text:p text:style-name="Standard">HTML table data which spans several columns</text:p>
      <text:p text:style-name="Standard"><text:tab/>function td_span ($s, $custom_class = "", $span = 0, $align = "")</text:p>
      <text:p text:style-name="Standard"/>
      <text:p text:style-name="Standard">-------------------------------------------------------------------------------------------------------------------------</text:p>
      <text:p text:style-name="P15">viewtable.php </text:p>
      <text:p text:style-name="P15"><text:span text:style-name="T4"/></text:p>
      <text:p text:style-name="P17"><text:span text:style-name="T4">Helpful page for administrator to see the data in the db.</text:span></text:p>
      <text:p text:style-name="P15"><text:span text:style-name="T4"><text:tab/>function display_message ()</text:span></text:p>
      <text:p text:style-name="P15"><text:span text:style-name="T4"/></text:p>
      <text:p text:style-name="P13"><text:span text:style-name="T4">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tab/><text:tab/>insert <text:s text:c="29"/>php <text:s text:c="5"/>function interaction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s text:c="39"/>insert <text:s text:c="22"/>user manaul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category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Handles category views, showing listings in a specific category and sorting.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$view = get ("view");</text:span></text:p>
      <text:p text:style-name="P13"><text:span text:style-name="T4">$sortby = get ("sortby");</text:span></text:p>
      <text:p text:style-name="P13"><text:span text:style-name="T4"></text:span></text:p>
      <text:p text:style-name="P13"><text:span text:style-name="T4">// Redirect if user not logged in</text:span></text:p>
      <text:p text:style-name="P13"><text:span text:style-name="T4">if (!$dbinfo-&gt;logged_in ())</text:span></text:p>
      <text:p text:style-name="P13"><text:span text:style-name="T4"><text:tab/>redirect ("index.php");</text:span></text:p>
      <text:p text:style-name="P13"><text:span text:style-name="T4"></text:span></text:p>
      <text:p text:style-name="P13"><text:span text:style-name="T4">if ($dbinfo-&gt;logged_in ())</text:span></text:p>
      <text:p text:style-name="P13"><text:span text:style-name="T4">{</text:span></text:p>
      <text:p text:style-name="P13"><text:span text:style-name="T4"><text:tab/>// Default view shows user a dropdown</text:span></text:p>
      <text:p text:style-name="P13"><text:span text:style-name="T4"><text:tab/>if (empty ($view))</text:span></text:p>
      <text:p text:style-name="P13"><text:span text:style-name="T4"><text:tab/>{</text:span></text:p>
      <text:p text:style-name="P13"><text:span text:style-name="T4"><text:tab/><text:tab/>echo h3 ("All Categories");</text:span></text:p>
      <text:p text:style-name="P13"><text:span text:style-name="T4"><text:tab/><text:tab/>echo_div ("scriptstatus");</text:span></text:p>
      <text:p text:style-name="P13"><text:span text:style-name="T4"><text:tab/><text:tab/>echo href (" itemlisting.php?mode=new", "Create a New Item Listing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cout ("Select a category:");</text:span></text:p>
      <text:p text:style-name="P13"><text:span text:style-name="T4"><text:tab/><text:tab/>$options = "";</text:span></text:p>
      <text:p text:style-name="P13"><text:span text:style-name="T4"><text:tab/><text:tab/>$options = $options.option ("Art", "Art");</text:span></text:p>
      <text:p text:style-name="P13"><text:span text:style-name="T4"><text:tab/><text:tab/>$options = $options.option ("Books", "Books");</text:span></text:p>
      <text:p text:style-name="P13"><text:span text:style-name="T4"><text:tab/><text:tab/>$options = $options.option ("Clothing", "Clothing");</text:span></text:p>
      <text:p text:style-name="P13"><text:soft-page-break/><text:span text:style-name="T4"><text:tab/><text:tab/>$options = $options.option ("Collectibles", "Collectibles");</text:span></text:p>
      <text:p text:style-name="P13"><text:span text:style-name="T4"><text:tab/><text:tab/>$options = $options.option ("Electronics", "Electronics");</text:span></text:p>
      <text:p text:style-name="P13"><text:span text:style-name="T4"><text:tab/><text:tab/>$options = $options.option ("Entertainment", "Entertainment");</text:span></text:p>
      <text:p text:style-name="P13"><text:span text:style-name="T4"><text:tab/><text:tab/>$options = $options.option ("Jewelry", "Jewelry");</text:span></text:p>
      <text:p text:style-name="P13"><text:span text:style-name="T4"><text:tab/><text:tab/>$options = $options.option ("Sporting Goods", "Sporting Goods");</text:span></text:p>
      <text:p text:style-name="P13"><text:span text:style-name="T4"><text:tab/><text:tab/>$options = $options.option ("Toys", "Toys");</text:span></text:p>
      <text:p text:style-name="P13"><text:span text:style-name="T4"><text:tab/><text:tab/>echo form_begin ("$current_script?", "get");</text:span></text:p>
      <text:p text:style-name="P13"><text:span text:style-name="T4"><text:tab/><text:tab/>echo select ("view", $options);</text:span></text:p>
      <text:p text:style-name="P13"><text:span text:style-name="T4"><text:tab/><text:tab/>echo submit_input ("Select");</text:span></text:p>
      <text:p text:style-name="P13"><text:span text:style-name="T4"></text:span></text:p>
      <text:p text:style-name="P13"><text:span text:style-name="T4"><text:tab/>}</text:span></text:p>
      <text:p text:style-name="P13"><text:span text:style-name="T4"><text:tab/>else // show category specific listings</text:span></text:p>
      <text:p text:style-name="P13"><text:span text:style-name="T4"><text:tab/>{</text:span></text:p>
      <text:p text:style-name="P13"><text:span text:style-name="T4"></text:span></text:p>
      <text:p text:style-name="P13"><text:span text:style-name="T4"><text:tab/><text:tab/>echo h3 ("$view");</text:span></text:p>
      <text:p text:style-name="P13"><text:span text:style-name="T4"><text:tab/><text:tab/>echo_div ("scriptstatus");</text:span></text:p>
      <text:p text:style-name="P13"><text:span text:style-name="T4"><text:tab/><text:tab/>echo href ("itemlisting.php?mode=new", "Create a New Item Listing");</text:span></text:p>
      <text:p text:style-name="P13"><text:span text:style-name="T4"><text:tab/><text:tab/>echo "&lt;br/&gt;Sort by: ";</text:span></text:p>
      <text:p text:style-name="P13"><text:span text:style-name="T4"><text:tab/><text:tab/>echo href ("category.php?view=$view&amp;sortby=time_remaining", "Time Remaining");</text:span></text:p>
      <text:p text:style-name="P13"><text:span text:style-name="T4"><text:tab/><text:tab/>echo " | ";</text:span></text:p>
      <text:p text:style-name="P13"><text:span text:style-name="T4"><text:tab/><text:tab/>echo href ("category.php?view=$view&amp;sortby=title", "Title");</text:span></text:p>
      <text:p text:style-name="P13"><text:span text:style-name="T4"><text:tab/><text:tab/>echo " | ";</text:span></text:p>
      <text:p text:style-name="P13"><text:span text:style-name="T4"><text:tab/><text:tab/>echo href ("category.php?view=$view&amp;sortby=seller", "Seller");</text:span></text:p>
      <text:p text:style-name="P13"><text:span text:style-name="T4"><text:tab/><text:tab/>echo " | ";</text:span></text:p>
      <text:p text:style-name="P13"><text:span text:style-name="T4"><text:tab/><text:tab/>echo href ("category.php?view=$view&amp;sortby=current_bid", "Current Bid (Lowest at Top)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$day = $dbinfo-&gt;day ();</text:span></text:p>
      <text:p text:style-name="P13"><text:span text:style-name="T4"><text:tab/><text:tab/>$hour = $dbinfo-&gt;hour ();</text:span></text:p>
      <text:p text:style-name="P13"><text:span text:style-name="T4"><text:tab/><text:tab/>$minute = $dbinfo-&gt;minute ();</text:span></text:p>
      <text:p text:style-name="P13"><text:span text:style-name="T4"><text:tab/><text:tab/>$query = "select title, seller, end_day, end_hour, end_minute, current_price from item_listing</text:span></text:p>
      <text:p text:style-name="P13"><text:span text:style-name="T4">where<text:tab/>category = '$view'</text:span></text:p>
      <text:p text:style-name="P13"><text:span text:style-name="T4">AND<text:tab/>((end_day &gt; $day)</text:span></text:p>
      <text:p text:style-name="P13"><text:span text:style-name="T4"><text:tab/>OR (end_day = $day AND end_hour &gt; $hour)</text:span></text:p>
      <text:p text:style-name="P13"><text:span text:style-name="T4"><text:tab/>OR (end_day = $day AND end_hour = $hour AND end_minute &gt;= $minute))";</text:span></text:p>
      <text:p text:style-name="P13"><text:span text:style-name="T4"></text:span></text:p>
      <text:p text:style-name="P13"><text:span text:style-name="T4"><text:tab/><text:tab/>if ($sortby == "title")</text:span></text:p>
      <text:p text:style-name="P13"><text:span text:style-name="T4"><text:tab/><text:tab/>{</text:span></text:p>
      <text:p text:style-name="P13"><text:span text:style-name="T4"><text:tab/><text:tab/><text:tab/>$query = $query." order by title";</text:span></text:p>
      <text:p text:style-name="P13"><text:span text:style-name="T4"><text:tab/><text:tab/>}</text:span></text:p>
      <text:p text:style-name="P13"><text:span text:style-name="T4"><text:tab/><text:tab/>else if ($sortby == "seller")</text:span></text:p>
      <text:p text:style-name="P13"><text:span text:style-name="T4"><text:tab/><text:tab/>{</text:span></text:p>
      <text:p text:style-name="P13"><text:span text:style-name="T4"><text:tab/><text:tab/><text:tab/>$query = $query." order by seller"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lse if ($sortby == "current_bid")</text:span></text:p>
      <text:p text:style-name="P13"><text:span text:style-name="T4"><text:tab/><text:tab/>{</text:span></text:p>
      <text:p text:style-name="P13"><text:soft-page-break/><text:span text:style-name="T4"><text:tab/><text:tab/><text:tab/>$query = $query." order by current_price";</text:span></text:p>
      <text:p text:style-name="P13"><text:span text:style-name="T4"><text:tab/><text:tab/>}</text:span></text:p>
      <text:p text:style-name="P13"><text:span text:style-name="T4"><text:tab/><text:tab/>else // ($sortby == "time_remaining")</text:span></text:p>
      <text:p text:style-name="P13"><text:span text:style-name="T4"><text:tab/><text:tab/>{</text:span></text:p>
      <text:p text:style-name="P13"><text:span text:style-name="T4"><text:tab/><text:tab/><text:tab/>$query = $query." order by end_day,</text:span></text:p>
      <text:p text:style-name="P13"><text:span text:style-name="T4">end_hour, end_minute"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// Run the query</text:span></text:p>
      <text:p text:style-name="P13"><text:span text:style-name="T4"><text:tab/><text:tab/>$results_id = mysql_query($query);</text:span></text:p>
      <text:p text:style-name="P13"><text:span text:style-name="T4"><text:tab/><text:tab/>if($results_id)</text:span></text:p>
      <text:p text:style-name="P13"><text:span text:style-name="T4"><text:tab/><text:tab/>{</text:span></text:p>
      <text:p text:style-name="P13"><text:span text:style-name="T4"><text:tab/><text:tab/><text:tab/>if (mysql_num_rows($results_id) == 0)</text:span></text:p>
      <text:p text:style-name="P13"><text:span text:style-name="T4"><text:tab/><text:tab/><text:tab/>{</text:span></text:p>
      <text:p text:style-name="P13"><text:span text:style-name="T4"><text:tab/><text:tab/><text:tab/><text:tab/>echo "No data.";</text:span></text:p>
      <text:p text:style-name="P13"><text:span text:style-name="T4"><text:tab/><text:tab/><text:tab/>}</text:span></text:p>
      <text:p text:style-name="P13"><text:span text:style-name="T4"><text:tab/><text:tab/><text:tab/>else</text:span></text:p>
      <text:p text:style-name="P13"><text:span text:style-name="T4"><text:tab/><text:tab/><text:tab/>{</text:span></text:p>
      <text:p text:style-name="P13"><text:span text:style-name="T4"><text:tab/><text:tab/><text:tab/><text:tab/>$table = new table_common_t ();</text:span></text:p>
      <text:p text:style-name="P13"><text:span text:style-name="T4"><text:tab/><text:tab/><text:tab/><text:tab/>$table-&gt;init ("category_listing");</text:span></text:p>
      <text:p text:style-name="P13"><text:span text:style-name="T4"></text:span></text:p>
      <text:p text:style-name="P13"><text:span text:style-name="T4"><text:tab/><text:tab/><text:tab/><text:tab/>echo $table-&gt;table_begin ();</text:span></text:p>
      <text:p text:style-name="P13"><text:span text:style-name="T4"><text:tab/><text:tab/><text:tab/><text:tab/>echo $table-&gt;table_head_begin ();</text:span></text:p>
      <text:p text:style-name="P13"><text:span text:style-name="T4"><text:tab/><text:tab/><text:tab/><text:tab/>echo $table-&gt;tr ($table-&gt;td_span ("Auctions available for bid in \"$view\"", "", 6));</text:span></text:p>
      <text:p text:style-name="P13"><text:span text:style-name="T4"><text:tab/><text:tab/><text:tab/><text:tab/>echo $table-&gt;tr ($table-&gt;td ("Title").</text:span></text:p>
      <text:p text:style-name="P13"><text:span text:style-name="T4"><text:tab/><text:tab/><text:tab/><text:tab/><text:tab/><text:tab/> $table-&gt;td ("Seller").</text:span></text:p>
      <text:p text:style-name="P13"><text:span text:style-name="T4"><text:tab/><text:tab/><text:tab/><text:tab/><text:tab/><text:tab/> $table-&gt;td ("Closing Time").</text:span></text:p>
      <text:p text:style-name="P13"><text:span text:style-name="T4"><text:tab/><text:tab/><text:tab/><text:tab/><text:tab/><text:tab/> $table-&gt;td ("Current Price"));</text:span></text:p>
      <text:p text:style-name="P13"><text:span text:style-name="T4"><text:tab/><text:tab/><text:tab/><text:tab/>echo $table-&gt;tr_end ();</text:span></text:p>
      <text:p text:style-name="P13"><text:span text:style-name="T4"><text:tab/><text:tab/><text:tab/><text:tab/>echo $table-&gt;table_head_end ();</text:span></text:p>
      <text:p text:style-name="P13"><text:span text:style-name="T4"></text:span></text:p>
      <text:p text:style-name="P13"><text:span text:style-name="T4"><text:tab/><text:tab/><text:tab/><text:tab/>echo $table-&gt;table_body_begin ();</text:span></text:p>
      <text:p text:style-name="P13"><text:span text:style-name="T4"><text:tab/><text:tab/><text:tab/><text:tab/>while (list($title, $seller, $end_day, $end_hour,$end_min,</text:span></text:p>
      <text:p text:style-name="P13"><text:span text:style-name="T4"><text:tab/><text:tab/><text:tab/><text:tab/><text:tab/> <text:s text:c="3"/>$curr_price) = mysql_fetch_row($results_id))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echo $table-&gt;tr ($table-&gt;td (href ("itemlisting.php?mode=view&amp;title=$title&amp;seller=$seller&amp;category=$view&amp;end_day=$end_day&amp;end_hour=$end_hour&amp;end_minute=$end_min", $title)).</text:span></text:p>
      <text:p text:style-name="P13"><text:span text:style-name="T4"><text:tab/><text:tab/><text:tab/><text:tab/><text:tab/><text:tab/><text:tab/> $table-&gt;td (href ("profile.php?mode=view&amp;username=$seller", $dbinfo-&gt;get_realname ($seller))).</text:span></text:p>
      <text:p text:style-name="P13"><text:span text:style-name="T4"><text:tab/><text:tab/><text:tab/><text:tab/><text:tab/><text:tab/><text:tab/> $table-&gt;td (format_time ($end_day,</text:span></text:p>
      <text:p text:style-name="P13"><text:span text:style-name="T4"><text:tab/><text:tab/><text:tab/><text:tab/><text:tab/><text:tab/><text:tab/><text:tab/><text:tab/><text:tab/> <text:s/>$end_hour, $end_minute)).</text:span></text:p>
      <text:p text:style-name="P13"><text:span text:style-name="T4"><text:tab/><text:tab/><text:tab/><text:tab/><text:tab/> <text:s text:c="16"/>$table-&gt;td ("\$$curr_price"));</text:span></text:p>
      <text:p text:style-name="P13"><text:span text:style-name="T4"></text:span></text:p>
      <text:p text:style-name="P13"><text:span text:style-name="T4"><text:tab/><text:tab/><text:tab/><text:tab/>}</text:span></text:p>
      <text:p text:style-name="P13"><text:span text:style-name="T4"><text:tab/><text:tab/><text:tab/><text:tab/>echo $table-&gt;table_body_end ();</text:span></text:p>
      <text:p text:style-name="P13"><text:span text:style-name="T4"></text:span></text:p>
      <text:p text:style-name="P13"><text:span text:style-name="T4"><text:tab/><text:tab/><text:tab/><text:tab/>echo $table-&gt;table_end ();</text:span></text:p>
      <text:p text:style-name="P13"><text:soft-page-break/><text:span text:style-name="T4"><text:tab/><text:tab/><text:tab/><text:tab/>echo "&lt;br&gt;&lt;br&gt;";</text:span></text:p>
      <text:p text:style-name="P13"><text:span text:style-name="T4">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// Display the query and the MySQL error message</text:span></text:p>
      <text:p text:style-name="P13"><text:span text:style-name="T4"><text:tab/><text:tab/><text:tab/>print "&lt;br&gt;&lt;br&gt;QUERY FAILED !!! &lt;br&gt;&lt;br&gt;QUERY = $query &lt;br&gt;</text:span></text:p>
      <text:p text:style-name="P13"><text:span text:style-name="T4"><text:s text:c="20"/>&lt;br&gt;ERROR = ";</text:span></text:p>
      <text:p text:style-name="P13"><text:span text:style-name="T4"><text:tab/><text:tab/><text:tab/>die (mysql_error()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category_picture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Shows the user the available pictures for each category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$current_script = current_script ();</text:span></text:p>
      <text:p text:style-name="P13"><text:span text:style-name="T4">$mode = get ("mode");</text:span></text:p>
      <text:p text:style-name="P13"><text:span text:style-name="T4"></text:span></text:p>
      <text:p text:style-name="P13"><text:span text:style-name="T4">if (empty ($mode)) // dropdown to select category</text:span></text:p>
      <text:p text:style-name="P13"><text:span text:style-name="T4">{</text:span></text:p>
      <text:p text:style-name="P13"><text:span text:style-name="T4"><text:tab/>cout ("Listing of avialable pictures.");</text:span></text:p>
      <text:p text:style-name="P13"><text:span text:style-name="T4"><text:tab/>cout ("Pick a category:");</text:span></text:p>
      <text:p text:style-name="P13"><text:span text:style-name="T4"></text:span></text:p>
      <text:p text:style-name="P13"><text:span text:style-name="T4"><text:tab/>$options = "";</text:span></text:p>
      <text:p text:style-name="P13"><text:span text:style-name="T4"><text:tab/>$options = $options.option ("Art", "Art");</text:span></text:p>
      <text:p text:style-name="P13"><text:span text:style-name="T4"><text:tab/>$options = $options.option ("Books", "Books");</text:span></text:p>
      <text:p text:style-name="P13"><text:span text:style-name="T4"><text:tab/>$options = $options.option ("Clothing", "Clothing");</text:span></text:p>
      <text:p text:style-name="P13"><text:span text:style-name="T4"><text:tab/>$options = $options.option ("Collectibles", "Collectibles");</text:span></text:p>
      <text:p text:style-name="P13"><text:span text:style-name="T4"><text:tab/>$options = $options.option ("Electronics", "Electronics");</text:span></text:p>
      <text:p text:style-name="P13"><text:span text:style-name="T4"><text:tab/>$options = $options.option ("Entertainment", "Entertainment");</text:span></text:p>
      <text:p text:style-name="P13"><text:span text:style-name="T4"><text:tab/>$options = $options.option ("Jewelry", "Jewelry");</text:span></text:p>
      <text:p text:style-name="P13"><text:span text:style-name="T4"><text:tab/>$options = $options.option ("Sporting Goods", "Sporting Goods");</text:span></text:p>
      <text:p text:style-name="P13"><text:span text:style-name="T4"><text:tab/>$options = $options.option ("Toys", "Toys");</text:span></text:p>
      <text:p text:style-name="P13"><text:span text:style-name="T4"><text:tab/>echo form_begin ("$current_script?mode=view", "post");</text:span></text:p>
      <text:p text:style-name="P13"><text:span text:style-name="T4"><text:tab/>echo select ("category", $options);</text:span></text:p>
      <text:p text:style-name="P13"><text:span text:style-name="T4"><text:tab/>echo submit_input ("Select");</text:span></text:p>
      <text:p text:style-name="P13"><text:soft-page-break/><text:span text:style-name="T4">}</text:span></text:p>
      <text:p text:style-name="P13"><text:span text:style-name="T4">else // assume 3 pictures per category</text:span></text:p>
      <text:p text:style-name="P13"><text:span text:style-name="T4">{</text:span></text:p>
      <text:p text:style-name="P13"><text:span text:style-name="T4"><text:tab/>$file = str_replace (" ", "_", strtolower (post ("category")));</text:span></text:p>
      <text:p text:style-name="P13"><text:span text:style-name="T4"><text:tab/>for ($i = 1; $i &lt;= 3; $i++)</text:span></text:p>
      <text:p text:style-name="P13"><text:span text:style-name="T4"><text:tab/>{</text:span></text:p>
      <text:p text:style-name="P13"><text:span text:style-name="T4"><text:tab/><text:tab/>cout (local_img ("$file$i.jpg"));</text:span></text:p>
      <text:p text:style-name="P13"><text:span text:style-name="T4"><text:tab/><text:tab/>cout ("$file$i.jpg");</text:span></text:p>
      <text:p text:style-name="P13"><text:span text:style-name="T4"><text:tab/><text:tab/>cout (""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><text:tab/><text:tab/><text:tab/><text:tab/><text:tab/>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common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Common include script which includes other utility scripts. Also has other</text:span></text:p>
      <text:p text:style-name="P13"><text:span text:style-name="T4">// common functions such as echoing the html headers and footers, html</text:span></text:p>
      <text:p text:style-name="P13"><text:span text:style-name="T4">// wrapping functions, and some formatting functions.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dbinfo.php");</text:span></text:p>
      <text:p text:style-name="P13"><text:span text:style-name="T4">include_once ("form_common.php");</text:span></text:p>
      <text:p text:style-name="P13"><text:span text:style-name="T4">include_once ("table_common.php");</text:span></text:p>
      <text:p text:style-name="P13"><text:span text:style-name="T4">include_once ("list_common.php");</text:span></text:p>
      <text:p text:style-name="P13"><text:span text:style-name="T4"></text:span></text:p>
      <text:p text:style-name="P13"><text:span text:style-name="T4">// Call at the beginning of a script to output html header information including</text:span></text:p>
      <text:p text:style-name="P13"><text:span text:style-name="T4">// navbar</text:span></text:p>
      <text:p text:style-name="P13"><text:span text:style-name="T4">function echo_header ($dbinfo)</text:span></text:p>
      <text:p text:style-name="P13"><text:span text:style-name="T4">{</text:span></text:p>
      <text:p text:style-name="P13"><text:span text:style-name="T4"><text:tab/>$dbinfo-&gt;init ();</text:span></text:p>
      <text:p text:style-name="P13"><text:span text:style-name="T4"><text:tab/>if (!$dbinfo-&gt;connect ())</text:span></text:p>
      <text:p text:style-name="P13"><text:span text:style-name="T4"><text:tab/><text:tab/>die ("Couldn't connect to database.");</text:span></text:p>
      <text:p text:style-name="P13"><text:span text:style-name="T4"><text:tab/>$dbinfo-&gt;update_all ();</text:span></text:p>
      <text:p text:style-name="P13"><text:span text:style-name="T4"><text:tab/>$site_time = post ("site_time");</text:span></text:p>
      <text:p text:style-name="P13"><text:span text:style-name="T4"><text:tab/>if (!empty ($site_time))</text:span></text:p>
      <text:p text:style-name="P13"><text:span text:style-name="T4"><text:tab/>{</text:span></text:p>
      <text:p text:style-name="P13"><text:span text:style-name="T4"><text:tab/><text:tab/>$post_site_time = post ("site_time");</text:span></text:p>
      <text:p text:style-name="P13"><text:span text:style-name="T4"><text:tab/><text:tab/>$post_curr_day = strtok ($post_site_time, " ");</text:span></text:p>
      <text:p text:style-name="P13"><text:span text:style-name="T4"><text:tab/><text:tab/>$post_curr_hour = strtok (" ");</text:span></text:p>
      <text:p text:style-name="P13"><text:span text:style-name="T4"><text:tab/><text:tab/>$post_curr_minute = strtok (" ");</text:span></text:p>
      <text:p text:style-name="P13"><text:span text:style-name="T4"><text:tab/><text:tab/>$user = $dbinfo-&gt;username ();</text:span></text:p>
      <text:p text:style-name="P13"><text:span text:style-name="T4"><text:tab/><text:tab/>$formatted_time = format_time ($post_curr_day, $post_curr_hour, $post_curr_minute);</text:span></text:p>
      <text:p text:style-name="P13"><text:span text:style-name="T4"><text:tab/><text:tab/>$dbinfo-&gt;query ("insert into user_activity values (</text:span></text:p>
      <text:p text:style-name="P13"><text:span text:style-name="T4">'$user', $post_curr_day, $post_curr_hour, $post_curr_minute, 'Updated website time to </text:span><text:soft-page-break/><text:span text:style-name="T4">$formatted_time')");</text:span></text:p>
      <text:p text:style-name="P13"><text:span text:style-name="T4"><text:tab/><text:tab/>$dbinfo-&gt;update_all (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echo &lt;&lt;&lt;HEREDOC</text:span></text:p>
      <text:p text:style-name="P13"><text:span text:style-name="T4">&lt;!DOCTYPE HTML PUBLIC "-//W3C//DTD HTML 4.01//EN" "http://www.w3.org/TR/html4/strict.dtd"&gt;</text:span></text:p>
      <text:p text:style-name="P13"><text:span text:style-name="T4">&lt;html&gt;</text:span></text:p>
      <text:p text:style-name="P13"><text:span text:style-name="T4">&lt;head&gt;</text:span></text:p>
      <text:p text:style-name="P13"><text:span text:style-name="T4">&lt;meta http-equiv="Content-Type" content="text/html; charset=iso-8859-1" /&gt;</text:span></text:p>
      <text:p text:style-name="P13"><text:span text:style-name="T4">&lt;title&gt;CMPS 460 DB Project&lt;/title&gt;</text:span></text:p>
      <text:p text:style-name="P13"><text:span text:style-name="T4">&lt;link href="style.css" rel="stylesheet" type="text/css" /&gt;</text:span></text:p>
      <text:p text:style-name="P13"><text:span text:style-name="T4">&lt;/head&gt;</text:span></text:p>
      <text:p text:style-name="P13"><text:span text:style-name="T4"></text:span></text:p>
      <text:p text:style-name="P13"><text:span text:style-name="T4">&lt;body&gt;</text:span></text:p>
      <text:p text:style-name="P13"><text:span text:style-name="T4"></text:span></text:p>
      <text:p text:style-name="P13"><text:span text:style-name="T4">HEREDOC;</text:span></text:p>
      <text:p text:style-name="P13"><text:span text:style-name="T4"><text:tab/>echo_div ("container");</text:span></text:p>
      <text:p text:style-name="P13"><text:span text:style-name="T4"></text:span></text:p>
      <text:p text:style-name="P13"><text:span text:style-name="T4"><text:tab/>// HEADER AREA</text:span></text:p>
      <text:p text:style-name="P13"><text:span text:style-name="T4"><text:tab/>echo_div ("header");</text:span></text:p>
      <text:p text:style-name="P13"><text:span text:style-name="T4"><text:tab/>echo "iBay";</text:span></text:p>
      <text:p text:style-name="P13"><text:span text:style-name="T4"><text:tab/>end_div ();</text:span></text:p>
      <text:p text:style-name="P13"><text:span text:style-name="T4"></text:span></text:p>
      <text:p text:style-name="P13"><text:span text:style-name="T4"><text:tab/>// STATUS AREA</text:span></text:p>
      <text:p text:style-name="P13"><text:span text:style-name="T4"><text:tab/>echo_div ("status");</text:span></text:p>
      <text:p text:style-name="P13"><text:span text:style-name="T4"><text:tab/>$day = $dbinfo-&gt;day () + 0;</text:span></text:p>
      <text:p text:style-name="P13"><text:span text:style-name="T4"><text:tab/>$hour = $dbinfo-&gt;hour ();</text:span></text:p>
      <text:p text:style-name="P13"><text:span text:style-name="T4"><text:tab/>$minute = $dbinfo-&gt;minute ();</text:span></text:p>
      <text:p text:style-name="P13"><text:span text:style-name="T4"><text:tab/>if ($dbinfo-&gt;logged_in ())</text:span></text:p>
      <text:p text:style-name="P13"><text:span text:style-name="T4"><text:tab/>{</text:span></text:p>
      <text:p text:style-name="P13"><text:span text:style-name="T4"><text:tab/><text:tab/>$realname = $dbinfo-&gt;realname ();</text:span></text:p>
      <text:p text:style-name="P13"><text:span text:style-name="T4"><text:tab/><text:tab/>$username = $dbinfo-&gt;username ();</text:span></text:p>
      <text:p text:style-name="P13"><text:span text:style-name="T4"><text:tab/><text:tab/>$logoutlink = href ("logout.php", "Logout");</text:span></text:p>
      <text:p text:style-name="P13"><text:span text:style-name="T4"><text:tab/><text:tab/>cout ("Welcome, $realname. [$username] $logoutlink");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</text:span></text:p>
      <text:p text:style-name="P13"><text:span text:style-name="T4"><text:tab/><text:tab/>$loginlink = href ("login.php", "Login");</text:span></text:p>
      <text:p text:style-name="P13"><text:span text:style-name="T4"><text:tab/><text:tab/>$reglink= href ("registration.php", "Register");</text:span></text:p>
      <text:p text:style-name="P13"><text:span text:style-name="T4"><text:tab/><text:tab/>cout ("Welcome! $loginlink or $reglink");</text:span></text:p>
      <text:p text:style-name="P13"><text:span text:style-name="T4"><text:tab/>}</text:span></text:p>
      <text:p text:style-name="P13"><text:span text:style-name="T4"><text:tab/>echo ("Day: $day, Time: $hour:$minute");</text:span></text:p>
      <text:p text:style-name="P13"><text:span text:style-name="T4"><text:tab/>if ($dbinfo-&gt;is_admin () &amp;&amp; current_script () == "index.php")</text:span></text:p>
      <text:p text:style-name="P13"><text:span text:style-name="T4"><text:tab/>{</text:span></text:p>
      <text:p text:style-name="P13"><text:span text:style-name="T4"><text:tab/><text:tab/>$curr_day = $dbinfo-&gt;day ();</text:span></text:p>
      <text:p text:style-name="P13"><text:span text:style-name="T4"><text:tab/><text:tab/>$curr_hour = $dbinfo-&gt;hour ();</text:span></text:p>
      <text:p text:style-name="P13"><text:span text:style-name="T4"><text:tab/><text:tab/>$options = "";</text:span></text:p>
      <text:p text:style-name="P13"><text:span text:style-name="T4"><text:tab/><text:tab/>for ($i = $curr_day; $i &lt;= $curr_day + 7; $i++)</text:span></text:p>
      <text:p text:style-name="P13"><text:soft-page-break/><text:span text:style-name="T4"><text:tab/><text:tab/>{</text:span></text:p>
      <text:p text:style-name="P13"><text:span text:style-name="T4"><text:tab/><text:tab/><text:tab/>for ($j = ($i == $curr_day)? $curr_hour + 1 : 0; $j &lt; 24; $j++)</text:span></text:p>
      <text:p text:style-name="P13"><text:span text:style-name="T4"><text:tab/><text:tab/><text:tab/>{</text:span></text:p>
      <text:p text:style-name="P13"><text:span text:style-name="T4"><text:tab/><text:tab/><text:tab/><text:tab/>$options = $options.option ("$i $j 0", format_time ($i, $j, 0))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<text:tab/><text:tab/>echo form_begin ("$current_script", "post");</text:span></text:p>
      <text:p text:style-name="P13"><text:span text:style-name="T4"><text:tab/><text:tab/>echo select ("site_time", $options);</text:span></text:p>
      <text:p text:style-name="P13"><text:span text:style-name="T4"><text:tab/><text:tab/>echo submit_input ("Do it").alert ("This box allows you to advance the website time.", "?");</text:span></text:p>
      <text:p text:style-name="P13"><text:span text:style-name="T4"><text:tab/><text:tab/>echo form_end ();</text:span></text:p>
      <text:p text:style-name="P13"><text:span text:style-name="T4">//<text:tab/><text:tab/>echo "&lt;br/&gt;[Box to increase the time]";</text:span></text:p>
      <text:p text:style-name="P13"><text:span text:style-name="T4"><text:tab/>}</text:span></text:p>
      <text:p text:style-name="P13"><text:span text:style-name="T4"><text:tab/>end_div ();</text:span></text:p>
      <text:p text:style-name="P13"><text:span text:style-name="T4"></text:span></text:p>
      <text:p text:style-name="P13"><text:span text:style-name="T4"><text:tab/>// NAVIGATION AREA</text:span></text:p>
      <text:p text:style-name="P13"><text:span text:style-name="T4"><text:tab/>echo_div ("navbar");</text:span></text:p>
      <text:p text:style-name="P13"><text:span text:style-name="T4"><text:tab/>if ($dbinfo-&gt;logged_in ())</text:span></text:p>
      <text:p text:style-name="P13"><text:span text:style-name="T4"><text:tab/>{</text:span></text:p>
      <text:p text:style-name="P13"><text:span text:style-name="T4"><text:tab/><text:tab/>if ($dbinfo-&gt;is_admin ())</text:span></text:p>
      <text:p text:style-name="P13"><text:span text:style-name="T4"><text:tab/><text:tab/><text:tab/>$nav = "Admin Panel&lt;br/&gt;";</text:span></text:p>
      <text:p text:style-name="P13"><text:span text:style-name="T4"><text:tab/><text:tab/>else</text:span></text:p>
      <text:p text:style-name="P13"><text:span text:style-name="T4"><text:tab/><text:tab/><text:tab/>$nav = "User Panel&lt;br/&gt;";</text:span></text:p>
      <text:p text:style-name="P13"><text:span text:style-name="T4"></text:span></text:p>
      <text:p text:style-name="P13"><text:span text:style-name="T4">/* <text:tab/><text:tab/>if (current_script () != "index.php") */</text:span></text:p>
      <text:p text:style-name="P13"><text:span text:style-name="T4"><text:tab/><text:tab/>$nav = $nav.li_wrap (href ("index.php", "Home"));</text:span></text:p>
      <text:p text:style-name="P13"><text:span text:style-name="T4"><text:tab/><text:tab/>$nav = $nav.li_wrap (href ("registration.php?mode=view", "Account"));</text:span></text:p>
      <text:p text:style-name="P13"><text:span text:style-name="T4"><text:tab/><text:tab/>$nav = $nav.li_wrap (href ("profile.php", "Profile"));</text:span></text:p>
      <text:p text:style-name="P13"><text:span text:style-name="T4"><text:tab/><text:tab/>$nav = $nav.li_wrap (href ("profile.php?mode=browse", "All Profiles"));</text:span></text:p>
      <text:p text:style-name="P13"><text:span text:style-name="T4"><text:tab/><text:tab/>if ($dbinfo-&gt;is_admin ())</text:span></text:p>
      <text:p text:style-name="P13"><text:span text:style-name="T4"><text:tab/><text:tab/><text:tab/>$nav = $nav.li_wrap (href ("registration.php?mode=browse", "All Accounts"));</text:span></text:p>
      <text:p text:style-name="P13"><text:span text:style-name="T4"></text:span></text:p>
      <text:p text:style-name="P13"><text:span text:style-name="T4"><text:tab/><text:tab/>$nav = $nav.li_wrap (href ("category.php", "All Categories"));</text:span></text:p>
      <text:p text:style-name="P13"><text:span text:style-name="T4"><text:tab/><text:tab/>$nav = $nav.li_wrap (href ("category.php?view=Art", " - Art"));</text:span></text:p>
      <text:p text:style-name="P13"><text:span text:style-name="T4"><text:tab/><text:tab/>$nav = $nav.li_wrap (href ("category.php?view=Books", " - Books"));</text:span></text:p>
      <text:p text:style-name="P13"><text:span text:style-name="T4"><text:tab/><text:tab/>$nav = $nav.li_wrap (href ("category.php?view=Clothing", " - Clothing"));</text:span></text:p>
      <text:p text:style-name="P13"><text:span text:style-name="T4"><text:tab/><text:tab/>$nav = $nav.li_wrap (href ("category.php?view=Collectibles", " - Collectibles"));</text:span></text:p>
      <text:p text:style-name="P13"><text:span text:style-name="T4"><text:tab/><text:tab/>$nav = $nav.li_wrap (href ("category.php?view=Electronics", " - Electronics"));</text:span></text:p>
      <text:p text:style-name="P13"><text:span text:style-name="T4"><text:tab/><text:tab/>$nav = $nav.li_wrap (href ("category.php?view=Entertainment", " - Entertainment"));</text:span></text:p>
      <text:p text:style-name="P13"><text:span text:style-name="T4"><text:tab/><text:tab/>$nav = $nav.li_wrap (href ("category.php?view=Jewelry", " - Jewelry"));</text:span></text:p>
      <text:p text:style-name="P13"><text:span text:style-name="T4"><text:tab/><text:tab/>$nav = $nav.li_wrap (href ("category.php?view=Sporting Goods", " - Sporting Goods"));</text:span></text:p>
      <text:p text:style-name="P13"><text:span text:style-name="T4"><text:tab/><text:tab/>$nav = $nav.li_wrap (href ("category.php?view=Toys", " - Toys"));</text:span></text:p>
      <text:p text:style-name="P13"><text:span text:style-name="T4"><text:tab/><text:tab/>$nav = $nav.li_wrap (href ("itemlisting.php?mode=new", "Create Auction"));</text:span></text:p>
      <text:p text:style-name="P13"><text:span text:style-name="T4"></text:span></text:p>
      <text:p text:style-name="P13"><text:span text:style-name="T4"><text:tab/><text:tab/>if ($dbinfo-&gt;is_admin ())</text:span></text:p>
      <text:p text:style-name="P13"><text:span text:style-name="T4"><text:tab/><text:tab/>{</text:span></text:p>
      <text:p text:style-name="P13"><text:span text:style-name="T4"><text:tab/><text:tab/><text:tab/>$nav = $nav.li_wrap ("Database:");</text:span></text:p>
      <text:p text:style-name="P13"><text:span text:style-name="T4"><text:tab/><text:tab/><text:tab/>$nav = $nav.li_wrap (href ("viewtable.php?name=user", "User Table"));</text:span></text:p>
      <text:p text:style-name="P13"><text:span text:style-name="T4"><text:tab/><text:tab/><text:tab/>$nav = $nav.li_wrap (href ("viewtable.php?name=user_activity", "Activity </text:span><text:soft-page-break/><text:span text:style-name="T4">Table"));</text:span></text:p>
      <text:p text:style-name="P13"><text:span text:style-name="T4"><text:tab/><text:tab/><text:tab/>$nav = $nav.li_wrap (href ("viewtable.php?name=item_listing", "Auction Table"));</text:span></text:p>
      <text:p text:style-name="P13"><text:span text:style-name="T4"><text:tab/><text:tab/><text:tab/>$nav = $nav.li_wrap (href ("viewtable.php?name=bids_on", "Bid Table"));</text:span></text:p>
      <text:p text:style-name="P13"><text:span text:style-name="T4"><text:tab/><text:tab/><text:tab/>$nav = $nav.li_wrap (href ("viewtable.php?name=reload", "Reload DB"));</text:span></text:p>
      <text:p text:style-name="P13"><text:span text:style-name="T4"><text:tab/><text:tab/>}</text:span></text:p>
      <text:p text:style-name="P13"><text:span text:style-name="T4"><text:tab/><text:tab/>echo ul_wrap ($nav);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</text:span></text:p>
      <text:p text:style-name="P13"><text:span text:style-name="T4"><text:tab/><text:tab/>$nav = "Visitor&lt;br/&gt;";</text:span></text:p>
      <text:p text:style-name="P13"><text:span text:style-name="T4"><text:tab/><text:tab/>if (current_script () != "index.php")</text:span></text:p>
      <text:p text:style-name="P13"><text:span text:style-name="T4"><text:tab/><text:tab/><text:tab/>$nav = $nav.li_wrap (href ("index.php", "Home"));</text:span></text:p>
      <text:p text:style-name="P13"><text:span text:style-name="T4"><text:tab/><text:tab/>if (current_script () != "login.php")</text:span></text:p>
      <text:p text:style-name="P13"><text:span text:style-name="T4"><text:tab/><text:tab/><text:tab/>$nav = $nav.li_wrap (href ("login.php", "Login"));</text:span></text:p>
      <text:p text:style-name="P13"><text:span text:style-name="T4"><text:tab/><text:tab/>if (current_script () != "registration.php")</text:span></text:p>
      <text:p text:style-name="P13"><text:span text:style-name="T4"><text:tab/><text:tab/><text:tab/>$nav = $nav.li_wrap (href ("registration.php", "Register"));</text:span></text:p>
      <text:p text:style-name="P13"><text:span text:style-name="T4"><text:tab/><text:tab/>echo ul_wrap ($nav);</text:span></text:p>
      <text:p text:style-name="P13"><text:span text:style-name="T4"><text:tab/>}</text:span></text:p>
      <text:p text:style-name="P13"><text:span text:style-name="T4"><text:tab/>end_div ();</text:span></text:p>
      <text:p text:style-name="P13"><text:span text:style-name="T4"><text:tab/>echo_div ("content");</text:span></text:p>
      <text:p text:style-name="P13"><text:span text:style-name="T4"><text:tab/>echo "&lt;!-- END HEADER --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Call at the end of a script for closing html footer information</text:span></text:p>
      <text:p text:style-name="P13"><text:span text:style-name="T4">function echo_footer ($dbinfo)</text:span></text:p>
      <text:p text:style-name="P13"><text:span text:style-name="T4">{</text:span></text:p>
      <text:p text:style-name="P13"><text:span text:style-name="T4"><text:tab/>echo "&lt;!-- FOOTER --&gt;\n";</text:span></text:p>
      <text:p text:style-name="P13"><text:span text:style-name="T4"><text:tab/>end_div ();</text:span></text:p>
      <text:p text:style-name="P13"><text:span text:style-name="T4"><text:tab/>end_div ();</text:span></text:p>
      <text:p text:style-name="P13"><text:span text:style-name="T4"><text:tab/>echo &lt;&lt;&lt;HEREDOC</text:span></text:p>
      <text:p text:style-name="P13"><text:span text:style-name="T4">&lt;/body&gt;</text:span></text:p>
      <text:p text:style-name="P13"><text:span text:style-name="T4">&lt;/html&gt;</text:span></text:p>
      <text:p text:style-name="P13"><text:span text:style-name="T4"></text:span></text:p>
      <text:p text:style-name="P13"><text:span text:style-name="T4">HEREDOC;</text:span></text:p>
      <text:p text:style-name="P13"><text:span text:style-name="T4"><text:tab/>$dbinfo-&gt;close ();</text:span></text:p>
      <text:p text:style-name="P13"><text:span text:style-name="T4">}</text:span></text:p>
      <text:p text:style-name="P13"><text:span text:style-name="T4"></text:span></text:p>
      <text:p text:style-name="P13"><text:span text:style-name="T4">// determine the current executing script</text:span></text:p>
      <text:p text:style-name="P13"><text:span text:style-name="T4">function current_script ()</text:span></text:p>
      <text:p text:style-name="P13"><text:span text:style-name="T4">{</text:span></text:p>
      <text:p text:style-name="P13"><text:span text:style-name="T4"><text:tab/>return basename ($_SERVER["SCRIPT_NAME"]);</text:span></text:p>
      <text:p text:style-name="P13"><text:span text:style-name="T4">}</text:span></text:p>
      <text:p text:style-name="P13"><text:span text:style-name="T4"></text:span></text:p>
      <text:p text:style-name="P13"><text:span text:style-name="T4">// Quick echo of a special div area</text:span></text:p>
      <text:p text:style-name="P13"><text:span text:style-name="T4">function echo_div ($name)</text:span></text:p>
      <text:p text:style-name="P13"><text:span text:style-name="T4">{</text:span></text:p>
      <text:p text:style-name="P13"><text:span text:style-name="T4"><text:tab/>if (empty ($name))</text:span></text:p>
      <text:p text:style-name="P13"><text:span text:style-name="T4"><text:tab/><text:tab/>echo "&lt;div&gt;\n";</text:span></text:p>
      <text:p text:style-name="P13"><text:soft-page-break/><text:span text:style-name="T4"><text:tab/>else</text:span></text:p>
      <text:p text:style-name="P13"><text:span text:style-name="T4"><text:tab/><text:tab/>echo "&lt;div id=\"$name\"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Quick close div</text:span></text:p>
      <text:p text:style-name="P13"><text:span text:style-name="T4">function end_div ()</text:span></text:p>
      <text:p text:style-name="P13"><text:span text:style-name="T4">{</text:span></text:p>
      <text:p text:style-name="P13"><text:span text:style-name="T4"><text:tab/>echo "&lt;/div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Wrap text in a div</text:span></text:p>
      <text:p text:style-name="P13"><text:span text:style-name="T4">function div ($text, $style_name = "")</text:span></text:p>
      <text:p text:style-name="P13"><text:span text:style-name="T4">{</text:span></text:p>
      <text:p text:style-name="P13"><text:span text:style-name="T4"><text:tab/>if (!empty ($style_name))</text:span></text:p>
      <text:p text:style-name="P13"><text:span text:style-name="T4"><text:tab/><text:tab/>$style_name = "id=\"$style_name\"";</text:span></text:p>
      <text:p text:style-name="P13"><text:span text:style-name="T4"><text:tab/>return "&lt;div $style_name&gt;\n$text\n&lt;/div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Wrap text in a span</text:span></text:p>
      <text:p text:style-name="P13"><text:span text:style-name="T4">function span ($text, $style_name)</text:span></text:p>
      <text:p text:style-name="P13"><text:span text:style-name="T4">{</text:span></text:p>
      <text:p text:style-name="P13"><text:span text:style-name="T4"><text:tab/>if (!empty ($style_name))</text:span></text:p>
      <text:p text:style-name="P13"><text:span text:style-name="T4"><text:tab/><text:tab/>$style_name = "id=\"$style_name\"";</text:span></text:p>
      <text:p text:style-name="P13"><text:span text:style-name="T4"><text:tab/>return "&lt;span $style_name&gt;\n$text\n&lt;/span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make a quick link</text:span></text:p>
      <text:p text:style-name="P13"><text:span text:style-name="T4">function href ($url, $text)</text:span></text:p>
      <text:p text:style-name="P13"><text:span text:style-name="T4">{</text:span></text:p>
      <text:p text:style-name="P13"><text:span text:style-name="T4"><text:tab/>return "&lt;a href=\"$url\"&gt;$text&lt;/a&gt;";</text:span></text:p>
      <text:p text:style-name="P13"><text:span text:style-name="T4">}</text:span></text:p>
      <text:p text:style-name="P13"><text:span text:style-name="T4"></text:span></text:p>
      <text:p text:style-name="P13"><text:span text:style-name="T4">// make a quick link</text:span></text:p>
      <text:p text:style-name="P13"><text:span text:style-name="T4">function hreft ($url, $text, $target)</text:span></text:p>
      <text:p text:style-name="P13"><text:span text:style-name="T4">{</text:span></text:p>
      <text:p text:style-name="P13"><text:span text:style-name="T4"><text:tab/>return "&lt;a href=\"$url\" target=\"$target\"&gt;$text&lt;/a&gt;";</text:span></text:p>
      <text:p text:style-name="P13"><text:span text:style-name="T4">}</text:span></text:p>
      <text:p text:style-name="P13"><text:span text:style-name="T4"></text:span></text:p>
      <text:p text:style-name="P13"><text:span text:style-name="T4">// Quick html image code</text:span></text:p>
      <text:p text:style-name="P13"><text:span text:style-name="T4">function img ($path)</text:span></text:p>
      <text:p text:style-name="P13"><text:span text:style-name="T4">{</text:span></text:p>
      <text:p text:style-name="P13"><text:span text:style-name="T4"><text:tab/>return "&lt;img src=\"$path\"&gt;";</text:span></text:p>
      <text:p text:style-name="P13"><text:span text:style-name="T4">}</text:span></text:p>
      <text:p text:style-name="P13"><text:span text:style-name="T4"></text:span></text:p>
      <text:p text:style-name="P13"><text:span text:style-name="T4">// Quick html image code for local images</text:span></text:p>
      <text:p text:style-name="P13"><text:span text:style-name="T4">function local_img ($path)</text:span></text:p>
      <text:p text:style-name="P13"><text:span text:style-name="T4">{</text:span></text:p>
      <text:p text:style-name="P13"><text:span text:style-name="T4"><text:tab/>return "&lt;img id=dynimg src=\"images/$path\"&gt;";</text:span></text:p>
      <text:p text:style-name="P13"><text:span text:style-name="T4">}</text:span></text:p>
      <text:p text:style-name="P13"><text:soft-page-break/><text:span text:style-name="T4"></text:span></text:p>
      <text:p text:style-name="P13"><text:span text:style-name="T4">// Make the user go to a different page</text:span></text:p>
      <text:p text:style-name="P13"><text:span text:style-name="T4">function redirect ($url)</text:span></text:p>
      <text:p text:style-name="P13"><text:span text:style-name="T4">{</text:span></text:p>
      <text:p text:style-name="P13"><text:span text:style-name="T4">//<text:tab/>header ("Location: $url");</text:span></text:p>
      <text:p text:style-name="P13"><text:span text:style-name="T4"><text:tab/>echo &lt;&lt;&lt;HEREDOC</text:span></text:p>
      <text:p text:style-name="P13"><text:span text:style-name="T4">&lt;script type="text/javascript"&gt;</text:span></text:p>
      <text:p text:style-name="P13"><text:span text:style-name="T4">&lt;!--</text:span></text:p>
      <text:p text:style-name="P13"><text:span text:style-name="T4">window.location = "$url"</text:span></text:p>
      <text:p text:style-name="P13"><text:span text:style-name="T4">//--&gt;</text:span></text:p>
      <text:p text:style-name="P13"><text:span text:style-name="T4">&lt;/script&gt;</text:span></text:p>
      <text:p text:style-name="P13"><text:span text:style-name="T4">HEREDOC;</text:span></text:p>
      <text:p text:style-name="P13"><text:span text:style-name="T4"></text:span></text:p>
      <text:p text:style-name="P13"><text:span text:style-name="T4">}</text:span></text:p>
      <text:p text:style-name="P13"><text:span text:style-name="T4"></text:span></text:p>
      <text:p text:style-name="P13"><text:span text:style-name="T4">// Get from the GET variable</text:span></text:p>
      <text:p text:style-name="P13"><text:span text:style-name="T4">function get ($key)</text:span></text:p>
      <text:p text:style-name="P13"><text:span text:style-name="T4">{</text:span></text:p>
      <text:p text:style-name="P13"><text:span text:style-name="T4"><text:tab/>if (isset ($_GET[$key]))</text:span></text:p>
      <text:p text:style-name="P13"><text:span text:style-name="T4"><text:tab/><text:tab/>$val = $_GET[$key];</text:span></text:p>
      <text:p text:style-name="P13"><text:span text:style-name="T4"><text:tab/>else</text:span></text:p>
      <text:p text:style-name="P13"><text:span text:style-name="T4"><text:tab/><text:tab/>$val = "";</text:span></text:p>
      <text:p text:style-name="P13"><text:span text:style-name="T4"><text:tab/>return $val;</text:span></text:p>
      <text:p text:style-name="P13"><text:span text:style-name="T4">}</text:span></text:p>
      <text:p text:style-name="P13"><text:span text:style-name="T4"></text:span></text:p>
      <text:p text:style-name="P13"><text:span text:style-name="T4">// Get from the POST variable</text:span></text:p>
      <text:p text:style-name="P13"><text:span text:style-name="T4">function post ($key)</text:span></text:p>
      <text:p text:style-name="P13"><text:span text:style-name="T4">{</text:span></text:p>
      <text:p text:style-name="P13"><text:span text:style-name="T4"><text:tab/>if (isset ($_POST[$key]))</text:span></text:p>
      <text:p text:style-name="P13"><text:span text:style-name="T4"><text:tab/><text:tab/>$val = $_POST[$key];</text:span></text:p>
      <text:p text:style-name="P13"><text:span text:style-name="T4"><text:tab/>else</text:span></text:p>
      <text:p text:style-name="P13"><text:span text:style-name="T4"><text:tab/><text:tab/>$val = "";</text:span></text:p>
      <text:p text:style-name="P13"><text:span text:style-name="T4"><text:tab/>return $val;</text:span></text:p>
      <text:p text:style-name="P13"><text:span text:style-name="T4">}</text:span></text:p>
      <text:p text:style-name="P13"><text:span text:style-name="T4"></text:span></text:p>
      <text:p text:style-name="P13"><text:span text:style-name="T4">// Script to make setting session variables easier.</text:span></text:p>
      <text:p text:style-name="P13"><text:span text:style-name="T4">function session_set ($key, $val)</text:span></text:p>
      <text:p text:style-name="P13"><text:span text:style-name="T4">{</text:span></text:p>
      <text:p text:style-name="P13"><text:span text:style-name="T4"><text:tab/>$key = "tmp_$key";</text:span></text:p>
      <text:p text:style-name="P13"><text:span text:style-name="T4"><text:tab/>$_SESSION[$key] = $val;</text:span></text:p>
      <text:p text:style-name="P13"><text:span text:style-name="T4">}</text:span></text:p>
      <text:p text:style-name="P13"><text:span text:style-name="T4"></text:span></text:p>
      <text:p text:style-name="P13"><text:span text:style-name="T4">// Script to make getting session variables easier.</text:span></text:p>
      <text:p text:style-name="P13"><text:span text:style-name="T4">function session_get ($key)</text:span></text:p>
      <text:p text:style-name="P13"><text:span text:style-name="T4">{</text:span></text:p>
      <text:p text:style-name="P13"><text:span text:style-name="T4"><text:tab/>$key = "tmp_$key";</text:span></text:p>
      <text:p text:style-name="P13"><text:span text:style-name="T4"><text:tab/>return $_SESSION[$key];</text:span></text:p>
      <text:p text:style-name="P13"><text:span text:style-name="T4">}</text:span></text:p>
      <text:p text:style-name="P13"><text:span text:style-name="T4"></text:span></text:p>
      <text:p text:style-name="P13"><text:soft-page-break/><text:span text:style-name="T4">// Heading level 1</text:span></text:p>
      <text:p text:style-name="P13"><text:span text:style-name="T4">function h1 ($text)</text:span></text:p>
      <text:p text:style-name="P13"><text:span text:style-name="T4">{</text:span></text:p>
      <text:p text:style-name="P13"><text:span text:style-name="T4"><text:tab/>return "&lt;h1&gt;$text&lt;/h1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Heading level 2</text:span></text:p>
      <text:p text:style-name="P13"><text:span text:style-name="T4">function h2 ($text)</text:span></text:p>
      <text:p text:style-name="P13"><text:span text:style-name="T4">{</text:span></text:p>
      <text:p text:style-name="P13"><text:span text:style-name="T4"><text:tab/>return "&lt;h2&gt;$text&lt;/h2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Heading level 3</text:span></text:p>
      <text:p text:style-name="P13"><text:span text:style-name="T4">function h3 ($text)</text:span></text:p>
      <text:p text:style-name="P13"><text:span text:style-name="T4">{</text:span></text:p>
      <text:p text:style-name="P13"><text:span text:style-name="T4"><text:tab/>return "&lt;h3&gt;$text&lt;/h3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an echo with a &lt;br/&gt; at the end</text:span></text:p>
      <text:p text:style-name="P13"><text:span text:style-name="T4">function cout ($str)</text:span></text:p>
      <text:p text:style-name="P13"><text:span text:style-name="T4">{</text:span></text:p>
      <text:p text:style-name="P13"><text:span text:style-name="T4"><text:tab/>echo "$str"."&lt;br/&gt;\n";</text:span></text:p>
      <text:p text:style-name="P13"><text:span text:style-name="T4">}</text:span></text:p>
      <text:p text:style-name="P13"><text:span text:style-name="T4"></text:span></text:p>
      <text:p text:style-name="P13"><text:span text:style-name="T4">// Format time to readable format</text:span></text:p>
      <text:p text:style-name="P13"><text:span text:style-name="T4">function format_time ($day, $hour, $minute, $prefix_zeros_to_day = false)</text:span></text:p>
      <text:p text:style-name="P13"><text:span text:style-name="T4">{</text:span></text:p>
      <text:p text:style-name="P13"><text:span text:style-name="T4"><text:tab/>$day += 0;</text:span></text:p>
      <text:p text:style-name="P13"><text:span text:style-name="T4"><text:tab/>$hour += 0;</text:span></text:p>
      <text:p text:style-name="P13"><text:span text:style-name="T4"><text:tab/>$minute += 0;</text:span></text:p>
      <text:p text:style-name="P13"><text:span text:style-name="T4"></text:span></text:p>
      <text:p text:style-name="P13"><text:span text:style-name="T4"><text:tab/>if ($minute &gt; 59)</text:span></text:p>
      <text:p text:style-name="P13"><text:span text:style-name="T4"><text:tab/>{</text:span></text:p>
      <text:p text:style-name="P13"><text:span text:style-name="T4"><text:tab/><text:tab/>$minute -= 60;</text:span></text:p>
      <text:p text:style-name="P13"><text:span text:style-name="T4"><text:tab/><text:tab/>$hour++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hour &gt; 23)</text:span></text:p>
      <text:p text:style-name="P13"><text:span text:style-name="T4"><text:tab/>{</text:span></text:p>
      <text:p text:style-name="P13"><text:span text:style-name="T4"><text:tab/><text:tab/>$hour -= 24;</text:span></text:p>
      <text:p text:style-name="P13"><text:span text:style-name="T4"><text:tab/><text:tab/>$day++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minute &lt; 10)</text:span></text:p>
      <text:p text:style-name="P13"><text:span text:style-name="T4"><text:tab/>{</text:span></text:p>
      <text:p text:style-name="P13"><text:span text:style-name="T4"><text:tab/><text:tab/>$minute = "0".$minut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hour &lt; 10)</text:span></text:p>
      <text:p text:style-name="P13"><text:soft-page-break/><text:span text:style-name="T4"><text:tab/>{</text:span></text:p>
      <text:p text:style-name="P13"><text:span text:style-name="T4"><text:tab/><text:tab/>$hour = "0".$hour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prefix_zeros_to_day)</text:span></text:p>
      <text:p text:style-name="P13"><text:span text:style-name="T4"><text:tab/>{</text:span></text:p>
      <text:p text:style-name="P13"><text:span text:style-name="T4"><text:tab/><text:tab/>if ($day &lt; 10)</text:span></text:p>
      <text:p text:style-name="P13"><text:span text:style-name="T4"><text:tab/><text:tab/>{</text:span></text:p>
      <text:p text:style-name="P13"><text:span text:style-name="T4"><text:tab/><text:tab/><text:tab/>$day = "0000".$day;</text:span></text:p>
      <text:p text:style-name="P13"><text:span text:style-name="T4"><text:tab/><text:tab/>}</text:span></text:p>
      <text:p text:style-name="P13"><text:span text:style-name="T4"><text:tab/><text:tab/>else if ($day &lt; 100)</text:span></text:p>
      <text:p text:style-name="P13"><text:span text:style-name="T4"><text:tab/><text:tab/>{</text:span></text:p>
      <text:p text:style-name="P13"><text:span text:style-name="T4"><text:tab/><text:tab/><text:tab/>$day = "000".$day;</text:span></text:p>
      <text:p text:style-name="P13"><text:span text:style-name="T4"><text:tab/><text:tab/>}</text:span></text:p>
      <text:p text:style-name="P13"><text:span text:style-name="T4"><text:tab/><text:tab/>else if ($day &lt; 1000)</text:span></text:p>
      <text:p text:style-name="P13"><text:span text:style-name="T4"><text:tab/><text:tab/>{</text:span></text:p>
      <text:p text:style-name="P13"><text:span text:style-name="T4"><text:tab/><text:tab/><text:tab/>$day = "00".$day;</text:span></text:p>
      <text:p text:style-name="P13"><text:span text:style-name="T4"><text:tab/><text:tab/>}</text:span></text:p>
      <text:p text:style-name="P13"><text:span text:style-name="T4"><text:tab/><text:tab/>else if ($day &lt; 10000)</text:span></text:p>
      <text:p text:style-name="P13"><text:span text:style-name="T4"><text:tab/><text:tab/>{</text:span></text:p>
      <text:p text:style-name="P13"><text:span text:style-name="T4"><text:tab/><text:tab/><text:tab/>$day = "0".$day;</text:span></text:p>
      <text:p text:style-name="P13"><text:span text:style-name="T4"><text:tab/><text:tab/>}</text:span></text:p>
      <text:p text:style-name="P13"><text:span text:style-name="T4"><text:tab/>}</text:span></text:p>
      <text:p text:style-name="P13"><text:span text:style-name="T4"><text:tab/>return "Day: $day, Time: $hour:$minute";</text:span></text:p>
      <text:p text:style-name="P13"><text:span text:style-name="T4">}</text:span></text:p>
      <text:p text:style-name="P13"><text:span text:style-name="T4">// Pad time for sorting on the home page</text:span></text:p>
      <text:p text:style-name="P13"><text:span text:style-name="T4">function pad_time ($day, $hour, $minute, $priority = 0)</text:span></text:p>
      <text:p text:style-name="P13"><text:span text:style-name="T4">{</text:span></text:p>
      <text:p text:style-name="P13"><text:span text:style-name="T4"><text:tab/>if ($minute &gt; 59)</text:span></text:p>
      <text:p text:style-name="P13"><text:span text:style-name="T4"><text:tab/>{</text:span></text:p>
      <text:p text:style-name="P13"><text:span text:style-name="T4"><text:tab/><text:tab/>$minute -= 60;</text:span></text:p>
      <text:p text:style-name="P13"><text:span text:style-name="T4"><text:tab/><text:tab/>$hour++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hour &gt; 23)</text:span></text:p>
      <text:p text:style-name="P13"><text:span text:style-name="T4"><text:tab/>{</text:span></text:p>
      <text:p text:style-name="P13"><text:span text:style-name="T4"><text:tab/><text:tab/>$hour -= 24;</text:span></text:p>
      <text:p text:style-name="P13"><text:span text:style-name="T4"><text:tab/><text:tab/>$day++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minute &lt; 10)</text:span></text:p>
      <text:p text:style-name="P13"><text:span text:style-name="T4"><text:tab/>{</text:span></text:p>
      <text:p text:style-name="P13"><text:span text:style-name="T4"><text:tab/><text:tab/>$minute = "0".$minut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hour &lt; 10)</text:span></text:p>
      <text:p text:style-name="P13"><text:span text:style-name="T4"><text:tab/>{</text:span></text:p>
      <text:p text:style-name="P13"><text:span text:style-name="T4"><text:tab/><text:tab/>$hour = "0".$hour;</text:span></text:p>
      <text:p text:style-name="P13"><text:span text:style-name="T4"><text:tab/>}</text:span></text:p>
      <text:p text:style-name="P13"><text:soft-page-break/><text:span text:style-name="T4"></text:span></text:p>
      <text:p text:style-name="P13"><text:span text:style-name="T4"><text:tab/>if ($day &lt; 10)</text:span></text:p>
      <text:p text:style-name="P13"><text:span text:style-name="T4"><text:tab/>{</text:span></text:p>
      <text:p text:style-name="P13"><text:span text:style-name="T4"><text:tab/><text:tab/>$day = "0000".$day;</text:span></text:p>
      <text:p text:style-name="P13"><text:span text:style-name="T4"><text:tab/>}</text:span></text:p>
      <text:p text:style-name="P13"><text:span text:style-name="T4"><text:tab/>else if ($day &lt; 100)</text:span></text:p>
      <text:p text:style-name="P13"><text:span text:style-name="T4"><text:tab/>{</text:span></text:p>
      <text:p text:style-name="P13"><text:span text:style-name="T4"><text:tab/><text:tab/>$day = "000".$day;</text:span></text:p>
      <text:p text:style-name="P13"><text:span text:style-name="T4"><text:tab/>}</text:span></text:p>
      <text:p text:style-name="P13"><text:span text:style-name="T4"><text:tab/>else if ($day &lt; 1000)</text:span></text:p>
      <text:p text:style-name="P13"><text:span text:style-name="T4"><text:tab/>{</text:span></text:p>
      <text:p text:style-name="P13"><text:span text:style-name="T4"><text:tab/><text:tab/>$day = "00".$day;</text:span></text:p>
      <text:p text:style-name="P13"><text:span text:style-name="T4"><text:tab/>}</text:span></text:p>
      <text:p text:style-name="P13"><text:span text:style-name="T4"><text:tab/>else if ($day &lt; 10000)</text:span></text:p>
      <text:p text:style-name="P13"><text:span text:style-name="T4"><text:tab/>{</text:span></text:p>
      <text:p text:style-name="P13"><text:span text:style-name="T4"><text:tab/><text:tab/>$day = "0".$day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return "$day$hour$minute$priority ";</text:span></text:p>
      <text:p text:style-name="P13"><text:span text:style-name="T4">}</text:span></text:p>
      <text:p text:style-name="P13"><text:span text:style-name="T4"></text:span></text:p>
      <text:p text:style-name="P13"><text:span text:style-name="T4">// If time1 is older than time2, returns true</text:span></text:p>
      <text:p text:style-name="P13"><text:span text:style-name="T4">function is_older ($d1, $h1, $m1, $d2, $h2, $m2)</text:span></text:p>
      <text:p text:style-name="P13"><text:span text:style-name="T4">{</text:span></text:p>
      <text:p text:style-name="P13"><text:span text:style-name="T4"><text:tab/>if (($d1 &lt; $d2) ||</text:span></text:p>
      <text:p text:style-name="P13"><text:span text:style-name="T4"><text:tab/> <text:s text:c="3"/>($d1 == $d2 &amp;&amp; $h1 &lt; $h2) ||</text:span></text:p>
      <text:p text:style-name="P13"><text:span text:style-name="T4"><text:tab/> <text:s text:c="3"/>($d1 == $d2 &amp;&amp; $h1 == $h2 &amp;&amp; $m1 &lt; $m2))</text:span></text:p>
      <text:p text:style-name="P13"><text:span text:style-name="T4"><text:tab/><text:tab/>return true;</text:span></text:p>
      <text:p text:style-name="P13"><text:span text:style-name="T4"><text:tab/>return false;</text:span></text:p>
      <text:p text:style-name="P13"><text:span text:style-name="T4">}</text:span></text:p>
      <text:p text:style-name="P13"><text:span text:style-name="T4"></text:span></text:p>
      <text:p text:style-name="P13"><text:span text:style-name="T4">// Strip quotes from a string (for form input)</text:span></text:p>
      <text:p text:style-name="P13"><text:span text:style-name="T4">function fix_quotes ($str)</text:span></text:p>
      <text:p text:style-name="P13"><text:span text:style-name="T4">{</text:span></text:p>
      <text:p text:style-name="P13"><text:span text:style-name="T4"><text:tab/>return str_replace ("\'", "", $str);</text:span></text:p>
      <text:p text:style-name="P13"><text:span text:style-name="T4">}</text:span></text:p>
      <text:p text:style-name="P13"><text:span text:style-name="T4"></text:span></text:p>
      <text:p text:style-name="P13"><text:span text:style-name="T4">// Escape quotes in a string</text:span></text:p>
      <text:p text:style-name="P13"><text:span text:style-name="T4">function escape ($val)</text:span></text:p>
      <text:p text:style-name="P13"><text:span text:style-name="T4">{</text:span></text:p>
      <text:p text:style-name="P13"><text:span text:style-name="T4"><text:tab/>return mysql_real_escape_string ($val);</text:span></text:p>
      <text:p text:style-name="P13"><text:span text:style-name="T4">}</text:span></text:p>
      <text:p text:style-name="P13"><text:span text:style-name="T4"></text:span></text:p>
      <text:p text:style-name="P13"><text:span text:style-name="T4">// Embed html link for javascript alert</text:span></text:p>
      <text:p text:style-name="P13"><text:span text:style-name="T4">function alert ($msg, $linktext)</text:span></text:p>
      <text:p text:style-name="P13"><text:span text:style-name="T4">{</text:span></text:p>
      <text:p text:style-name="P13"><text:span text:style-name="T4"><text:tab/>return "&lt;a href=\"javascript:alert ('$msg')\"&gt;$linktext&lt;/a&gt;";</text:span></text:p>
      <text:p text:style-name="P13"><text:span text:style-name="T4">}</text:span></text:p>
      <text:p text:style-name="P13"><text:span text:style-name="T4">?&gt;</text:span></text:p>
      <text:p text:style-name="P13"><text:soft-page-break/><text:span text:style-name="T5">dbinfo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Database information class, with useful utility functions for getting info</text:span></text:p>
      <text:p text:style-name="P13"><text:span text:style-name="T4">// out of the database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class dbinfo_t</text:span></text:p>
      <text:p text:style-name="P13"><text:span text:style-name="T4">{</text:span></text:p>
      <text:p text:style-name="P13"><text:span text:style-name="T4"><text:tab/>var $host; // database host</text:span></text:p>
      <text:p text:style-name="P13"><text:span text:style-name="T4"><text:tab/>var $user; // database user</text:span></text:p>
      <text:p text:style-name="P13"><text:span text:style-name="T4"><text:tab/>var $pass; // database password</text:span></text:p>
      <text:p text:style-name="P13"><text:span text:style-name="T4"><text:tab/>var $dbname; // database name</text:span></text:p>
      <text:p text:style-name="P13"><text:span text:style-name="T4"><text:tab/>var $dblink; // connection link</text:span></text:p>
      <text:p text:style-name="P13"><text:span text:style-name="T4"><text:tab/>var $debug; // debug mode enabled</text:span></text:p>
      <text:p text:style-name="P13"><text:span text:style-name="T4"></text:span></text:p>
      <text:p text:style-name="P13"><text:span text:style-name="T4"><text:tab/>// Call this function to start the session</text:span></text:p>
      <text:p text:style-name="P13"><text:span text:style-name="T4"><text:tab/>// and initialize the variables</text:span></text:p>
      <text:p text:style-name="P13"><text:span text:style-name="T4"><text:tab/>function init ()</text:span></text:p>
      <text:p text:style-name="P13"><text:span text:style-name="T4"><text:tab/>{</text:span></text:p>
      <text:p text:style-name="P13"><text:span text:style-name="T4"><text:tab/><text:tab/>session_start ();</text:span></text:p>
      <text:p text:style-name="P13"><text:span text:style-name="T4"><text:tab/><text:tab/>$this-&gt;host = "calvados.ucs.louisiana.edu";</text:span></text:p>
      <text:p text:style-name="P13"><text:span text:style-name="T4"><text:tab/><text:tab/>$this-&gt;user = "cs4601i";</text:span></text:p>
      <text:p text:style-name="P13"><text:span text:style-name="T4"><text:tab/><text:tab/>$this-&gt;pass = "foursixty";</text:span></text:p>
      <text:p text:style-name="P13"><text:span text:style-name="T4"><text:tab/><text:tab/>$this-&gt;dbname = "cs4601_i";</text:span></text:p>
      <text:p text:style-name="P13"><text:span text:style-name="T4"><text:tab/><text:tab/>$this-&gt;admin = 0;</text:span></text:p>
      <text:p text:style-name="P13"><text:span text:style-name="T4"><text:tab/><text:tab/>$this-&gt;debug = tru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Is debug enabled</text:span></text:p>
      <text:p text:style-name="P13"><text:span text:style-name="T4"><text:tab/>function debug ()</text:span></text:p>
      <text:p text:style-name="P13"><text:soft-page-break/><text:span text:style-name="T4"><text:tab/>{</text:span></text:p>
      <text:p text:style-name="P13"><text:span text:style-name="T4"><text:tab/><text:tab/>return $this-&gt;debug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Make a connection to the database</text:span></text:p>
      <text:p text:style-name="P13"><text:span text:style-name="T4"><text:tab/>// returns true if successful or false if not</text:span></text:p>
      <text:p text:style-name="P13"><text:span text:style-name="T4"><text:tab/>function connect ()</text:span></text:p>
      <text:p text:style-name="P13"><text:span text:style-name="T4"><text:tab/>{</text:span></text:p>
      <text:p text:style-name="P13"><text:span text:style-name="T4"><text:tab/><text:tab/>$success = 1;</text:span></text:p>
      <text:p text:style-name="P13"><text:span text:style-name="T4"><text:tab/><text:tab/>$this-&gt;dblink = mysql_connect ($this-&gt;host,</text:span></text:p>
      <text:p text:style-name="P13"><text:span text:style-name="T4"><text:tab/><text:tab/><text:tab/><text:tab/><text:tab/> $this-&gt;user,</text:span></text:p>
      <text:p text:style-name="P13"><text:span text:style-name="T4"><text:tab/><text:tab/><text:tab/><text:tab/><text:tab/> $this-&gt;pass)</text:span></text:p>
      <text:p text:style-name="P13"><text:span text:style-name="T4"><text:tab/><text:tab/><text:tab/>or ($success = 0);</text:span></text:p>
      <text:p text:style-name="P13"><text:span text:style-name="T4"><text:tab/><text:tab/>if (!$success)</text:span></text:p>
      <text:p text:style-name="P13"><text:span text:style-name="T4"><text:tab/><text:tab/><text:tab/>return $success;</text:span></text:p>
      <text:p text:style-name="P13"><text:span text:style-name="T4"></text:span></text:p>
      <text:p text:style-name="P13"><text:span text:style-name="T4"><text:tab/><text:tab/>mysql_select_db ($this-&gt;dbname)</text:span></text:p>
      <text:p text:style-name="P13"><text:span text:style-name="T4"><text:tab/><text:tab/><text:tab/>or ($success = 0);</text:span></text:p>
      <text:p text:style-name="P13"><text:span text:style-name="T4"><text:tab/><text:tab/>return $success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Close the connection to the database</text:span></text:p>
      <text:p text:style-name="P13"><text:span text:style-name="T4"><text:tab/>// usually call this at the end of a script</text:span></text:p>
      <text:p text:style-name="P13"><text:span text:style-name="T4"><text:tab/>function close ()</text:span></text:p>
      <text:p text:style-name="P13"><text:span text:style-name="T4"><text:tab/>{</text:span></text:p>
      <text:p text:style-name="P13"><text:span text:style-name="T4"><text:tab/><text:tab/>mysql_close ($this-&gt;dblink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Make a query to the database and return the result</text:span></text:p>
      <text:p text:style-name="P13"><text:span text:style-name="T4"><text:tab/>function query ($q)</text:span></text:p>
      <text:p text:style-name="P13"><text:span text:style-name="T4"><text:tab/>{</text:span></text:p>
      <text:p text:style-name="P13"><text:span text:style-name="T4"><text:tab/><text:tab/>if ($this-&gt;debug)</text:span></text:p>
      <text:p text:style-name="P13"><text:span text:style-name="T4"><text:tab/><text:tab/><text:tab/>$result = mysql_query ($q) or die ('BAD QUERY: '.mysql_error ());</text:span></text:p>
      <text:p text:style-name="P13"><text:span text:style-name="T4"><text:tab/><text:tab/>else</text:span></text:p>
      <text:p text:style-name="P13"><text:span text:style-name="T4"><text:tab/><text:tab/><text:tab/>$result = mysql_query ($q);</text:span></text:p>
      <text:p text:style-name="P13"><text:span text:style-name="T4"><text:tab/><text:tab/>return $result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link associated with the database</text:span></text:p>
      <text:p text:style-name="P13"><text:span text:style-name="T4"><text:tab/>// not usually needed but added here for convenience</text:span></text:p>
      <text:p text:style-name="P13"><text:span text:style-name="T4"><text:tab/>function get_link ()</text:span></text:p>
      <text:p text:style-name="P13"><text:span text:style-name="T4"><text:tab/>{</text:span></text:p>
      <text:p text:style-name="P13"><text:span text:style-name="T4"><text:tab/><text:tab/>return $this-&gt;dblink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Call all update functions</text:span></text:p>
      <text:p text:style-name="P13"><text:span text:style-name="T4"><text:tab/>function update_all ()</text:span></text:p>
      <text:p text:style-name="P13"><text:span text:style-name="T4"><text:tab/>{</text:span></text:p>
      <text:p text:style-name="P13"><text:span text:style-name="T4"><text:tab/><text:tab/>$this-&gt;update_time ();</text:span></text:p>
      <text:p text:style-name="P13"><text:soft-page-break/><text:span text:style-name="T4"><text:tab/><text:tab/>$this-&gt;update_user_info ();</text:span></text:p>
      <text:p text:style-name="P13"><text:span text:style-name="T4"><text:tab/><text:tab/>$this-&gt;update_closed_item_listings (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Update user information in session variables (realname, is an admin)</text:span></text:p>
      <text:p text:style-name="P13"><text:span text:style-name="T4"><text:tab/>function update_user_info ()</text:span></text:p>
      <text:p text:style-name="P13"><text:span text:style-name="T4"><text:tab/>{</text:span></text:p>
      <text:p text:style-name="P13"><text:span text:style-name="T4"><text:tab/><text:tab/>$username = $this-&gt;username ();</text:span></text:p>
      <text:p text:style-name="P13"><text:span text:style-name="T4"><text:tab/><text:tab/>$result = $this-&gt;query ("select realname, is_admin from user</text:span></text:p>
      <text:p text:style-name="P13"><text:span text:style-name="T4">where username = '$username'");</text:span></text:p>
      <text:p text:style-name="P13"><text:span text:style-name="T4"><text:tab/><text:tab/>$row = mysql_fetch_assoc ($result);</text:span></text:p>
      <text:p text:style-name="P13"><text:span text:style-name="T4"><text:tab/><text:tab/>$_SESSION['Admin'] = $row['is_admin'];</text:span></text:p>
      <text:p text:style-name="P13"><text:span text:style-name="T4"><text:tab/><text:tab/>$_SESSION['Realname'] = $row['realname'];</text:span></text:p>
      <text:p text:style-name="P13"><text:span text:style-name="T4"><text:tab/><text:tab/>mysql_free_result ($result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Attempt to login a user</text:span></text:p>
      <text:p text:style-name="P13"><text:span text:style-name="T4"><text:tab/>// Will return true if successful and false if not.</text:span></text:p>
      <text:p text:style-name="P13"><text:span text:style-name="T4"><text:tab/>// Additionally, will setup session vars for username</text:span></text:p>
      <text:p text:style-name="P13"><text:span text:style-name="T4"><text:tab/>// and admin or not</text:span></text:p>
      <text:p text:style-name="P13"><text:span text:style-name="T4"><text:tab/>function login ($username, $password)</text:span></text:p>
      <text:p text:style-name="P13"><text:span text:style-name="T4"><text:tab/>{</text:span></text:p>
      <text:p text:style-name="P13"><text:span text:style-name="T4"><text:tab/><text:tab/>$result = $this-&gt;query ("select username, realname, is_admin from user</text:span></text:p>
      <text:p text:style-name="P13"><text:span text:style-name="T4">where username = '$username' and password = '$password'");</text:span></text:p>
      <text:p text:style-name="P13"><text:span text:style-name="T4"><text:tab/><text:tab/>if (mysql_num_rows ($result) == 0)</text:span></text:p>
      <text:p text:style-name="P13"><text:span text:style-name="T4"><text:tab/><text:tab/>{</text:span></text:p>
      <text:p text:style-name="P13"><text:span text:style-name="T4"><text:tab/><text:tab/><text:tab/>unset ($_SESSION['Username']);</text:span></text:p>
      <text:p text:style-name="P13"><text:span text:style-name="T4"><text:tab/><text:tab/><text:tab/>unset ($_SESSION['Realname']);</text:span></text:p>
      <text:p text:style-name="P13"><text:span text:style-name="T4"><text:tab/><text:tab/><text:tab/>unset ($_SESSION['Admin']);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$row = mysql_fetch_assoc ($result);</text:span></text:p>
      <text:p text:style-name="P13"><text:span text:style-name="T4"><text:tab/><text:tab/><text:tab/>$_SESSION['Username'] = $row['username'];</text:span></text:p>
      <text:p text:style-name="P13"><text:span text:style-name="T4"><text:tab/><text:tab/><text:tab/>$_SESSION['Admin'] = $row['is_admin'];</text:span></text:p>
      <text:p text:style-name="P13"><text:span text:style-name="T4"><text:tab/><text:tab/><text:tab/>$_SESSION['Realname'] = $row['realname'];</text:span></text:p>
      <text:p text:style-name="P13"><text:span text:style-name="T4"><text:tab/><text:tab/><text:tab/>mysql_free_result ($result);</text:span></text:p>
      <text:p text:style-name="P13"><text:span text:style-name="T4"><text:tab/><text:tab/><text:tab/>$this-&gt;save_activity ("Logged In");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Used by admin and also when registering - can login as a user without password</text:span></text:p>
      <text:p text:style-name="P13"><text:span text:style-name="T4"><text:tab/>function login_as ($username)</text:span></text:p>
      <text:p text:style-name="P13"><text:span text:style-name="T4"><text:tab/>{</text:span></text:p>
      <text:p text:style-name="P13"><text:span text:style-name="T4"><text:tab/><text:tab/>$result = $this-&gt;query ("select username, realname, is_admin from user</text:span></text:p>
      <text:p text:style-name="P13"><text:span text:style-name="T4">where username = '$username'");</text:span></text:p>
      <text:p text:style-name="P13"><text:soft-page-break/><text:span text:style-name="T4"><text:tab/><text:tab/>if (mysql_num_rows ($result) == 0)</text:span></text:p>
      <text:p text:style-name="P13"><text:span text:style-name="T4"><text:tab/><text:tab/>{</text:span></text:p>
      <text:p text:style-name="P13"><text:span text:style-name="T4"><text:tab/><text:tab/><text:tab/>unset ($_SESSION['Username']);</text:span></text:p>
      <text:p text:style-name="P13"><text:span text:style-name="T4"><text:tab/><text:tab/><text:tab/>unset ($_SESSION['Realname']);</text:span></text:p>
      <text:p text:style-name="P13"><text:span text:style-name="T4"><text:tab/><text:tab/><text:tab/>unset ($_SESSION['Admin']);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$row = mysql_fetch_assoc ($result);</text:span></text:p>
      <text:p text:style-name="P13"><text:span text:style-name="T4"><text:tab/><text:tab/><text:tab/>$_SESSION['Username'] = $row['username'];</text:span></text:p>
      <text:p text:style-name="P13"><text:span text:style-name="T4"><text:tab/><text:tab/><text:tab/>$_SESSION['Admin'] = $row['is_admin'];</text:span></text:p>
      <text:p text:style-name="P13"><text:span text:style-name="T4"><text:tab/><text:tab/><text:tab/>$_SESSION['Realname'] = $row['realname'];</text:span></text:p>
      <text:p text:style-name="P13"><text:span text:style-name="T4"><text:tab/><text:tab/><text:tab/>mysql_free_result ($result);</text:span></text:p>
      <text:p text:style-name="P13"><text:span text:style-name="T4"><text:tab/><text:tab/><text:tab/>$this-&gt;save_activity ("Logged In");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Logout and save activity</text:span></text:p>
      <text:p text:style-name="P13"><text:span text:style-name="T4"><text:tab/>function logout ($is_delete = false)</text:span></text:p>
      <text:p text:style-name="P13"><text:span text:style-name="T4"><text:tab/>{</text:span></text:p>
      <text:p text:style-name="P13"><text:span text:style-name="T4"><text:tab/><text:tab/>if (!$is_delete)</text:span></text:p>
      <text:p text:style-name="P13"><text:span text:style-name="T4"><text:tab/><text:tab/><text:tab/>$this-&gt;save_activity ("Logged Out");</text:span></text:p>
      <text:p text:style-name="P13"><text:span text:style-name="T4"><text:tab/><text:tab/>unset ($_SESSION['Username']);</text:span></text:p>
      <text:p text:style-name="P13"><text:span text:style-name="T4"><text:tab/><text:tab/>unset ($_SESSION['Realname']);</text:span></text:p>
      <text:p text:style-name="P13"><text:span text:style-name="T4"><text:tab/><text:tab/>unset ($_SESSION['Admin']);</text:span></text:p>
      <text:p text:style-name="P13"><text:span text:style-name="T4"><text:tab/><text:tab/>session_destroy ();</text:span></text:p>
      <text:p text:style-name="P13"><text:span text:style-name="T4"><text:tab/><text:tab/>if (!$is_delete)</text:span></text:p>
      <text:p text:style-name="P13"><text:span text:style-name="T4"><text:tab/><text:tab/><text:tab/>header ("Location: index.php");</text:span></text:p>
      <text:p text:style-name="P13"><text:span text:style-name="T4"><text:s text:c="2"/><text:tab/>}</text:span></text:p>
      <text:p text:style-name="P13"><text:span text:style-name="T4"></text:span></text:p>
      <text:p text:style-name="P13"><text:span text:style-name="T4"></text:span></text:p>
      <text:p text:style-name="P13"><text:span text:style-name="T4"><text:tab/>// Check if visitor is logged in</text:span></text:p>
      <text:p text:style-name="P13"><text:span text:style-name="T4"><text:tab/>function logged_in ()</text:span></text:p>
      <text:p text:style-name="P13"><text:span text:style-name="T4"><text:tab/>{</text:span></text:p>
      <text:p text:style-name="P13"><text:span text:style-name="T4"><text:tab/><text:tab/>return isset ($_SESSION) &amp;&amp; isset ($_SESSION['Username']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Check if visitor is admin</text:span></text:p>
      <text:p text:style-name="P13"><text:span text:style-name="T4"><text:tab/>function is_admin ()</text:span></text:p>
      <text:p text:style-name="P13"><text:span text:style-name="T4"><text:tab/>{</text:span></text:p>
      <text:p text:style-name="P13"><text:span text:style-name="T4"><text:tab/><text:tab/>return $this-&gt;logged_in () &amp;&amp; $_SESSION['Admin'] == 1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logged in username</text:span></text:p>
      <text:p text:style-name="P13"><text:span text:style-name="T4"><text:tab/>function username ()</text:span></text:p>
      <text:p text:style-name="P13"><text:span text:style-name="T4"><text:tab/>{</text:span></text:p>
      <text:p text:style-name="P13"><text:soft-page-break/><text:span text:style-name="T4"><text:tab/><text:tab/>return $_SESSION['Username']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logged in in name of user</text:span></text:p>
      <text:p text:style-name="P13"><text:span text:style-name="T4"><text:tab/>function realname ()</text:span></text:p>
      <text:p text:style-name="P13"><text:span text:style-name="T4"><text:tab/>{</text:span></text:p>
      <text:p text:style-name="P13"><text:span text:style-name="T4"><text:tab/><text:tab/>return $_SESSION['Realname']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Update the time from the database into the session vars</text:span></text:p>
      <text:p text:style-name="P13"><text:span text:style-name="T4"><text:tab/>function update_time ()</text:span></text:p>
      <text:p text:style-name="P13"><text:span text:style-name="T4"><text:tab/>{</text:span></text:p>
      <text:p text:style-name="P13"><text:span text:style-name="T4"><text:tab/><text:tab/>$result = $this-&gt;query ("select day,hour,minute from user_activity</text:span></text:p>
      <text:p text:style-name="P13"><text:span text:style-name="T4">order by day desc, hour desc, minute desc limit 1");</text:span></text:p>
      <text:p text:style-name="P13"><text:span text:style-name="T4"><text:tab/><text:tab/>$row = mysql_fetch_assoc ($result);</text:span></text:p>
      <text:p text:style-name="P13"><text:span text:style-name="T4"><text:tab/><text:tab/>$day = $row['day'];</text:span></text:p>
      <text:p text:style-name="P13"><text:span text:style-name="T4"><text:tab/><text:tab/>$hour = $row['hour'];</text:span></text:p>
      <text:p text:style-name="P13"><text:span text:style-name="T4"><text:tab/><text:tab/>$minute = $row['minute'] + 1;</text:span></text:p>
      <text:p text:style-name="P13"><text:span text:style-name="T4"></text:span></text:p>
      <text:p text:style-name="P13"><text:span text:style-name="T4"><text:tab/><text:tab/>if ($minute &gt; 59)</text:span></text:p>
      <text:p text:style-name="P13"><text:span text:style-name="T4"><text:tab/><text:tab/>{</text:span></text:p>
      <text:p text:style-name="P13"><text:span text:style-name="T4"><text:tab/><text:tab/><text:tab/>$minute -= 60;</text:span></text:p>
      <text:p text:style-name="P13"><text:span text:style-name="T4"><text:tab/><text:tab/><text:tab/>$hour++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$hour &gt; 23)</text:span></text:p>
      <text:p text:style-name="P13"><text:span text:style-name="T4"><text:tab/><text:tab/>{</text:span></text:p>
      <text:p text:style-name="P13"><text:span text:style-name="T4"><text:tab/><text:tab/><text:tab/>$hour -= 24;</text:span></text:p>
      <text:p text:style-name="P13"><text:span text:style-name="T4"><text:tab/><text:tab/><text:tab/>$day++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$minute &lt; 10)</text:span></text:p>
      <text:p text:style-name="P13"><text:span text:style-name="T4"><text:tab/><text:tab/>{</text:span></text:p>
      <text:p text:style-name="P13"><text:span text:style-name="T4"><text:tab/><text:tab/><text:tab/>$minute = "0".$minute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$hour &lt; 10)</text:span></text:p>
      <text:p text:style-name="P13"><text:span text:style-name="T4"><text:tab/><text:tab/>{</text:span></text:p>
      <text:p text:style-name="P13"><text:span text:style-name="T4"><text:tab/><text:tab/><text:tab/>$hour = "0".$hour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$day &lt; 10)</text:span></text:p>
      <text:p text:style-name="P13"><text:span text:style-name="T4"><text:tab/><text:tab/>{</text:span></text:p>
      <text:p text:style-name="P13"><text:span text:style-name="T4"><text:tab/><text:tab/><text:tab/>$day = "0000".$day;</text:span></text:p>
      <text:p text:style-name="P13"><text:span text:style-name="T4"><text:tab/><text:tab/>}</text:span></text:p>
      <text:p text:style-name="P13"><text:span text:style-name="T4"><text:tab/><text:tab/>else if ($day &lt; 100)</text:span></text:p>
      <text:p text:style-name="P13"><text:span text:style-name="T4"><text:tab/><text:tab/>{</text:span></text:p>
      <text:p text:style-name="P13"><text:span text:style-name="T4"><text:tab/><text:tab/><text:tab/>$day = "000".$day;</text:span></text:p>
      <text:p text:style-name="P13"><text:span text:style-name="T4"><text:tab/><text:tab/>}</text:span></text:p>
      <text:p text:style-name="P13"><text:soft-page-break/><text:span text:style-name="T4"><text:tab/><text:tab/>else if ($day &lt; 1000)</text:span></text:p>
      <text:p text:style-name="P13"><text:span text:style-name="T4"><text:tab/><text:tab/>{</text:span></text:p>
      <text:p text:style-name="P13"><text:span text:style-name="T4"><text:tab/><text:tab/><text:tab/>$day = "00".$day;</text:span></text:p>
      <text:p text:style-name="P13"><text:span text:style-name="T4"><text:tab/><text:tab/>}</text:span></text:p>
      <text:p text:style-name="P13"><text:span text:style-name="T4"><text:tab/><text:tab/>else if ($day &lt; 10000)</text:span></text:p>
      <text:p text:style-name="P13"><text:span text:style-name="T4"><text:tab/><text:tab/>{</text:span></text:p>
      <text:p text:style-name="P13"><text:span text:style-name="T4"><text:tab/><text:tab/><text:tab/>$day = "0".$day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$_SESSION['Day'] = $day;</text:span></text:p>
      <text:p text:style-name="P13"><text:span text:style-name="T4"><text:tab/><text:tab/>$_SESSION['Hour'] = $hour;</text:span></text:p>
      <text:p text:style-name="P13"><text:span text:style-name="T4"><text:tab/><text:tab/>$_SESSION['Minute'] = $minute;</text:span></text:p>
      <text:p text:style-name="P13"><text:span text:style-name="T4"><text:tab/><text:tab/>mysql_free_result ($result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Will increment the site time by amount</text:span></text:p>
      <text:p text:style-name="P13"><text:span text:style-name="T4"><text:tab/>function increment_site_time ($amount)</text:span></text:p>
      <text:p text:style-name="P13"><text:span text:style-name="T4"><text:tab/>{</text:span></text:p>
      <text:p text:style-name="P13"><text:span text:style-name="T4"><text:tab/><text:tab/>if ($amount &lt; 1)</text:span></text:p>
      <text:p text:style-name="P13"><text:span text:style-name="T4"><text:tab/><text:tab/><text:tab/>return false;</text:span></text:p>
      <text:p text:style-name="P13"><text:span text:style-name="T4"><text:tab/><text:tab/>$amount -= 1;</text:span></text:p>
      <text:p text:style-name="P13"><text:span text:style-name="T4"><text:tab/><text:tab/>$this-&gt;update_time ();</text:span></text:p>
      <text:p text:style-name="P13"><text:span text:style-name="T4"><text:tab/><text:tab/>$user = $this-&gt;username ();</text:span></text:p>
      <text:p text:style-name="P13"><text:span text:style-name="T4"><text:tab/><text:tab/>$day = $this-&gt;day ();</text:span></text:p>
      <text:p text:style-name="P13"><text:span text:style-name="T4"><text:tab/><text:tab/>$hour = $this-&gt;hour ();</text:span></text:p>
      <text:p text:style-name="P13"><text:span text:style-name="T4"><text:tab/><text:tab/>$minute = $this-&gt;minute () + $amount;</text:span></text:p>
      <text:p text:style-name="P13"><text:span text:style-name="T4"><text:tab/><text:tab/>if ($minute &gt; 59)</text:span></text:p>
      <text:p text:style-name="P13"><text:span text:style-name="T4"><text:tab/><text:tab/>{</text:span></text:p>
      <text:p text:style-name="P13"><text:span text:style-name="T4"><text:tab/><text:tab/><text:tab/>$minute -= 60;</text:span></text:p>
      <text:p text:style-name="P13"><text:span text:style-name="T4"><text:tab/><text:tab/><text:tab/>$hour++;</text:span></text:p>
      <text:p text:style-name="P13"><text:span text:style-name="T4"><text:tab/><text:tab/>}</text:span></text:p>
      <text:p text:style-name="P13"><text:span text:style-name="T4"><text:tab/><text:tab/>if ($hour &gt; 23)</text:span></text:p>
      <text:p text:style-name="P13"><text:span text:style-name="T4"><text:tab/><text:tab/>{</text:span></text:p>
      <text:p text:style-name="P13"><text:span text:style-name="T4"><text:tab/><text:tab/><text:tab/>$hour -= 24;</text:span></text:p>
      <text:p text:style-name="P13"><text:span text:style-name="T4"><text:tab/><text:tab/><text:tab/>$day++;</text:span></text:p>
      <text:p text:style-name="P13"><text:span text:style-name="T4"><text:tab/><text:tab/>}</text:span></text:p>
      <text:p text:style-name="P13"><text:span text:style-name="T4"><text:tab/><text:tab/>$this-&gt;query ("insert into user_activity values ('$user', $day, $hour, $minute, 'Current Time')");</text:span></text:p>
      <text:p text:style-name="P13"><text:span text:style-name="T4"><text:tab/><text:tab/>return tru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current day, this is called after update_time();</text:span></text:p>
      <text:p text:style-name="P13"><text:span text:style-name="T4"><text:tab/>function day ()</text:span></text:p>
      <text:p text:style-name="P13"><text:span text:style-name="T4"><text:tab/>{</text:span></text:p>
      <text:p text:style-name="P13"><text:span text:style-name="T4"><text:tab/><text:tab/>return $_SESSION['Day']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current hour, this is called after update_time();</text:span></text:p>
      <text:p text:style-name="P13"><text:span text:style-name="T4"><text:tab/>function hour ()</text:span></text:p>
      <text:p text:style-name="P13"><text:soft-page-break/><text:span text:style-name="T4"><text:tab/>{</text:span></text:p>
      <text:p text:style-name="P13"><text:span text:style-name="T4"><text:tab/><text:tab/>return $_SESSION['Hour']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current minute, this is called after update_time();</text:span></text:p>
      <text:p text:style-name="P13"><text:span text:style-name="T4"><text:tab/>function minute ()</text:span></text:p>
      <text:p text:style-name="P13"><text:span text:style-name="T4"><text:tab/>{</text:span></text:p>
      <text:p text:style-name="P13"><text:span text:style-name="T4"><text:tab/><text:tab/>return $_SESSION['Minute']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Save activity for the current user.</text:span></text:p>
      <text:p text:style-name="P13"><text:span text:style-name="T4"><text:tab/>function save_activity ($activity_description)</text:span></text:p>
      <text:p text:style-name="P13"><text:span text:style-name="T4"><text:tab/>{</text:span></text:p>
      <text:p text:style-name="P13"><text:span text:style-name="T4"><text:tab/><text:tab/>$this-&gt;update_time ();</text:span></text:p>
      <text:p text:style-name="P13"><text:span text:style-name="T4"><text:tab/><text:tab/>$user = $this-&gt;username ();</text:span></text:p>
      <text:p text:style-name="P13"><text:span text:style-name="T4"><text:tab/><text:tab/>$day = $this-&gt;day ();</text:span></text:p>
      <text:p text:style-name="P13"><text:span text:style-name="T4"><text:tab/><text:tab/>$hour = $this-&gt;hour ();</text:span></text:p>
      <text:p text:style-name="P13"><text:span text:style-name="T4"><text:tab/><text:tab/>$minute = $this-&gt;minute ();</text:span></text:p>
      <text:p text:style-name="P13"><text:span text:style-name="T4"><text:tab/><text:tab/>$activity_description = mysql_real_escape_string ($activity_description);</text:span></text:p>
      <text:p text:style-name="P13"><text:span text:style-name="T4"></text:span></text:p>
      <text:p text:style-name="P13"><text:span text:style-name="T4"><text:tab/><text:tab/>$this-&gt;query ("insert into user_activity values ('$user', $day, $hour, $minute, '$activity_description')");</text:span></text:p>
      <text:p text:style-name="P13"><text:span text:style-name="T4"><text:tab/><text:tab/>return tru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Must be admin, save activity for another user - user must exist</text:span></text:p>
      <text:p text:style-name="P13"><text:span text:style-name="T4"><text:tab/>function save_activity_for ($username, $activity_description)</text:span></text:p>
      <text:p text:style-name="P13"><text:span text:style-name="T4"><text:tab/>{</text:span></text:p>
      <text:p text:style-name="P13"><text:span text:style-name="T4"><text:tab/><text:tab/>if (!$this-&gt;is_admin ())</text:span></text:p>
      <text:p text:style-name="P13"><text:span text:style-name="T4"><text:tab/><text:tab/><text:tab/>return false;</text:span></text:p>
      <text:p text:style-name="P13"><text:span text:style-name="T4"></text:span></text:p>
      <text:p text:style-name="P13"><text:span text:style-name="T4"><text:tab/><text:tab/>$this-&gt;update_time ();</text:span></text:p>
      <text:p text:style-name="P13"><text:span text:style-name="T4"><text:tab/><text:tab/>$user = $username;</text:span></text:p>
      <text:p text:style-name="P13"><text:span text:style-name="T4"><text:tab/><text:tab/>$day = $this-&gt;day ();</text:span></text:p>
      <text:p text:style-name="P13"><text:span text:style-name="T4"><text:tab/><text:tab/>$hour = $this-&gt;hour ();</text:span></text:p>
      <text:p text:style-name="P13"><text:span text:style-name="T4"><text:tab/><text:tab/>$minute = $this-&gt;minute ();</text:span></text:p>
      <text:p text:style-name="P13"><text:span text:style-name="T4"><text:tab/><text:tab/>$activity_description = mysql_real_escape_string ($activity_description);</text:span></text:p>
      <text:p text:style-name="P13"><text:span text:style-name="T4"></text:span></text:p>
      <text:p text:style-name="P13"><text:span text:style-name="T4"><text:tab/><text:tab/>// determine if $username is a valid user</text:span></text:p>
      <text:p text:style-name="P13"><text:span text:style-name="T4"><text:tab/><text:tab/>$result = $this-&gt;query ("select count(*) as count from user where username = '$username'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false;</text:span></text:p>
      <text:p text:style-name="P13"><text:span text:style-name="T4"><text:tab/><text:tab/>mysql_free_result ($result);</text:span></text:p>
      <text:p text:style-name="P13"><text:span text:style-name="T4"></text:span></text:p>
      <text:p text:style-name="P13"><text:span text:style-name="T4"><text:tab/><text:tab/>$this-&gt;query ("insert into user_activity values ('$user', $day, $hour, $minute, '$activity_description')");</text:span></text:p>
      <text:p text:style-name="P13"><text:span text:style-name="T4"><text:tab/>}</text:span></text:p>
      <text:p text:style-name="P13"><text:span text:style-name="T4"></text:span></text:p>
      <text:p text:style-name="P13"><text:soft-page-break/><text:span text:style-name="T4"><text:tab/>// Save a registration activity for the current user</text:span></text:p>
      <text:p text:style-name="P13"><text:span text:style-name="T4"><text:tab/>function save_registration ($username)</text:span></text:p>
      <text:p text:style-name="P13"><text:span text:style-name="T4"><text:tab/>{</text:span></text:p>
      <text:p text:style-name="P13"><text:span text:style-name="T4"><text:tab/><text:tab/>$this-&gt;update_time ();</text:span></text:p>
      <text:p text:style-name="P13"><text:span text:style-name="T4"><text:tab/><text:tab/>$user = $username;</text:span></text:p>
      <text:p text:style-name="P13"><text:span text:style-name="T4"><text:tab/><text:tab/>$day = $this-&gt;day ();</text:span></text:p>
      <text:p text:style-name="P13"><text:span text:style-name="T4"><text:tab/><text:tab/>$hour = $this-&gt;hour ();</text:span></text:p>
      <text:p text:style-name="P13"><text:span text:style-name="T4"><text:tab/><text:tab/>$minute = $this-&gt;minute ();</text:span></text:p>
      <text:p text:style-name="P13"><text:span text:style-name="T4"><text:tab/><text:tab/>$this-&gt;query ("insert into user_activity values ('$user', $day, $hour, $minute, 'Registered')");</text:span></text:p>
      <text:p text:style-name="P13"><text:span text:style-name="T4"><text:tab/><text:tab/>return tru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Update all other bidder's notification status that they've been outbid, and also current_price for auction</text:span></text:p>
      <text:p text:style-name="P13"><text:span text:style-name="T4"><text:tab/>function update_auction_before_bid ($title, $seller, $category, $end_day, $end_hour, $end_minute, $bid_amount)</text:span></text:p>
      <text:p text:style-name="P13"><text:span text:style-name="T4"><text:tab/>{</text:span></text:p>
      <text:p text:style-name="P13"><text:span text:style-name="T4"><text:tab/><text:tab/>$this-&gt;query ("update bids_on set</text:span></text:p>
      <text:p text:style-name="P13"><text:span text:style-name="T4">display_notification = 'y'</text:span></text:p>
      <text:p text:style-name="P13"><text:span text:style-name="T4">where<text:tab/>display_notification = 'n'</text:span></text:p>
      <text:p text:style-name="P13"><text:span text:style-name="T4">AND <text:tab/>item_title = '$title'</text:span></text:p>
      <text:p text:style-name="P13"><text:span text:style-name="T4">AND <text:tab/>item_seller = '$seller'</text:span></text:p>
      <text:p text:style-name="P13"><text:span text:style-name="T4">AND <text:tab/>item_category = '$category'</text:span></text:p>
      <text:p text:style-name="P13"><text:span text:style-name="T4">AND <text:tab/>item_end_day = $end_day</text:span></text:p>
      <text:p text:style-name="P13"><text:span text:style-name="T4">AND <text:tab/>item_end_hour = $end_hour</text:span></text:p>
      <text:p text:style-name="P13"><text:span text:style-name="T4">AND <text:tab/>item_end_minute = $end_minute");</text:span></text:p>
      <text:p text:style-name="P13"><text:span text:style-name="T4"><text:tab/><text:tab/>$this-&gt;query ("update item_listing set</text:span></text:p>
      <text:p text:style-name="P13"><text:span text:style-name="T4">current_price = $bid_amount</text:span></text:p>
      <text:p text:style-name="P13"><text:span text:style-name="T4">where <text:tab/>title = '$title'</text:span></text:p>
      <text:p text:style-name="P13"><text:span text:style-name="T4">AND <text:tab/>seller = '$seller'</text:span></text:p>
      <text:p text:style-name="P13"><text:span text:style-name="T4">AND <text:tab/>category = '$category'</text:span></text:p>
      <text:p text:style-name="P13"><text:span text:style-name="T4">AND <text:tab/>end_day = $end_day</text:span></text:p>
      <text:p text:style-name="P13"><text:span text:style-name="T4">AND <text:tab/>end_hour = $end_hour</text:span></text:p>
      <text:p text:style-name="P13"><text:span text:style-name="T4">AND <text:tab/>end_minute = $end_minute"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Updates all item listing buyer information for closed auctions</text:span></text:p>
      <text:p text:style-name="P13"><text:span text:style-name="T4"><text:tab/>function update_closed_item_listings ()</text:span></text:p>
      <text:p text:style-name="P13"><text:span text:style-name="T4"><text:tab/>{</text:span></text:p>
      <text:p text:style-name="P13"><text:span text:style-name="T4"><text:tab/><text:tab/>$day = $this-&gt;day ();</text:span></text:p>
      <text:p text:style-name="P13"><text:span text:style-name="T4"><text:tab/><text:tab/>$hr = $this-&gt;hour ();</text:span></text:p>
      <text:p text:style-name="P13"><text:span text:style-name="T4"><text:tab/><text:tab/>$min = $this-&gt;minute ();</text:span></text:p>
      <text:p text:style-name="P13"><text:span text:style-name="T4"><text:tab/><text:tab/>$result1 = $this-&gt;query ("select title, seller, category, end_day, end_hour, end_minute from item_listing</text:span></text:p>
      <text:p text:style-name="P13"><text:span text:style-name="T4">where <text:tab/>(buyer = '' OR buyer = 'None')</text:span></text:p>
      <text:p text:style-name="P13"><text:span text:style-name="T4">AND<text:tab/>(end_day &lt; $day</text:span></text:p>
      <text:p text:style-name="P13"><text:span text:style-name="T4"><text:tab/>OR (end_day = $day</text:span></text:p>
      <text:p text:style-name="P13"><text:span text:style-name="T4"><text:tab/><text:tab/>AND end_hour &lt; $hr)</text:span></text:p>
      <text:p text:style-name="P13"><text:soft-page-break/><text:span text:style-name="T4"><text:tab/>OR (end_day = $day</text:span></text:p>
      <text:p text:style-name="P13"><text:span text:style-name="T4"><text:tab/><text:tab/>AND end_hour = $hr</text:span></text:p>
      <text:p text:style-name="P13"><text:span text:style-name="T4"><text:tab/><text:tab/>AND end_minute &lt;= $min)</text:span></text:p>
      <text:p text:style-name="P13"><text:span text:style-name="T4"><text:tab/>)");</text:span></text:p>
      <text:p text:style-name="P13"><text:span text:style-name="T4"><text:tab/><text:tab/>if (mysql_num_rows ($result1) &gt; 0)</text:span></text:p>
      <text:p text:style-name="P13"><text:span text:style-name="T4"><text:tab/><text:tab/>{</text:span></text:p>
      <text:p text:style-name="P13"><text:span text:style-name="T4"><text:tab/><text:tab/><text:tab/>while ($row = mysql_fetch_assoc ($result1))</text:span></text:p>
      <text:p text:style-name="P13"><text:span text:style-name="T4"><text:tab/><text:tab/><text:tab/>{</text:span></text:p>
      <text:p text:style-name="P13"><text:span text:style-name="T4"><text:tab/><text:tab/><text:tab/><text:tab/>$title = $row['title'];</text:span></text:p>
      <text:p text:style-name="P13"><text:span text:style-name="T4"><text:tab/><text:tab/><text:tab/><text:tab/>$seller = $row['seller'];</text:span></text:p>
      <text:p text:style-name="P13"><text:span text:style-name="T4"><text:tab/><text:tab/><text:tab/><text:tab/>$category = $row['category'];</text:span></text:p>
      <text:p text:style-name="P13"><text:span text:style-name="T4"><text:tab/><text:tab/><text:tab/><text:tab/>$endday = $row['end_day'];</text:span></text:p>
      <text:p text:style-name="P13"><text:span text:style-name="T4"><text:tab/><text:tab/><text:tab/><text:tab/>$endhr = $row['end_hour'];</text:span></text:p>
      <text:p text:style-name="P13"><text:span text:style-name="T4"><text:tab/><text:tab/><text:tab/><text:tab/>$endmin = $row['end_minute'];</text:span></text:p>
      <text:p text:style-name="P13"><text:span text:style-name="T4"><text:tab/><text:tab/><text:tab/><text:tab/>$result2 = $this-&gt;query ("select username, bid_amount from bids_on</text:span></text:p>
      <text:p text:style-name="P13"><text:span text:style-name="T4">where <text:tab/>item_title = '$title'</text:span></text:p>
      <text:p text:style-name="P13"><text:span text:style-name="T4">AND <text:tab/>item_seller = '$seller'</text:span></text:p>
      <text:p text:style-name="P13"><text:span text:style-name="T4">AND <text:tab/>item_category = '$category'</text:span></text:p>
      <text:p text:style-name="P13"><text:span text:style-name="T4">AND <text:tab/>item_end_day = $endday</text:span></text:p>
      <text:p text:style-name="P13"><text:span text:style-name="T4">AND <text:tab/>item_end_hour = $endhr</text:span></text:p>
      <text:p text:style-name="P13"><text:span text:style-name="T4">AND <text:tab/>item_end_minute = $endmin</text:span></text:p>
      <text:p text:style-name="P13"><text:span text:style-name="T4">order by bid_amount desc limit 1");</text:span></text:p>
      <text:p text:style-name="P13"><text:span text:style-name="T4"><text:tab/><text:tab/><text:tab/><text:tab/>// no buyer</text:span></text:p>
      <text:p text:style-name="P13"><text:span text:style-name="T4"><text:tab/><text:tab/><text:tab/><text:tab/>if (mysql_num_rows ($result2) == 0)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$this-&gt;query ("update item_listing set</text:span></text:p>
      <text:p text:style-name="P13"><text:span text:style-name="T4">buyer = 'None',</text:span></text:p>
      <text:p text:style-name="P13"><text:span text:style-name="T4">current_price = starting_price</text:span></text:p>
      <text:p text:style-name="P13"><text:span text:style-name="T4">where <text:tab/>title = '$title'</text:span></text:p>
      <text:p text:style-name="P13"><text:span text:style-name="T4">AND <text:tab/>seller = '$seller'</text:span></text:p>
      <text:p text:style-name="P13"><text:span text:style-name="T4">AND <text:tab/>category = '$category'</text:span></text:p>
      <text:p text:style-name="P13"><text:span text:style-name="T4">AND <text:tab/>end_day = $endday</text:span></text:p>
      <text:p text:style-name="P13"><text:span text:style-name="T4">AND <text:tab/>end_hour = $endhr</text:span></text:p>
      <text:p text:style-name="P13"><text:span text:style-name="T4">AND <text:tab/>end_minute = $endmin");</text:span></text:p>
      <text:p text:style-name="P13"><text:span text:style-name="T4"><text:tab/><text:tab/><text:tab/><text:tab/>}</text:span></text:p>
      <text:p text:style-name="P13"><text:span text:style-name="T4"><text:tab/><text:tab/><text:tab/><text:tab/>// buyer</text:span></text:p>
      <text:p text:style-name="P13"><text:span text:style-name="T4"><text:tab/><text:tab/><text:tab/><text:tab/>else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$row2 = mysql_fetch_assoc ($result2);</text:span></text:p>
      <text:p text:style-name="P13"><text:span text:style-name="T4"><text:tab/><text:tab/><text:tab/><text:tab/><text:tab/>$buyer = $row2['username'];</text:span></text:p>
      <text:p text:style-name="P13"><text:span text:style-name="T4"><text:tab/><text:tab/><text:tab/><text:tab/><text:tab/>$price = $row2['bid_amount'];</text:span></text:p>
      <text:p text:style-name="P13"><text:span text:style-name="T4"><text:tab/><text:tab/><text:tab/><text:tab/><text:tab/>$this-&gt;query ("update item_listing set</text:span></text:p>
      <text:p text:style-name="P13"><text:span text:style-name="T4">buyer = '$buyer',</text:span></text:p>
      <text:p text:style-name="P13"><text:span text:style-name="T4">current_price = $price</text:span></text:p>
      <text:p text:style-name="P13"><text:span text:style-name="T4">where <text:tab/>title = '$title'</text:span></text:p>
      <text:p text:style-name="P13"><text:span text:style-name="T4">AND <text:tab/>seller = '$seller'</text:span></text:p>
      <text:p text:style-name="P13"><text:span text:style-name="T4">AND <text:tab/>category = '$category'</text:span></text:p>
      <text:p text:style-name="P13"><text:span text:style-name="T4">AND <text:tab/>end_day = $endday</text:span></text:p>
      <text:p text:style-name="P13"><text:span text:style-name="T4">AND <text:tab/>end_hour = $endhr</text:span></text:p>
      <text:p text:style-name="P13"><text:soft-page-break/><text:span text:style-name="T4">AND<text:tab/>end_minute = $endmin");</text:span></text:p>
      <text:p text:style-name="P13"><text:span text:style-name="T4"><text:tab/><text:tab/><text:tab/><text:tab/>}</text:span></text:p>
      <text:p text:style-name="P13"><text:span text:style-name="T4"><text:tab/><text:tab/><text:tab/><text:tab/>mysql_free_result ($result2);</text:span></text:p>
      <text:p text:style-name="P13"><text:span text:style-name="T4"><text:tab/><text:tab/><text:tab/>}</text:span></text:p>
      <text:p text:style-name="P13"><text:span text:style-name="T4"><text:tab/><text:tab/><text:tab/>mysql_free_result ($result1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See if a user exists in the system</text:span></text:p>
      <text:p text:style-name="P13"><text:span text:style-name="T4"><text:tab/>function user_exists ($username)</text:span></text:p>
      <text:p text:style-name="P13"><text:span text:style-name="T4"><text:tab/>{</text:span></text:p>
      <text:p text:style-name="P13"><text:span text:style-name="T4"><text:tab/><text:tab/>$result = $this-&gt;query ("select username from user where username = '$username'");</text:span></text:p>
      <text:p text:style-name="P13"><text:span text:style-name="T4"><text:tab/><text:tab/>if (mysql_num_rows ($result) == 0)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a realname for a username</text:span></text:p>
      <text:p text:style-name="P13"><text:span text:style-name="T4"><text:tab/>function get_realname ($username)</text:span></text:p>
      <text:p text:style-name="P13"><text:span text:style-name="T4"><text:tab/>{</text:span></text:p>
      <text:p text:style-name="P13"><text:span text:style-name="T4"><text:tab/><text:tab/>$result = $this-&gt;query ("select realname from user where username = '$username'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"ERROR";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$row = mysql_fetch_assoc ($result);</text:span></text:p>
      <text:p text:style-name="P13"><text:span text:style-name="T4"><text:tab/><text:tab/><text:tab/>return $row['realname']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last logout time of a user</text:span></text:p>
      <text:p text:style-name="P13"><text:span text:style-name="T4"><text:tab/>function get_lastlogout ($username)</text:span></text:p>
      <text:p text:style-name="P13"><text:span text:style-name="T4"><text:tab/>{</text:span></text:p>
      <text:p text:style-name="P13"><text:span text:style-name="T4"><text:tab/><text:tab/>$result = $this-&gt;query ("select day, hour, minute from user_activity</text:span></text:p>
      <text:p text:style-name="P13"><text:span text:style-name="T4">where <text:tab/>username = '$username'</text:span></text:p>
      <text:p text:style-name="P13"><text:span text:style-name="T4">AND<text:tab/>activity = 'Logged Out'</text:span></text:p>
      <text:p text:style-name="P13"><text:span text:style-name="T4">order by day desc, hour desc, minute desc</text:span></text:p>
      <text:p text:style-name="P13"><text:span text:style-name="T4">limit 1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array (-1, -1, -1);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oft-page-break/><text:span text:style-name="T4"><text:tab/><text:tab/><text:tab/>list ($day, $hr, $min) = mysql_fetch_row ($result);</text:span></text:p>
      <text:p text:style-name="P13"><text:span text:style-name="T4"><text:tab/><text:tab/><text:tab/>return array ($day, $hr, $min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registration date of a user</text:span></text:p>
      <text:p text:style-name="P13"><text:span text:style-name="T4"><text:tab/>function get_registration_date ($username)</text:span></text:p>
      <text:p text:style-name="P13"><text:span text:style-name="T4"><text:tab/>{</text:span></text:p>
      <text:p text:style-name="P13"><text:span text:style-name="T4"><text:tab/><text:tab/>$result = $this-&gt;query ("select day, hour, minute from user_activity</text:span></text:p>
      <text:p text:style-name="P13"><text:span text:style-name="T4">where <text:tab/>username = '$username'</text:span></text:p>
      <text:p text:style-name="P13"><text:span text:style-name="T4">AND<text:tab/>activity = 'Registered'</text:span></text:p>
      <text:p text:style-name="P13"><text:span text:style-name="T4">order by day desc, hour desc, minute desc</text:span></text:p>
      <text:p text:style-name="P13"><text:span text:style-name="T4">limit 1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array (-1, -1, -1);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list ($day, $hr, $min) = mysql_fetch_row ($result);</text:span></text:p>
      <text:p text:style-name="P13"><text:span text:style-name="T4"><text:tab/><text:tab/><text:tab/>return array ($day, $hr, $min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Test if an auction already exists</text:span></text:p>
      <text:p text:style-name="P13"><text:span text:style-name="T4"><text:tab/>function auction_exists ($title, $seller, $category, $end_day, $end_hour, $end_minute)</text:span></text:p>
      <text:p text:style-name="P13"><text:span text:style-name="T4"><text:tab/>{</text:span></text:p>
      <text:p text:style-name="P13"><text:span text:style-name="T4"><text:tab/><text:tab/>$result = $this-&gt;query ("select seller from item_listing</text:span></text:p>
      <text:p text:style-name="P13"><text:span text:style-name="T4">where title = '$title'</text:span></text:p>
      <text:p text:style-name="P13"><text:span text:style-name="T4">AND<text:tab/>seller = '$seller'</text:span></text:p>
      <text:p text:style-name="P13"><text:span text:style-name="T4">AND<text:tab/>category = '$category'</text:span></text:p>
      <text:p text:style-name="P13"><text:span text:style-name="T4">AND<text:tab/>end_day = $end_day</text:span></text:p>
      <text:p text:style-name="P13"><text:span text:style-name="T4">AND<text:tab/>end_hour = $end_hour</text:span></text:p>
      <text:p text:style-name="P13"><text:span text:style-name="T4">AND<text:tab/>end_minute = $end_minute");</text:span></text:p>
      <text:p text:style-name="P13"><text:span text:style-name="T4"><text:tab/><text:tab/>if (mysql_num_rows ($result) == 0)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Test if a bid already exists</text:span></text:p>
      <text:p text:style-name="P13"><text:span text:style-name="T4"><text:tab/>function bid_exists ($user, $title, $seller, $category, $end_day, $end_hour, $end_minute,</text:span></text:p>
      <text:p text:style-name="P13"><text:span text:style-name="T4"><text:tab/><text:tab/><text:tab/> <text:s text:c="4"/>$bid_day, $bid_hour, $bid_minute)</text:span></text:p>
      <text:p text:style-name="P13"><text:span text:style-name="T4"><text:tab/>{</text:span></text:p>
      <text:p text:style-name="P13"><text:span text:style-name="T4"><text:tab/><text:tab/>$result = $this-&gt;query ("select username from bids_on</text:span></text:p>
      <text:p text:style-name="P13"><text:soft-page-break/><text:span text:style-name="T4">where <text:tab/>username = '$user'</text:span></text:p>
      <text:p text:style-name="P13"><text:span text:style-name="T4">AND<text:tab/>item_title = '$title'</text:span></text:p>
      <text:p text:style-name="P13"><text:span text:style-name="T4">AND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ute</text:span></text:p>
      <text:p text:style-name="P13"><text:span text:style-name="T4">AND<text:tab/>bid_day = $bid_day</text:span></text:p>
      <text:p text:style-name="P13"><text:span text:style-name="T4">AND<text:tab/>bid_hour = $bid_hour</text:span></text:p>
      <text:p text:style-name="P13"><text:span text:style-name="T4">AND<text:tab/>bid_minute = $bid_minute");</text:span></text:p>
      <text:p text:style-name="P13"><text:span text:style-name="T4"><text:tab/><text:tab/>if (mysql_num_rows ($result) == 0)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winner of an auction</text:span></text:p>
      <text:p text:style-name="P13"><text:span text:style-name="T4"><text:tab/>function get_winner ($title, $seller, $category, $end_day, $end_hour, $end_minute)</text:span></text:p>
      <text:p text:style-name="P13"><text:span text:style-name="T4"><text:tab/>{</text:span></text:p>
      <text:p text:style-name="P13"><text:span text:style-name="T4"><text:tab/><text:tab/>$result = $this-&gt;query ("select buyer, realname, current_price from item_listing, user</text:span></text:p>
      <text:p text:style-name="P13"><text:span text:style-name="T4">where<text:tab/>title = '$title'</text:span></text:p>
      <text:p text:style-name="P13"><text:span text:style-name="T4">AND<text:tab/>seller = '$seller'</text:span></text:p>
      <text:p text:style-name="P13"><text:span text:style-name="T4">AND<text:tab/>category = '$category'</text:span></text:p>
      <text:p text:style-name="P13"><text:span text:style-name="T4">AND<text:tab/>end_day = $end_day</text:span></text:p>
      <text:p text:style-name="P13"><text:span text:style-name="T4">AND<text:tab/>end_hour = $end_hour</text:span></text:p>
      <text:p text:style-name="P13"><text:span text:style-name="T4">AND<text:tab/>end_minute = $end_minute</text:span></text:p>
      <text:p text:style-name="P13"><text:span text:style-name="T4">AND<text:tab/>(buyer != '' OR buyer != 'None')</text:span></text:p>
      <text:p text:style-name="P13"><text:span text:style-name="T4">AND<text:tab/>buyer = username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array (-1, -1, -1);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list ($username, $realname, $bid_amount) = mysql_fetch_row ($result);</text:span></text:p>
      <text:p text:style-name="P13"><text:span text:style-name="T4"><text:tab/><text:tab/><text:tab/>return array ($username, $realname, $bid_amount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Find the current highest bidder for an auction</text:span></text:p>
      <text:p text:style-name="P13"><text:span text:style-name="T4"><text:tab/>function get_highest_bidder ($title, $seller, $category, $end_day, $end_hour, $end_minute)</text:span></text:p>
      <text:p text:style-name="P13"><text:span text:style-name="T4"><text:tab/>{</text:span></text:p>
      <text:p text:style-name="P13"><text:span text:style-name="T4"><text:tab/><text:tab/>$result = $this-&gt;query ("select username, bid_amount from bids_on</text:span></text:p>
      <text:p text:style-name="P13"><text:span text:style-name="T4">where<text:tab/>item_title = '$title'</text:span></text:p>
      <text:p text:style-name="P13"><text:span text:style-name="T4">AND<text:tab/>item_seller = '$seller'</text:span></text:p>
      <text:p text:style-name="P13"><text:soft-page-break/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ute</text:span></text:p>
      <text:p text:style-name="P13"><text:span text:style-name="T4">order by bid_amount desc");</text:span></text:p>
      <text:p text:style-name="P13"><text:span text:style-name="T4"><text:tab/><text:tab/>if (mysql_num_rows ($result) == 0)</text:span></text:p>
      <text:p text:style-name="P13"><text:span text:style-name="T4"><text:tab/><text:tab/><text:tab/>return array ("None", 0);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list ($username, $bid_amount) = mysql_fetch_row ($result);</text:span></text:p>
      <text:p text:style-name="P13"><text:span text:style-name="T4"><text:tab/><text:tab/><text:tab/>return array ($username, $bid_amount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the number of bids for an auction</text:span></text:p>
      <text:p text:style-name="P13"><text:span text:style-name="T4"><text:tab/>function get_num_bids ($title, $seller, $category, $end_day, $end_hour, $end_minute)</text:span></text:p>
      <text:p text:style-name="P13"><text:span text:style-name="T4"><text:tab/>{</text:span></text:p>
      <text:p text:style-name="P13"><text:span text:style-name="T4"><text:tab/><text:tab/>$result = $this-&gt;query ("select count(*) from bids_on</text:span></text:p>
      <text:p text:style-name="P13"><text:span text:style-name="T4">where<text:tab/>item_title = '$title'</text:span></text:p>
      <text:p text:style-name="P13"><text:span text:style-name="T4">AND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ute");</text:span></text:p>
      <text:p text:style-name="P13"><text:span text:style-name="T4"><text:tab/><text:tab/>list ($bid_count) = mysql_fetch_row ($result);</text:span></text:p>
      <text:p text:style-name="P13"><text:span text:style-name="T4"><text:tab/><text:tab/>return $bid_count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Begin - Changes made by Sayooj Valsan &gt; # User Profile</text:span></text:p>
      <text:p text:style-name="P13"><text:span text:style-name="T4"><text:tab/>// Gets the user description</text:span></text:p>
      <text:p text:style-name="P13"><text:span text:style-name="T4"><text:tab/>function get_userdesc ($username)</text:span></text:p>
      <text:p text:style-name="P13"><text:span text:style-name="T4"><text:tab/>{</text:span></text:p>
      <text:p text:style-name="P13"><text:span text:style-name="T4"><text:tab/><text:tab/>$result = $this-&gt;query ("select description from user where username = <text:s/>'$username'");</text:span></text:p>
      <text:p text:style-name="P13"><text:span text:style-name="T4"><text:tab/><text:tab/>$row = mysql_fetch_assoc ($result);</text:span></text:p>
      <text:p text:style-name="P13"><text:span text:style-name="T4"><text:tab/><text:tab/>return $row['description'];</text:span></text:p>
      <text:p text:style-name="P13"><text:span text:style-name="T4"><text:tab/>}</text:span></text:p>
      <text:p text:style-name="P13"><text:span text:style-name="T4"><text:tab/>//End - Changes made by Sayooj Valsan &gt; # User Profile</text:span></text:p>
      <text:p text:style-name="P13"><text:span text:style-name="T4"><text:tab/>//Begin - Changes made by Sayooj Valsan &lt;04-10-2009&gt;</text:span></text:p>
      <text:p text:style-name="P13"><text:span text:style-name="T4"><text:tab/>function get_picture ($username)</text:span></text:p>
      <text:p text:style-name="P13"><text:span text:style-name="T4"><text:tab/>{</text:span></text:p>
      <text:p text:style-name="P13"><text:span text:style-name="T4"><text:tab/><text:tab/>$result = $this-&gt;query ("select picture from user where username = '$username'");</text:span></text:p>
      <text:p text:style-name="P13"><text:span text:style-name="T4"><text:tab/><text:tab/>$row = mysql_fetch_assoc ($result);</text:span></text:p>
      <text:p text:style-name="P13"><text:span text:style-name="T4"><text:tab/><text:tab/>return $row['picture'];</text:span></text:p>
      <text:p text:style-name="P13"><text:span text:style-name="T4"><text:tab/>}</text:span></text:p>
      <text:p text:style-name="P13"><text:span text:style-name="T4"><text:tab/>//End - Changes made by Sayooj Valsan &lt;04-10-2009&gt;</text:span></text:p>
      <text:p text:style-name="P13"><text:span text:style-name="T4"></text:span></text:p>
      <text:p text:style-name="P13"><text:span text:style-name="T4">}</text:span></text:p>
      <text:p text:style-name="P13"><text:span text:style-name="T4"></text:span></text:p>
      <text:p text:style-name="P13"><text:span text:style-name="T4">?&gt;</text:span></text:p>
      <text:p text:style-name="P13"><text:soft-page-break/><text:span text:style-name="T5">form_common.php</text:span></text:p>
      <text:p text:style-name="P14"><text:span text:style-name="T5"/></text:p>
      <text:p text:style-name="P14"><text:span text:style-name="T5">&lt;?php</text:span></text:p>
      <text:p text:style-name="P14"><text:span text:style-name="T5">/*</text:span></text:p>
      <text:p text:style-name="P14"><text:span text:style-name="T5">CMPS460 Database Project</text:span></text:p>
      <text:p text:style-name="P14"><text:span text:style-name="T5">Group I</text:span></text:p>
      <text:p text:style-name="P14"><text:span text:style-name="T5">April 20, 2009</text:span></text:p>
      <text:p text:style-name="P14"><text:span text:style-name="T5"></text:span></text:p>
      <text:p text:style-name="P14"><text:span text:style-name="T5">Authors:</text:span></text:p>
      <text:p text:style-name="P14"><text:span text:style-name="T5"><text:s/>- Trey Alexander <text:tab/>(txa4895)</text:span></text:p>
      <text:p text:style-name="P14"><text:span text:style-name="T5"><text:s/>- Dallas Griffith <text:tab/>(dlg5367)</text:span></text:p>
      <text:p text:style-name="P14"><text:span text:style-name="T5"><text:s/>- Mark McKelvy <text:tab/>(jmm0468)</text:span></text:p>
      <text:p text:style-name="P14"><text:span text:style-name="T5"><text:s/>- Sayooj Valsan <text:tab/>(sxv6633)</text:span></text:p>
      <text:p text:style-name="P14"><text:span text:style-name="T5"></text:span></text:p>
      <text:p text:style-name="P14"><text:span text:style-name="T5">~~~ CERTIFICATION OF AUTHENTICITY ~~~</text:span></text:p>
      <text:p text:style-name="P14"><text:span text:style-name="T5">The code contained within this script is the combined work of the above mentioned authors.</text:span></text:p>
      <text:p text:style-name="P14"><text:span text:style-name="T5">*/</text:span></text:p>
      <text:p text:style-name="P14"><text:span text:style-name="T5"></text:span></text:p>
      <text:p text:style-name="P14"><text:span text:style-name="T5">// Form related common functions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// Action: script to execute</text:span></text:p>
      <text:p text:style-name="P14"><text:span text:style-name="T5">// Method: POST or GET</text:span></text:p>
      <text:p text:style-name="P14"><text:span text:style-name="T5">function form_begin ($action, $method)</text:span></text:p>
      <text:p text:style-name="P14"><text:span text:style-name="T5">{</text:span></text:p>
      <text:p text:style-name="P14"><text:span text:style-name="T5"><text:tab/>return "&lt;form action=\"$action\" method=\"$method\"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// Same as above but is names and has javascript onsubmit</text:span></text:p>
      <text:p text:style-name="P14"><text:span text:style-name="T5">function form_begin_n ($action, $method, $name, $on_submit)</text:span></text:p>
      <text:p text:style-name="P14"><text:span text:style-name="T5">{</text:span></text:p>
      <text:p text:style-name="P14"><text:span text:style-name="T5"><text:tab/>return "&lt;form action=\"$action\" method=\"$method\" accept-charset=\"UTF-8\" name=\"$name\" onsubmit=\"$on_submit\"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// End form</text:span></text:p>
      <text:p text:style-name="P14"><text:span text:style-name="T5">function form_end ()</text:span></text:p>
      <text:p text:style-name="P14"><text:span text:style-name="T5">{</text:span></text:p>
      <text:p text:style-name="P14"><text:span text:style-name="T5"><text:tab/>return "&lt;/form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// Typical text input for a form</text:span></text:p>
      <text:p text:style-name="P14"><text:span text:style-name="T5">function text_input ($name, $value)</text:span></text:p>
      <text:p text:style-name="P14"><text:span text:style-name="T5">{</text:span></text:p>
      <text:p text:style-name="P14"><text:span text:style-name="T5"><text:tab/>return input ($name, $value, 20, "", "text");</text:span></text:p>
      <text:p text:style-name="P14"><text:span text:style-name="T5">}</text:span></text:p>
      <text:p text:style-name="P14"><text:soft-page-break/><text:span text:style-name="T5"></text:span></text:p>
      <text:p text:style-name="P14"><text:span text:style-name="T5">// Typical text input for a form with size</text:span></text:p>
      <text:p text:style-name="P14"><text:span text:style-name="T5">function text_input_s ($name, $value, $size, $maxsize)</text:span></text:p>
      <text:p text:style-name="P14"><text:span text:style-name="T5">{</text:span></text:p>
      <text:p text:style-name="P14"><text:span text:style-name="T5"><text:tab/>return input ($name, $value, $size, "", "text", $maxsize);</text:span></text:p>
      <text:p text:style-name="P14"><text:span text:style-name="T5">}</text:span></text:p>
      <text:p text:style-name="P14"><text:span text:style-name="T5"></text:span></text:p>
      <text:p text:style-name="P14"><text:span text:style-name="T5">// Typical text input for a form with size and readonly</text:span></text:p>
      <text:p text:style-name="P14"><text:span text:style-name="T5">function text_input_sr ($name, $value, $size, $maxsize)</text:span></text:p>
      <text:p text:style-name="P14"><text:span text:style-name="T5">{</text:span></text:p>
      <text:p text:style-name="P14"><text:span text:style-name="T5"><text:tab/>return input ($name, $value, $size, "", "text", $maxsize, "readonly");</text:span></text:p>
      <text:p text:style-name="P14"><text:span text:style-name="T5">}</text:span></text:p>
      <text:p text:style-name="P14"><text:span text:style-name="T5"></text:span></text:p>
      <text:p text:style-name="P14"><text:span text:style-name="T5">// Typical password input for a form</text:span></text:p>
      <text:p text:style-name="P14"><text:span text:style-name="T5">function password_input ($name, $value)</text:span></text:p>
      <text:p text:style-name="P14"><text:span text:style-name="T5">{</text:span></text:p>
      <text:p text:style-name="P14"><text:span text:style-name="T5"><text:tab/>return input ($name, $value, 20, "", "password");</text:span></text:p>
      <text:p text:style-name="P14"><text:span text:style-name="T5">}</text:span></text:p>
      <text:p text:style-name="P14"><text:span text:style-name="T5"></text:span></text:p>
      <text:p text:style-name="P14"><text:span text:style-name="T5">// Typical password input for a form with size</text:span></text:p>
      <text:p text:style-name="P14"><text:span text:style-name="T5">function password_input_s ($name, $value, $size, $maxsize)</text:span></text:p>
      <text:p text:style-name="P14"><text:span text:style-name="T5">{</text:span></text:p>
      <text:p text:style-name="P14"><text:span text:style-name="T5"><text:tab/>return input ($name, $value, $size, "", "password", $maxsize);</text:span></text:p>
      <text:p text:style-name="P14"><text:span text:style-name="T5">}</text:span></text:p>
      <text:p text:style-name="P14"><text:span text:style-name="T5"></text:span></text:p>
      <text:p text:style-name="P14"><text:span text:style-name="T5">// Typical submit input for a form</text:span></text:p>
      <text:p text:style-name="P14"><text:span text:style-name="T5">function submit_input ($value)</text:span></text:p>
      <text:p text:style-name="P14"><text:span text:style-name="T5">{</text:span></text:p>
      <text:p text:style-name="P14"><text:span text:style-name="T5"><text:tab/>return input ("formsubmit", $value, "", "", "submit");</text:span></text:p>
      <text:p text:style-name="P14"><text:span text:style-name="T5">}</text:span></text:p>
      <text:p text:style-name="P14"><text:span text:style-name="T5"></text:span></text:p>
      <text:p text:style-name="P14"><text:span text:style-name="T5">// Hidden input for a form</text:span></text:p>
      <text:p text:style-name="P14"><text:span text:style-name="T5">function hidden_input ($name, $value)</text:span></text:p>
      <text:p text:style-name="P14"><text:span text:style-name="T5">{</text:span></text:p>
      <text:p text:style-name="P14"><text:span text:style-name="T5"><text:tab/>return "&lt;input type=\"hidden\" name=\"$name\" value=\"$value\"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// Input for a form that has more freedom</text:span></text:p>
      <text:p text:style-name="P14"><text:span text:style-name="T5">function input ($name, $value, $size, $id, $type, $maxsize = "", $other_opts = "")</text:span></text:p>
      <text:p text:style-name="P14"><text:span text:style-name="T5">{</text:span></text:p>
      <text:p text:style-name="P14"><text:span text:style-name="T5"><text:tab/>if (!empty ($maxsize))</text:span></text:p>
      <text:p text:style-name="P14"><text:span text:style-name="T5"><text:tab/><text:tab/>$maxsize = "maxlength=\"$maxsize\"";</text:span></text:p>
      <text:p text:style-name="P14"><text:span text:style-name="T5"><text:tab/>if (empty ($size))</text:span></text:p>
      <text:p text:style-name="P14"><text:span text:style-name="T5"><text:tab/><text:tab/>return "&lt;input name=\"$name\" $maxsize id=\"$id\" type=\"$type\" value=\"$value\" $other_opts&gt;\n";</text:span></text:p>
      <text:p text:style-name="P14"><text:span text:style-name="T5"><text:tab/>else</text:span></text:p>
      <text:p text:style-name="P14"><text:span text:style-name="T5"><text:tab/><text:tab/>return "&lt;input name=\"$name\" $maxsize size=\"$size\" id=\"$id\" type=\"$type\" value=\"$value\" $other_opts&gt;\n";</text:span></text:p>
      <text:p text:style-name="P14"><text:span text:style-name="T5">}</text:span></text:p>
      <text:p text:style-name="P14"><text:soft-page-break/><text:span text:style-name="T5"></text:span></text:p>
      <text:p text:style-name="P14"><text:span text:style-name="T5">// Form select which takes html string of options</text:span></text:p>
      <text:p text:style-name="P14"><text:span text:style-name="T5">function select ($name, $options)</text:span></text:p>
      <text:p text:style-name="P14"><text:span text:style-name="T5">{</text:span></text:p>
      <text:p text:style-name="P14"><text:span text:style-name="T5"><text:tab/>return "&lt;select name=\"$name\"&gt;\n$options \n&lt;/select&gt;";</text:span></text:p>
      <text:p text:style-name="P14"><text:span text:style-name="T5">}</text:span></text:p>
      <text:p text:style-name="P14"><text:span text:style-name="T5"></text:span></text:p>
      <text:p text:style-name="P14"><text:span text:style-name="T5">// Dynamic select used for javascript</text:span></text:p>
      <text:p text:style-name="P14"><text:span text:style-name="T5">function select_dyn ($name, $options, $javascript_func)</text:span></text:p>
      <text:p text:style-name="P14"><text:span text:style-name="T5">{</text:span></text:p>
      <text:p text:style-name="P14"><text:span text:style-name="T5"><text:tab/>return "&lt;select onChange=\"$javascript_func\" id=\"dyn$name\" name=\"$name\"&gt;\n$options \n&lt;/select&gt;";</text:span></text:p>
      <text:p text:style-name="P14"><text:span text:style-name="T5">}</text:span></text:p>
      <text:p text:style-name="P14"><text:span text:style-name="T5"></text:span></text:p>
      <text:p text:style-name="P14"><text:span text:style-name="T5">// Html option used for a select dropdown</text:span></text:p>
      <text:p text:style-name="P14"><text:span text:style-name="T5">function option ($value, $display, $is_selected = "")</text:span></text:p>
      <text:p text:style-name="P14"><text:span text:style-name="T5">{</text:span></text:p>
      <text:p text:style-name="P14"><text:span text:style-name="T5"><text:tab/>if (!empty ($is_selected) &amp;&amp; $value == $is_selected)</text:span></text:p>
      <text:p text:style-name="P14"><text:span text:style-name="T5"><text:tab/><text:tab/>return "&lt;option selected=\"yes\" value=\"$value\"&gt;$display&lt;/option&gt;\n";</text:span></text:p>
      <text:p text:style-name="P14"><text:span text:style-name="T5"><text:tab/>else</text:span></text:p>
      <text:p text:style-name="P14"><text:span text:style-name="T5"><text:tab/><text:tab/>return "&lt;option value=\"$value\"&gt;$display&lt;/option&gt;\n";</text:span></text:p>
      <text:p text:style-name="P14"><text:span text:style-name="T5">}</text:span></text:p>
      <text:p text:style-name="P14"><text:span text:style-name="T5">?&gt;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3"><text:soft-page-break/><text:span text:style-name="T5">index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Main page user sees whether logged in to site or not. If logged in, shows</text:span></text:p>
      <text:p text:style-name="P13"><text:span text:style-name="T4">// activity and notifications and if admin, also shows time advance box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$mode = get ("mode");</text:span></text:p>
      <text:p text:style-name="P13"><text:span text:style-name="T4">$current_script = current_script ();</text:span></text:p>
      <text:p text:style-name="P13"><text:span text:style-name="T4">$username = $dbinfo-&gt;username ();</text:span></text:p>
      <text:p text:style-name="P13"><text:span text:style-name="T4">$curr_day = $dbinfo-&gt;day ();</text:span></text:p>
      <text:p text:style-name="P13"><text:span text:style-name="T4">$curr_hour = $dbinfo-&gt;hour ();</text:span></text:p>
      <text:p text:style-name="P13"><text:span text:style-name="T4">$curr_minute = $dbinfo-&gt;minute ();</text:span></text:p>
      <text:p text:style-name="P13"><text:span text:style-name="T4"></text:span></text:p>
      <text:p text:style-name="P13"><text:span text:style-name="T4">$x = 0;</text:span></text:p>
      <text:p text:style-name="P13"><text:span text:style-name="T4">$output;</text:span></text:p>
      <text:p text:style-name="P13"><text:span text:style-name="T4"></text:span></text:p>
      <text:p text:style-name="P13"><text:span text:style-name="T4">// Remove an outbid notification</text:span></text:p>
      <text:p text:style-name="P13"><text:span text:style-name="T4">if ($dbinfo-&gt;logged_in () &amp;&amp; $mode == "remove")</text:span></text:p>
      <text:p text:style-name="P13"><text:span text:style-name="T4">{</text:span></text:p>
      <text:p text:style-name="P13"><text:span text:style-name="T4"><text:tab/>$title = get ("t");</text:span></text:p>
      <text:p text:style-name="P13"><text:span text:style-name="T4"><text:tab/>$seller = get ("s");</text:span></text:p>
      <text:p text:style-name="P13"><text:span text:style-name="T4"><text:tab/>$category = get ("c");</text:span></text:p>
      <text:p text:style-name="P13"><text:span text:style-name="T4"><text:tab/>$end_day = get ("d");</text:span></text:p>
      <text:p text:style-name="P13"><text:span text:style-name="T4"><text:tab/>$end_hour = get ("h");</text:span></text:p>
      <text:p text:style-name="P13"><text:span text:style-name="T4"><text:tab/>$end_min = get ("m");</text:span></text:p>
      <text:p text:style-name="P13"><text:soft-page-break/><text:span text:style-name="T4"><text:tab/>$bid_day = get ("bd");</text:span></text:p>
      <text:p text:style-name="P13"><text:span text:style-name="T4"><text:tab/>$bid_hour = get ("bh");</text:span></text:p>
      <text:p text:style-name="P13"><text:span text:style-name="T4"><text:tab/>$bid_min = get ("bm");</text:span></text:p>
      <text:p text:style-name="P13"><text:span text:style-name="T4"><text:tab/>$dbinfo-&gt;query ("update bids_on set display_notification = 'c'</text:span></text:p>
      <text:p text:style-name="P13"><text:span text:style-name="T4">where <text:tab/>username = '$username'</text:span></text:p>
      <text:p text:style-name="P13"><text:span text:style-name="T4">AND<text:tab/>item_title = '$title'</text:span></text:p>
      <text:p text:style-name="P13"><text:span text:style-name="T4">AND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</text:span></text:p>
      <text:p text:style-name="P13"><text:span text:style-name="T4">AND<text:tab/>bid_day = $bid_day</text:span></text:p>
      <text:p text:style-name="P13"><text:span text:style-name="T4">AND<text:tab/>bid_hour = $bid_hour</text:span></text:p>
      <text:p text:style-name="P13"><text:span text:style-name="T4">AND<text:tab/>bid_minute = $bid_min");</text:span></text:p>
      <text:p text:style-name="P13"><text:span text:style-name="T4">}</text:span></text:p>
      <text:p text:style-name="P13"><text:span text:style-name="T4"></text:span></text:p>
      <text:p text:style-name="P13"><text:span text:style-name="T4">// Save feedback</text:span></text:p>
      <text:p text:style-name="P13"><text:span text:style-name="T4">if ($dbinfo-&gt;logged_in () &amp;&amp; $mode == "feedback")</text:span></text:p>
      <text:p text:style-name="P13"><text:span text:style-name="T4">{</text:span></text:p>
      <text:p text:style-name="P13"><text:span text:style-name="T4"><text:tab/>// Need to save feedback for user.</text:span></text:p>
      <text:p text:style-name="P13"><text:span text:style-name="T4"><text:tab/>$title = post ("title");</text:span></text:p>
      <text:p text:style-name="P13"><text:span text:style-name="T4"><text:tab/>$seller = post ("seller");</text:span></text:p>
      <text:p text:style-name="P13"><text:span text:style-name="T4"><text:tab/>$category = post ("category");</text:span></text:p>
      <text:p text:style-name="P13"><text:span text:style-name="T4"><text:tab/>$end_day = post ("end_day");</text:span></text:p>
      <text:p text:style-name="P13"><text:span text:style-name="T4"><text:tab/>$end_hour = post ("end_hour");</text:span></text:p>
      <text:p text:style-name="P13"><text:span text:style-name="T4"><text:tab/>$end_min = post ("end_min");</text:span></text:p>
      <text:p text:style-name="P13"><text:span text:style-name="T4"><text:tab/>$description = fix_quotes (post ("feedback"));</text:span></text:p>
      <text:p text:style-name="P13"><text:span text:style-name="T4"><text:tab/>$rating = post ("rating");</text:span></text:p>
      <text:p text:style-name="P13"><text:span text:style-name="T4"><text:tab/>$for = post ("for");</text:span></text:p>
      <text:p text:style-name="P13"><text:span text:style-name="T4"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if ($for == "buyer")</text:span></text:p>
      <text:p text:style-name="P13"><text:span text:style-name="T4"><text:tab/>{</text:span></text:p>
      <text:p text:style-name="P13"><text:span text:style-name="T4"><text:tab/><text:tab/>$dbinfo-&gt;query ("update item_listing set sellerfeedbackforbuyer_description = '$description'</text:span></text:p>
      <text:p text:style-name="P13"><text:span text:style-name="T4">where <text:tab/>title = '$title'</text:span></text:p>
      <text:p text:style-name="P13"><text:span text:style-name="T4">AND<text:tab/>seller = '$seller'</text:span></text:p>
      <text:p text:style-name="P13"><text:span text:style-name="T4">AND<text:tab/>category = '$category'</text:span></text:p>
      <text:p text:style-name="P13"><text:span text:style-name="T4">AND<text:tab/>end_day = $end_day</text:span></text:p>
      <text:p text:style-name="P13"><text:span text:style-name="T4">AND<text:tab/>end_hour = $end_hour</text:span></text:p>
      <text:p text:style-name="P13"><text:span text:style-name="T4">AND<text:tab/>end_minute = $end_min");</text:span></text:p>
      <text:p text:style-name="P13"><text:span text:style-name="T4"><text:tab/><text:tab/>$dbinfo-&gt;save_activity ("You left feedback for the winner of your auction \"$real_title\"");</text:span></text:p>
      <text:p text:style-name="P13"><text:span text:style-name="T4"><text:tab/>}</text:span></text:p>
      <text:p text:style-name="P13"><text:span text:style-name="T4"><text:tab/>if ($for == "seller")</text:span></text:p>
      <text:p text:style-name="P13"><text:span text:style-name="T4"><text:tab/>{</text:span></text:p>
      <text:p text:style-name="P13"><text:span text:style-name="T4"><text:tab/><text:tab/>$dbinfo-&gt;query ("update item_listing set buyerfeedbackforseller_description = '$description',</text:span></text:p>
      <text:p text:style-name="P13"><text:soft-page-break/><text:span text:style-name="T4">buyerfeedbackforseller_rating = $rating</text:span></text:p>
      <text:p text:style-name="P13"><text:span text:style-name="T4">where <text:tab/>title = '$title'</text:span></text:p>
      <text:p text:style-name="P13"><text:span text:style-name="T4">AND<text:tab/>seller = '$seller'</text:span></text:p>
      <text:p text:style-name="P13"><text:span text:style-name="T4">AND<text:tab/>category = '$category'</text:span></text:p>
      <text:p text:style-name="P13"><text:span text:style-name="T4">AND<text:tab/>end_day = $end_day</text:span></text:p>
      <text:p text:style-name="P13"><text:span text:style-name="T4">AND<text:tab/>end_hour = $end_hour</text:span></text:p>
      <text:p text:style-name="P13"><text:span text:style-name="T4">AND<text:tab/>end_minute = $end_min");</text:span></text:p>
      <text:p text:style-name="P13"><text:span text:style-name="T4"><text:tab/><text:tab/>$dbinfo-&gt;save_activity ("You left feedback for the seller of the auction \"$real_title\""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// The big mambo jambo</text:span></text:p>
      <text:p text:style-name="P13"><text:span text:style-name="T4">if ($dbinfo-&gt;logged_in ())</text:span></text:p>
      <text:p text:style-name="P13"><text:span text:style-name="T4">{</text:span></text:p>
      <text:p text:style-name="P13"><text:span text:style-name="T4"><text:tab/>// Get all feedback notifications which you are seller for</text:span></text:p>
      <text:p text:style-name="P13"><text:span text:style-name="T4"><text:tab/>$result = $dbinfo-&gt;query ("select * from item_listing</text:span></text:p>
      <text:p text:style-name="P13"><text:span text:style-name="T4">where <text:tab/>seller = '$username'</text:span></text:p>
      <text:p text:style-name="P13"><text:span text:style-name="T4">AND <text:tab/>(end_day &lt; $curr_day</text:span></text:p>
      <text:p text:style-name="P13"><text:span text:style-name="T4"><text:tab/>OR (end_day = $curr_day</text:span></text:p>
      <text:p text:style-name="P13"><text:span text:style-name="T4"><text:tab/><text:tab/>AND end_hour &lt; $curr_hour)</text:span></text:p>
      <text:p text:style-name="P13"><text:span text:style-name="T4"><text:tab/>OR (end_day = $curr_day</text:span></text:p>
      <text:p text:style-name="P13"><text:span text:style-name="T4"><text:tab/><text:tab/>AND end_hour = $curr_hour</text:span></text:p>
      <text:p text:style-name="P13"><text:span text:style-name="T4"><text:tab/><text:tab/>AND end_minute &lt; $curr_minute))</text:span></text:p>
      <text:p text:style-name="P13"><text:span text:style-name="T4">AND<text:tab/>(buyer &lt;&gt; 'None')</text:span></text:p>
      <text:p text:style-name="P13"><text:span text:style-name="T4">order by end_day desc, end_hour desc, end_minute desc");</text:span></text:p>
      <text:p text:style-name="P13"><text:span text:style-name="T4"><text:tab/>$t = new table_common_t ();</text:span></text:p>
      <text:p text:style-name="P13"><text:span text:style-name="T4"><text:tab/>$t-&gt;init ("feedback");</text:span></text:p>
      <text:p text:style-name="P13"><text:span text:style-name="T4"><text:tab/>while (list ($title, $seller, $category, $end_day, $end_hour, $end_min,</text:span></text:p>
      <text:p text:style-name="P13"><text:span text:style-name="T4"><text:tab/><text:tab/> <text:s text:c="4"/>$description, $shipping_cost, $shipping_method, $starting_price,</text:span></text:p>
      <text:p text:style-name="P13"><text:span text:style-name="T4"><text:tab/><text:tab/> <text:s text:c="4"/>$current_price, $picture, $buyer, $buyer_fdbk, $buyer_fdbk_rating,</text:span></text:p>
      <text:p text:style-name="P13"><text:span text:style-name="T4"><text:tab/><text:tab/> <text:s text:c="4"/>$seller_fdbk)</text:span></text:p>
      <text:p text:style-name="P13"><text:span text:style-name="T4"><text:tab/> <text:s text:c="6"/>= mysql_fetch_row ($result))</text:span></text:p>
      <text:p text:style-name="P13"><text:span text:style-name="T4"><text:tab/>{</text:span></text:p>
      <text:p text:style-name="P13"><text:span text:style-name="T4"><text:tab/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<text:tab/>$winner_realname = href ("profile.php?mode=view&amp;username=$buyer", $dbinfo-&gt;get_realname ($buyer));</text:span></text:p>
      <text:p text:style-name="P13"><text:span text:style-name="T4"><text:tab/><text:tab/>if (empty ($buyer_fdbk))</text:span></text:p>
      <text:p text:style-name="P13"><text:span text:style-name="T4"><text:tab/><text:tab/>{</text:span></text:p>
      <text:p text:style-name="P13"><text:span text:style-name="T4"><text:tab/><text:tab/><text:tab/>$bfdbk = "$winner_realname has not left any feedback for you.&lt;br/&gt;"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$bfdbk = "$winner_realname has given you a rating of \"$buyer_fdbk_rating\"</text:span></text:p>
      <text:p text:style-name="P13"><text:span text:style-name="T4">and has left the following feedback: \"$buyer_fdbk\""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empty ($seller_fdbk))</text:span></text:p>
      <text:p text:style-name="P13"><text:soft-page-break/><text:span text:style-name="T4"><text:tab/><text:tab/><text:tab/>$sfdbk = $t-&gt;table_begin ().$t-&gt;table_head_begin ().</text:span></text:p>
      <text:p text:style-name="P13"><text:span text:style-name="T4"><text:tab/><text:tab/><text:tab/><text:tab/>$t-&gt;tr ($t-&gt;td ("Leave feedback for $winner_realname?")).</text:span></text:p>
      <text:p text:style-name="P13"><text:span text:style-name="T4"><text:tab/><text:tab/><text:tab/><text:tab/>$t-&gt;table_head_end ().$t-&gt;table_body_begin ().</text:span></text:p>
      <text:p text:style-name="P13"><text:span text:style-name="T4"><text:tab/><text:tab/><text:tab/><text:tab/>form_begin ("$current_script?mode=feedback", "post").</text:span></text:p>
      <text:p text:style-name="P13"><text:span text:style-name="T4"><text:tab/><text:tab/><text:tab/><text:tab/>$t-&gt;tr ($t-&gt;td (text_input_s ("feedback", "", 50, 250).</text:span></text:p>
      <text:p text:style-name="P13"><text:span text:style-name="T4"><text:tab/><text:tab/><text:tab/><text:tab/><text:tab/><text:tab/>hidden_input ("title", $title).</text:span></text:p>
      <text:p text:style-name="P13"><text:span text:style-name="T4"><text:tab/><text:tab/><text:tab/><text:tab/><text:tab/><text:tab/>hidden_input ("seller", $seller).</text:span></text:p>
      <text:p text:style-name="P13"><text:span text:style-name="T4"><text:tab/><text:tab/><text:tab/><text:tab/><text:tab/><text:tab/>hidden_input ("category", $category).</text:span></text:p>
      <text:p text:style-name="P13"><text:span text:style-name="T4"><text:tab/><text:tab/><text:tab/><text:tab/><text:tab/><text:tab/>hidden_input ("end_day", $end_day).</text:span></text:p>
      <text:p text:style-name="P13"><text:span text:style-name="T4"><text:tab/><text:tab/><text:tab/><text:tab/><text:tab/><text:tab/>hidden_input ("end_hour", $end_hour).</text:span></text:p>
      <text:p text:style-name="P13"><text:span text:style-name="T4"><text:tab/><text:tab/><text:tab/><text:tab/><text:tab/><text:tab/>hidden_input ("end_min", $end_min).</text:span></text:p>
      <text:p text:style-name="P13"><text:span text:style-name="T4"><text:tab/><text:tab/><text:tab/><text:tab/><text:tab/><text:tab/>hidden_input ("for", "buyer")).</text:span></text:p>
      <text:p text:style-name="P13"><text:span text:style-name="T4"><text:tab/><text:tab/><text:tab/><text:tab/><text:tab/>$t-&gt;td_span (submit_input ("Save"), "", 1, "center")).</text:span></text:p>
      <text:p text:style-name="P13"><text:span text:style-name="T4"><text:tab/><text:tab/><text:tab/><text:tab/>form_end ().</text:span></text:p>
      <text:p text:style-name="P13"><text:span text:style-name="T4"><text:tab/><text:tab/><text:tab/><text:tab/>$t-&gt;table_body_end ().$t-&gt;table_end ();</text:span></text:p>
      <text:p text:style-name="P13"><text:span text:style-name="T4"><text:tab/><text:tab/>else</text:span></text:p>
      <text:p text:style-name="P13"><text:span text:style-name="T4"><text:tab/><text:tab/><text:tab/>$sfdbk = "&lt;br/&gt;You left the following feedback: \"$seller_fdbk\".";</text:span></text:p>
      <text:p text:style-name="P13"><text:span text:style-name="T4"></text:span></text:p>
      <text:p text:style-name="P13"><text:span text:style-name="T4"><text:tab/><text:tab/>$output[$x] = pad_time ($end_day, $end_hour, $end_min, 5).div (span (format_time ($end_day, $end_hour, $end_min), "time").</text:span></text:p>
      <text:p text:style-name="P13"><text:span text:style-name="T4"><text:tab/><text:tab/><text:tab/> <text:s/>"Regarding your auction \"$real_title\" which has ended, $winner_realname won with a high bid of \$$current_price.&lt;br/&gt;$bfdbk$sfdbk", "feedback");</text:span></text:p>
      <text:p text:style-name="P13"><text:span text:style-name="T4"><text:tab/><text:tab/>$x++;</text:span></text:p>
      <text:p text:style-name="P13"><text:span text:style-name="T4"><text:tab/>}</text:span></text:p>
      <text:p text:style-name="P13"><text:span text:style-name="T4"><text:tab/>mysql_free_result ($result);</text:span></text:p>
      <text:p text:style-name="P13"><text:span text:style-name="T4"></text:span></text:p>
      <text:p text:style-name="P13"><text:span text:style-name="T4"></text:span></text:p>
      <text:p text:style-name="P13"><text:span text:style-name="T4"><text:tab/>// Get all feedback notifications which you are buyer for</text:span></text:p>
      <text:p text:style-name="P13"><text:span text:style-name="T4"><text:tab/>$result = $dbinfo-&gt;query ("select * from item_listing</text:span></text:p>
      <text:p text:style-name="P13"><text:span text:style-name="T4">where <text:tab/>buyer = '$username'</text:span></text:p>
      <text:p text:style-name="P13"><text:span text:style-name="T4">order by end_day desc, end_hour desc, end_minute desc");</text:span></text:p>
      <text:p text:style-name="P13"><text:span text:style-name="T4"><text:tab/>while (list ($title, $seller, $category, $end_day, $end_hour, $end_min,</text:span></text:p>
      <text:p text:style-name="P13"><text:span text:style-name="T4"><text:tab/><text:tab/> <text:s text:c="4"/>$description, $shipping_cost, $shipping_method, $starting_price,</text:span></text:p>
      <text:p text:style-name="P13"><text:span text:style-name="T4"><text:tab/><text:tab/> <text:s text:c="4"/>$current_price, $picture, $buyer, $buyer_fdbk, $buyer_fdbk_rating,</text:span></text:p>
      <text:p text:style-name="P13"><text:span text:style-name="T4"><text:tab/><text:tab/> <text:s text:c="4"/>$seller_fdbk)</text:span></text:p>
      <text:p text:style-name="P13"><text:span text:style-name="T4"><text:tab/> <text:s text:c="6"/>= mysql_fetch_row ($result))</text:span></text:p>
      <text:p text:style-name="P13"><text:span text:style-name="T4"><text:tab/>{</text:span></text:p>
      <text:p text:style-name="P13"><text:span text:style-name="T4"><text:tab/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<text:tab/>$seller_realname = href ("profile.php?mode=view&amp;username=$seller", $dbinfo-&gt;get_realname ($seller));</text:span></text:p>
      <text:p text:style-name="P13"><text:span text:style-name="T4"></text:span></text:p>
      <text:p text:style-name="P13"><text:span text:style-name="T4"><text:tab/><text:tab/>if (empty ($seller_fdbk))</text:span></text:p>
      <text:p text:style-name="P13"><text:span text:style-name="T4"><text:tab/><text:tab/><text:tab/>$sfdbk = "$seller_realname has not left any feedback for you.&lt;br/&gt;";</text:span></text:p>
      <text:p text:style-name="P13"><text:span text:style-name="T4"><text:tab/><text:tab/>else</text:span></text:p>
      <text:p text:style-name="P13"><text:span text:style-name="T4"><text:tab/><text:tab/><text:tab/>$sfdbk = "$seller_realname has left the following feedback: \"$seller_fdbk\"";</text:span></text:p>
      <text:p text:style-name="P13"><text:span text:style-name="T4"></text:span></text:p>
      <text:p text:style-name="P13"><text:span text:style-name="T4"><text:tab/><text:tab/>if (empty ($buyer_fdbk))</text:span></text:p>
      <text:p text:style-name="P13"><text:soft-page-break/><text:span text:style-name="T4"><text:tab/><text:tab/>{</text:span></text:p>
      <text:p text:style-name="P13"><text:span text:style-name="T4"><text:tab/><text:tab/><text:tab/>$options = "";</text:span></text:p>
      <text:p text:style-name="P13"><text:span text:style-name="T4"><text:tab/><text:tab/><text:tab/>for ($i = 10; $i &gt;= 0; $i--)</text:span></text:p>
      <text:p text:style-name="P13"><text:span text:style-name="T4"><text:tab/><text:tab/><text:tab/>{</text:span></text:p>
      <text:p text:style-name="P13"><text:span text:style-name="T4"><text:tab/><text:tab/><text:tab/><text:tab/>$options = $options.option ($i, $i, "");</text:span></text:p>
      <text:p text:style-name="P13"><text:span text:style-name="T4"><text:tab/><text:tab/><text:tab/>}</text:span></text:p>
      <text:p text:style-name="P13"><text:span text:style-name="T4"><text:tab/><text:tab/><text:tab/>$bfdbk = $t-&gt;table_begin ().$t-&gt;table_head_begin ().</text:span></text:p>
      <text:p text:style-name="P13"><text:span text:style-name="T4"><text:tab/><text:tab/><text:tab/><text:tab/>$t-&gt;tr ($t-&gt;td ("Leave feedback for $seller_realname?")).</text:span></text:p>
      <text:p text:style-name="P13"><text:span text:style-name="T4"><text:tab/><text:tab/><text:tab/><text:tab/>$t-&gt;table_head_end ().$t-&gt;table_body_begin ().</text:span></text:p>
      <text:p text:style-name="P13"><text:span text:style-name="T4"><text:tab/><text:tab/><text:tab/><text:tab/>form_begin ("$current_script?mode=feedback", "post").</text:span></text:p>
      <text:p text:style-name="P13"><text:span text:style-name="T4"><text:tab/><text:tab/><text:tab/><text:tab/>$t-&gt;tr ($t-&gt;td (text_input_s ("feedback", "", 50, 250).</text:span></text:p>
      <text:p text:style-name="P13"><text:span text:style-name="T4"><text:tab/><text:tab/><text:tab/><text:tab/><text:tab/><text:tab/>hidden_input ("title", $title).</text:span></text:p>
      <text:p text:style-name="P13"><text:span text:style-name="T4"><text:tab/><text:tab/><text:tab/><text:tab/><text:tab/><text:tab/>hidden_input ("seller", $seller).</text:span></text:p>
      <text:p text:style-name="P13"><text:span text:style-name="T4"><text:tab/><text:tab/><text:tab/><text:tab/><text:tab/><text:tab/>hidden_input ("category", $category).</text:span></text:p>
      <text:p text:style-name="P13"><text:span text:style-name="T4"><text:tab/><text:tab/><text:tab/><text:tab/><text:tab/><text:tab/>hidden_input ("end_day", $end_day).</text:span></text:p>
      <text:p text:style-name="P13"><text:span text:style-name="T4"><text:tab/><text:tab/><text:tab/><text:tab/><text:tab/><text:tab/>hidden_input ("end_hour", $end_hour).</text:span></text:p>
      <text:p text:style-name="P13"><text:span text:style-name="T4"><text:tab/><text:tab/><text:tab/><text:tab/><text:tab/><text:tab/>hidden_input ("end_min", $end_min).</text:span></text:p>
      <text:p text:style-name="P13"><text:span text:style-name="T4"><text:tab/><text:tab/><text:tab/><text:tab/><text:tab/><text:tab/>hidden_input ("for", "seller")).</text:span></text:p>
      <text:p text:style-name="P13"><text:span text:style-name="T4"><text:tab/><text:tab/><text:tab/><text:tab/><text:tab/>$t-&gt;td (select ("rating", $options)).</text:span></text:p>
      <text:p text:style-name="P13"><text:span text:style-name="T4"><text:tab/><text:tab/><text:tab/><text:tab/><text:tab/>$t-&gt;td_span (submit_input ("Save"), "", 1, "center")).</text:span></text:p>
      <text:p text:style-name="P13"><text:span text:style-name="T4"><text:tab/><text:tab/><text:tab/><text:tab/>form_end ().</text:span></text:p>
      <text:p text:style-name="P13"><text:span text:style-name="T4"><text:tab/><text:tab/><text:tab/><text:tab/>$t-&gt;table_body_end ().$t-&gt;table_end (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$bfdbk = "&lt;br/&gt;You rated $seller_realname '$buyer_fdbk_rating' and left the following feedback: \"$buyer_fdbk\"."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$output[$x] = pad_time ($end_day, $end_hour, $end_min, 5).div (span (format_time ($end_day, $end_hour, $end_min), "time").</text:span></text:p>
      <text:p text:style-name="P13"><text:span text:style-name="T4"><text:tab/><text:tab/><text:tab/> <text:s/>"Regarding the auction \"$real_title\" you have won with a high bid of \$$current_price.&lt;br/&gt;$sfdbk$bfdbk", "feedback");</text:span></text:p>
      <text:p text:style-name="P13"><text:span text:style-name="T4"><text:tab/><text:tab/>$x++;</text:span></text:p>
      <text:p text:style-name="P13"><text:span text:style-name="T4"><text:tab/>}</text:span></text:p>
      <text:p text:style-name="P13"><text:span text:style-name="T4"><text:tab/>mysql_free_result ($result);</text:span></text:p>
      <text:p text:style-name="P13"><text:span text:style-name="T4"></text:span></text:p>
      <text:p text:style-name="P13"><text:span text:style-name="T4"><text:tab/>// Get all closed auction notifications</text:span></text:p>
      <text:p text:style-name="P13"><text:span text:style-name="T4"><text:tab/>list ($lastvisit_day, $lastvisit_hour, $lastvisit_min) = $dbinfo-&gt;get_lastlogout ($username);</text:span></text:p>
      <text:p text:style-name="P13"><text:span text:style-name="T4"><text:tab/>if ($lastvisit_day != -1)</text:span></text:p>
      <text:p text:style-name="P13"><text:span text:style-name="T4"><text:tab/>{</text:span></text:p>
      <text:p text:style-name="P13"><text:span text:style-name="T4"><text:tab/><text:tab/>// Get closed auctions they have bid on, since last visit</text:span></text:p>
      <text:p text:style-name="P13"><text:span text:style-name="T4"><text:tab/><text:tab/>$result = $dbinfo-&gt;query ("select * from bids_on</text:span></text:p>
      <text:p text:style-name="P13"><text:span text:style-name="T4">where <text:tab/>username = '$username'</text:span></text:p>
      <text:p text:style-name="P13"><text:span text:style-name="T4">AND <text:tab/>(item_end_day &lt; $curr_day</text:span></text:p>
      <text:p text:style-name="P13"><text:span text:style-name="T4"><text:tab/>OR (item_end_day = $curr_day</text:span></text:p>
      <text:p text:style-name="P13"><text:span text:style-name="T4"><text:tab/><text:tab/>AND item_end_hour &lt; $curr_hour)</text:span></text:p>
      <text:p text:style-name="P13"><text:span text:style-name="T4"><text:tab/>OR (item_end_day = $curr_day</text:span></text:p>
      <text:p text:style-name="P13"><text:span text:style-name="T4"><text:tab/><text:tab/>AND item_end_hour = $curr_hour</text:span></text:p>
      <text:p text:style-name="P13"><text:soft-page-break/><text:span text:style-name="T4"><text:tab/><text:tab/>AND item_end_minute &lt; $curr_minute))</text:span></text:p>
      <text:p text:style-name="P13"><text:span text:style-name="T4">AND <text:tab/>(item_end_day &gt; $lastvisit_day</text:span></text:p>
      <text:p text:style-name="P13"><text:span text:style-name="T4"><text:tab/>OR (item_end_day = $lastvisit_day</text:span></text:p>
      <text:p text:style-name="P13"><text:span text:style-name="T4"><text:tab/><text:tab/>AND item_end_hour &gt; $lastvisit_hour)</text:span></text:p>
      <text:p text:style-name="P13"><text:span text:style-name="T4"><text:tab/>OR (item_end_day = $lastvisit_day</text:span></text:p>
      <text:p text:style-name="P13"><text:span text:style-name="T4"><text:tab/><text:tab/>AND item_end_hour = $lastvisit_hour</text:span></text:p>
      <text:p text:style-name="P13"><text:span text:style-name="T4"><text:tab/><text:tab/>AND item_end_minute &gt;= $lastvisit_min))</text:span></text:p>
      <text:p text:style-name="P13"><text:span text:style-name="T4">order by item_end_day desc, item_end_hour desc, item_end_minute desc");</text:span></text:p>
      <text:p text:style-name="P13"><text:span text:style-name="T4"><text:tab/><text:tab/>while (list ($user, $title, $seller, $category, $end_day, $end_hour, $end_min,</text:span></text:p>
      <text:p text:style-name="P13"><text:span text:style-name="T4"><text:tab/><text:tab/><text:tab/> <text:s text:c="4"/>$bid_day, $bid_hour, $bid_min, $bid_amt)</text:span></text:p>
      <text:p text:style-name="P13"><text:span text:style-name="T4"><text:tab/><text:tab/> <text:s text:c="6"/>= mysql_fetch_row ($result))</text:span></text:p>
      <text:p text:style-name="P13"><text:span text:style-name="T4"><text:tab/><text:tab/>{</text:span></text:p>
      <text:p text:style-name="P13"><text:span text:style-name="T4"><text:tab/><text:tab/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<text:tab/><text:tab/>$seller_realname = href ("profile.php?mode=view&amp;username=$seller", $dbinfo-&gt;get_realname ($seller));</text:span></text:p>
      <text:p text:style-name="P13"><text:span text:style-name="T4"><text:tab/><text:tab/><text:tab/>list ($winner, $winner_realname, $win_price) =</text:span></text:p>
      <text:p text:style-name="P13"><text:span text:style-name="T4"><text:tab/><text:tab/><text:tab/><text:tab/>$dbinfo-&gt;get_winner ($title, $seller, $category, $end_day, $end_hour, $end_min);</text:span></text:p>
      <text:p text:style-name="P13"><text:span text:style-name="T4"><text:tab/><text:tab/><text:tab/>if ($winner != -1 &amp;&amp; $winner != $username)</text:span></text:p>
      <text:p text:style-name="P13"><text:span text:style-name="T4"><text:tab/><text:tab/><text:tab/>{</text:span></text:p>
      <text:p text:style-name="P13"><text:span text:style-name="T4"><text:tab/><text:tab/><text:tab/><text:tab/>$winner_realname = href ("profile.php?mode=view&amp;username=$winner", $winner_realname);</text:span></text:p>
      <text:p text:style-name="P13"><text:span text:style-name="T4"><text:tab/><text:tab/><text:tab/><text:tab/>$output[$x] = pad_time ($end_day, $end_hour, $end_min, 4).div (span (format_time ($end_day, $end_hour, $end_min), "time").</text:span></text:p>
      <text:p text:style-name="P13"><text:span text:style-name="T4"><text:tab/><text:tab/><text:tab/><text:tab/><text:tab/> <text:s/>"The auction \"$real_title\" by $seller_realname that you have partipated in has ended since your last visit. ".</text:span></text:p>
      <text:p text:style-name="P13"><text:span text:style-name="T4"><text:tab/><text:tab/><text:tab/><text:tab/><text:tab/> <text:s/>"$winner_realname won the auction with a bid of \$$win_price.", "closed");</text:span></text:p>
      <text:p text:style-name="P13"><text:span text:style-name="T4"><text:tab/><text:tab/><text:tab/><text:tab/>$x++;</text:span></text:p>
      <text:p text:style-name="P13"><text:span text:style-name="T4"><text:tab/><text:tab/><text:tab/>}</text:span></text:p>
      <text:p text:style-name="P13"><text:span text:style-name="T4"><text:tab/><text:tab/><text:tab/>else</text:span></text:p>
      <text:p text:style-name="P13"><text:span text:style-name="T4"><text:tab/><text:tab/><text:tab/>{</text:span></text:p>
      <text:p text:style-name="P13"><text:span text:style-name="T4"><text:tab/><text:tab/><text:tab/><text:tab/>$winner_realname = href ("profile.php?mode=view&amp;username=$winner", $winner_realname);</text:span></text:p>
      <text:p text:style-name="P13"><text:span text:style-name="T4"><text:tab/><text:tab/><text:tab/><text:tab/>$output[$x] = pad_time ($end_day, $end_hour, $end_min, 4).div (span (format_time ($end_day, $end_hour, $end_min), "time").</text:span></text:p>
      <text:p text:style-name="P13"><text:span text:style-name="T4"><text:tab/><text:tab/><text:tab/><text:tab/><text:tab/> <text:s/>"The auction \"$real_title\" by $seller_realname that you have partipated in has ended since your last visit. ".</text:span></text:p>
      <text:p text:style-name="P13"><text:span text:style-name="T4"><text:tab/><text:tab/><text:tab/><text:tab/><text:tab/> <text:s/>"You won the auction with a bid of \$$win_price.", "closed");</text:span></text:p>
      <text:p text:style-name="P13"><text:span text:style-name="T4"><text:tab/><text:tab/><text:tab/><text:tab/>$x++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<text:tab/><text:tab/>mysql_free_result ($result);</text:span></text:p>
      <text:p text:style-name="P13"><text:span text:style-name="T4"></text:span></text:p>
      <text:p text:style-name="P13"><text:span text:style-name="T4"><text:tab/><text:tab/>// Get closed auctions they are the seller for</text:span></text:p>
      <text:p text:style-name="P13"><text:span text:style-name="T4"><text:tab/><text:tab/>$result = $dbinfo-&gt;query ("select * from item_listing</text:span></text:p>
      <text:p text:style-name="P13"><text:span text:style-name="T4">where <text:tab/>seller = '$username'</text:span></text:p>
      <text:p text:style-name="P13"><text:soft-page-break/><text:span text:style-name="T4">AND <text:tab/>(end_day &lt; $curr_day</text:span></text:p>
      <text:p text:style-name="P13"><text:span text:style-name="T4"><text:tab/>OR (end_day = $curr_day</text:span></text:p>
      <text:p text:style-name="P13"><text:span text:style-name="T4"><text:tab/><text:tab/>AND end_hour &lt; $curr_hour)</text:span></text:p>
      <text:p text:style-name="P13"><text:span text:style-name="T4"><text:tab/>OR (end_day = $curr_day</text:span></text:p>
      <text:p text:style-name="P13"><text:span text:style-name="T4"><text:tab/><text:tab/>AND end_hour = $curr_hour</text:span></text:p>
      <text:p text:style-name="P13"><text:span text:style-name="T4"><text:tab/><text:tab/>AND end_minute &lt; $curr_minute))</text:span></text:p>
      <text:p text:style-name="P13"><text:span text:style-name="T4">AND <text:tab/>(end_day &gt; $lastvisit_day</text:span></text:p>
      <text:p text:style-name="P13"><text:span text:style-name="T4"><text:tab/>OR (end_day = $lastvisit_day</text:span></text:p>
      <text:p text:style-name="P13"><text:span text:style-name="T4"><text:tab/><text:tab/>AND end_hour &gt; $lastvisit_hour)</text:span></text:p>
      <text:p text:style-name="P13"><text:span text:style-name="T4"><text:tab/>OR (end_day = $lastvisit_day</text:span></text:p>
      <text:p text:style-name="P13"><text:span text:style-name="T4"><text:tab/><text:tab/>AND end_hour = $lastvisit_hour</text:span></text:p>
      <text:p text:style-name="P13"><text:span text:style-name="T4"><text:tab/><text:tab/>AND end_minute &gt;= $lastvisit_min))</text:span></text:p>
      <text:p text:style-name="P13"><text:span text:style-name="T4">order by end_day desc, end_hour desc, end_minute desc");</text:span></text:p>
      <text:p text:style-name="P13"><text:span text:style-name="T4"><text:tab/><text:tab/>$t = new table_common_t ();</text:span></text:p>
      <text:p text:style-name="P13"><text:span text:style-name="T4"><text:tab/><text:tab/>$t-&gt;init ("feedback");</text:span></text:p>
      <text:p text:style-name="P13"><text:span text:style-name="T4"><text:tab/><text:tab/>while (list ($title, $seller, $category, $end_day, $end_hour, $end_min,</text:span></text:p>
      <text:p text:style-name="P13"><text:span text:style-name="T4"><text:tab/><text:tab/><text:tab/> <text:s text:c="4"/>$description, $shipping_cost, $shipping_method, $starting_price,</text:span></text:p>
      <text:p text:style-name="P13"><text:span text:style-name="T4"><text:tab/><text:tab/><text:tab/> <text:s text:c="4"/>$current_price, $picture, $buyer, $buyer_fdbk, $buyer_fdbk_rating,</text:span></text:p>
      <text:p text:style-name="P13"><text:span text:style-name="T4"><text:tab/><text:tab/><text:tab/> <text:s text:c="4"/>$seller_fdbk)</text:span></text:p>
      <text:p text:style-name="P13"><text:span text:style-name="T4"><text:tab/><text:tab/> <text:s text:c="6"/>= mysql_fetch_row ($result))</text:span></text:p>
      <text:p text:style-name="P13"><text:span text:style-name="T4"><text:tab/><text:tab/>{</text:span></text:p>
      <text:p text:style-name="P13"><text:span text:style-name="T4"><text:tab/><text:tab/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<text:tab/><text:tab/>if ($buyer == "None")</text:span></text:p>
      <text:p text:style-name="P13"><text:span text:style-name="T4"><text:tab/><text:tab/><text:tab/>{</text:span></text:p>
      <text:p text:style-name="P13"><text:span text:style-name="T4"><text:tab/><text:tab/><text:tab/><text:tab/>$output[$x] = pad_time ($end_day, $end_hour, $end_min, 4).div (span (format_time ($end_day, $end_hour, $end_min), "time").</text:span></text:p>
      <text:p text:style-name="P13"><text:span text:style-name="T4"><text:tab/><text:tab/><text:tab/><text:tab/><text:tab/> <text:s/>"Your auction \"$real_title\" has ended since your last visit with no buyer.", "closed");</text:span></text:p>
      <text:p text:style-name="P13"><text:span text:style-name="T4"><text:tab/><text:tab/><text:tab/><text:tab/>$x++;</text:span></text:p>
      <text:p text:style-name="P13"><text:span text:style-name="T4"><text:tab/><text:tab/><text:tab/>}</text:span></text:p>
      <text:p text:style-name="P13"><text:span text:style-name="T4"><text:tab/><text:tab/><text:tab/>else</text:span></text:p>
      <text:p text:style-name="P13"><text:span text:style-name="T4"><text:tab/><text:tab/><text:tab/>{</text:span></text:p>
      <text:p text:style-name="P13"><text:span text:style-name="T4"><text:tab/><text:tab/><text:tab/><text:tab/>$winner_realname = href ("profile.php?mode=view&amp;username=$buyer", $dbinfo-&gt;get_realname ($buyer));</text:span></text:p>
      <text:p text:style-name="P13"><text:span text:style-name="T4"><text:tab/><text:tab/><text:tab/><text:tab/>$output[$x] = pad_time ($end_day, $end_hour, $end_min, 4).div (span (format_time ($end_day, $end_hour, $end_min), "time").</text:span></text:p>
      <text:p text:style-name="P13"><text:span text:style-name="T4"><text:tab/><text:tab/><text:tab/><text:tab/><text:tab/> <text:s/>"Your auction \"$real_title\" has ended since your last visit, with</text:span></text:p>
      <text:p text:style-name="P13"><text:span text:style-name="T4">$winner_realname winning with a high bid of \$$current_price.", "closed");</text:span></text:p>
      <text:p text:style-name="P13"><text:span text:style-name="T4"><text:tab/><text:tab/><text:tab/><text:tab/>$x++;</text:span></text:p>
      <text:p text:style-name="P13"><text:span text:style-name="T4"><text:tab/><text:tab/><text:tab/>}</text:span></text:p>
      <text:p text:style-name="P13"><text:span text:style-name="T4"></text:span></text:p>
      <text:p text:style-name="P13"><text:span text:style-name="T4"><text:tab/><text:tab/>}</text:span></text:p>
      <text:p text:style-name="P13"><text:span text:style-name="T4"><text:tab/><text:tab/>mysql_free_result ($result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Get all "outbid" notifications</text:span></text:p>
      <text:p text:style-name="P13"><text:span text:style-name="T4"><text:tab/>$result = $dbinfo-&gt;query ("select * from bids_on</text:span></text:p>
      <text:p text:style-name="P13"><text:soft-page-break/><text:span text:style-name="T4">where <text:tab/>username = '$username'</text:span></text:p>
      <text:p text:style-name="P13"><text:span text:style-name="T4">AND <text:tab/>(item_end_day &gt; $curr_day</text:span></text:p>
      <text:p text:style-name="P13"><text:span text:style-name="T4"><text:tab/>OR<text:tab/>(item_end_day = $curr_day AND item_end_hour &gt; $curr_hour)</text:span></text:p>
      <text:p text:style-name="P13"><text:span text:style-name="T4"><text:tab/>OR<text:tab/>(item_end_day = $curr_day AND item_end_hour = $curr_hour AND item_end_minute &gt; $curr_minute)</text:span></text:p>
      <text:p text:style-name="P13"><text:span text:style-name="T4"><text:tab/>)</text:span></text:p>
      <text:p text:style-name="P13"><text:span text:style-name="T4">AND <text:tab/>display_notification = 'y'</text:span></text:p>
      <text:p text:style-name="P13"><text:span text:style-name="T4">order by bid_day desc, bid_hour desc, bid_minute desc");</text:span></text:p>
      <text:p text:style-name="P13"><text:span text:style-name="T4"><text:tab/>while (list ($user, $title, $seller, $category, $end_day, $end_hour, $end_min,</text:span></text:p>
      <text:p text:style-name="P13"><text:span text:style-name="T4"><text:tab/><text:tab/> <text:s text:c="4"/>$bid_day, $bid_hour, $bid_min, $bid_amt)</text:span></text:p>
      <text:p text:style-name="P13"><text:span text:style-name="T4"><text:tab/> <text:s text:c="6"/>= mysql_fetch_row ($result))</text:span></text:p>
      <text:p text:style-name="P13"><text:span text:style-name="T4"><text:tab/>{</text:span></text:p>
      <text:p text:style-name="P13"><text:span text:style-name="T4"><text:tab/><text:tab/>$real_title = href ("itemlisting.php?mode=view&amp;title=$title&amp;seller=$seller&amp;category=$category&amp;end_day=$end_day&amp;end_hour=$end_hour&amp;end_minute=$end_min", $title);</text:span></text:p>
      <text:p text:style-name="P13"><text:span text:style-name="T4"><text:tab/><text:tab/>// Find the person that out bid "you"</text:span></text:p>
      <text:p text:style-name="P13"><text:span text:style-name="T4"><text:tab/><text:tab/>$result2 = $dbinfo-&gt;query ("select username, bid_amount, bid_day, bid_hour, bid_minute from bids_on</text:span></text:p>
      <text:p text:style-name="P13"><text:span text:style-name="T4">where <text:tab/>item_title = '$title'</text:span></text:p>
      <text:p text:style-name="P13"><text:span text:style-name="T4">AND 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</text:span></text:p>
      <text:p text:style-name="P13"><text:span text:style-name="T4">AND<text:tab/>bid_amount &gt; $bid_amt</text:span></text:p>
      <text:p text:style-name="P13"><text:span text:style-name="T4">order by bid_amount");</text:span></text:p>
      <text:p text:style-name="P13"><text:span text:style-name="T4"><text:tab/><text:tab/>list ($outbid_user, $outbid_amt, $outbid_day, $outbid_hour, $outbid_min)</text:span></text:p>
      <text:p text:style-name="P13"><text:span text:style-name="T4"><text:tab/><text:tab/><text:tab/>= mysql_fetch_row ($result2);</text:span></text:p>
      <text:p text:style-name="P13"><text:span text:style-name="T4"><text:tab/><text:tab/>mysql_free_result ($result2);</text:span></text:p>
      <text:p text:style-name="P13"><text:span text:style-name="T4"><text:tab/><text:tab/>// Find the current highest bidder for the item.</text:span></text:p>
      <text:p text:style-name="P13"><text:span text:style-name="T4"><text:tab/><text:tab/>$result2 = $dbinfo-&gt;query ("select username, bid_amount, bid_day, bid_hour, bid_minute from bids_on</text:span></text:p>
      <text:p text:style-name="P13"><text:span text:style-name="T4">where <text:tab/>item_title = '$title'</text:span></text:p>
      <text:p text:style-name="P13"><text:span text:style-name="T4">AND 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</text:span></text:p>
      <text:p text:style-name="P13"><text:span text:style-name="T4">order by bid_amount desc");</text:span></text:p>
      <text:p text:style-name="P13"><text:span text:style-name="T4"><text:tab/><text:tab/>list ($highest_user, $highest_amt, $highest_day, $highest_hour, $highest_min)</text:span></text:p>
      <text:p text:style-name="P13"><text:span text:style-name="T4"><text:tab/><text:tab/><text:tab/>= mysql_fetch_row ($result2);</text:span></text:p>
      <text:p text:style-name="P13"><text:span text:style-name="T4"><text:tab/><text:tab/>mysql_free_result ($result2);</text:span></text:p>
      <text:p text:style-name="P13"><text:span text:style-name="T4"><text:tab/><text:tab/>$outbid_realname = href ("profile.php?mode=view&amp;username=$outbid_user", $dbinfo-&gt;get_realname ($outbid_user));</text:span></text:p>
      <text:p text:style-name="P13"><text:span text:style-name="T4"><text:tab/><text:tab/>$highest_realname = href ("profile.php?mode=view&amp;username=$highest_user", $dbinfo-&gt;get_realname ($highest_user));</text:span></text:p>
      <text:p text:style-name="P13"><text:span text:style-name="T4"><text:tab/><text:tab/>$seller_realname = href ("profile.php?mode=view&amp;username=$seller", $dbinfo-&gt;get_realname ($seller));</text:span></text:p>
      <text:p text:style-name="P13"><text:span text:style-name="T4"><text:tab/><text:tab/>$bid_diff = $outbid_amt - $bid_amt;</text:span></text:p>
      <text:p text:style-name="P13"><text:soft-page-break/><text:span text:style-name="T4"><text:tab/><text:tab/>$highest_bid_diff = $highest_amt - $bid_amt;</text:span></text:p>
      <text:p text:style-name="P13"><text:span text:style-name="T4"><text:tab/><text:tab/>$output[$x] = pad_time ($outbid_day, $outbid_hour, $outbid_min, 6).div (div (href ("$current_script?mode=remove&amp;t=$title&amp;s=$seller&amp;c=$category&amp;d=$end_day&amp;h=$end_hour&amp;m=$end_min&amp;bd=$bid_day&amp;bh=$bid_hour&amp;bm=$bid_min", "X"), "outbid_hide").</text:span></text:p>
      <text:p text:style-name="P13"><text:span text:style-name="T4"><text:tab/><text:tab/><text:tab/> <text:s/>span (format_time ($outbid_day, $outbid_hour, $outbid_min), "time").</text:span></text:p>
      <text:p text:style-name="P13"><text:span text:style-name="T4"><text:tab/><text:tab/><text:tab/> <text:s/>"$outbid_realname outbid you by \$$bid_diff on $seller_realname's auction of \"$real_title\" with a bid of \$$outbid_amt.&lt;br/&gt;".</text:span></text:p>
      <text:p text:style-name="P13"><text:span text:style-name="T4"><text:tab/><text:tab/><text:tab/> <text:s/>span (format_time ($highest_day, $highest_hour, $highest_min), "time2")."$highest_realname became the highest bidder (\$$highest_bid_diff over your bid) with a bid of \$$highest_amt.&lt;br/&gt;".</text:span></text:p>
      <text:p text:style-name="P13"><text:span text:style-name="T4"><text:tab/><text:tab/><text:tab/> <text:s/>span (format_time ($end_day, $end_hour, $end_min), "time2")." The auction will end.", "outbid");</text:span></text:p>
      <text:p text:style-name="P13"><text:span text:style-name="T4"><text:tab/><text:tab/>$x++;</text:span></text:p>
      <text:p text:style-name="P13"><text:span text:style-name="T4"><text:tab/>}</text:span></text:p>
      <text:p text:style-name="P13"><text:span text:style-name="T4"><text:tab/>mysql_free_result ($result);</text:span></text:p>
      <text:p text:style-name="P13"><text:span text:style-name="T4"></text:span></text:p>
      <text:p text:style-name="P13"><text:span text:style-name="T4"><text:tab/>// Get user activity</text:span></text:p>
      <text:p text:style-name="P13"><text:span text:style-name="T4"><text:tab/>$result = $dbinfo-&gt;query ("select day, hour, minute, activity from user_activity</text:span></text:p>
      <text:p text:style-name="P13"><text:span text:style-name="T4">where username = '$username'</text:span></text:p>
      <text:p text:style-name="P13"><text:span text:style-name="T4">AND activity != 'Current Time'</text:span></text:p>
      <text:p text:style-name="P13"><text:span text:style-name="T4">order by day desc, hour desc, minute desc");</text:span></text:p>
      <text:p text:style-name="P13"><text:span text:style-name="T4"><text:tab/>while (list ($d, $h, $m, $a) = mysql_fetch_row ($result))</text:span></text:p>
      <text:p text:style-name="P13"><text:span text:style-name="T4"><text:tab/>{</text:span></text:p>
      <text:p text:style-name="P13"><text:span text:style-name="T4"><text:tab/><text:tab/>$output[$x] = pad_time ($d, $h, $m, 3).div (span (format_time ($d, $h, $m), "time")."$a", "useractivity");</text:span></text:p>
      <text:p text:style-name="P13"><text:span text:style-name="T4"><text:tab/><text:tab/>$x++;</text:span></text:p>
      <text:p text:style-name="P13"><text:span text:style-name="T4"><text:tab/>}</text:span></text:p>
      <text:p text:style-name="P13"><text:span text:style-name="T4"><text:tab/>mysql_free_result ($result);</text:span></text:p>
      <text:p text:style-name="P13"><text:span text:style-name="T4"></text:span></text:p>
      <text:p text:style-name="P13"><text:span text:style-name="T4"></text:span></text:p>
      <text:p text:style-name="P13"><text:span text:style-name="T4"><text:tab/>// Actual output of all notifications, sorted by time</text:span></text:p>
      <text:p text:style-name="P13"><text:span text:style-name="T4"><text:tab/>echo h3 ("Welcome to your home page.");</text:span></text:p>
      <text:p text:style-name="P13"><text:span text:style-name="T4"><text:tab/>cout ("Activity and notifications:");</text:span></text:p>
      <text:p text:style-name="P13"><text:span text:style-name="T4"><text:tab/>if ($x &gt; 1)</text:span></text:p>
      <text:p text:style-name="P13"><text:span text:style-name="T4"><text:tab/><text:tab/>rsort ($output);</text:span></text:p>
      <text:p text:style-name="P13"><text:span text:style-name="T4"><text:tab/>else</text:span></text:p>
      <text:p text:style-name="P13"><text:span text:style-name="T4"><text:tab/><text:tab/>cout ("None.");</text:span></text:p>
      <text:p text:style-name="P13"><text:span text:style-name="T4"><text:tab/>for ($i = 0; $i &lt; count ($output); $i++)</text:span></text:p>
      <text:p text:style-name="P13"><text:span text:style-name="T4"><text:tab/>{</text:span></text:p>
      <text:p text:style-name="P13"><text:span text:style-name="T4"><text:tab/><text:tab/>echo substr ($output[$i], strpos ($output[$i], " "), strlen ($output[$i])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else // user is not logged in</text:span></text:p>
      <text:p text:style-name="P13"><text:span text:style-name="T4">{</text:span></text:p>
      <text:p text:style-name="P13"><text:span text:style-name="T4"><text:tab/>$loginlink = href ("login.php", "Login");</text:span></text:p>
      <text:p text:style-name="P13"><text:span text:style-name="T4"><text:tab/>$reglink= href ("registration.php", "Register");</text:span></text:p>
      <text:p text:style-name="P13"><text:span text:style-name="T4"><text:tab/>echo &lt;&lt;&lt;HEREDOC</text:span></text:p>
      <text:p text:style-name="P13"><text:span text:style-name="T4">Welcome "iBay", presented by CMPS460 Group I!&lt;br/&gt;You will need to $loginlink or $reglink to </text:span><text:soft-page-break/><text:span text:style-name="T4">proceed further.</text:span></text:p>
      <text:p text:style-name="P13"><text:span text:style-name="T4">HEREDOC;</text:span></text:p>
      <text:p text:style-name="P13"><text:span text:style-name="T4"><text:tab/>echo_div("home-img");</text:span></text:p>
      <text:p text:style-name="P13"><text:span text:style-name="T4"><text:tab/>echo local_img("gavel.jpg");</text:span></text:p>
      <text:p text:style-name="P13"><text:span text:style-name="T4"><text:tab/>end_div();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itemlisting.php</text:span></text:p>
      <text:p text:style-name="P13"><text:span text:style-name="T5"/></text:p>
      <text:p text:style-name="P14"><text:span text:style-name="T5">&lt;?php</text:span></text:p>
      <text:p text:style-name="P14"><text:span text:style-name="T5">/*</text:span></text:p>
      <text:p text:style-name="P14"><text:span text:style-name="T5">CMPS460 Database Project</text:span></text:p>
      <text:p text:style-name="P14"><text:span text:style-name="T5">Group I</text:span></text:p>
      <text:p text:style-name="P14"><text:span text:style-name="T5">April 20, 2009</text:span></text:p>
      <text:p text:style-name="P14"><text:span text:style-name="T5"></text:span></text:p>
      <text:p text:style-name="P14"><text:span text:style-name="T5">Authors:</text:span></text:p>
      <text:p text:style-name="P14"><text:span text:style-name="T5"><text:s/>- Trey Alexander <text:tab/>(txa4895)</text:span></text:p>
      <text:p text:style-name="P14"><text:span text:style-name="T5"><text:s/>- Dallas Griffith <text:tab/>(dlg5367)</text:span></text:p>
      <text:p text:style-name="P14"><text:span text:style-name="T5"><text:s/>- Mark McKelvy <text:tab/>(jmm0468)</text:span></text:p>
      <text:p text:style-name="P14"><text:span text:style-name="T5"><text:s/>- Sayooj Valsan <text:tab/>(sxv6633)</text:span></text:p>
      <text:p text:style-name="P14"><text:span text:style-name="T5"></text:span></text:p>
      <text:p text:style-name="P14"><text:span text:style-name="T5">~~~ CERTIFICATION OF AUTHENTICITY ~~~</text:span></text:p>
      <text:p text:style-name="P14"><text:span text:style-name="T5">The code contained within this script is the combined work of the above mentioned authors.</text:span></text:p>
      <text:p text:style-name="P14"><text:span text:style-name="T5">*/</text:span></text:p>
      <text:p text:style-name="P14"><text:span text:style-name="T5"></text:span></text:p>
      <text:p text:style-name="P14"><text:span text:style-name="T5">// Handles item / auction listing related things such as display, bidding,</text:span></text:p>
      <text:p text:style-name="P14"><text:span text:style-name="T5">// editing, deleting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include_once ("common.php");</text:span></text:p>
      <text:p text:style-name="P14"><text:span text:style-name="T5"></text:span></text:p>
      <text:p text:style-name="P14"><text:span text:style-name="T5">$dbinfo = new dbinfo_t ();</text:span></text:p>
      <text:p text:style-name="P14"><text:span text:style-name="T5">echo_header ($dbinfo);</text:span></text:p>
      <text:p text:style-name="P14"><text:span text:style-name="T5"></text:span></text:p>
      <text:p text:style-name="P14"><text:span text:style-name="T5">// Javascript functions for validation/etc..</text:span></text:p>
      <text:p text:style-name="P14"><text:span text:style-name="T5">echo &lt;&lt;&lt;HEREDOC</text:span></text:p>
      <text:p text:style-name="P14"><text:span text:style-name="T5">&lt;script type="text/javascript"&gt;</text:span></text:p>
      <text:p text:style-name="P14"><text:span text:style-name="T5">function reset_inputs (thisform)</text:span></text:p>
      <text:p text:style-name="P14"><text:span text:style-name="T5">{</text:span></text:p>
      <text:p text:style-name="P14"><text:span text:style-name="T5"><text:tab/>// reset inputs</text:span></text:p>
      <text:p text:style-name="P14"><text:span text:style-name="T5"><text:tab/>// http://webcheatsheet.com/javascript/form_validation.php</text:span></text:p>
      <text:p text:style-name="P14"><text:span text:style-name="T5"><text:tab/>for each (elem in thisform.elements)</text:span></text:p>
      <text:p text:style-name="P14"><text:span text:style-name="T5"><text:tab/>{</text:span></text:p>
      <text:p text:style-name="P14"><text:span text:style-name="T5"><text:tab/><text:tab/>if (elem.type == "text" || elem.type == "select-one")</text:span></text:p>
      <text:p text:style-name="P14"><text:span text:style-name="T5"><text:tab/><text:tab/>{</text:span></text:p>
      <text:p text:style-name="P14"><text:span text:style-name="T5"><text:tab/><text:tab/><text:tab/>elem.style.background = '';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validate_required (field)</text:span></text:p>
      <text:p text:style-name="P14"><text:span text:style-name="T5">{</text:span></text:p>
      <text:p text:style-name="P14"><text:soft-page-break/><text:span text:style-name="T5"><text:tab/>// http://www.w3schools.com/jS/js_form_validation.asp</text:span></text:p>
      <text:p text:style-name="P14"><text:span text:style-name="T5"><text:tab/>// http://webcheatsheet.com/javascript/form_validation.php</text:span></text:p>
      <text:p text:style-name="P14"><text:span text:style-name="T5"><text:tab/>with (field)</text:span></text:p>
      <text:p text:style-name="P14"><text:span text:style-name="T5"><text:tab/>{</text:span></text:p>
      <text:p text:style-name="P14"><text:span text:style-name="T5"><text:tab/><text:tab/>if (value == null || value == "" || value == "-")</text:span></text:p>
      <text:p text:style-name="P14"><text:span text:style-name="T5"><text:tab/><text:tab/>{</text:span></text:p>
      <text:p text:style-name="P14"><text:span text:style-name="T5"><text:tab/><text:tab/><text:tab/>field.style.background = 'Yellow';</text:span></text:p>
      <text:p text:style-name="P14"><text:span text:style-name="T5"><text:tab/><text:tab/><text:tab/>return false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return true;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field_set (fieldvar, field)</text:span></text:p>
      <text:p text:style-name="P14"><text:span text:style-name="T5">{</text:span></text:p>
      <text:p text:style-name="P14"><text:span text:style-name="T5"><text:tab/>if (fieldvar == null)</text:span></text:p>
      <text:p text:style-name="P14"><text:span text:style-name="T5"><text:tab/><text:tab/>return field;</text:span></text:p>
      <text:p text:style-name="P14"><text:span text:style-name="T5"><text:tab/>else</text:span></text:p>
      <text:p text:style-name="P14"><text:span text:style-name="T5"><text:tab/><text:tab/>return fieldvar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append_with_newline (orig, append_text)</text:span></text:p>
      <text:p text:style-name="P14"><text:span text:style-name="T5">{</text:span></text:p>
      <text:p text:style-name="P14"><text:span text:style-name="T5"><text:tab/>if (orig != null)</text:span></text:p>
      <text:p text:style-name="P14"><text:span text:style-name="T5"><text:tab/><text:tab/>return orig + '\\n' + append_text;</text:span></text:p>
      <text:p text:style-name="P14"><text:span text:style-name="T5"><text:tab/>return append_text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validate_form (thisform)</text:span></text:p>
      <text:p text:style-name="P14"><text:span text:style-name="T5">{</text:span></text:p>
      <text:p text:style-name="P14"><text:span text:style-name="T5"><text:tab/>var field_of_focus;</text:span></text:p>
      <text:p text:style-name="P14"><text:span text:style-name="T5"><text:tab/>var alert_message;</text:span></text:p>
      <text:p text:style-name="P14"><text:span text:style-name="T5"></text:span></text:p>
      <text:p text:style-name="P14"><text:span text:style-name="T5"><text:tab/>reset_inputs (thisform);</text:span></text:p>
      <text:p text:style-name="P14"><text:span text:style-name="T5"></text:span></text:p>
      <text:p text:style-name="P14"><text:span text:style-name="T5"><text:tab/>with (thisform)</text:span></text:p>
      <text:p text:style-name="P14"><text:span text:style-name="T5"><text:tab/>{</text:span></text:p>
      <text:p text:style-name="P14"><text:span text:style-name="T5"><text:tab/><text:tab/>if (validate_required (title) == false)</text:span></text:p>
      <text:p text:style-name="P14"><text:span text:style-name="T5"><text:tab/><text:tab/>{</text:span></text:p>
      <text:p text:style-name="P14"><text:span text:style-name="T5"><text:tab/><text:tab/><text:tab/>field_of_focus = field_set (field_of_focus, title);</text:span></text:p>
      <text:p text:style-name="P14"><text:span text:style-name="T5"><text:tab/><text:tab/><text:tab/>alert_message = append_with_newline (alert_message, "Auction title required.");</text:span></text:p>
      <text:p text:style-name="P14"><text:span text:style-name="T5"><text:tab/><text:tab/>}</text:span></text:p>
      <text:p text:style-name="P14"><text:span text:style-name="T5"><text:tab/><text:tab/>if (validate_required (description) == false)</text:span></text:p>
      <text:p text:style-name="P14"><text:span text:style-name="T5"><text:tab/><text:tab/>{</text:span></text:p>
      <text:p text:style-name="P14"><text:span text:style-name="T5"><text:tab/><text:tab/><text:tab/>field_of_focus = field_set (field_of_focus, description);</text:span></text:p>
      <text:p text:style-name="P14"><text:span text:style-name="T5"><text:tab/><text:tab/><text:tab/>alert_message = append_with_newline (alert_message, "Auction description </text:span><text:soft-page-break/><text:span text:style-name="T5">required.");</text:span></text:p>
      <text:p text:style-name="P14"><text:span text:style-name="T5"><text:tab/><text:tab/>}</text:span></text:p>
      <text:p text:style-name="P14"><text:span text:style-name="T5"></text:span></text:p>
      <text:p text:style-name="P14"><text:span text:style-name="T5"><text:tab/><text:tab/>if (alert_message != null)</text:span></text:p>
      <text:p text:style-name="P14"><text:span text:style-name="T5"><text:tab/><text:tab/>{</text:span></text:p>
      <text:p text:style-name="P14"><text:span text:style-name="T5"><text:tab/><text:tab/><text:tab/>alert (alert_message);</text:span></text:p>
      <text:p text:style-name="P14"><text:span text:style-name="T5"><text:tab/><text:tab/><text:tab/>field_of_focus.focus();</text:span></text:p>
      <text:p text:style-name="P14"><text:span text:style-name="T5"><text:tab/><text:tab/><text:tab/>return false;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local_img (file)</text:span></text:p>
      <text:p text:style-name="P14"><text:span text:style-name="T5">{</text:span></text:p>
      <text:p text:style-name="P14"><text:span text:style-name="T5"><text:tab/>return "images/" + file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image_swap ()</text:span></text:p>
      <text:p text:style-name="P14"><text:span text:style-name="T5">{</text:span></text:p>
      <text:p text:style-name="P14"><text:span text:style-name="T5"><text:tab/>var image = document.getElementById ("dynimg");</text:span></text:p>
      <text:p text:style-name="P14"><text:span text:style-name="T5"><text:tab/>var cat = document.getElementById ("dyncategory");</text:span></text:p>
      <text:p text:style-name="P14"><text:span text:style-name="T5"><text:tab/>var pic = document.getElementById ("dynpicture");</text:span></text:p>
      <text:p text:style-name="P14"><text:span text:style-name="T5"><text:tab/>image.src = local_img (cat.value.toLowerCase ().replace (" ", "_") + pic.value);</text:span></text:p>
      <text:p text:style-name="P14"><text:span text:style-name="T5">}</text:span></text:p>
      <text:p text:style-name="P14"><text:span text:style-name="T5"></text:span></text:p>
      <text:p text:style-name="P14"><text:span text:style-name="T5">/* onload = function() */</text:span></text:p>
      <text:p text:style-name="P14"><text:span text:style-name="T5">/* { */</text:span></text:p>
      <text:p text:style-name="P14"><text:span text:style-name="T5">/* <text:tab/>image_swap (); */</text:span></text:p>
      <text:p text:style-name="P14"><text:span text:style-name="T5">/* } */</text:span></text:p>
      <text:p text:style-name="P14"><text:span text:style-name="T5"></text:span></text:p>
      <text:p text:style-name="P14"><text:span text:style-name="T5">&lt;/script&gt;</text:span></text:p>
      <text:p text:style-name="P14"><text:span text:style-name="T5">HEREDOC; // end javascript functions</text:span></text:p>
      <text:p text:style-name="P14"><text:span text:style-name="T5"></text:span></text:p>
      <text:p text:style-name="P14"><text:span text:style-name="T5"></text:span></text:p>
      <text:p text:style-name="P14"><text:span text:style-name="T5">$mode = get ("mode");</text:span></text:p>
      <text:p text:style-name="P14"><text:span text:style-name="T5">$current_script = current_script ();</text:span></text:p>
      <text:p text:style-name="P14"><text:span text:style-name="T5">$username = $dbinfo-&gt;username ();</text:span></text:p>
      <text:p text:style-name="P14"><text:span text:style-name="T5">$curr_day = $dbinfo-&gt;day ();</text:span></text:p>
      <text:p text:style-name="P14"><text:span text:style-name="T5">$curr_hour = $dbinfo-&gt;hour ();</text:span></text:p>
      <text:p text:style-name="P14"><text:span text:style-name="T5">$curr_minute = $dbinfo-&gt;minute ();</text:span></text:p>
      <text:p text:style-name="P14"><text:span text:style-name="T5">$title = get ("title");</text:span></text:p>
      <text:p text:style-name="P14"><text:span text:style-name="T5">$seller = get ("seller");</text:span></text:p>
      <text:p text:style-name="P14"><text:span text:style-name="T5">$category = get ("category");</text:span></text:p>
      <text:p text:style-name="P14"><text:span text:style-name="T5">$end_day = get ("end_day");</text:span></text:p>
      <text:p text:style-name="P14"><text:span text:style-name="T5">$end_hour = get ("end_hour");</text:span></text:p>
      <text:p text:style-name="P14"><text:span text:style-name="T5">$end_minute = get ("end_minute");</text:span></text:p>
      <text:p text:style-name="P14"><text:span text:style-name="T5"></text:span></text:p>
      <text:p text:style-name="P14"><text:span text:style-name="T5">// Redirect if not logged in</text:span></text:p>
      <text:p text:style-name="P14"><text:span text:style-name="T5">if (!$dbinfo-&gt;logged_in ())</text:span></text:p>
      <text:p text:style-name="P14"><text:soft-page-break/><text:span text:style-name="T5"><text:tab/>redirect ("index.php");</text:span></text:p>
      <text:p text:style-name="P14"><text:span text:style-name="T5"></text:span></text:p>
      <text:p text:style-name="P14"><text:span text:style-name="T5">// Kind of a catch-all form for editing &amp; creating auctions</text:span></text:p>
      <text:p text:style-name="P14"><text:span text:style-name="T5">function item_listing_form ($mode = "new", $t = "", $s = "", $c = "", $d = -1, $h = -1, $m = -1)</text:span></text:p>
      <text:p text:style-name="P14"><text:span text:style-name="T5">{</text:span></text:p>
      <text:p text:style-name="P14"><text:span text:style-name="T5"><text:tab/>global $dbinfo;</text:span></text:p>
      <text:p text:style-name="P14"><text:span text:style-name="T5"><text:tab/>global $current_script;</text:span></text:p>
      <text:p text:style-name="P14"><text:span text:style-name="T5"><text:tab/>global $curr_day, $curr_hour, $curr_minute;</text:span></text:p>
      <text:p text:style-name="P14"><text:span text:style-name="T5"></text:span></text:p>
      <text:p text:style-name="P14"><text:span text:style-name="T5"><text:tab/>// If editing auction, fetch the current information from the database</text:span></text:p>
      <text:p text:style-name="P14"><text:span text:style-name="T5"><text:tab/>if ($mode == "edit" &amp;&amp; $m != -1 &amp;&amp; $dbinfo-&gt;auction_exists ($t, $s, $c, $d, $h, $m))</text:span></text:p>
      <text:p text:style-name="P14"><text:span text:style-name="T5"><text:tab/>{</text:span></text:p>
      <text:p text:style-name="P14"><text:span text:style-name="T5"><text:tab/><text:tab/>$result = $dbinfo-&gt;query ("select * from item_listing</text:span></text:p>
      <text:p text:style-name="P14"><text:span text:style-name="T5">where title = '$t'</text:span></text:p>
      <text:p text:style-name="P14"><text:span text:style-name="T5">AND<text:tab/>seller = '$s'</text:span></text:p>
      <text:p text:style-name="P14"><text:span text:style-name="T5">AND<text:tab/>category = '$c'</text:span></text:p>
      <text:p text:style-name="P14"><text:span text:style-name="T5">AND<text:tab/>end_day = $d</text:span></text:p>
      <text:p text:style-name="P14"><text:span text:style-name="T5">AND<text:tab/>end_hour = $h</text:span></text:p>
      <text:p text:style-name="P14"><text:span text:style-name="T5">AND<text:tab/>end_minute = $m");</text:span></text:p>
      <text:p text:style-name="P14"><text:span text:style-name="T5"><text:tab/><text:tab/>if ($result)</text:span></text:p>
      <text:p text:style-name="P14"><text:span text:style-name="T5"><text:tab/><text:tab/>{</text:span></text:p>
      <text:p text:style-name="P14"><text:span text:style-name="T5"><text:tab/><text:tab/><text:tab/>list ($title, $seller, $category, $end_day, $end_hour, $end_min,</text:span></text:p>
      <text:p text:style-name="P14"><text:span text:style-name="T5"><text:tab/><text:tab/><text:tab/> <text:s text:c="5"/>$description, $shipping_cost, $shipping_method, $starting_price,</text:span></text:p>
      <text:p text:style-name="P14"><text:span text:style-name="T5"><text:tab/><text:tab/><text:tab/> <text:s text:c="5"/>$current_price, $picture, $buyer, $buyer_fdbk, $buyer_fdbk_rating,</text:span></text:p>
      <text:p text:style-name="P14"><text:span text:style-name="T5"><text:tab/><text:tab/><text:tab/> <text:s text:c="5"/>$seller_fdbk)</text:span></text:p>
      <text:p text:style-name="P14"><text:span text:style-name="T5"><text:tab/><text:tab/><text:tab/><text:tab/>= mysql_fetch_row ($result);</text:span></text:p>
      <text:p text:style-name="P14"><text:span text:style-name="T5"><text:tab/><text:tab/>}</text:span></text:p>
      <text:p text:style-name="P14"><text:span text:style-name="T5"><text:tab/><text:tab/>else if ($dbinfo-&gt;debug ())</text:span></text:p>
      <text:p text:style-name="P14"><text:span text:style-name="T5"><text:tab/><text:tab/>{</text:span></text:p>
      <text:p text:style-name="P14"><text:span text:style-name="T5"><text:tab/><text:tab/><text:tab/>mysql_free_result ($result);</text:span></text:p>
      <text:p text:style-name="P14"><text:span text:style-name="T5"><text:tab/><text:tab/><text:tab/>die (mysql_error ())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mysql_free_result ($result);</text:span></text:p>
      <text:p text:style-name="P14"><text:span text:style-name="T5"><text:tab/><text:tab/><text:tab/>echo "Couldn't get auction information.";</text:span></text:p>
      <text:p text:style-name="P14"><text:span text:style-name="T5"><text:tab/><text:tab/><text:tab/>return;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<text:tab/>else if ($mode != "new")</text:span></text:p>
      <text:p text:style-name="P14"><text:span text:style-name="T5"><text:tab/>{</text:span></text:p>
      <text:p text:style-name="P14"><text:span text:style-name="T5"><text:tab/><text:tab/>echo "You've reached this page in error.";</text:span></text:p>
      <text:p text:style-name="P14"><text:span text:style-name="T5"><text:tab/><text:tab/>return;</text:span></text:p>
      <text:p text:style-name="P14"><text:span text:style-name="T5"><text:tab/>}</text:span></text:p>
      <text:p text:style-name="P14"><text:span text:style-name="T5"></text:span></text:p>
      <text:p text:style-name="P14"><text:span text:style-name="T5"><text:tab/>// Start writing table to page</text:span></text:p>
      <text:p text:style-name="P14"><text:span text:style-name="T5"><text:tab/>echo h3 ("Auction Management");</text:span></text:p>
      <text:p text:style-name="P14"><text:span text:style-name="T5"><text:tab/>$table = new table_common_t ();</text:span></text:p>
      <text:p text:style-name="P14"><text:span text:style-name="T5"><text:tab/>$table-&gt;init ("itemlisting");</text:span></text:p>
      <text:p text:style-name="P14"><text:soft-page-break/><text:span text:style-name="T5"></text:span></text:p>
      <text:p text:style-name="P14"><text:span text:style-name="T5"><text:tab/>echo $table-&gt;table_begin ();</text:span></text:p>
      <text:p text:style-name="P14"><text:span text:style-name="T5"><text:tab/>echo $table-&gt;table_head_begin ();</text:span></text:p>
      <text:p text:style-name="P14"><text:span text:style-name="T5"><text:tab/>if ($mode == "edit")</text:span></text:p>
      <text:p text:style-name="P14"><text:span text:style-name="T5"><text:tab/><text:tab/>echo $table-&gt;tr ($table-&gt;td_span ("Edit your auction", "", 2));</text:span></text:p>
      <text:p text:style-name="P14"><text:span text:style-name="T5"><text:tab/>else</text:span></text:p>
      <text:p text:style-name="P14"><text:span text:style-name="T5"><text:tab/><text:tab/>echo $table-&gt;tr ($table-&gt;td_span ("Create a new auction", "", 2));</text:span></text:p>
      <text:p text:style-name="P14"><text:span text:style-name="T5"></text:span></text:p>
      <text:p text:style-name="P14"><text:span text:style-name="T5"><text:tab/>echo $table-&gt;tr_end ();</text:span></text:p>
      <text:p text:style-name="P14"><text:span text:style-name="T5"><text:tab/>echo $table-&gt;table_head_end ();</text:span></text:p>
      <text:p text:style-name="P14"><text:span text:style-name="T5"><text:tab/>echo $table-&gt;table_body_begin ();</text:span></text:p>
      <text:p text:style-name="P14"><text:span text:style-name="T5"></text:span></text:p>
      <text:p text:style-name="P14"><text:span text:style-name="T5"><text:tab/>// Different modes depending on if editing or making new</text:span></text:p>
      <text:p text:style-name="P14"><text:span text:style-name="T5"><text:tab/>if ($mode == "edit")</text:span></text:p>
      <text:p text:style-name="P14"><text:span text:style-name="T5"><text:tab/>{</text:span></text:p>
      <text:p text:style-name="P14"><text:span text:style-name="T5"><text:tab/><text:tab/>echo form_begin_n ("$current_script?mode=save", "post", "item_listing_form", "return validate_form (this)");</text:span></text:p>
      <text:p text:style-name="P14"><text:span text:style-name="T5"><text:tab/><text:tab/>echo $table-&gt;tr ($table-&gt;td ("Title&lt;br/&gt;".href ("$current_script?mode=delete&amp;title=$t&amp;seller=$s&amp;category=$c&amp;end_day=$d&amp;end_hour=$h&amp;end_minute=$m", "Delete Auction")).</text:span></text:p>
      <text:p text:style-name="P14"><text:span text:style-name="T5"><text:tab/><text:tab/><text:tab/><text:tab/> $table-&gt;td (text_input_sr ("title", $t, 20, 50).</text:span></text:p>
      <text:p text:style-name="P14"><text:span text:style-name="T5"><text:tab/><text:tab/><text:tab/><text:tab/><text:tab/> <text:s text:c="4"/>alert ("A required field, this is the title of the auction", "?")));</text:span></text:p>
      <text:p text:style-name="P14"><text:span text:style-name="T5"><text:tab/><text:tab/>if ($dbinfo-&gt;is_admin () &amp;&amp; $username != $s)</text:span></text:p>
      <text:p text:style-name="P14"><text:span text:style-name="T5"><text:tab/><text:tab/><text:tab/>echo $table-&gt;tr ($table-&gt;td ("Seller").</text:span></text:p>
      <text:p text:style-name="P14"><text:span text:style-name="T5"><text:tab/><text:tab/><text:tab/><text:tab/><text:tab/> $table-&gt;td (text_input_sr ("seller", $s, 20, 50).</text:span></text:p>
      <text:p text:style-name="P14"><text:span text:style-name="T5"><text:tab/><text:tab/><text:tab/><text:tab/><text:tab/><text:tab/> <text:s text:c="4"/>alert ("The person who initiated the auction.", "?")));</text:span></text:p>
      <text:p text:style-name="P14"><text:span text:style-name="T5"><text:tab/><text:tab/>else</text:span></text:p>
      <text:p text:style-name="P14"><text:span text:style-name="T5"><text:tab/><text:tab/><text:tab/>echo hidden_input ("seller", $s);</text:span></text:p>
      <text:p text:style-name="P14"><text:span text:style-name="T5"><text:tab/><text:tab/>echo $table-&gt;tr ($table-&gt;td ("Category").</text:span></text:p>
      <text:p text:style-name="P14"><text:span text:style-name="T5"><text:tab/><text:tab/><text:tab/><text:tab/> $table-&gt;td (input ("category", $c, 20, "dyncategory", "text", 50, "readonly").</text:span></text:p>
      <text:p text:style-name="P14"><text:span text:style-name="T5"><text:tab/><text:tab/><text:tab/><text:tab/><text:tab/> <text:s text:c="4"/>alert ("An auction can only belong to one category.", "?")));</text:span></text:p>
      <text:p text:style-name="P14"><text:span text:style-name="T5"><text:tab/><text:tab/>echo $table-&gt;tr ($table-&gt;td ("Description").</text:span></text:p>
      <text:p text:style-name="P14"><text:span text:style-name="T5"><text:tab/><text:tab/><text:tab/><text:tab/> $table-&gt;td (text_input_s ("description", $description, 50, 250).</text:span></text:p>
      <text:p text:style-name="P14"><text:span text:style-name="T5"><text:tab/><text:tab/><text:tab/><text:tab/><text:tab/> <text:s text:c="4"/>alert ("Under no circumstances leave this blank. Be....descriptive", "?")));</text:span></text:p>
      <text:p text:style-name="P14"><text:span text:style-name="T5"><text:tab/><text:tab/>echo $table-&gt;tr ($table-&gt;td ("Closing Time").</text:span></text:p>
      <text:p text:style-name="P14"><text:span text:style-name="T5"><text:tab/><text:tab/><text:tab/><text:tab/> $table-&gt;td (text_input_sr ("closing_time", format_time ($d, $h, $m), 20, 50).</text:span></text:p>
      <text:p text:style-name="P14"><text:span text:style-name="T5"><text:tab/><text:tab/><text:tab/><text:tab/><text:tab/> <text:s text:c="4"/>alert ("Up to 10 days in advance. When do you want the fun to end?", "?").</text:span></text:p>
      <text:p text:style-name="P14"><text:span text:style-name="T5"><text:tab/><text:tab/><text:tab/><text:tab/><text:tab/> <text:s text:c="4"/>hidden_input ("end_day", $d).</text:span></text:p>
      <text:p text:style-name="P14"><text:span text:style-name="T5"><text:tab/><text:tab/><text:tab/><text:tab/><text:tab/> <text:s text:c="4"/>hidden_input ("end_hour", $h).</text:span></text:p>
      <text:p text:style-name="P14"><text:span text:style-name="T5"><text:tab/><text:tab/><text:tab/><text:tab/><text:tab/> <text:s text:c="4"/>hidden_input ("end_minute", $m)));</text:span></text:p>
      <text:p text:style-name="P14"><text:span text:style-name="T5"><text:tab/><text:tab/>$options = "";</text:span></text:p>
      <text:p text:style-name="P14"><text:span text:style-name="T5"><text:tab/><text:tab/>$options = $options.option ("FedEx", "FedEx", $shipping_method);</text:span></text:p>
      <text:p text:style-name="P14"><text:span text:style-name="T5"><text:tab/><text:tab/>$options = $options.option ("UPS", "UPS", $shipping_method);</text:span></text:p>
      <text:p text:style-name="P14"><text:span text:style-name="T5"><text:tab/><text:tab/>$options = $options.option ("Air", "Air", $shipping_method);</text:span></text:p>
      <text:p text:style-name="P14"><text:span text:style-name="T5"><text:tab/><text:tab/>echo $table-&gt;tr ($table-&gt;td ("Shipping Method").</text:span></text:p>
      <text:p text:style-name="P14"><text:soft-page-break/><text:span text:style-name="T5"><text:tab/><text:tab/><text:tab/><text:tab/> $table-&gt;td (select ("shipping_method", $options).</text:span></text:p>
      <text:p text:style-name="P14"><text:span text:style-name="T5"><text:tab/><text:tab/><text:tab/><text:tab/><text:tab/> <text:s text:c="4"/>alert ("Sorry, we no longer ship via horse and carriage.", "?")));</text:span></text:p>
      <text:p text:style-name="P14"><text:span text:style-name="T5"><text:tab/><text:tab/>$options = "";</text:span></text:p>
      <text:p text:style-name="P14"><text:span text:style-name="T5"><text:tab/><text:tab/>for ($i = 1; $i &lt;= 100; $i++)</text:span></text:p>
      <text:p text:style-name="P14"><text:span text:style-name="T5"><text:tab/><text:tab/><text:tab/>$options = $options.option ($i, "\$$i.00", $shipping_cost);</text:span></text:p>
      <text:p text:style-name="P14"><text:span text:style-name="T5"><text:tab/><text:tab/>echo $table-&gt;tr ($table-&gt;td ("Shipping Cost").</text:span></text:p>
      <text:p text:style-name="P14"><text:span text:style-name="T5"><text:tab/><text:tab/><text:tab/><text:tab/> $table-&gt;td (select ("shipping_cost", $options).</text:span></text:p>
      <text:p text:style-name="P14"><text:span text:style-name="T5"><text:tab/><text:tab/><text:tab/><text:tab/><text:tab/> <text:s text:c="4"/>alert ("Your best estimate please.", "?")));</text:span></text:p>
      <text:p text:style-name="P14"><text:span text:style-name="T5"><text:tab/><text:tab/>echo $table-&gt;tr ($table-&gt;td ("Starting Price").</text:span></text:p>
      <text:p text:style-name="P14"><text:span text:style-name="T5"><text:tab/><text:tab/><text:tab/><text:tab/> $table-&gt;td ("\$".text_input_sr ("starting_price", $starting_price, 10, 10).</text:span></text:p>
      <text:p text:style-name="P14"><text:span text:style-name="T5"><text:tab/><text:tab/><text:tab/><text:tab/><text:tab/> <text:s text:c="4"/>alert ("Be competitive.", "?")));</text:span></text:p>
      <text:p text:style-name="P14"><text:span text:style-name="T5"><text:tab/><text:tab/>$options = "";</text:span></text:p>
      <text:p text:style-name="P14"><text:span text:style-name="T5"><text:tab/><text:tab/>for ($i = 1; $i &lt;= 3; $i++)</text:span></text:p>
      <text:p text:style-name="P14"><text:span text:style-name="T5"><text:tab/><text:tab/>{</text:span></text:p>
      <text:p text:style-name="P14"><text:span text:style-name="T5"><text:tab/><text:tab/><text:tab/>$cat = str_replace (str_replace (" ", "_", strtolower ($category)), "", $picture);</text:span></text:p>
      <text:p text:style-name="P14"><text:span text:style-name="T5"><text:tab/><text:tab/><text:tab/>$options = $options.option ("$i.jpg", "Picture $i", $cat);</text:span></text:p>
      <text:p text:style-name="P14"><text:span text:style-name="T5"><text:tab/><text:tab/>}</text:span></text:p>
      <text:p text:style-name="P14"><text:span text:style-name="T5"><text:tab/><text:tab/>echo $table-&gt;tr ($table-&gt;td ("Picture").</text:span></text:p>
      <text:p text:style-name="P14"><text:span text:style-name="T5"><text:tab/><text:tab/><text:tab/><text:tab/> $table-&gt;td (select_dyn ("picture", $options, "image_swap()").</text:span></text:p>
      <text:p text:style-name="P14"><text:span text:style-name="T5"><text:tab/><text:tab/><text:tab/><text:tab/><text:tab/> <text:s text:c="4"/>hreft ("category_pictures.php", "?", "_blank")."&lt;br/&gt;".</text:span></text:p>
      <text:p text:style-name="P14"><text:span text:style-name="T5"><text:tab/><text:tab/><text:tab/><text:tab/><text:tab/> <text:s text:c="4"/>local_img ($picture)));</text:span></text:p>
      <text:p text:style-name="P14"><text:span text:style-name="T5"><text:tab/><text:tab/>echo $table-&gt;tr ($table-&gt;td_span (submit_input ("Save"), "", 2, "center"));</text:span></text:p>
      <text:p text:style-name="P14"><text:span text:style-name="T5"><text:tab/>}</text:span></text:p>
      <text:p text:style-name="P14"><text:span text:style-name="T5"><text:tab/>else // making new listing</text:span></text:p>
      <text:p text:style-name="P14"><text:span text:style-name="T5"><text:tab/>{</text:span></text:p>
      <text:p text:style-name="P14"><text:span text:style-name="T5"><text:tab/><text:tab/>echo form_begin_n ("$current_script?mode=savenew", "post", "item_listing_form", "return validate_form (this)");</text:span></text:p>
      <text:p text:style-name="P14"><text:span text:style-name="T5"><text:tab/><text:tab/>echo $table-&gt;tr ($table-&gt;td ("Title").</text:span></text:p>
      <text:p text:style-name="P14"><text:span text:style-name="T5"><text:tab/><text:tab/><text:tab/><text:tab/> $table-&gt;td (text_input_s ("title", $t, 20, 50).</text:span></text:p>
      <text:p text:style-name="P14"><text:span text:style-name="T5"><text:tab/><text:tab/><text:tab/><text:tab/><text:tab/> <text:s text:c="4"/>alert ("A required field, this is the title of the auction", "?")));</text:span></text:p>
      <text:p text:style-name="P14"><text:span text:style-name="T5"><text:tab/><text:tab/>$options = "";</text:span></text:p>
      <text:p text:style-name="P14"><text:span text:style-name="T5"><text:tab/><text:tab/>$options = $options.option ("Art", "Art");</text:span></text:p>
      <text:p text:style-name="P14"><text:span text:style-name="T5"><text:tab/><text:tab/>$options = $options.option ("Books", "Books");</text:span></text:p>
      <text:p text:style-name="P14"><text:span text:style-name="T5"><text:tab/><text:tab/>$options = $options.option ("Clothing", "Clothing");</text:span></text:p>
      <text:p text:style-name="P14"><text:span text:style-name="T5"><text:tab/><text:tab/>$options = $options.option ("Collectibles", "Collectibles");</text:span></text:p>
      <text:p text:style-name="P14"><text:span text:style-name="T5"><text:tab/><text:tab/>$options = $options.option ("Electronics", "Electronics");</text:span></text:p>
      <text:p text:style-name="P14"><text:span text:style-name="T5"><text:tab/><text:tab/>$options = $options.option ("Entertainment", "Entertainment");</text:span></text:p>
      <text:p text:style-name="P14"><text:span text:style-name="T5"><text:tab/><text:tab/>$options = $options.option ("Jewelry", "Jewelry");</text:span></text:p>
      <text:p text:style-name="P14"><text:span text:style-name="T5"><text:tab/><text:tab/>$options = $options.option ("Sporting Goods", "Sporting Goods");</text:span></text:p>
      <text:p text:style-name="P14"><text:span text:style-name="T5"><text:tab/><text:tab/>$options = $options.option ("Toys", "Toys");</text:span></text:p>
      <text:p text:style-name="P14"><text:span text:style-name="T5"><text:tab/><text:tab/>echo $table-&gt;tr ($table-&gt;td ("Category").</text:span></text:p>
      <text:p text:style-name="P14"><text:span text:style-name="T5"><text:tab/><text:tab/><text:tab/><text:tab/> $table-&gt;td (select_dyn ("category", $options, "image_swap()").</text:span></text:p>
      <text:p text:style-name="P14"><text:span text:style-name="T5"><text:tab/><text:tab/><text:tab/><text:tab/><text:tab/> <text:s text:c="4"/>alert ("An auction can only belong to one category.", "?")));</text:span></text:p>
      <text:p text:style-name="P14"><text:span text:style-name="T5"><text:tab/><text:tab/>echo $table-&gt;tr ($table-&gt;td ("Description").</text:span></text:p>
      <text:p text:style-name="P14"><text:span text:style-name="T5"><text:tab/><text:tab/><text:tab/><text:tab/> $table-&gt;td (text_input_s ("description", "", 50, 250).</text:span></text:p>
      <text:p text:style-name="P14"><text:span text:style-name="T5"><text:tab/><text:tab/><text:tab/><text:tab/><text:tab/> <text:s text:c="4"/>alert ("Under no circumstances leave this blank. Be....descriptive", "?")));</text:span></text:p>
      <text:p text:style-name="P14"><text:span text:style-name="T5"><text:tab/><text:tab/>$options = "";</text:span></text:p>
      <text:p text:style-name="P14"><text:span text:style-name="T5"><text:tab/><text:tab/>for ($i = $curr_day; $i &lt;= $curr_day + 7; $i++)</text:span></text:p>
      <text:p text:style-name="P14"><text:soft-page-break/><text:span text:style-name="T5"><text:tab/><text:tab/>{</text:span></text:p>
      <text:p text:style-name="P14"><text:span text:style-name="T5"><text:tab/><text:tab/><text:tab/>for ($j = ($i == $curr_day)? $curr_hour + 1 : 0; $j &lt; 24; $j++)</text:span></text:p>
      <text:p text:style-name="P14"><text:span text:style-name="T5"><text:tab/><text:tab/><text:tab/>{</text:span></text:p>
      <text:p text:style-name="P14"><text:span text:style-name="T5"><text:tab/><text:tab/><text:tab/><text:tab/>$options = $options.option ("$i $j 0", format_time ($i, $j, 0));</text:span></text:p>
      <text:p text:style-name="P14"><text:span text:style-name="T5"><text:tab/><text:tab/><text:tab/>}</text:span></text:p>
      <text:p text:style-name="P14"><text:span text:style-name="T5"><text:tab/><text:tab/>}</text:span></text:p>
      <text:p text:style-name="P14"><text:span text:style-name="T5"><text:tab/><text:tab/>echo $table-&gt;tr ($table-&gt;td ("Closing Time").</text:span></text:p>
      <text:p text:style-name="P14"><text:span text:style-name="T5"><text:tab/><text:tab/><text:tab/><text:tab/> $table-&gt;td (select ("closing_time", $options).</text:span></text:p>
      <text:p text:style-name="P14"><text:span text:style-name="T5"><text:tab/><text:tab/><text:tab/><text:tab/><text:tab/> <text:s text:c="4"/>alert ("Up to 10 days in advance. When do you want the fun to end?", "?")));</text:span></text:p>
      <text:p text:style-name="P14"><text:span text:style-name="T5"><text:tab/><text:tab/>$options = "";</text:span></text:p>
      <text:p text:style-name="P14"><text:span text:style-name="T5"><text:tab/><text:tab/>$options = $options.option ("FedEx", "FedEx");</text:span></text:p>
      <text:p text:style-name="P14"><text:span text:style-name="T5"><text:tab/><text:tab/>$options = $options.option ("UPS", "UPS");</text:span></text:p>
      <text:p text:style-name="P14"><text:span text:style-name="T5"><text:tab/><text:tab/>$options = $options.option ("Air", "Air");</text:span></text:p>
      <text:p text:style-name="P14"><text:span text:style-name="T5"><text:tab/><text:tab/>echo $table-&gt;tr ($table-&gt;td ("Shipping Method").</text:span></text:p>
      <text:p text:style-name="P14"><text:span text:style-name="T5"><text:tab/><text:tab/><text:tab/><text:tab/> $table-&gt;td (select ("shipping_method", $options).</text:span></text:p>
      <text:p text:style-name="P14"><text:span text:style-name="T5"><text:tab/><text:tab/><text:tab/><text:tab/><text:tab/> <text:s text:c="4"/>alert ("Sorry, we no longer ship via horse and carriage.", "?")));</text:span></text:p>
      <text:p text:style-name="P14"><text:span text:style-name="T5"><text:tab/><text:tab/>$options = "";</text:span></text:p>
      <text:p text:style-name="P14"><text:span text:style-name="T5"><text:tab/><text:tab/>for ($i = 1; $i &lt;= 100; $i++)</text:span></text:p>
      <text:p text:style-name="P14"><text:span text:style-name="T5"><text:tab/><text:tab/><text:tab/>$options = $options.option ($i, "\$$i.00");</text:span></text:p>
      <text:p text:style-name="P14"><text:span text:style-name="T5"><text:tab/><text:tab/>echo $table-&gt;tr ($table-&gt;td ("Shipping Cost").</text:span></text:p>
      <text:p text:style-name="P14"><text:span text:style-name="T5"><text:tab/><text:tab/><text:tab/><text:tab/> $table-&gt;td (select ("shipping_cost", $options).</text:span></text:p>
      <text:p text:style-name="P14"><text:span text:style-name="T5"><text:tab/><text:tab/><text:tab/><text:tab/><text:tab/> <text:s text:c="4"/>alert ("Your best estimate please.", "?")));</text:span></text:p>
      <text:p text:style-name="P14"><text:span text:style-name="T5"><text:tab/><text:tab/>$options = "";</text:span></text:p>
      <text:p text:style-name="P14"><text:span text:style-name="T5"><text:tab/><text:tab/>for ($i = 1; $i &lt;= 350; $i++)</text:span></text:p>
      <text:p text:style-name="P14"><text:span text:style-name="T5"><text:tab/><text:tab/>{</text:span></text:p>
      <text:p text:style-name="P14"><text:span text:style-name="T5"><text:tab/><text:tab/><text:tab/>$options = $options.option ("$i.00", "\$$i.00");</text:span></text:p>
      <text:p text:style-name="P14"><text:span text:style-name="T5"><text:tab/><text:tab/><text:tab/>$options = $options.option ("$i.50", "\$$i.50");</text:span></text:p>
      <text:p text:style-name="P14"><text:span text:style-name="T5"><text:tab/><text:tab/>}</text:span></text:p>
      <text:p text:style-name="P14"><text:span text:style-name="T5"><text:tab/><text:tab/>echo $table-&gt;tr ($table-&gt;td ("Starting Price").</text:span></text:p>
      <text:p text:style-name="P14"><text:span text:style-name="T5"><text:tab/><text:tab/><text:tab/><text:tab/> $table-&gt;td (select ("starting_price", $options).</text:span></text:p>
      <text:p text:style-name="P14"><text:span text:style-name="T5"><text:tab/><text:tab/><text:tab/><text:tab/><text:tab/> <text:s text:c="4"/>alert ("Be competitive.", "?")));</text:span></text:p>
      <text:p text:style-name="P14"><text:span text:style-name="T5"></text:span></text:p>
      <text:p text:style-name="P14"><text:span text:style-name="T5"><text:tab/><text:tab/>$options = "";</text:span></text:p>
      <text:p text:style-name="P14"><text:span text:style-name="T5"><text:tab/><text:tab/>for ($i = 1; $i &lt;= 3; $i++)</text:span></text:p>
      <text:p text:style-name="P14"><text:span text:style-name="T5"><text:tab/><text:tab/>{</text:span></text:p>
      <text:p text:style-name="P14"><text:span text:style-name="T5"><text:tab/><text:tab/><text:tab/>$options = $options.option ("$i.jpg", "Picture $i");</text:span></text:p>
      <text:p text:style-name="P14"><text:span text:style-name="T5"><text:tab/><text:tab/>}</text:span></text:p>
      <text:p text:style-name="P14"><text:span text:style-name="T5"><text:tab/><text:tab/>echo $table-&gt;tr ($table-&gt;td ("Picture").</text:span></text:p>
      <text:p text:style-name="P14"><text:span text:style-name="T5"><text:tab/><text:tab/><text:tab/><text:tab/> $table-&gt;td (select_dyn ("picture", $options, "image_swap()").</text:span></text:p>
      <text:p text:style-name="P14"><text:span text:style-name="T5"><text:tab/><text:tab/><text:tab/><text:tab/><text:tab/> <text:s text:c="4"/>hreft ("category_pictures.php", "?", "_blank")."&lt;br/&gt;".</text:span></text:p>
      <text:p text:style-name="P14"><text:span text:style-name="T5"><text:tab/><text:tab/><text:tab/><text:tab/><text:tab/> <text:s text:c="4"/>local_img ("art1.jpg")));</text:span></text:p>
      <text:p text:style-name="P14"><text:span text:style-name="T5"><text:tab/><text:tab/>echo $table-&gt;tr ($table-&gt;td_span (submit_input ("Create"), "", 2, "center"));</text:span></text:p>
      <text:p text:style-name="P14"><text:span text:style-name="T5"><text:tab/>}</text:span></text:p>
      <text:p text:style-name="P14"><text:span text:style-name="T5"><text:tab/>echo form_end ();</text:span></text:p>
      <text:p text:style-name="P14"><text:span text:style-name="T5"><text:tab/>echo $table-&gt;table_body_end ();</text:span></text:p>
      <text:p text:style-name="P14"><text:span text:style-name="T5"><text:tab/>echo $table-&gt;table_end ();</text:span></text:p>
      <text:p text:style-name="P14"><text:span text:style-name="T5">}</text:span></text:p>
      <text:p text:style-name="P14"><text:span text:style-name="T5"></text:span></text:p>
      <text:p text:style-name="P14"><text:soft-page-break/><text:span text:style-name="T5">// Very simple checking of the form data to meet basic requirements</text:span></text:p>
      <text:p text:style-name="P14"><text:span text:style-name="T5">function verify_data ()</text:span></text:p>
      <text:p text:style-name="P14"><text:span text:style-name="T5">{</text:span></text:p>
      <text:p text:style-name="P14"><text:span text:style-name="T5"><text:tab/>global $dbinfo, $errors, $post_title, $post_seller,</text:span></text:p>
      <text:p text:style-name="P14"><text:span text:style-name="T5"><text:tab/><text:tab/>$post_category,</text:span></text:p>
      <text:p text:style-name="P14"><text:span text:style-name="T5"><text:tab/><text:tab/>$post_end_day, $post_end_hour, $post_end_minute,</text:span></text:p>
      <text:p text:style-name="P14"><text:span text:style-name="T5"><text:tab/><text:tab/>$post_closing_time, $post_description,</text:span></text:p>
      <text:p text:style-name="P14"><text:span text:style-name="T5"><text:tab/><text:tab/>$post_shipping_method,</text:span></text:p>
      <text:p text:style-name="P14"><text:span text:style-name="T5"><text:tab/><text:tab/>$post_shipping_cost, $post_starting_price,</text:span></text:p>
      <text:p text:style-name="P14"><text:span text:style-name="T5"><text:tab/><text:tab/>$post_picture;</text:span></text:p>
      <text:p text:style-name="P14"><text:span text:style-name="T5"><text:tab/>$errors = "";</text:span></text:p>
      <text:p text:style-name="P14"><text:span text:style-name="T5"><text:tab/>$post_title = fix_quotes (post ("title"));</text:span></text:p>
      <text:p text:style-name="P14"><text:span text:style-name="T5"><text:tab/>$post_seller = post ("seller");</text:span></text:p>
      <text:p text:style-name="P14"><text:span text:style-name="T5"><text:tab/>$post_category = post ("category");</text:span></text:p>
      <text:p text:style-name="P14"><text:span text:style-name="T5"><text:tab/>$post_closing_time = post ("closing_time");</text:span></text:p>
      <text:p text:style-name="P14"><text:span text:style-name="T5"><text:tab/>$post_end_day = strtok ($post_closing_time, " ");</text:span></text:p>
      <text:p text:style-name="P14"><text:span text:style-name="T5"><text:tab/>$post_end_hour = strtok (" ");</text:span></text:p>
      <text:p text:style-name="P14"><text:span text:style-name="T5"><text:tab/>$post_end_minute = strtok (" ");</text:span></text:p>
      <text:p text:style-name="P14"><text:span text:style-name="T5"><text:tab/>$post_description = fix_quotes (post ("description"));</text:span></text:p>
      <text:p text:style-name="P14"><text:span text:style-name="T5"><text:tab/>$post_shipping_method = post ("shipping_method");</text:span></text:p>
      <text:p text:style-name="P14"><text:span text:style-name="T5"><text:tab/>$post_shipping_cost = post ("shipping_cost");</text:span></text:p>
      <text:p text:style-name="P14"><text:span text:style-name="T5"><text:tab/>$post_starting_price = post ("starting_price");</text:span></text:p>
      <text:p text:style-name="P14"><text:span text:style-name="T5"><text:tab/>$post_picture = post ("picture");</text:span></text:p>
      <text:p text:style-name="P14"><text:span text:style-name="T5"></text:span></text:p>
      <text:p text:style-name="P14"><text:span text:style-name="T5"><text:tab/>if (empty ($post_title))</text:span></text:p>
      <text:p text:style-name="P14"><text:span text:style-name="T5"><text:tab/><text:tab/>$errors = $errors.li ("Title can't be empty.");</text:span></text:p>
      <text:p text:style-name="P14"><text:span text:style-name="T5"><text:tab/>if (strlen ($post_title) &gt; 50)</text:span></text:p>
      <text:p text:style-name="P14"><text:span text:style-name="T5"><text:tab/><text:tab/>$errors = $errors.li ("Title can't more than 50 characters.");</text:span></text:p>
      <text:p text:style-name="P14"><text:span text:style-name="T5"><text:tab/>if (empty ($post_description))</text:span></text:p>
      <text:p text:style-name="P14"><text:span text:style-name="T5"><text:tab/><text:tab/>$errors = $errors.li ("Description can't be empty.");</text:span></text:p>
      <text:p text:style-name="P14"><text:span text:style-name="T5"><text:tab/>if (strlen ($post_description) &gt; 250)</text:span></text:p>
      <text:p text:style-name="P14"><text:span text:style-name="T5"><text:tab/><text:tab/>$errors = $errors.li ("Description can't be more than 250 characters.");</text:span></text:p>
      <text:p text:style-name="P14"><text:span text:style-name="T5"><text:tab/>return $errors;</text:span></text:p>
      <text:p text:style-name="P14"><text:span text:style-name="T5">}</text:span></text:p>
      <text:p text:style-name="P14"><text:span text:style-name="T5"></text:span></text:p>
      <text:p text:style-name="P14"><text:span text:style-name="T5">// Handle bid</text:span></text:p>
      <text:p text:style-name="P14"><text:span text:style-name="T5">if ($mode == "bid")</text:span></text:p>
      <text:p text:style-name="P14"><text:span text:style-name="T5">{</text:span></text:p>
      <text:p text:style-name="P14"><text:span text:style-name="T5"><text:tab/>$bid_title = (post ("title"));</text:span></text:p>
      <text:p text:style-name="P14"><text:span text:style-name="T5"><text:tab/>$bid_seller = post ("seller");</text:span></text:p>
      <text:p text:style-name="P14"><text:span text:style-name="T5"><text:tab/>$bid_category = post ("category");</text:span></text:p>
      <text:p text:style-name="P14"><text:span text:style-name="T5"><text:tab/>$bid_end_day = post ("end_day");</text:span></text:p>
      <text:p text:style-name="P14"><text:span text:style-name="T5"><text:tab/>$bid_end_hour = post ("end_hour");</text:span></text:p>
      <text:p text:style-name="P14"><text:span text:style-name="T5"><text:tab/>$bid_end_minute = post ("end_minute");</text:span></text:p>
      <text:p text:style-name="P14"><text:span text:style-name="T5"><text:tab/>$bid_amount = post ("bid_amount");</text:span></text:p>
      <text:p text:style-name="P14"><text:span text:style-name="T5"></text:span></text:p>
      <text:p text:style-name="P14"><text:span text:style-name="T5"><text:tab/>list ($highest_bidder, $amt) = $dbinfo-&gt;get_highest_bidder ($bid_title, $bid_seller, $bid_category,</text:span></text:p>
      <text:p text:style-name="P14"><text:span text:style-name="T5"><text:tab/><text:tab/><text:tab/><text:tab/><text:tab/><text:tab/><text:tab/><text:tab/> <text:s text:c="3"/>$bid_end_day, $bid_end_hour, </text:span><text:soft-page-break/><text:span text:style-name="T5">$bid_end_minute);</text:span></text:p>
      <text:p text:style-name="P14"><text:span text:style-name="T5"><text:tab/>if ($highest_bidder != $username)</text:span></text:p>
      <text:p text:style-name="P14"><text:span text:style-name="T5"><text:tab/>{</text:span></text:p>
      <text:p text:style-name="P14"><text:span text:style-name="T5"><text:tab/><text:tab/>$dbinfo-&gt;update_auction_before_bid (</text:span></text:p>
      <text:p text:style-name="P14"><text:span text:style-name="T5"><text:tab/><text:tab/><text:tab/>$bid_title, $bid_seller, $bid_category,</text:span></text:p>
      <text:p text:style-name="P14"><text:span text:style-name="T5"><text:tab/><text:tab/><text:tab/>$bid_end_day, $bid_end_hour, $bid_end_minute,</text:span></text:p>
      <text:p text:style-name="P14"><text:span text:style-name="T5"><text:tab/><text:tab/><text:tab/>$bid_amount);</text:span></text:p>
      <text:p text:style-name="P14"><text:span text:style-name="T5"><text:tab/><text:tab/>$dbinfo-&gt;query ("insert into bids_on values ('$username', '$bid_title', '$bid_seller', '$bid_category', $bid_end_day, $bid_end_hour, $bid_end_minute, $curr_day, $curr_hour, $curr_minute, $bid_amount, 'n')");</text:span></text:p>
      <text:p text:style-name="P14"><text:span text:style-name="T5"><text:tab/><text:tab/>$dbinfo-&gt;save_activity ("Bid \$$bid_amount on the auction: \"".href ("itemlisting.php?mode=view&amp;title=$bid_title&amp;seller=$bid_seller&amp;category=$bid_category&amp;end_day=$bid_end_day&amp;end_hour=$bid_end_hour&amp;end_minute=$bid_end_minute", $bid_title)."\".");</text:span></text:p>
      <text:p text:style-name="P14"><text:span text:style-name="T5"><text:tab/>}</text:span></text:p>
      <text:p text:style-name="P14"><text:span text:style-name="T5"><text:tab/>else</text:span></text:p>
      <text:p text:style-name="P14"><text:span text:style-name="T5"><text:tab/>{</text:span></text:p>
      <text:p text:style-name="P14"><text:span text:style-name="T5"><text:tab/><text:tab/>echo "Errors were detected. Please correct before continuing:&lt;br/&gt;";</text:span></text:p>
      <text:p text:style-name="P14"><text:span text:style-name="T5"><text:tab/><text:tab/>echo ul (li ("Don't double bid!"));</text:span></text:p>
      <text:p text:style-name="P14"><text:span text:style-name="T5"><text:tab/><text:tab/>$dbinfo-&gt;save_activity ("You tried to game the system by double bidding \$$bid_amount on the auction: \"".href ("itemlisting.php?mode=view&amp;title=$bid_title&amp;seller=$bid_seller&amp;category=$bid_category&amp;end_day=$bid_end_day&amp;end_hour=$bid_end_hour&amp;end_minute=$bid_end_minute", $bid_title)."\".");</text:span></text:p>
      <text:p text:style-name="P14"><text:span text:style-name="T5"><text:tab/>}</text:span></text:p>
      <text:p text:style-name="P14"><text:span text:style-name="T5"></text:span></text:p>
      <text:p text:style-name="P14"><text:span text:style-name="T5"><text:tab/>$mode = "view";</text:span></text:p>
      <text:p text:style-name="P14"><text:span text:style-name="T5">}</text:span></text:p>
      <text:p text:style-name="P14"><text:span text:style-name="T5"></text:span></text:p>
      <text:p text:style-name="P14"><text:span text:style-name="T5">// View an auction listing</text:span></text:p>
      <text:p text:style-name="P14"><text:span text:style-name="T5">if ($mode == "view")</text:span></text:p>
      <text:p text:style-name="P14"><text:span text:style-name="T5">{</text:span></text:p>
      <text:p text:style-name="P14"><text:span text:style-name="T5"><text:tab/>$sfdbk = get ("sfdbk");</text:span></text:p>
      <text:p text:style-name="P14"><text:span text:style-name="T5"><text:tab/>$bfdbk = get ("bfdbk");</text:span></text:p>
      <text:p text:style-name="P14"><text:span text:style-name="T5"><text:tab/>if ($dbinfo-&gt;is_admin () &amp;&amp; !empty ($sfdbk))</text:span></text:p>
      <text:p text:style-name="P14"><text:span text:style-name="T5"><text:tab/>{</text:span></text:p>
      <text:p text:style-name="P14"><text:span text:style-name="T5"><text:tab/><text:tab/>$dbinfo-&gt;query ("update item_listing set</text:span></text:p>
      <text:p text:style-name="P14"><text:span text:style-name="T5">sellerfeedbackforbuyer_description = ''</text:span></text:p>
      <text:p text:style-name="P14"><text:span text:style-name="T5">where<text:tab/>title = '$title'</text:span></text:p>
      <text:p text:style-name="P14"><text:span text:style-name="T5">AND<text:tab/>seller = '$seller'</text:span></text:p>
      <text:p text:style-name="P14"><text:span text:style-name="T5">AND<text:tab/>category = '$category'</text:span></text:p>
      <text:p text:style-name="P14"><text:span text:style-name="T5">AND<text:tab/>end_day = $end_day</text:span></text:p>
      <text:p text:style-name="P14"><text:span text:style-name="T5">AND<text:tab/>end_hour = $end_hour</text:span></text:p>
      <text:p text:style-name="P14"><text:span text:style-name="T5">AND<text:tab/>end_minute = $end_minute");</text:span></text:p>
      <text:p text:style-name="P14"><text:span text:style-name="T5"><text:tab/>}</text:span></text:p>
      <text:p text:style-name="P14"><text:span text:style-name="T5"><text:tab/>if ($dbinfo-&gt;is_admin () &amp;&amp; !empty ($bfdbk))</text:span></text:p>
      <text:p text:style-name="P14"><text:span text:style-name="T5"><text:tab/>{</text:span></text:p>
      <text:p text:style-name="P14"><text:span text:style-name="T5"><text:tab/><text:tab/>$dbinfo-&gt;query ("update item_listing set</text:span></text:p>
      <text:p text:style-name="P14"><text:span text:style-name="T5">buyerfeedbackforseller_description = '',</text:span></text:p>
      <text:p text:style-name="P14"><text:span text:style-name="T5">buyerfeedbackforseller_rating = -1</text:span></text:p>
      <text:p text:style-name="P14"><text:span text:style-name="T5">where<text:tab/>title = '$title'</text:span></text:p>
      <text:p text:style-name="P14"><text:soft-page-break/><text:span text:style-name="T5">AND<text:tab/>seller = '$seller'</text:span></text:p>
      <text:p text:style-name="P14"><text:span text:style-name="T5">AND<text:tab/>category = '$category'</text:span></text:p>
      <text:p text:style-name="P14"><text:span text:style-name="T5">AND<text:tab/>end_day = $end_day</text:span></text:p>
      <text:p text:style-name="P14"><text:span text:style-name="T5">AND<text:tab/>end_hour = $end_hour</text:span></text:p>
      <text:p text:style-name="P14"><text:span text:style-name="T5">AND<text:tab/>end_minute = $end_minute");</text:span></text:p>
      <text:p text:style-name="P14"><text:span text:style-name="T5"><text:tab/>}</text:span></text:p>
      <text:p text:style-name="P14"><text:span text:style-name="T5"></text:span></text:p>
      <text:p text:style-name="P14"><text:span text:style-name="T5"><text:tab/>$result = $dbinfo-&gt;query ("select * from item_listing</text:span></text:p>
      <text:p text:style-name="P14"><text:span text:style-name="T5">where<text:tab/>title = '$title'</text:span></text:p>
      <text:p text:style-name="P14"><text:span text:style-name="T5">AND<text:tab/>seller = '$seller'</text:span></text:p>
      <text:p text:style-name="P14"><text:span text:style-name="T5">AND<text:tab/>category = '$category'</text:span></text:p>
      <text:p text:style-name="P14"><text:span text:style-name="T5">AND<text:tab/>end_day = $end_day</text:span></text:p>
      <text:p text:style-name="P14"><text:span text:style-name="T5">AND<text:tab/>end_hour = $end_hour</text:span></text:p>
      <text:p text:style-name="P14"><text:span text:style-name="T5">AND<text:tab/>end_minute = $end_minute");</text:span></text:p>
      <text:p text:style-name="P14"><text:span text:style-name="T5"></text:span></text:p>
      <text:p text:style-name="P14"><text:span text:style-name="T5"><text:tab/>if (mysql_num_rows ($result) == 0)</text:span></text:p>
      <text:p text:style-name="P14"><text:span text:style-name="T5"><text:tab/>{</text:span></text:p>
      <text:p text:style-name="P14"><text:span text:style-name="T5"><text:tab/><text:tab/>cout ("Invalid item listing.");</text:span></text:p>
      <text:p text:style-name="P14"><text:span text:style-name="T5"><text:tab/>}</text:span></text:p>
      <text:p text:style-name="P14"><text:span text:style-name="T5"><text:tab/>else</text:span></text:p>
      <text:p text:style-name="P14"><text:span text:style-name="T5"><text:tab/>{</text:span></text:p>
      <text:p text:style-name="P14"><text:span text:style-name="T5"><text:tab/><text:tab/>list ($title, $seller, $category, $end_day, $end_hour, $end_min,</text:span></text:p>
      <text:p text:style-name="P14"><text:span text:style-name="T5"><text:tab/><text:tab/> <text:s text:c="5"/>$description, $shipping_cost, $shipping_method, $starting_price,</text:span></text:p>
      <text:p text:style-name="P14"><text:span text:style-name="T5"><text:tab/><text:tab/> <text:s text:c="5"/>$current_price, $picture, $buyer, $buyer_fdbk, $buyer_fdbk_rating,</text:span></text:p>
      <text:p text:style-name="P14"><text:span text:style-name="T5"><text:tab/><text:tab/> <text:s text:c="5"/>$seller_fdbk)</text:span></text:p>
      <text:p text:style-name="P14"><text:span text:style-name="T5"><text:tab/><text:tab/><text:tab/>= mysql_fetch_row ($result);</text:span></text:p>
      <text:p text:style-name="P14"><text:span text:style-name="T5"><text:tab/><text:tab/>mysql_free_result ($result);</text:span></text:p>
      <text:p text:style-name="P14"><text:span text:style-name="T5"></text:span></text:p>
      <text:p text:style-name="P14"><text:span text:style-name="T5"><text:tab/><text:tab/>$t = new table_common_t ();</text:span></text:p>
      <text:p text:style-name="P14"><text:span text:style-name="T5"><text:tab/><text:tab/>$t-&gt;init ("itemlisting");</text:span></text:p>
      <text:p text:style-name="P14"><text:span text:style-name="T5"><text:tab/><text:tab/>$seller_realname = href ("profile.php?mode=view&amp;username=$seller", $dbinfo-&gt;get_realname ($seller));</text:span></text:p>
      <text:p text:style-name="P14"><text:span text:style-name="T5"><text:tab/><text:tab/>list ($d, $h, $m) = $dbinfo-&gt;get_registration_date ($seller);</text:span></text:p>
      <text:p text:style-name="P14"><text:span text:style-name="T5"><text:tab/><text:tab/>$seller_registration = format_time ($d, $h, $m);</text:span></text:p>
      <text:p text:style-name="P14"><text:span text:style-name="T5"><text:tab/><text:tab/>$closed = is_older ($end_day, $end_hour, $end_minute, $curr_day, $curr_hour, $curr_minute);</text:span></text:p>
      <text:p text:style-name="P14"><text:span text:style-name="T5"><text:tab/><text:tab/>if ($closed)</text:span></text:p>
      <text:p text:style-name="P14"><text:span text:style-name="T5"><text:tab/><text:tab/>{</text:span></text:p>
      <text:p text:style-name="P14"><text:span text:style-name="T5"><text:tab/><text:tab/><text:tab/>$time_message = $t-&gt;tr ($t-&gt;td ("Ended on:").</text:span></text:p>
      <text:p text:style-name="P14"><text:span text:style-name="T5"><text:tab/><text:tab/><text:tab/><text:tab/><text:tab/><text:tab/>$t-&gt;td (format_time ($end_day, $end_hour, $end_min)));</text:span></text:p>
      <text:p text:style-name="P14"><text:span text:style-name="T5"><text:tab/><text:tab/><text:tab/>$curr_price_message = $t-&gt;tr ($t-&gt;td ("End Price:").</text:span></text:p>
      <text:p text:style-name="P14"><text:span text:style-name="T5"><text:tab/><text:tab/><text:tab/><text:tab/><text:tab/><text:tab/> <text:s text:c="5"/>$t-&gt;td ("\$$current_price"));</text:span></text:p>
      <text:p text:style-name="P14"><text:span text:style-name="T5"><text:tab/><text:tab/><text:tab/>// feedback</text:span></text:p>
      <text:p text:style-name="P14"><text:span text:style-name="T5"><text:tab/><text:tab/><text:tab/>if ($buyer_fdbk_rating != -1)</text:span></text:p>
      <text:p text:style-name="P14"><text:span text:style-name="T5"><text:tab/><text:tab/><text:tab/>{</text:span></text:p>
      <text:p text:style-name="P14"><text:span text:style-name="T5"><text:tab/><text:tab/><text:tab/><text:tab/>if ($dbinfo-&gt;is_admin ())</text:span></text:p>
      <text:p text:style-name="P14"><text:span text:style-name="T5"><text:tab/><text:tab/><text:tab/><text:tab/>{</text:span></text:p>
      <text:p text:style-name="P14"><text:span text:style-name="T5"><text:tab/><text:tab/><text:tab/><text:tab/><text:tab/>$url = "$current_script?";</text:span></text:p>
      <text:p text:style-name="P14"><text:span text:style-name="T5"><text:tab/><text:tab/><text:tab/><text:tab/><text:tab/>foreach ($_GET as $var =&gt; $val)</text:span></text:p>
      <text:p text:style-name="P14"><text:soft-page-break/><text:span text:style-name="T5"><text:tab/><text:tab/><text:tab/><text:tab/><text:tab/><text:tab/>$url = $url."$var=$val&amp;";</text:span></text:p>
      <text:p text:style-name="P14"><text:span text:style-name="T5"><text:tab/><text:tab/><text:tab/><text:tab/><text:tab/>$url = $url."bfdbk=delete";</text:span></text:p>
      <text:p text:style-name="P14"><text:span text:style-name="T5"><text:tab/><text:tab/><text:tab/><text:tab/><text:tab/>$fdbk = $t-&gt;tr ($t-&gt;td ("Feedback from buyer:&lt;br/&gt;".</text:span></text:p>
      <text:p text:style-name="P14"><text:span text:style-name="T5"><text:tab/><text:tab/><text:tab/><text:tab/><text:tab/><text:tab/><text:tab/><text:tab/>href ($url, "Delete")).</text:span></text:p>
      <text:p text:style-name="P14"><text:span text:style-name="T5"><text:tab/><text:tab/><text:tab/><text:tab/><text:tab/><text:tab/><text:tab/>$t-&gt;td ($buyer_fdbk." Rating: $buyer_fdbk_rating"));</text:span></text:p>
      <text:p text:style-name="P14"><text:span text:style-name="T5"><text:tab/><text:tab/><text:tab/><text:tab/>}</text:span></text:p>
      <text:p text:style-name="P14"><text:span text:style-name="T5"><text:tab/><text:tab/><text:tab/><text:tab/>else</text:span></text:p>
      <text:p text:style-name="P14"><text:span text:style-name="T5"><text:tab/><text:tab/><text:tab/><text:tab/>{</text:span></text:p>
      <text:p text:style-name="P14"><text:span text:style-name="T5"><text:tab/><text:tab/><text:tab/><text:tab/><text:tab/>$fdbk = $t-&gt;tr ($t-&gt;td ("Feedback from buyer:").</text:span></text:p>
      <text:p text:style-name="P14"><text:span text:style-name="T5"><text:tab/><text:tab/><text:tab/><text:tab/><text:tab/><text:tab/><text:tab/>$t-&gt;td ($buyer_fdbk." Rating: $buyer_fdbk_rating"));</text:span></text:p>
      <text:p text:style-name="P14"><text:span text:style-name="T5"><text:tab/><text:tab/><text:tab/><text:tab/>}</text:span></text:p>
      <text:p text:style-name="P14"><text:span text:style-name="T5"><text:tab/><text:tab/><text:tab/>}</text:span></text:p>
      <text:p text:style-name="P14"><text:span text:style-name="T5"><text:tab/><text:tab/><text:tab/>else</text:span></text:p>
      <text:p text:style-name="P14"><text:span text:style-name="T5"><text:tab/><text:tab/><text:tab/>{</text:span></text:p>
      <text:p text:style-name="P14"><text:span text:style-name="T5"><text:tab/><text:tab/><text:tab/><text:tab/>$fdbk = $t-&gt;tr ($t-&gt;td ("Feedback from buyer:").</text:span></text:p>
      <text:p text:style-name="P14"><text:span text:style-name="T5"><text:tab/><text:tab/><text:tab/><text:tab/><text:tab/><text:tab/>$t-&gt;td ("None."));</text:span></text:p>
      <text:p text:style-name="P14"><text:span text:style-name="T5"><text:tab/><text:tab/><text:tab/>}</text:span></text:p>
      <text:p text:style-name="P14"><text:span text:style-name="T5"><text:tab/><text:tab/><text:tab/>// feedback</text:span></text:p>
      <text:p text:style-name="P14"><text:span text:style-name="T5"><text:tab/><text:tab/><text:tab/>if (!empty ($seller_fdbk))</text:span></text:p>
      <text:p text:style-name="P14"><text:span text:style-name="T5"><text:tab/><text:tab/><text:tab/>{</text:span></text:p>
      <text:p text:style-name="P14"><text:span text:style-name="T5"><text:tab/><text:tab/><text:tab/><text:tab/>if ($dbinfo-&gt;is_admin ())</text:span></text:p>
      <text:p text:style-name="P14"><text:span text:style-name="T5"><text:tab/><text:tab/><text:tab/><text:tab/>{</text:span></text:p>
      <text:p text:style-name="P14"><text:span text:style-name="T5"><text:tab/><text:tab/><text:tab/><text:tab/><text:tab/>$url = "$current_script?";</text:span></text:p>
      <text:p text:style-name="P14"><text:span text:style-name="T5"><text:tab/><text:tab/><text:tab/><text:tab/><text:tab/>foreach ($_GET as $var =&gt; $val)</text:span></text:p>
      <text:p text:style-name="P14"><text:span text:style-name="T5"><text:tab/><text:tab/><text:tab/><text:tab/><text:tab/><text:tab/>$url = $url."$var=$val&amp;";</text:span></text:p>
      <text:p text:style-name="P14"><text:span text:style-name="T5"><text:tab/><text:tab/><text:tab/><text:tab/><text:tab/>$url = $url."sfdbk=delete";</text:span></text:p>
      <text:p text:style-name="P14"><text:span text:style-name="T5"><text:tab/><text:tab/><text:tab/><text:tab/><text:tab/>$fdbk = $fdbk.$t-&gt;tr ($t-&gt;td ("Feedback from seller:&lt;br/&gt;".</text:span></text:p>
      <text:p text:style-name="P14"><text:span text:style-name="T5"><text:tab/><text:tab/><text:tab/><text:tab/><text:tab/><text:tab/><text:tab/><text:tab/> <text:s text:c="5"/>href ($url, "Delete")).</text:span></text:p>
      <text:p text:style-name="P14"><text:span text:style-name="T5"><text:tab/><text:tab/><text:tab/><text:tab/><text:tab/><text:tab/><text:tab/> <text:s text:c="5"/>$t-&gt;td ($seller_fdbk));</text:span></text:p>
      <text:p text:style-name="P14"><text:span text:style-name="T5"><text:tab/><text:tab/><text:tab/><text:tab/>}</text:span></text:p>
      <text:p text:style-name="P14"><text:span text:style-name="T5"><text:tab/><text:tab/><text:tab/><text:tab/>else</text:span></text:p>
      <text:p text:style-name="P14"><text:span text:style-name="T5"><text:tab/><text:tab/><text:tab/><text:tab/>{</text:span></text:p>
      <text:p text:style-name="P14"><text:span text:style-name="T5"><text:tab/><text:tab/><text:tab/><text:tab/><text:tab/>$fdbk = $fdbk.$t-&gt;tr ($t-&gt;td ("Feedback from seller:").</text:span></text:p>
      <text:p text:style-name="P14"><text:span text:style-name="T5"><text:tab/><text:tab/><text:tab/><text:tab/><text:tab/><text:tab/><text:tab/> <text:s text:c="5"/>$t-&gt;td ($seller_fdbk));</text:span></text:p>
      <text:p text:style-name="P14"><text:span text:style-name="T5"><text:tab/><text:tab/><text:tab/><text:tab/>}</text:span></text:p>
      <text:p text:style-name="P14"><text:span text:style-name="T5"><text:tab/><text:tab/><text:tab/>}</text:span></text:p>
      <text:p text:style-name="P14"><text:span text:style-name="T5"><text:tab/><text:tab/><text:tab/>else</text:span></text:p>
      <text:p text:style-name="P14"><text:span text:style-name="T5"><text:tab/><text:tab/><text:tab/>{</text:span></text:p>
      <text:p text:style-name="P14"><text:span text:style-name="T5"><text:tab/><text:tab/><text:tab/><text:tab/>$fdbk = $fdbk.$t-&gt;tr ($t-&gt;td ("Feedback from seller:").</text:span></text:p>
      <text:p text:style-name="P14"><text:span text:style-name="T5"><text:tab/><text:tab/><text:tab/><text:tab/><text:tab/><text:tab/> <text:s text:c="5"/>$t-&gt;td ("None."));</text:span></text:p>
      <text:p text:style-name="P14"><text:span text:style-name="T5"><text:tab/><text:tab/><text:tab/>}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$time_message = $t-&gt;tr ($t-&gt;td ("Ends on:").</text:span></text:p>
      <text:p text:style-name="P14"><text:span text:style-name="T5"><text:tab/><text:tab/><text:tab/><text:tab/><text:tab/><text:tab/>$t-&gt;td (format_time ($end_day, $end_hour, $end_min)));</text:span></text:p>
      <text:p text:style-name="P14"><text:span text:style-name="T5"><text:tab/><text:tab/><text:tab/>list ($highest_bidder, $highest_bid) =</text:span></text:p>
      <text:p text:style-name="P14"><text:soft-page-break/><text:span text:style-name="T5"><text:tab/><text:tab/><text:tab/><text:tab/>$dbinfo-&gt;get_highest_bidder ($title, $seller, $category, $end_day, $end_hour, $end_min);</text:span></text:p>
      <text:p text:style-name="P14"><text:span text:style-name="T5"><text:tab/><text:tab/><text:tab/>if ($highest_bidder == "None")</text:span></text:p>
      <text:p text:style-name="P14"><text:span text:style-name="T5"><text:tab/><text:tab/><text:tab/><text:tab/>$highest_bid = $current_price;</text:span></text:p>
      <text:p text:style-name="P14"><text:span text:style-name="T5"></text:span></text:p>
      <text:p text:style-name="P14"><text:span text:style-name="T5"><text:tab/><text:tab/><text:tab/>// bid form</text:span></text:p>
      <text:p text:style-name="P14"><text:span text:style-name="T5"><text:tab/><text:tab/><text:tab/>if ($username != $seller &amp;&amp;</text:span></text:p>
      <text:p text:style-name="P14"><text:span text:style-name="T5"><text:tab/><text:tab/><text:tab/> <text:s text:c="3"/>$username != $highest_bidder)</text:span></text:p>
      <text:p text:style-name="P14"><text:span text:style-name="T5"><text:tab/><text:tab/><text:tab/>{</text:span></text:p>
      <text:p text:style-name="P14"><text:span text:style-name="T5"><text:tab/><text:tab/><text:tab/><text:tab/>$options = "";</text:span></text:p>
      <text:p text:style-name="P14"><text:span text:style-name="T5"><text:tab/><text:tab/><text:tab/><text:tab/>for ($i = $highest_bid + 0.50; $i &lt;= $highest_bid + 50; $i += 0.50)</text:span></text:p>
      <text:p text:style-name="P14"><text:span text:style-name="T5"><text:tab/><text:tab/><text:tab/><text:tab/>{</text:span></text:p>
      <text:p text:style-name="P14"><text:span text:style-name="T5"><text:tab/><text:tab/><text:tab/><text:tab/><text:tab/>$i = sprintf ("%.2f", $i);</text:span></text:p>
      <text:p text:style-name="P14"><text:span text:style-name="T5"><text:tab/><text:tab/><text:tab/><text:tab/><text:tab/>$options = $options.option ($i, "\$$i");</text:span></text:p>
      <text:p text:style-name="P14"><text:span text:style-name="T5"><text:tab/><text:tab/><text:tab/><text:tab/>}</text:span></text:p>
      <text:p text:style-name="P14"><text:span text:style-name="T5"><text:tab/><text:tab/><text:tab/><text:tab/>$url = "$current_script?";</text:span></text:p>
      <text:p text:style-name="P14"><text:span text:style-name="T5"><text:tab/><text:tab/><text:tab/><text:tab/>foreach ($_GET as $var =&gt; $val)</text:span></text:p>
      <text:p text:style-name="P14"><text:span text:style-name="T5"><text:tab/><text:tab/><text:tab/><text:tab/><text:tab/>$url = $url."$var=$val&amp;";</text:span></text:p>
      <text:p text:style-name="P14"><text:span text:style-name="T5"><text:tab/><text:tab/><text:tab/><text:tab/>$url = $url."mode=bid";</text:span></text:p>
      <text:p text:style-name="P14"><text:span text:style-name="T5"><text:tab/><text:tab/><text:tab/><text:tab/>$curr_price_message = $t-&gt;tr ($t-&gt;td ("Current Price:").</text:span></text:p>
      <text:p text:style-name="P14"><text:span text:style-name="T5"><text:tab/><text:tab/><text:tab/><text:tab/><text:tab/><text:tab/><text:tab/> <text:s text:c="5"/>$t-&gt;td ("\$$current_price".</text:span></text:p>
      <text:p text:style-name="P14"><text:span text:style-name="T5"><text:tab/><text:tab/><text:tab/><text:tab/><text:tab/><text:tab/><text:tab/><text:tab/> <text:s text:c="5"/>form_begin ("$url", "post").</text:span></text:p>
      <text:p text:style-name="P14"><text:span text:style-name="T5"><text:tab/><text:tab/><text:tab/><text:tab/><text:tab/><text:tab/><text:tab/><text:tab/> <text:s text:c="5"/>select ("bid_amount", $options).</text:span></text:p>
      <text:p text:style-name="P14"><text:span text:style-name="T5"><text:tab/><text:tab/><text:tab/><text:tab/><text:tab/><text:tab/><text:tab/><text:tab/> <text:s text:c="5"/>hidden_input ("title", $title).</text:span></text:p>
      <text:p text:style-name="P14"><text:span text:style-name="T5"><text:tab/><text:tab/><text:tab/><text:tab/><text:tab/><text:tab/><text:tab/><text:tab/> <text:s text:c="5"/>hidden_input ("seller", $seller).</text:span></text:p>
      <text:p text:style-name="P14"><text:span text:style-name="T5"><text:tab/><text:tab/><text:tab/><text:tab/><text:tab/><text:tab/><text:tab/><text:tab/> <text:s text:c="5"/>hidden_input ("category", $category).</text:span></text:p>
      <text:p text:style-name="P14"><text:span text:style-name="T5"><text:tab/><text:tab/><text:tab/><text:tab/><text:tab/><text:tab/><text:tab/><text:tab/> <text:s text:c="5"/>hidden_input ("end_day", $end_day).</text:span></text:p>
      <text:p text:style-name="P14"><text:span text:style-name="T5"><text:tab/><text:tab/><text:tab/><text:tab/><text:tab/><text:tab/><text:tab/><text:tab/> <text:s text:c="5"/>hidden_input ("end_hour", $end_hour).</text:span></text:p>
      <text:p text:style-name="P14"><text:span text:style-name="T5"><text:tab/><text:tab/><text:tab/><text:tab/><text:tab/><text:tab/><text:tab/><text:tab/> <text:s text:c="5"/>hidden_input ("end_minute", $end_min).</text:span></text:p>
      <text:p text:style-name="P14"><text:span text:style-name="T5"><text:tab/><text:tab/><text:tab/><text:tab/><text:tab/><text:tab/><text:tab/><text:tab/> <text:s text:c="5"/>submit_input ("Place Bid").</text:span></text:p>
      <text:p text:style-name="P14"><text:span text:style-name="T5"><text:tab/><text:tab/><text:tab/><text:tab/><text:tab/><text:tab/><text:tab/><text:tab/> <text:s text:c="5"/>form_end ()));</text:span></text:p>
      <text:p text:style-name="P14"><text:span text:style-name="T5"><text:tab/><text:tab/><text:tab/>}</text:span></text:p>
      <text:p text:style-name="P14"><text:span text:style-name="T5"><text:tab/><text:tab/><text:tab/>else</text:span></text:p>
      <text:p text:style-name="P14"><text:span text:style-name="T5"><text:tab/><text:tab/><text:tab/>{</text:span></text:p>
      <text:p text:style-name="P14"><text:span text:style-name="T5"><text:tab/><text:tab/><text:tab/><text:tab/>$curr_price_message = $t-&gt;tr ($t-&gt;td ("Current Price:").</text:span></text:p>
      <text:p text:style-name="P14"><text:span text:style-name="T5"><text:tab/><text:tab/><text:tab/><text:tab/><text:tab/><text:tab/><text:tab/> <text:s text:c="5"/>$t-&gt;td ("\$$current_price"));</text:span></text:p>
      <text:p text:style-name="P14"><text:span text:style-name="T5"><text:tab/><text:tab/><text:tab/>}</text:span></text:p>
      <text:p text:style-name="P14"><text:span text:style-name="T5"><text:tab/><text:tab/>}</text:span></text:p>
      <text:p text:style-name="P14"><text:span text:style-name="T5"><text:tab/><text:tab/>$num_bids = $dbinfo-&gt;get_num_bids ($title, $seller, $category, $end_day, $end_hour, $end_min);</text:span></text:p>
      <text:p text:style-name="P14"><text:span text:style-name="T5"></text:span></text:p>
      <text:p text:style-name="P14"><text:span text:style-name="T5"><text:tab/><text:tab/>if ($username == $seller || $dbinfo-&gt;is_admin ())</text:span></text:p>
      <text:p text:style-name="P14"><text:span text:style-name="T5"><text:tab/><text:tab/>{</text:span></text:p>
      <text:p text:style-name="P14"><text:span text:style-name="T5"><text:tab/><text:tab/><text:tab/>echo_div ("scriptstatus");</text:span></text:p>
      <text:p text:style-name="P14"><text:span text:style-name="T5"><text:tab/><text:tab/><text:tab/>echo href ("$current_script?mode=edit&amp;title=$title&amp;seller=$seller&amp;category=$category&amp;end_day=$end_day&amp;end_hour=$end_hour&amp;end_minute=$end_minute", "Edit Listing");</text:span></text:p>
      <text:p text:style-name="P14"><text:span text:style-name="T5"><text:tab/><text:tab/><text:tab/>echo " | ";</text:span></text:p>
      <text:p text:style-name="P14"><text:soft-page-break/><text:span text:style-name="T5"><text:tab/><text:tab/><text:tab/>echo href ("$current_script?mode=delete&amp;title=$title&amp;seller=$seller&amp;category=$category&amp;end_day=$end_day&amp;end_hour=$end_hour&amp;end_minute=$end_minute", "Delete Listing");</text:span></text:p>
      <text:p text:style-name="P14"><text:span text:style-name="T5"><text:tab/><text:tab/><text:tab/>end_div ();</text:span></text:p>
      <text:p text:style-name="P14"><text:span text:style-name="T5"><text:tab/><text:tab/>}</text:span></text:p>
      <text:p text:style-name="P14"><text:span text:style-name="T5"></text:span></text:p>
      <text:p text:style-name="P14"><text:span text:style-name="T5"><text:tab/><text:tab/>// output auction info</text:span></text:p>
      <text:p text:style-name="P14"><text:span text:style-name="T5"><text:tab/><text:tab/>echo $t-&gt;table_begin ().$t-&gt;table_head_begin ().</text:span></text:p>
      <text:p text:style-name="P14"><text:span text:style-name="T5"><text:tab/><text:tab/><text:tab/>$t-&gt;tr ($t-&gt;td_span ("Auction Listing: \"".$title."\"", "", 2)).</text:span></text:p>
      <text:p text:style-name="P14"><text:span text:style-name="T5"><text:tab/><text:tab/><text:tab/>$t-&gt;table_head_end ().$t-&gt;table_body_begin ().</text:span></text:p>
      <text:p text:style-name="P14"><text:span text:style-name="T5"><text:tab/><text:tab/><text:tab/>$t-&gt;tr ($t-&gt;td_span (local_img ($picture), "", 2, "center")).</text:span></text:p>
      <text:p text:style-name="P14"><text:span text:style-name="T5"><text:tab/><text:tab/><text:tab/>$t-&gt;tr ($t-&gt;td ("Start price:").</text:span></text:p>
      <text:p text:style-name="P14"><text:span text:style-name="T5"><text:tab/><text:tab/><text:tab/><text:tab/>$t-&gt;td ("\$$starting_price")).</text:span></text:p>
      <text:p text:style-name="P14"><text:span text:style-name="T5"><text:tab/><text:tab/><text:tab/>$t-&gt;tr ($t-&gt;td ("Shipping:").</text:span></text:p>
      <text:p text:style-name="P14"><text:span text:style-name="T5"><text:tab/><text:tab/><text:tab/><text:tab/>$t-&gt;td ("\$$shipping_cost ($shipping_method)")).</text:span></text:p>
      <text:p text:style-name="P14"><text:span text:style-name="T5"><text:tab/><text:tab/><text:tab/>$curr_price_message.</text:span></text:p>
      <text:p text:style-name="P14"><text:span text:style-name="T5"><text:tab/><text:tab/><text:tab/>$t-&gt;tr ($t-&gt;td ("Number of bids:").</text:span></text:p>
      <text:p text:style-name="P14"><text:span text:style-name="T5"><text:tab/><text:tab/><text:tab/><text:tab/>$t-&gt;td ("$num_bids")).</text:span></text:p>
      <text:p text:style-name="P14"><text:span text:style-name="T5"><text:tab/><text:tab/><text:tab/>$t-&gt;tr ($t-&gt;td ("Description:").</text:span></text:p>
      <text:p text:style-name="P14"><text:span text:style-name="T5"><text:tab/><text:tab/><text:tab/><text:tab/>$t-&gt;td ($description)).</text:span></text:p>
      <text:p text:style-name="P14"><text:span text:style-name="T5"><text:tab/><text:tab/><text:tab/>$t-&gt;tr ($t-&gt;td ("Sold by:").</text:span></text:p>
      <text:p text:style-name="P14"><text:span text:style-name="T5"><text:tab/><text:tab/><text:tab/><text:tab/>$t-&gt;td ("$seller_realname&lt;br/&gt;(Registered since $seller_registration)")).</text:span></text:p>
      <text:p text:style-name="P14"><text:span text:style-name="T5"><text:tab/><text:tab/><text:tab/>$t-&gt;tr ($t-&gt;td ("Sold in:").</text:span></text:p>
      <text:p text:style-name="P14"><text:span text:style-name="T5"><text:tab/><text:tab/><text:tab/><text:tab/>$t-&gt;td ($category)).</text:span></text:p>
      <text:p text:style-name="P14"><text:span text:style-name="T5"><text:tab/><text:tab/><text:tab/>$time_message.</text:span></text:p>
      <text:p text:style-name="P14"><text:span text:style-name="T5"><text:tab/><text:tab/><text:tab/>$fdbk.</text:span></text:p>
      <text:p text:style-name="P14"><text:span text:style-name="T5"><text:tab/><text:tab/><text:tab/>$t-&gt;table_body_end ().$t-&gt;table_end ();</text:span></text:p>
      <text:p text:style-name="P14"><text:span text:style-name="T5"></text:span></text:p>
      <text:p text:style-name="P14"><text:span text:style-name="T5"><text:tab/><text:tab/>// Get bid history for item.</text:span></text:p>
      <text:p text:style-name="P14"><text:span text:style-name="T5"><text:tab/><text:tab/>if (false &amp;&amp; $dbinfo-&gt;debug ())</text:span></text:p>
      <text:p text:style-name="P14"><text:span text:style-name="T5"><text:tab/><text:tab/>{</text:span></text:p>
      <text:p text:style-name="P14"><text:span text:style-name="T5"><text:tab/><text:tab/><text:tab/>cout ("Debug enabled.");</text:span></text:p>
      <text:p text:style-name="P14"><text:span text:style-name="T5"><text:tab/><text:tab/><text:tab/>cout ("select username, bid_day, bid_hour, bid_minute, bid_amount from bids_on</text:span></text:p>
      <text:p text:style-name="P14"><text:span text:style-name="T5">where<text:tab/>item_title = '$title'</text:span></text:p>
      <text:p text:style-name="P14"><text:span text:style-name="T5">AND<text:tab/>item_seller = '$seller'</text:span></text:p>
      <text:p text:style-name="P14"><text:span text:style-name="T5">AND<text:tab/>item_category = '$category'</text:span></text:p>
      <text:p text:style-name="P14"><text:span text:style-name="T5">AND<text:tab/>item_end_day = $end_day</text:span></text:p>
      <text:p text:style-name="P14"><text:span text:style-name="T5">AND<text:tab/>item_end_hour = $end_hour</text:span></text:p>
      <text:p text:style-name="P14"><text:span text:style-name="T5">AND<text:tab/>item_end_minute = $end_minute</text:span></text:p>
      <text:p text:style-name="P14"><text:span text:style-name="T5">order by bid_amount desc");</text:span></text:p>
      <text:p text:style-name="P14"><text:span text:style-name="T5"><text:tab/><text:tab/>}</text:span></text:p>
      <text:p text:style-name="P14"><text:span text:style-name="T5"><text:tab/><text:tab/>$result = $dbinfo-&gt;query ("select username, bid_day, bid_hour, bid_minute, bid_amount from bids_on</text:span></text:p>
      <text:p text:style-name="P14"><text:span text:style-name="T5">where<text:tab/>item_title = '$title'</text:span></text:p>
      <text:p text:style-name="P14"><text:span text:style-name="T5">AND<text:tab/>item_seller = '$seller'</text:span></text:p>
      <text:p text:style-name="P14"><text:span text:style-name="T5">AND<text:tab/>item_category = '$category'</text:span></text:p>
      <text:p text:style-name="P14"><text:span text:style-name="T5">AND<text:tab/>item_end_day = $end_day</text:span></text:p>
      <text:p text:style-name="P14"><text:span text:style-name="T5">AND<text:tab/>item_end_hour = $end_hour</text:span></text:p>
      <text:p text:style-name="P14"><text:soft-page-break/><text:span text:style-name="T5">AND<text:tab/>item_end_minute = $end_minute</text:span></text:p>
      <text:p text:style-name="P14"><text:span text:style-name="T5">order by bid_amount desc");</text:span></text:p>
      <text:p text:style-name="P14"><text:span text:style-name="T5"><text:tab/><text:tab/>cout ("");</text:span></text:p>
      <text:p text:style-name="P14"><text:span text:style-name="T5"><text:tab/><text:tab/>cout ("Bid history:");</text:span></text:p>
      <text:p text:style-name="P14"><text:span text:style-name="T5"><text:tab/><text:tab/>if (mysql_num_rows ($result) == 0)</text:span></text:p>
      <text:p text:style-name="P14"><text:span text:style-name="T5"><text:tab/><text:tab/>{</text:span></text:p>
      <text:p text:style-name="P14"><text:span text:style-name="T5"><text:tab/><text:tab/><text:tab/>echo div ("None.", "bidhistory")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while (list ($bidder, $bid_day, $bid_hour, $bid_minute, $bid_amount)</text:span></text:p>
      <text:p text:style-name="P14"><text:span text:style-name="T5"><text:tab/><text:tab/><text:tab/> <text:s text:c="6"/>= mysql_fetch_row ($result))</text:span></text:p>
      <text:p text:style-name="P14"><text:span text:style-name="T5"><text:tab/><text:tab/><text:tab/>{</text:span></text:p>
      <text:p text:style-name="P14"><text:span text:style-name="T5"><text:tab/><text:tab/><text:tab/><text:tab/>$bidder_realname = href ("profile.php?mode=view&amp;username=$bidder", $dbinfo-&gt;get_realname ($bidder));</text:span></text:p>
      <text:p text:style-name="P14"><text:span text:style-name="T5"><text:tab/><text:tab/><text:tab/><text:tab/>echo div (span (format_time ($bid_day, $bid_hour, $bid_minute), "time").</text:span></text:p>
      <text:p text:style-name="P14"><text:span text:style-name="T5"><text:tab/><text:tab/><text:tab/><text:tab/><text:tab/> <text:s/>"$bidder_realname bid \$$bid_amount.", "bidhistory");</text:span></text:p>
      <text:p text:style-name="P14"><text:span text:style-name="T5"><text:tab/><text:tab/><text:tab/>}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}</text:span></text:p>
      <text:p text:style-name="P14"><text:span text:style-name="T5">else if ($mode == "new") // make a new auction listing</text:span></text:p>
      <text:p text:style-name="P14"><text:span text:style-name="T5">{</text:span></text:p>
      <text:p text:style-name="P14"><text:span text:style-name="T5"><text:tab/>item_listing_form ($mode);</text:span></text:p>
      <text:p text:style-name="P14"><text:span text:style-name="T5">}</text:span></text:p>
      <text:p text:style-name="P14"><text:span text:style-name="T5">else if ($mode == "edit") // edit an auction listing</text:span></text:p>
      <text:p text:style-name="P14"><text:span text:style-name="T5">{</text:span></text:p>
      <text:p text:style-name="P14"><text:span text:style-name="T5"><text:tab/>item_listing_form ($mode, $title, $seller, $category, $end_day, $end_hour, $end_minute);</text:span></text:p>
      <text:p text:style-name="P14"><text:span text:style-name="T5">}</text:span></text:p>
      <text:p text:style-name="P14"><text:span text:style-name="T5">else if ($mode == "savenew") // save a new auction listing</text:span></text:p>
      <text:p text:style-name="P14"><text:span text:style-name="T5">{</text:span></text:p>
      <text:p text:style-name="P14"><text:span text:style-name="T5"><text:tab/><text:tab/>verify_data ();</text:span></text:p>
      <text:p text:style-name="P14"><text:span text:style-name="T5"><text:tab/><text:tab/>if ($dbinfo-&gt;auction_exists ($post_title, $username, $post_category,</text:span></text:p>
      <text:p text:style-name="P14"><text:span text:style-name="T5"><text:tab/><text:tab/><text:tab/><text:tab/><text:tab/> <text:s text:c="5"/>$post_end_day, $post_end_hour, $post_end_minute))</text:span></text:p>
      <text:p text:style-name="P14"><text:span text:style-name="T5"><text:tab/><text:tab/>{</text:span></text:p>
      <text:p text:style-name="P14"><text:span text:style-name="T5"><text:tab/><text:tab/><text:tab/>$errors = $errors.li ("Auction already exists.");</text:span></text:p>
      <text:p text:style-name="P14"><text:span text:style-name="T5"><text:tab/><text:tab/>}</text:span></text:p>
      <text:p text:style-name="P14"><text:span text:style-name="T5"></text:span></text:p>
      <text:p text:style-name="P14"><text:span text:style-name="T5"><text:tab/><text:tab/>if (!empty ($errors))</text:span></text:p>
      <text:p text:style-name="P14"><text:span text:style-name="T5"><text:tab/><text:tab/>{</text:span></text:p>
      <text:p text:style-name="P14"><text:span text:style-name="T5"><text:tab/><text:tab/><text:tab/>echo "Errors were detected. Please correct before continuing:&lt;br/&gt;";</text:span></text:p>
      <text:p text:style-name="P14"><text:span text:style-name="T5"><text:tab/><text:tab/><text:tab/>echo ul ($errors);</text:span></text:p>
      <text:p text:style-name="P14"><text:span text:style-name="T5"><text:tab/><text:tab/><text:tab/>echo href ("$current_script?mode=new", "Go to create a new listing.")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$post_picture = str_replace (" ", "_", strtolower ($post_category.$post_picture));</text:span></text:p>
      <text:p text:style-name="P14"><text:span text:style-name="T5"></text:span></text:p>
      <text:p text:style-name="P14"><text:soft-page-break/><text:span text:style-name="T5"><text:tab/><text:tab/><text:tab/>// insert item into the database</text:span></text:p>
      <text:p text:style-name="P14"><text:span text:style-name="T5"><text:tab/><text:tab/><text:tab/>$dbinfo-&gt;query ("insert into item_listing values (</text:span></text:p>
      <text:p text:style-name="P14"><text:span text:style-name="T5">'$post_title',</text:span></text:p>
      <text:p text:style-name="P14"><text:span text:style-name="T5">'$username',</text:span></text:p>
      <text:p text:style-name="P14"><text:span text:style-name="T5">'$post_category',</text:span></text:p>
      <text:p text:style-name="P14"><text:span text:style-name="T5">$post_end_day,</text:span></text:p>
      <text:p text:style-name="P14"><text:span text:style-name="T5">$post_end_hour,</text:span></text:p>
      <text:p text:style-name="P14"><text:span text:style-name="T5">$post_end_minute,</text:span></text:p>
      <text:p text:style-name="P14"><text:span text:style-name="T5">'$post_description',</text:span></text:p>
      <text:p text:style-name="P14"><text:span text:style-name="T5">$post_shipping_cost,</text:span></text:p>
      <text:p text:style-name="P14"><text:span text:style-name="T5">'$post_shipping_method',</text:span></text:p>
      <text:p text:style-name="P14"><text:span text:style-name="T5">$post_starting_price,</text:span></text:p>
      <text:p text:style-name="P14"><text:span text:style-name="T5">$post_starting_price,</text:span></text:p>
      <text:p text:style-name="P14"><text:span text:style-name="T5">'$post_picture',</text:span></text:p>
      <text:p text:style-name="P14"><text:span text:style-name="T5">'',</text:span></text:p>
      <text:p text:style-name="P14"><text:span text:style-name="T5">'',</text:span></text:p>
      <text:p text:style-name="P14"><text:span text:style-name="T5">-1,</text:span></text:p>
      <text:p text:style-name="P14"><text:span text:style-name="T5">'')");</text:span></text:p>
      <text:p text:style-name="P14"><text:span text:style-name="T5"></text:span></text:p>
      <text:p text:style-name="P14"><text:span text:style-name="T5"><text:tab/><text:tab/><text:tab/>if (!$dbinfo-&gt;auction_exists ($post_title, $username, $post_category,</text:span></text:p>
      <text:p text:style-name="P14"><text:span text:style-name="T5"><text:tab/><text:tab/><text:tab/><text:tab/><text:tab/><text:tab/> <text:s text:c="5"/>$post_end_day, $post_end_hour, $post_end_minute))</text:span></text:p>
      <text:p text:style-name="P14"><text:span text:style-name="T5"><text:tab/><text:tab/><text:tab/>{</text:span></text:p>
      <text:p text:style-name="P14"><text:span text:style-name="T5"><text:tab/><text:tab/><text:tab/><text:tab/>cout ("Auction listing failed. ");</text:span></text:p>
      <text:p text:style-name="P14"><text:span text:style-name="T5"><text:tab/><text:tab/><text:tab/><text:tab/>cout (href (current_script (), "Try again."));</text:span></text:p>
      <text:p text:style-name="P14"><text:span text:style-name="T5"><text:tab/><text:tab/><text:tab/>}</text:span></text:p>
      <text:p text:style-name="P14"><text:span text:style-name="T5"><text:tab/><text:tab/><text:tab/>else</text:span></text:p>
      <text:p text:style-name="P14"><text:span text:style-name="T5"><text:tab/><text:tab/><text:tab/>{</text:span></text:p>
      <text:p text:style-name="P14"><text:span text:style-name="T5"><text:tab/><text:tab/><text:tab/><text:tab/>$dbinfo-&gt;save_activity ("Listed a new auction: \"".href ("itemlisting.php?mode=view&amp;title=$post_title&amp;seller=$username&amp;category=$post_category&amp;end_day=$post_end_day&amp;end_hour=$post_end_hour&amp;end_minute=$post_end_minute", $post_title)."\".");</text:span></text:p>
      <text:p text:style-name="P14"><text:span text:style-name="T5"><text:tab/><text:tab/><text:tab/><text:tab/>cout ("Auction listing successful.");</text:span></text:p>
      <text:p text:style-name="P14"><text:span text:style-name="T5"><text:tab/><text:tab/><text:tab/><text:tab/>cout ("Would you like to ".href ("itemlisting.php?mode=view&amp;title=$post_title&amp;seller=$username&amp;category=$post_category&amp;end_day=$post_end_day&amp;end_hour=$post_end_hour&amp;end_minute=$post_end_minute", "view")." it?");</text:span></text:p>
      <text:p text:style-name="P14"><text:span text:style-name="T5"><text:tab/><text:tab/><text:tab/>}</text:span></text:p>
      <text:p text:style-name="P14"><text:span text:style-name="T5"><text:tab/><text:tab/>}</text:span></text:p>
      <text:p text:style-name="P14"><text:span text:style-name="T5">}</text:span></text:p>
      <text:p text:style-name="P14"><text:span text:style-name="T5">else if ($mode == "save") // save an editing (current) auction listing</text:span></text:p>
      <text:p text:style-name="P14"><text:span text:style-name="T5">{</text:span></text:p>
      <text:p text:style-name="P14"><text:span text:style-name="T5"><text:tab/><text:tab/>verify_data ();</text:span></text:p>
      <text:p text:style-name="P14"><text:span text:style-name="T5"><text:tab/><text:tab/>if (!empty ($errors))</text:span></text:p>
      <text:p text:style-name="P14"><text:span text:style-name="T5"><text:tab/><text:tab/>{</text:span></text:p>
      <text:p text:style-name="P14"><text:span text:style-name="T5"><text:tab/><text:tab/><text:tab/>echo "Errors were detected. Please correct before continuing:&lt;br/&gt;";</text:span></text:p>
      <text:p text:style-name="P14"><text:span text:style-name="T5"><text:tab/><text:tab/><text:tab/>echo ul ($errors)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$post_end_day = post ("end_day");</text:span></text:p>
      <text:p text:style-name="P14"><text:span text:style-name="T5"><text:tab/><text:tab/><text:tab/>$post_end_hour = post ("end_hour");</text:span></text:p>
      <text:p text:style-name="P14"><text:soft-page-break/><text:span text:style-name="T5"><text:tab/><text:tab/><text:tab/>$post_end_minute = post ("end_minute");</text:span></text:p>
      <text:p text:style-name="P14"><text:span text:style-name="T5"><text:tab/><text:tab/><text:tab/>$post_picture = str_replace (" ", "_", strtolower ($post_category.$post_picture));</text:span></text:p>
      <text:p text:style-name="P14"><text:span text:style-name="T5"><text:tab/><text:tab/><text:tab/>// update item in the database</text:span></text:p>
      <text:p text:style-name="P14"><text:span text:style-name="T5"></text:span></text:p>
      <text:p text:style-name="P14"><text:span text:style-name="T5"><text:tab/><text:tab/><text:tab/>$dbinfo-&gt;query ("update item_listing set</text:span></text:p>
      <text:p text:style-name="P14"><text:span text:style-name="T5">description = '$post_description',</text:span></text:p>
      <text:p text:style-name="P14"><text:span text:style-name="T5">shipping_cost = $post_shipping_cost,</text:span></text:p>
      <text:p text:style-name="P14"><text:span text:style-name="T5">shipping_method = '$post_shipping_method',</text:span></text:p>
      <text:p text:style-name="P14"><text:span text:style-name="T5">picture = '$post_picture'</text:span></text:p>
      <text:p text:style-name="P14"><text:span text:style-name="T5">where <text:tab/>title = '$post_title'</text:span></text:p>
      <text:p text:style-name="P14"><text:span text:style-name="T5">AND<text:tab/>seller = '$post_seller'</text:span></text:p>
      <text:p text:style-name="P14"><text:span text:style-name="T5">AND<text:tab/>category = '$post_category'</text:span></text:p>
      <text:p text:style-name="P14"><text:span text:style-name="T5">AND<text:tab/>end_day = $post_end_day</text:span></text:p>
      <text:p text:style-name="P14"><text:span text:style-name="T5">AND<text:tab/>end_hour = $post_end_hour</text:span></text:p>
      <text:p text:style-name="P14"><text:span text:style-name="T5">AND<text:tab/>end_minute = $post_end_minute");</text:span></text:p>
      <text:p text:style-name="P14"><text:span text:style-name="T5"><text:tab/><text:tab/><text:tab/>$dbinfo-&gt;save_activity ("Edited auction: \"".href ("itemlisting.php?mode=view&amp;title=$post_title&amp;seller=$post_seller&amp;category=$post_category&amp;end_day=$post_end_day&amp;end_hour=$post_end_hour&amp;end_minute=$post_end_minute", $post_title)."\".");</text:span></text:p>
      <text:p text:style-name="P14"><text:span text:style-name="T5"><text:tab/><text:tab/><text:tab/>if ($dbinfo-&gt;is_admin () &amp;&amp; $post_seller != $username)</text:span></text:p>
      <text:p text:style-name="P14"><text:span text:style-name="T5"><text:tab/><text:tab/><text:tab/>{</text:span></text:p>
      <text:p text:style-name="P14"><text:span text:style-name="T5"><text:tab/><text:tab/><text:tab/><text:tab/>$realname = href ("profile.php?mode=view&amp;username=$username", $dbinfo-&gt;realname ());</text:span></text:p>
      <text:p text:style-name="P14"><text:span text:style-name="T5"><text:tab/><text:tab/><text:tab/><text:tab/>$dbinfo-&gt;save_activity_for ($post_seller, "$realname edited your auction: \"".href ("itemlisting.php?mode=view&amp;title=$post_title&amp;seller=$post_seller&amp;category=$post_category&amp;end_day=$post_end_day&amp;end_hour=$post_end_hour&amp;end_minute=$post_end_minute", $post_title)."\".");</text:span></text:p>
      <text:p text:style-name="P14"><text:span text:style-name="T5"><text:tab/><text:tab/><text:tab/>}</text:span></text:p>
      <text:p text:style-name="P14"><text:span text:style-name="T5"><text:tab/><text:tab/><text:tab/>cout ("Auction update successful.");</text:span></text:p>
      <text:p text:style-name="P14"><text:span text:style-name="T5"><text:tab/><text:tab/><text:tab/>cout ("Would you like to ".href ("itemlisting.php?mode=view&amp;title=$post_title&amp;seller=$post_seller&amp;category=$post_category&amp;end_day=$post_end_day&amp;end_hour=$post_end_hour&amp;end_minute=$post_end_minute", "view")." it?");</text:span></text:p>
      <text:p text:style-name="P14"><text:span text:style-name="T5"><text:tab/><text:tab/>}</text:span></text:p>
      <text:p text:style-name="P14"><text:span text:style-name="T5">}</text:span></text:p>
      <text:p text:style-name="P14"><text:span text:style-name="T5">else if ($mode == "delete") // delete an exiting auction listing</text:span></text:p>
      <text:p text:style-name="P14"><text:span text:style-name="T5">{</text:span></text:p>
      <text:p text:style-name="P14"><text:span text:style-name="T5"><text:tab/>$title = get ("title");</text:span></text:p>
      <text:p text:style-name="P14"><text:span text:style-name="T5"><text:tab/>$seller = get ("seller");</text:span></text:p>
      <text:p text:style-name="P14"><text:span text:style-name="T5"><text:tab/>$category = get ("category");</text:span></text:p>
      <text:p text:style-name="P14"><text:span text:style-name="T5"><text:tab/>$end_day = get ("end_day");</text:span></text:p>
      <text:p text:style-name="P14"><text:span text:style-name="T5"><text:tab/>$end_hour = get ("end_hour");</text:span></text:p>
      <text:p text:style-name="P14"><text:span text:style-name="T5"><text:tab/>$end_minute = get ("end_minute");</text:span></text:p>
      <text:p text:style-name="P14"><text:span text:style-name="T5"></text:span></text:p>
      <text:p text:style-name="P14"><text:span text:style-name="T5"><text:tab/>if ($dbinfo-&gt;is_admin () || ($seller == $username))</text:span></text:p>
      <text:p text:style-name="P14"><text:span text:style-name="T5"><text:tab/>{</text:span></text:p>
      <text:p text:style-name="P14"><text:span text:style-name="T5"><text:tab/><text:tab/>if ($dbinfo-&gt;get_num_bids ($title, $seller, $category,</text:span></text:p>
      <text:p text:style-name="P14"><text:span text:style-name="T5"><text:tab/><text:tab/><text:tab/><text:tab/><text:tab/> <text:s text:c="2"/>$end_day, $end_hour, $end_minute) == 0)</text:span></text:p>
      <text:p text:style-name="P14"><text:span text:style-name="T5"><text:tab/><text:tab/>{</text:span></text:p>
      <text:p text:style-name="P14"><text:span text:style-name="T5"><text:tab/><text:tab/><text:tab/>$dbinfo-&gt;query ("delete from item_listing</text:span></text:p>
      <text:p text:style-name="P14"><text:span text:style-name="T5">where <text:tab/>title = '$title'</text:span></text:p>
      <text:p text:style-name="P14"><text:soft-page-break/><text:span text:style-name="T5">AND<text:tab/>seller = '$seller'</text:span></text:p>
      <text:p text:style-name="P14"><text:span text:style-name="T5">AND<text:tab/>category = '$category'</text:span></text:p>
      <text:p text:style-name="P14"><text:span text:style-name="T5">AND<text:tab/>end_day = $end_day</text:span></text:p>
      <text:p text:style-name="P14"><text:span text:style-name="T5">AND<text:tab/>end_hour = $end_hour</text:span></text:p>
      <text:p text:style-name="P14"><text:span text:style-name="T5">AND<text:tab/>end_minute = $end_minute");</text:span></text:p>
      <text:p text:style-name="P14"><text:span text:style-name="T5"><text:tab/><text:tab/><text:tab/>$dbinfo-&gt;save_activity ("Deleted the auction \"$title\".");</text:span></text:p>
      <text:p text:style-name="P14"><text:span text:style-name="T5"><text:tab/><text:tab/><text:tab/>if ($dbinfo-&gt;is_admin () &amp;&amp; ($seller != $username))</text:span></text:p>
      <text:p text:style-name="P14"><text:span text:style-name="T5"><text:tab/><text:tab/><text:tab/>{</text:span></text:p>
      <text:p text:style-name="P14"><text:span text:style-name="T5"><text:tab/><text:tab/><text:tab/><text:tab/>$realname = href ("profile.php?mode=view&amp;username=$username", $dbinfo-&gt;realname ());</text:span></text:p>
      <text:p text:style-name="P14"><text:span text:style-name="T5"><text:tab/><text:tab/><text:tab/><text:tab/>$dbinfo-&gt;save_activity_for ($seller, "$realname deleted the auction \"$title\".");</text:span></text:p>
      <text:p text:style-name="P14"><text:span text:style-name="T5"><text:tab/><text:tab/><text:tab/>}</text:span></text:p>
      <text:p text:style-name="P14"><text:span text:style-name="T5"><text:tab/><text:tab/><text:tab/>cout ("Back to your ".href ("index.php", "home").".");</text:span></text:p>
      <text:p text:style-name="P14"><text:span text:style-name="T5"><text:tab/><text:tab/>}</text:span></text:p>
      <text:p text:style-name="P14"><text:span text:style-name="T5"><text:tab/><text:tab/>else</text:span></text:p>
      <text:p text:style-name="P14"><text:span text:style-name="T5"><text:tab/><text:tab/>{</text:span></text:p>
      <text:p text:style-name="P14"><text:span text:style-name="T5"><text:tab/><text:tab/><text:tab/>echo "Errors were detected:&lt;br/&gt;";</text:span></text:p>
      <text:p text:style-name="P14"><text:span text:style-name="T5"><text:tab/><text:tab/><text:tab/>echo ul (li ("There must be no bids for the item listing."));</text:span></text:p>
      <text:p text:style-name="P14"><text:span text:style-name="T5"><text:tab/><text:tab/><text:tab/>cout ("Back to the ".href ("itemlisting.php?mode=view&amp;title=$title&amp;seller=$seller&amp;category=$category&amp;end_day=$end_day&amp;end_hour=$end_hour&amp;end_minute=$end_minute", "item").".");</text:span></text:p>
      <text:p text:style-name="P14"><text:span text:style-name="T5"><text:tab/><text:tab/>}</text:span></text:p>
      <text:p text:style-name="P14"><text:span text:style-name="T5"><text:tab/>}</text:span></text:p>
      <text:p text:style-name="P14"><text:span text:style-name="T5"><text:tab/>else</text:span></text:p>
      <text:p text:style-name="P14"><text:span text:style-name="T5"><text:tab/>{</text:span></text:p>
      <text:p text:style-name="P14"><text:span text:style-name="T5"><text:tab/><text:tab/>echo "Errors were detected:&lt;br/&gt;";</text:span></text:p>
      <text:p text:style-name="P14"><text:span text:style-name="T5"><text:tab/><text:tab/>echo ul (li ("Must be an administrator or be the seller for this auction."));</text:span></text:p>
      <text:p text:style-name="P14"><text:span text:style-name="T5"><text:tab/><text:tab/>cout ("Back to the ".href ("itemlisting.php?mode=view&amp;title=$title&amp;seller=$seller&amp;category=$category&amp;end_day=$end_day&amp;end_hour=$end_hour&amp;end_minute=$end_minute", "item").".");</text:span></text:p>
      <text:p text:style-name="P14"><text:span text:style-name="T5"><text:tab/>}</text:span></text:p>
      <text:p text:style-name="P14"><text:span text:style-name="T5">}</text:span></text:p>
      <text:p text:style-name="P14"><text:span text:style-name="T5"></text:span></text:p>
      <text:p text:style-name="P14"><text:span text:style-name="T5">echo_footer ($dbinfo);</text:span></text:p>
      <text:p text:style-name="P14"><text:span text:style-name="T5">?&gt;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3"><text:soft-page-break/><text:span text:style-name="T5">list_common.php</text:span></text:p>
      <text:p text:style-name="P13"><text:span text:style-name="T5"/></text:p>
      <text:p text:style-name="P14"><text:span text:style-name="T5">&lt;?php</text:span></text:p>
      <text:p text:style-name="P14"><text:span text:style-name="T5">/*</text:span></text:p>
      <text:p text:style-name="P14"><text:span text:style-name="T5">CMPS460 Database Project</text:span></text:p>
      <text:p text:style-name="P14"><text:span text:style-name="T5">Group I</text:span></text:p>
      <text:p text:style-name="P14"><text:span text:style-name="T5">April 20, 2009</text:span></text:p>
      <text:p text:style-name="P14"><text:span text:style-name="T5"></text:span></text:p>
      <text:p text:style-name="P14"><text:span text:style-name="T5">Authors:</text:span></text:p>
      <text:p text:style-name="P14"><text:span text:style-name="T5"><text:s/>- Trey Alexander <text:tab/>(txa4895)</text:span></text:p>
      <text:p text:style-name="P14"><text:span text:style-name="T5"><text:s/>- Dallas Griffith <text:tab/>(dlg5367)</text:span></text:p>
      <text:p text:style-name="P14"><text:span text:style-name="T5"><text:s/>- Mark McKelvy <text:tab/>(jmm0468)</text:span></text:p>
      <text:p text:style-name="P14"><text:span text:style-name="T5"><text:s/>- Sayooj Valsan <text:tab/>(sxv6633)</text:span></text:p>
      <text:p text:style-name="P14"><text:span text:style-name="T5"></text:span></text:p>
      <text:p text:style-name="P14"><text:span text:style-name="T5">~~~ CERTIFICATION OF AUTHENTICITY ~~~</text:span></text:p>
      <text:p text:style-name="P14"><text:span text:style-name="T5">The code contained within this script is the combined work of the above mentioned authors.</text:span></text:p>
      <text:p text:style-name="P14"><text:span text:style-name="T5">*/</text:span></text:p>
      <text:p text:style-name="P14"><text:span text:style-name="T5"></text:span></text:p>
      <text:p text:style-name="P14"><text:span text:style-name="T5">// HTML list related common functions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</text:span></text:p>
      <text:p text:style-name="P14"><text:span text:style-name="T5">// Unordered Lists</text:span></text:p>
      <text:p text:style-name="P14"><text:span text:style-name="T5">function ul_begin ()</text:span></text:p>
      <text:p text:style-name="P14"><text:span text:style-name="T5">{</text:span></text:p>
      <text:p text:style-name="P14"><text:span text:style-name="T5"><text:tab/>return "&lt;ul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ul_end ()</text:span></text:p>
      <text:p text:style-name="P14"><text:span text:style-name="T5">{</text:span></text:p>
      <text:p text:style-name="P14"><text:span text:style-name="T5"><text:tab/>return "&lt;/ul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ul_wrap ($list_elems)</text:span></text:p>
      <text:p text:style-name="P14"><text:span text:style-name="T5">{</text:span></text:p>
      <text:p text:style-name="P14"><text:span text:style-name="T5"><text:tab/>return ul_begin ().$list_elems.ul_end ()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ul ($list_elems)</text:span></text:p>
      <text:p text:style-name="P14"><text:span text:style-name="T5">{</text:span></text:p>
      <text:p text:style-name="P14"><text:span text:style-name="T5"><text:tab/>return ul_wrap ($list_elems);</text:span></text:p>
      <text:p text:style-name="P14"><text:span text:style-name="T5">}</text:span></text:p>
      <text:p text:style-name="P14"><text:span text:style-name="T5"></text:span></text:p>
      <text:p text:style-name="P14"><text:span text:style-name="T5">// Ordered Lists</text:span></text:p>
      <text:p text:style-name="P14"><text:span text:style-name="T5">function ol_begin ()</text:span></text:p>
      <text:p text:style-name="P14"><text:span text:style-name="T5">{</text:span></text:p>
      <text:p text:style-name="P14"><text:soft-page-break/><text:span text:style-name="T5"><text:tab/>return "&lt;ol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ol_end ()</text:span></text:p>
      <text:p text:style-name="P14"><text:span text:style-name="T5">{</text:span></text:p>
      <text:p text:style-name="P14"><text:span text:style-name="T5"><text:tab/>return "&lt;/ol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ol_wrap ($list_elems)</text:span></text:p>
      <text:p text:style-name="P14"><text:span text:style-name="T5">{</text:span></text:p>
      <text:p text:style-name="P14"><text:span text:style-name="T5"><text:tab/>return ol_begin ().$list_elems.ol_end ()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ol ($list_elems)</text:span></text:p>
      <text:p text:style-name="P14"><text:span text:style-name="T5">{</text:span></text:p>
      <text:p text:style-name="P14"><text:span text:style-name="T5"><text:tab/>return ol_wrap ($list_elems);</text:span></text:p>
      <text:p text:style-name="P14"><text:span text:style-name="T5">}</text:span></text:p>
      <text:p text:style-name="P14"><text:span text:style-name="T5"></text:span></text:p>
      <text:p text:style-name="P14"><text:span text:style-name="T5">// List elements</text:span></text:p>
      <text:p text:style-name="P14"><text:span text:style-name="T5">function li_begin ()</text:span></text:p>
      <text:p text:style-name="P14"><text:span text:style-name="T5">{</text:span></text:p>
      <text:p text:style-name="P14"><text:span text:style-name="T5"><text:tab/>return "&lt;li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li_end ()</text:span></text:p>
      <text:p text:style-name="P14"><text:span text:style-name="T5">{</text:span></text:p>
      <text:p text:style-name="P14"><text:span text:style-name="T5"><text:tab/>return "&lt;/li&gt;\n"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li_wrap ($list_elem)</text:span></text:p>
      <text:p text:style-name="P14"><text:span text:style-name="T5">{</text:span></text:p>
      <text:p text:style-name="P14"><text:span text:style-name="T5"><text:tab/>return li_begin ().$list_elem.li_end ();</text:span></text:p>
      <text:p text:style-name="P14"><text:span text:style-name="T5">}</text:span></text:p>
      <text:p text:style-name="P14"><text:span text:style-name="T5"></text:span></text:p>
      <text:p text:style-name="P14"><text:span text:style-name="T5">function li ($list_elem)</text:span></text:p>
      <text:p text:style-name="P14"><text:span text:style-name="T5">{</text:span></text:p>
      <text:p text:style-name="P14"><text:span text:style-name="T5"><text:tab/>return li_wrap ($list_elem);</text:span></text:p>
      <text:p text:style-name="P14"><text:span text:style-name="T5">}</text:span></text:p>
      <text:p text:style-name="P14"><text:span text:style-name="T5">?&gt;</text:span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4"><text:span text:style-name="T5"/></text:p>
      <text:p text:style-name="P13"><text:soft-page-break/><text:span text:style-name="T5">login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User login form page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</text:span></text:p>
      <text:p text:style-name="P13"><text:span text:style-name="T4">if ($dbinfo-&gt;logged_in ())</text:span></text:p>
      <text:p text:style-name="P13"><text:span text:style-name="T4"><text:tab/>redirect ("index.php");</text:span></text:p>
      <text:p text:style-name="P13"><text:span text:style-name="T4"></text:span></text:p>
      <text:p text:style-name="P13"><text:span text:style-name="T4">// display login form</text:span></text:p>
      <text:p text:style-name="P13"><text:span text:style-name="T4">$info = post ("username");</text:span></text:p>
      <text:p text:style-name="P13"><text:span text:style-name="T4">$mode = get ("login");</text:span></text:p>
      <text:p text:style-name="P13"><text:span text:style-name="T4">if (empty ($mode))</text:span></text:p>
      <text:p text:style-name="P13"><text:span text:style-name="T4">{</text:span></text:p>
      <text:p text:style-name="P13"><text:span text:style-name="T4"><text:tab/>$msg = get ("message");</text:span></text:p>
      <text:p text:style-name="P13"><text:span text:style-name="T4"><text:tab/>if (!empty ($msg))</text:span></text:p>
      <text:p text:style-name="P13"><text:span text:style-name="T4"><text:tab/><text:tab/>cout ($msg);</text:span></text:p>
      <text:p text:style-name="P13"><text:span text:style-name="T4"><text:tab/>echo h3 ("Login");</text:span></text:p>
      <text:p text:style-name="P13"><text:span text:style-name="T4"><text:tab/>$table = new table_common_t ();</text:span></text:p>
      <text:p text:style-name="P13"><text:span text:style-name="T4"><text:tab/>$table-&gt;init ("tbl_std");</text:span></text:p>
      <text:p text:style-name="P13"><text:span text:style-name="T4"><text:tab/>echo $table-&gt;table_begin ();</text:span></text:p>
      <text:p text:style-name="P13"><text:span text:style-name="T4"><text:tab/>echo $table-&gt;table_head_begin ();</text:span></text:p>
      <text:p text:style-name="P13"><text:span text:style-name="T4"><text:tab/>echo $table-&gt;tr ($table-&gt;td_span ("Login with your iBay ID", "", 2));</text:span></text:p>
      <text:p text:style-name="P13"><text:span text:style-name="T4"><text:tab/>echo $table-&gt;table_head_end ();</text:span></text:p>
      <text:p text:style-name="P13"><text:span text:style-name="T4"><text:tab/>echo $table-&gt;table_body_begin ();</text:span></text:p>
      <text:p text:style-name="P13"><text:soft-page-break/><text:span text:style-name="T4"><text:tab/>echo form_begin ("login.php?login=y", "post");</text:span></text:p>
      <text:p text:style-name="P13"><text:span text:style-name="T4"><text:tab/>echo $table-&gt;tr ($table-&gt;td ("Username").</text:span></text:p>
      <text:p text:style-name="P13"><text:span text:style-name="T4"><text:tab/><text:tab/><text:tab/> $table-&gt;td (text_input_s ("username", "", 20, 50)));</text:span></text:p>
      <text:p text:style-name="P13"><text:span text:style-name="T4"><text:tab/>echo $table-&gt;tr ($table-&gt;td ("Password").</text:span></text:p>
      <text:p text:style-name="P13"><text:span text:style-name="T4"><text:tab/><text:tab/><text:tab/> $table-&gt;td (password_input_s ("password", "", 20, 50)));</text:span></text:p>
      <text:p text:style-name="P13"><text:span text:style-name="T4"><text:tab/>echo $table-&gt;tr ($table-&gt;td_span (submit_input ("Login"), "", 2, "center"));</text:span></text:p>
      <text:p text:style-name="P13"><text:span text:style-name="T4"><text:tab/>echo form_end ();</text:span></text:p>
      <text:p text:style-name="P13"><text:span text:style-name="T4"><text:tab/>echo $table-&gt;table_body_end ();</text:span></text:p>
      <text:p text:style-name="P13"><text:span text:style-name="T4"><text:tab/>echo $table-&gt;table_end ();</text:span></text:p>
      <text:p text:style-name="P13"><text:span text:style-name="T4">}</text:span></text:p>
      <text:p text:style-name="P13"><text:span text:style-name="T4">// process login</text:span></text:p>
      <text:p text:style-name="P13"><text:span text:style-name="T4">else</text:span></text:p>
      <text:p text:style-name="P13"><text:span text:style-name="T4">{</text:span></text:p>
      <text:p text:style-name="P13"><text:span text:style-name="T4"><text:tab/>$user = fix_quotes (post ("username"));</text:span></text:p>
      <text:p text:style-name="P13"><text:span text:style-name="T4"><text:tab/>$pass = fix_quotes (post ("password"));</text:span></text:p>
      <text:p text:style-name="P13"><text:span text:style-name="T4"><text:tab/>if ($dbinfo-&gt;login ($user, $pass))</text:span></text:p>
      <text:p text:style-name="P13"><text:span text:style-name="T4"><text:tab/>{</text:span></text:p>
      <text:p text:style-name="P13"><text:span text:style-name="T4"><text:tab/><text:tab/>$dbinfo-&gt;close ();</text:span></text:p>
      <text:p text:style-name="P13"><text:span text:style-name="T4"><text:tab/><text:tab/>redirect ("index.php");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</text:span></text:p>
      <text:p text:style-name="P13"><text:span text:style-name="T4"><text:tab/><text:tab/>$dbinfo-&gt;close ();</text:span></text:p>
      <text:p text:style-name="P13"><text:span text:style-name="T4"><text:tab/><text:tab/>redirect ("login.php?message=Login%20Failed!"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logout.php</text:span></text:p>
      <text:p text:style-name="P13"><text:span text:style-name="T4"/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Logout processing page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$dbinfo-&gt;init ();</text:span></text:p>
      <text:p text:style-name="P13"><text:span text:style-name="T4">if (!$dbinfo-&gt;connect ())</text:span></text:p>
      <text:p text:style-name="P13"><text:span text:style-name="T4"><text:tab/>die ("Couldn't connect to database.");</text:span></text:p>
      <text:p text:style-name="P13"><text:span text:style-name="T4">$dbinfo-&gt;logout (); // saves activity and destroys session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profile.php</text:span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Shows the user the available pictures for a profile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</text:span></text:p>
      <text:p text:style-name="P13"><text:span text:style-name="T4">cout ("The following are the available profile pictures:");</text:span></text:p>
      <text:p text:style-name="P13"><text:span text:style-name="T4"></text:span></text:p>
      <text:p text:style-name="P13"><text:span text:style-name="T4">cout (local_img ("default_profile.jpg"));</text:span></text:p>
      <text:p text:style-name="P13"><text:span text:style-name="T4">cout ("default_profile.jpg");</text:span></text:p>
      <text:p text:style-name="P13"><text:span text:style-name="T4">cout ("");</text:span></text:p>
      <text:p text:style-name="P13"><text:span text:style-name="T4">for ($i = 1; $i &lt;= 7; $i++) // assume 7 pictures are available</text:span></text:p>
      <text:p text:style-name="P13"><text:span text:style-name="T4">{</text:span></text:p>
      <text:p text:style-name="P13"><text:span text:style-name="T4"><text:tab/>cout (local_img ("profile$i.jpg"));</text:span></text:p>
      <text:p text:style-name="P13"><text:span text:style-name="T4"><text:tab/>cout ("profile$i.jpg");</text:span></text:p>
      <text:p text:style-name="P13"><text:span text:style-name="T4"><text:tab/>cout ("");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registration.php</text:span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Handles registration related things such as new users and editing your</text:span></text:p>
      <text:p text:style-name="P13"><text:span text:style-name="T4">// current registration, as well view registered users (admin).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</text:span></text:p>
      <text:p text:style-name="P13"><text:span text:style-name="T4">// Javascript functions for validation/etc..</text:span></text:p>
      <text:p text:style-name="P13"><text:span text:style-name="T4">echo &lt;&lt;&lt;HEREDOC</text:span></text:p>
      <text:p text:style-name="P13"><text:span text:style-name="T4">&lt;script type="text/javascript"&gt;</text:span></text:p>
      <text:p text:style-name="P13"><text:span text:style-name="T4">function reset_inputs (thisform)</text:span></text:p>
      <text:p text:style-name="P13"><text:span text:style-name="T4">{</text:span></text:p>
      <text:p text:style-name="P13"><text:span text:style-name="T4"><text:tab/>// reset inputs</text:span></text:p>
      <text:p text:style-name="P13"><text:span text:style-name="T4"><text:tab/>// http://webcheatsheet.com/javascript/form_validation.php</text:span></text:p>
      <text:p text:style-name="P13"><text:span text:style-name="T4"><text:tab/>for each (elem in thisform.elements)</text:span></text:p>
      <text:p text:style-name="P13"><text:span text:style-name="T4"><text:tab/>{</text:span></text:p>
      <text:p text:style-name="P13"><text:span text:style-name="T4"><text:tab/><text:tab/>if (elem.type == "text" || elem.type == "select-one")</text:span></text:p>
      <text:p text:style-name="P13"><text:span text:style-name="T4"><text:tab/><text:tab/>{</text:span></text:p>
      <text:p text:style-name="P13"><text:span text:style-name="T4"><text:tab/><text:tab/><text:tab/>elem.style.background = ''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validate_required (field)</text:span></text:p>
      <text:p text:style-name="P13"><text:span text:style-name="T4">{</text:span></text:p>
      <text:p text:style-name="P13"><text:span text:style-name="T4"><text:tab/>// http://www.w3schools.com/jS/js_form_validation.asp</text:span></text:p>
      <text:p text:style-name="P13"><text:soft-page-break/><text:span text:style-name="T4"><text:tab/>// http://webcheatsheet.com/javascript/form_validation.php</text:span></text:p>
      <text:p text:style-name="P13"><text:span text:style-name="T4"><text:tab/>with (field)</text:span></text:p>
      <text:p text:style-name="P13"><text:span text:style-name="T4"><text:tab/>{</text:span></text:p>
      <text:p text:style-name="P13"><text:span text:style-name="T4"><text:tab/><text:tab/>if (value == null || value == "" || value == "-")</text:span></text:p>
      <text:p text:style-name="P13"><text:span text:style-name="T4"><text:tab/><text:tab/>{</text:span></text:p>
      <text:p text:style-name="P13"><text:span text:style-name="T4"><text:tab/><text:tab/><text:tab/>field.style.background = 'Yellow'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field_set (fieldvar, field)</text:span></text:p>
      <text:p text:style-name="P13"><text:span text:style-name="T4">{</text:span></text:p>
      <text:p text:style-name="P13"><text:span text:style-name="T4"><text:tab/>if (fieldvar == null)</text:span></text:p>
      <text:p text:style-name="P13"><text:span text:style-name="T4"><text:tab/><text:tab/>return field;</text:span></text:p>
      <text:p text:style-name="P13"><text:span text:style-name="T4"><text:tab/>else</text:span></text:p>
      <text:p text:style-name="P13"><text:span text:style-name="T4"><text:tab/><text:tab/>return fieldvar;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append_with_newline (orig, append_text)</text:span></text:p>
      <text:p text:style-name="P13"><text:span text:style-name="T4">{</text:span></text:p>
      <text:p text:style-name="P13"><text:span text:style-name="T4"><text:tab/>if (orig != null)</text:span></text:p>
      <text:p text:style-name="P13"><text:span text:style-name="T4"><text:tab/><text:tab/>return orig + '\\n' + append_text;</text:span></text:p>
      <text:p text:style-name="P13"><text:span text:style-name="T4"><text:tab/>return append_text;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validate_email (field)</text:span></text:p>
      <text:p text:style-name="P13"><text:span text:style-name="T4">{</text:span></text:p>
      <text:p text:style-name="P13"><text:span text:style-name="T4"><text:tab/>// http://www.w3schools.com/jS/js_form_validation.asp</text:span></text:p>
      <text:p text:style-name="P13"><text:span text:style-name="T4"><text:tab/>// http://webcheatsheet.com/javascript/form_validation.php</text:span></text:p>
      <text:p text:style-name="P13"><text:span text:style-name="T4"></text:span></text:p>
      <text:p text:style-name="P13"><text:span text:style-name="T4"><text:tab/>var email_filter = /^[^@]+@[^@.]+\.[^@]*\w\w$/;</text:span></text:p>
      <text:p text:style-name="P13"><text:span text:style-name="T4"><text:tab/>var illegal_chars= /[\(\)\&lt;\&gt;\,\;\:\\\"\[\]]/;</text:span></text:p>
      <text:p text:style-name="P13"><text:span text:style-name="T4"><text:tab/>var value = trim (field.value);</text:span></text:p>
      <text:p text:style-name="P13"><text:span text:style-name="T4"></text:span></text:p>
      <text:p text:style-name="P13"><text:span text:style-name="T4"><text:tab/>if (value == null</text:span></text:p>
      <text:p text:style-name="P13"><text:span text:style-name="T4"><text:tab/><text:tab/>|| value == ""</text:span></text:p>
      <text:p text:style-name="P13"><text:span text:style-name="T4"><text:tab/><text:tab/>|| !email_filter.test (value)</text:span></text:p>
      <text:p text:style-name="P13"><text:span text:style-name="T4"><text:tab/><text:tab/>|| value.match (illegal_chars))</text:span></text:p>
      <text:p text:style-name="P13"><text:span text:style-name="T4"><text:tab/>{</text:span></text:p>
      <text:p text:style-name="P13"><text:span text:style-name="T4"><text:tab/><text:tab/>field.style.background = 'Yellow';</text:span></text:p>
      <text:p text:style-name="P13"><text:span text:style-name="T4"><text:tab/><text:tab/>return false;</text:span></text:p>
      <text:p text:style-name="P13"><text:span text:style-name="T4"><text:tab/>}</text:span></text:p>
      <text:p text:style-name="P13"><text:span text:style-name="T4"><text:tab/>return true;</text:span></text:p>
      <text:p text:style-name="P13"><text:span text:style-name="T4">}</text:span></text:p>
      <text:p text:style-name="P13"><text:soft-page-break/><text:span text:style-name="T4"></text:span></text:p>
      <text:p text:style-name="P13"><text:span text:style-name="T4">function trim (string)</text:span></text:p>
      <text:p text:style-name="P13"><text:span text:style-name="T4">{</text:span></text:p>
      <text:p text:style-name="P13"><text:span text:style-name="T4"><text:tab/>// regex to replace one or more spaces at beginning of string</text:span></text:p>
      <text:p text:style-name="P13"><text:span text:style-name="T4"><text:tab/>// or one or more spaces at end of string, with empty string</text:span></text:p>
      <text:p text:style-name="P13"><text:span text:style-name="T4"><text:tab/>return string.replace (/^\s+|\s+$/, '');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validate_int (field, length)</text:span></text:p>
      <text:p text:style-name="P13"><text:span text:style-name="T4">{</text:span></text:p>
      <text:p text:style-name="P13"><text:span text:style-name="T4"><text:tab/>with (field)</text:span></text:p>
      <text:p text:style-name="P13"><text:span text:style-name="T4"><text:tab/>{</text:span></text:p>
      <text:p text:style-name="P13"><text:span text:style-name="T4"><text:tab/><text:tab/>if (value.length &lt; length || value * 1 == 0)</text:span></text:p>
      <text:p text:style-name="P13"><text:span text:style-name="T4"><text:tab/><text:tab/>{</text:span></text:p>
      <text:p text:style-name="P13"><text:span text:style-name="T4"><text:tab/><text:tab/><text:tab/>field.style.background = 'Yellow'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return tru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function validate_form (thisform)</text:span></text:p>
      <text:p text:style-name="P13"><text:span text:style-name="T4">{</text:span></text:p>
      <text:p text:style-name="P13"><text:span text:style-name="T4"><text:tab/>var field_of_focus;</text:span></text:p>
      <text:p text:style-name="P13"><text:span text:style-name="T4"><text:tab/>var alert_message;</text:span></text:p>
      <text:p text:style-name="P13"><text:span text:style-name="T4"></text:span></text:p>
      <text:p text:style-name="P13"><text:span text:style-name="T4"><text:tab/>reset_inputs (thisform);</text:span></text:p>
      <text:p text:style-name="P13"><text:span text:style-name="T4"></text:span></text:p>
      <text:p text:style-name="P13"><text:span text:style-name="T4"><text:tab/>with (thisform)</text:span></text:p>
      <text:p text:style-name="P13"><text:span text:style-name="T4"><text:tab/>{</text:span></text:p>
      <text:p text:style-name="P13"><text:span text:style-name="T4"><text:tab/><text:tab/>if (validate_required (username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username);</text:span></text:p>
      <text:p text:style-name="P13"><text:span text:style-name="T4"><text:tab/><text:tab/><text:tab/>alert_message = append_with_newline (alert_message, "Username required.");</text:span></text:p>
      <text:p text:style-name="P13"><text:span text:style-name="T4"><text:tab/><text:tab/>}</text:span></text:p>
      <text:p text:style-name="P13"><text:span text:style-name="T4"><text:tab/><text:tab/>if (validate_required (password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password);</text:span></text:p>
      <text:p text:style-name="P13"><text:span text:style-name="T4"><text:tab/><text:tab/><text:tab/>alert_message = append_with_newline (alert_message, "Password required.");</text:span></text:p>
      <text:p text:style-name="P13"><text:span text:style-name="T4"><text:tab/><text:tab/>}</text:span></text:p>
      <text:p text:style-name="P13"><text:span text:style-name="T4"><text:tab/><text:tab/>if (validate_required (password2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password2);</text:span></text:p>
      <text:p text:style-name="P13"><text:span text:style-name="T4"><text:tab/><text:tab/><text:tab/>alert_message = append_with_newline (alert_message, "Password confirmation required.");</text:span></text:p>
      <text:p text:style-name="P13"><text:span text:style-name="T4"><text:tab/><text:tab/>}</text:span></text:p>
      <text:p text:style-name="P13"><text:soft-page-break/><text:span text:style-name="T4"><text:tab/><text:tab/>if (password.value != password2.valu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password);</text:span></text:p>
      <text:p text:style-name="P13"><text:span text:style-name="T4"><text:tab/><text:tab/><text:tab/>alert_message = append_with_newline (alert_message, "Passwords must match.");</text:span></text:p>
      <text:p text:style-name="P13"><text:span text:style-name="T4"><text:tab/><text:tab/>}</text:span></text:p>
      <text:p text:style-name="P13"><text:span text:style-name="T4"><text:tab/><text:tab/>if (validate_required (realname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realname);</text:span></text:p>
      <text:p text:style-name="P13"><text:span text:style-name="T4"><text:tab/><text:tab/><text:tab/>alert_message = append_with_newline (alert_message, "Real name required.");</text:span></text:p>
      <text:p text:style-name="P13"><text:span text:style-name="T4"><text:tab/><text:tab/>}</text:span></text:p>
      <text:p text:style-name="P13"><text:span text:style-name="T4"><text:tab/><text:tab/>if (validate_required (birth_date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birth_date);</text:span></text:p>
      <text:p text:style-name="P13"><text:span text:style-name="T4"><text:tab/><text:tab/><text:tab/>alert_message = append_with_newline (alert_message, "Birth date required.");</text:span></text:p>
      <text:p text:style-name="P13"><text:span text:style-name="T4"><text:tab/><text:tab/>}</text:span></text:p>
      <text:p text:style-name="P13"><text:span text:style-name="T4"><text:tab/><text:tab/>else if ((birth_date.value.length &gt;= 6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birth_date);</text:span></text:p>
      <text:p text:style-name="P13"><text:span text:style-name="T4"><text:tab/><text:tab/><text:tab/>alert_message = append_with_newline (alert_message, "Birth date too short.");</text:span></text:p>
      <text:p text:style-name="P13"><text:span text:style-name="T4"><text:tab/><text:tab/>}</text:span></text:p>
      <text:p text:style-name="P13"><text:span text:style-name="T4"><text:tab/><text:tab/>if (validate_required (shipping_street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shipping_street);</text:span></text:p>
      <text:p text:style-name="P13"><text:span text:style-name="T4"><text:tab/><text:tab/><text:tab/>alert_message = append_with_newline (alert_message, "Street required.");</text:span></text:p>
      <text:p text:style-name="P13"><text:span text:style-name="T4"><text:tab/><text:tab/>}</text:span></text:p>
      <text:p text:style-name="P13"><text:span text:style-name="T4"><text:tab/><text:tab/>if (validate_required (shipping_city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shipping_city);</text:span></text:p>
      <text:p text:style-name="P13"><text:span text:style-name="T4"><text:tab/><text:tab/><text:tab/>alert_message = append_with_newline (alert_message, "City required.");</text:span></text:p>
      <text:p text:style-name="P13"><text:span text:style-name="T4"><text:tab/><text:tab/>}</text:span></text:p>
      <text:p text:style-name="P13"><text:span text:style-name="T4"><text:tab/><text:tab/>if (validate_required (shipping_zip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shipping_zip);</text:span></text:p>
      <text:p text:style-name="P13"><text:span text:style-name="T4"><text:tab/><text:tab/><text:tab/>alert_message = append_with_newline (alert_message, "Postal/zip code required.");</text:span></text:p>
      <text:p text:style-name="P13"><text:span text:style-name="T4"><text:tab/><text:tab/>}</text:span></text:p>
      <text:p text:style-name="P13"><text:span text:style-name="T4"><text:tab/><text:tab/>else if (validate_int (shipping_zip, 5) == false) // this test works only for US codes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shipping_zip);</text:span></text:p>
      <text:p text:style-name="P13"><text:span text:style-name="T4"><text:tab/><text:tab/><text:tab/>alert_message = append_with_newline (alert_message, "Postal/zip code is not valid.");</text:span></text:p>
      <text:p text:style-name="P13"><text:span text:style-name="T4"><text:tab/><text:tab/>}</text:span></text:p>
      <text:p text:style-name="P13"><text:span text:style-name="T4"><text:tab/><text:tab/>if (validate_required (phone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phone);</text:span></text:p>
      <text:p text:style-name="P13"><text:span text:style-name="T4"><text:tab/><text:tab/><text:tab/>alert_message = append_with_newline (alert_message, "Phone number required.");</text:span></text:p>
      <text:p text:style-name="P13"><text:span text:style-name="T4"><text:tab/><text:tab/>}</text:span></text:p>
      <text:p text:style-name="P13"><text:soft-page-break/><text:span text:style-name="T4"><text:tab/><text:tab/>else if ((phone.value.length &gt;= 10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phone);</text:span></text:p>
      <text:p text:style-name="P13"><text:span text:style-name="T4"><text:tab/><text:tab/><text:tab/>alert_message = append_with_newline (alert_message, "Phone number required.");</text:span></text:p>
      <text:p text:style-name="P13"><text:span text:style-name="T4"><text:tab/><text:tab/>}</text:span></text:p>
      <text:p text:style-name="P13"><text:span text:style-name="T4"><text:tab/><text:tab/>if (validate_required (email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email);</text:span></text:p>
      <text:p text:style-name="P13"><text:span text:style-name="T4"><text:tab/><text:tab/><text:tab/>alert_message = append_with_newline (alert_message, "E-mail required.");</text:span></text:p>
      <text:p text:style-name="P13"><text:span text:style-name="T4"><text:tab/><text:tab/>}</text:span></text:p>
      <text:p text:style-name="P13"><text:span text:style-name="T4"><text:tab/><text:tab/>else if (validate_email (email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email);</text:span></text:p>
      <text:p text:style-name="P13"><text:span text:style-name="T4"><text:tab/><text:tab/><text:tab/>alert_message = append_with_newline (alert_message, "E-mail address not valid.");</text:span></text:p>
      <text:p text:style-name="P13"><text:span text:style-name="T4"><text:tab/><text:tab/>}</text:span></text:p>
      <text:p text:style-name="P13"><text:span text:style-name="T4"><text:tab/><text:tab/>if (validate_required (card_number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card_number);</text:span></text:p>
      <text:p text:style-name="P13"><text:span text:style-name="T4"><text:tab/><text:tab/><text:tab/>alert_message = append_with_newline (alert_message, "Credit card number required.");</text:span></text:p>
      <text:p text:style-name="P13"><text:span text:style-name="T4"><text:tab/><text:tab/>}</text:span></text:p>
      <text:p text:style-name="P13"><text:span text:style-name="T4"><text:tab/><text:tab/>else if (validate_int (card_number, 12) == false)</text:span></text:p>
      <text:p text:style-name="P13"><text:span text:style-name="T4"><text:tab/><text:tab/>{</text:span></text:p>
      <text:p text:style-name="P13"><text:span text:style-name="T4"><text:tab/><text:tab/><text:tab/>field_of_focus = field_set (field_of_focus, card_number);</text:span></text:p>
      <text:p text:style-name="P13"><text:span text:style-name="T4"><text:tab/><text:tab/><text:tab/>alert_message = append_with_newline (alert_message, "Credit card number is too short.")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if (alert_message != null)</text:span></text:p>
      <text:p text:style-name="P13"><text:span text:style-name="T4"><text:tab/><text:tab/>{</text:span></text:p>
      <text:p text:style-name="P13"><text:span text:style-name="T4"><text:tab/><text:tab/><text:tab/>alert (alert_message);</text:span></text:p>
      <text:p text:style-name="P13"><text:span text:style-name="T4"><text:tab/><text:tab/><text:tab/>field_of_focus.focus();</text:span></text:p>
      <text:p text:style-name="P13"><text:span text:style-name="T4"><text:tab/><text:tab/><text:tab/>return false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</text:span></text:p>
      <text:p text:style-name="P13"><text:span text:style-name="T4">/* onload = function() */</text:span></text:p>
      <text:p text:style-name="P13"><text:span text:style-name="T4">/* { */</text:span></text:p>
      <text:p text:style-name="P13"><text:span text:style-name="T4">/* } */</text:span></text:p>
      <text:p text:style-name="P13"><text:span text:style-name="T4"></text:span></text:p>
      <text:p text:style-name="P13"><text:span text:style-name="T4">&lt;/script&gt;</text:span></text:p>
      <text:p text:style-name="P13"><text:span text:style-name="T4">HEREDOC; // end javascript functions</text:span></text:p>
      <text:p text:style-name="P13"><text:span text:style-name="T4"></text:span></text:p>
      <text:p text:style-name="P13"><text:span text:style-name="T4"></text:span></text:p>
      <text:p text:style-name="P13"><text:span text:style-name="T4">$mode = get ("mode");</text:span></text:p>
      <text:p text:style-name="P13"><text:span text:style-name="T4">$current_script = current_script ();</text:span></text:p>
      <text:p text:style-name="P13"><text:soft-page-break/><text:span text:style-name="T4"></text:span></text:p>
      <text:p text:style-name="P13"><text:span text:style-name="T4">$get_username = get ("username");</text:span></text:p>
      <text:p text:style-name="P13"><text:span text:style-name="T4">$get_msg = get ("msg");</text:span></text:p>
      <text:p text:style-name="P13"><text:span text:style-name="T4"></text:span></text:p>
      <text:p text:style-name="P13"><text:span text:style-name="T4">if (!empty ($get_msg))</text:span></text:p>
      <text:p text:style-name="P13"><text:span text:style-name="T4"><text:tab/>echo "$msg";</text:span></text:p>
      <text:p text:style-name="P13"><text:span text:style-name="T4"></text:span></text:p>
      <text:p text:style-name="P13"><text:span text:style-name="T4">// Main registration form - kind of catch-all for editing and creating registrations</text:span></text:p>
      <text:p text:style-name="P13"><text:span text:style-name="T4">function registration_form ($user = "")</text:span></text:p>
      <text:p text:style-name="P13"><text:span text:style-name="T4">{</text:span></text:p>
      <text:p text:style-name="P13"><text:span text:style-name="T4"><text:tab/>global $dbinfo;</text:span></text:p>
      <text:p text:style-name="P13"><text:span text:style-name="T4"><text:tab/>global $current_script;</text:span></text:p>
      <text:p text:style-name="P13"><text:span text:style-name="T4"></text:span></text:p>
      <text:p text:style-name="P13"><text:span text:style-name="T4"><text:tab/>// If editing registration, fetch the current information from the database</text:span></text:p>
      <text:p text:style-name="P13"><text:span text:style-name="T4"><text:tab/>if (!empty ($user) &amp;&amp; $dbinfo-&gt;user_exists ($user))</text:span></text:p>
      <text:p text:style-name="P13"><text:span text:style-name="T4"><text:tab/>{</text:span></text:p>
      <text:p text:style-name="P13"><text:span text:style-name="T4"><text:tab/><text:tab/>$result = $dbinfo-&gt;query ("select * from user where username = '$user'");</text:span></text:p>
      <text:p text:style-name="P13"><text:span text:style-name="T4"><text:tab/><text:tab/>if ($result)</text:span></text:p>
      <text:p text:style-name="P13"><text:span text:style-name="T4"><text:tab/><text:tab/>{</text:span></text:p>
      <text:p text:style-name="P13"><text:span text:style-name="T4"><text:tab/><text:tab/><text:tab/>list($username, $passwd, $is_admin, $name, $dob, $street,</text:span></text:p>
      <text:p text:style-name="P13"><text:span text:style-name="T4"><text:tab/><text:tab/><text:tab/> <text:s text:c="4"/>$city, $state, $zip, $phone, $email, $cc, $ccn, $ccx,</text:span></text:p>
      <text:p text:style-name="P13"><text:span text:style-name="T4"><text:tab/><text:tab/><text:tab/> <text:s text:c="4"/>$picture, $desc) = mysql_fetch_row ($result);</text:span></text:p>
      <text:p text:style-name="P13"><text:span text:style-name="T4"><text:tab/><text:tab/><text:tab/>mysql_free_result ($result);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die (mysql_error ()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echo "Couldn't get user information.";</text:span></text:p>
      <text:p text:style-name="P13"><text:span text:style-name="T4"><text:tab/><text:tab/><text:tab/>return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<text:tab/>else if (!empty ($username))</text:span></text:p>
      <text:p text:style-name="P13"><text:span text:style-name="T4"><text:tab/>{</text:span></text:p>
      <text:p text:style-name="P13"><text:span text:style-name="T4"><text:tab/><text:tab/>echo "You've reached this page in error.";</text:span></text:p>
      <text:p text:style-name="P13"><text:span text:style-name="T4"><text:tab/><text:tab/>return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Start writing table to page</text:span></text:p>
      <text:p text:style-name="P13"><text:span text:style-name="T4"><text:tab/>echo h3 ("Accounts and Registration");</text:span></text:p>
      <text:p text:style-name="P13"><text:span text:style-name="T4"><text:tab/>$table = new table_common_t ();</text:span></text:p>
      <text:p text:style-name="P13"><text:span text:style-name="T4"><text:tab/>$table-&gt;init ("tbl_std");</text:span></text:p>
      <text:p text:style-name="P13"><text:span text:style-name="T4"></text:span></text:p>
      <text:p text:style-name="P13"><text:span text:style-name="T4"><text:tab/>echo $table-&gt;table_begin ();</text:span></text:p>
      <text:p text:style-name="P13"><text:span text:style-name="T4"><text:tab/>echo $table-&gt;table_head_begin ();</text:span></text:p>
      <text:p text:style-name="P13"><text:soft-page-break/><text:span text:style-name="T4"><text:tab/>if (!$dbinfo-&gt;logged_in ())</text:span></text:p>
      <text:p text:style-name="P13"><text:span text:style-name="T4"><text:tab/><text:tab/>echo $table-&gt;tr ($table-&gt;td_span ("Register for an iBay account", "", 2));</text:span></text:p>
      <text:p text:style-name="P13"><text:span text:style-name="T4"><text:tab/>else if ($dbinfo-&gt;logged_in () &amp;&amp; $user != $dbinfo-&gt;username ())</text:span></text:p>
      <text:p text:style-name="P13"><text:span text:style-name="T4"><text:tab/><text:tab/>echo $table-&gt;tr ($table-&gt;td_span ("Update (not) your iBay account", "", 2));</text:span></text:p>
      <text:p text:style-name="P13"><text:span text:style-name="T4"><text:tab/>else</text:span></text:p>
      <text:p text:style-name="P13"><text:span text:style-name="T4"><text:tab/><text:tab/>echo $table-&gt;tr ($table-&gt;td_span ("Update your iBay account", "", 2));</text:span></text:p>
      <text:p text:style-name="P13"><text:span text:style-name="T4"><text:tab/>echo $table-&gt;table_head_end ();</text:span></text:p>
      <text:p text:style-name="P13"><text:span text:style-name="T4"><text:tab/>echo $table-&gt;table_body_begin ();</text:span></text:p>
      <text:p text:style-name="P13"><text:span text:style-name="T4"></text:span></text:p>
      <text:p text:style-name="P13"><text:span text:style-name="T4"><text:tab/>// Different modes depending on if user is logged in or not</text:span></text:p>
      <text:p text:style-name="P13"><text:span text:style-name="T4"><text:tab/>if ($dbinfo-&gt;logged_in ())</text:span></text:p>
      <text:p text:style-name="P13"><text:span text:style-name="T4"><text:tab/><text:tab/>echo form_begin_n ("$current_script?mode=save", "post", "registration_form", "return validate_form (this)");</text:span></text:p>
      <text:p text:style-name="P13"><text:span text:style-name="T4"><text:tab/>else</text:span></text:p>
      <text:p text:style-name="P13"><text:span text:style-name="T4"><text:tab/><text:tab/>echo form_begin_n ("$current_script?mode=savenew", "post", "registration_form", "return validate_form (this)");</text:span></text:p>
      <text:p text:style-name="P13"><text:span text:style-name="T4"></text:span></text:p>
      <text:p text:style-name="P13"><text:span text:style-name="T4"><text:tab/>// If editing, then make username field read only</text:span></text:p>
      <text:p text:style-name="P13"><text:span text:style-name="T4"><text:tab/>if (empty ($user))</text:span></text:p>
      <text:p text:style-name="P13"><text:span text:style-name="T4"><text:tab/><text:tab/>echo $table-&gt;tr ($table-&gt;td ("Desired Username").</text:span></text:p>
      <text:p text:style-name="P13"><text:span text:style-name="T4"><text:tab/><text:tab/><text:tab/><text:tab/> $table-&gt;td (text_input_s ("username", $username, 30, 50).</text:span></text:p>
      <text:p text:style-name="P13"><text:span text:style-name="T4"><text:tab/><text:tab/><text:tab/><text:tab/><text:tab/> <text:s text:c="4"/>alert ("50 characters or less. Have fun.", "?")));</text:span></text:p>
      <text:p text:style-name="P13"><text:span text:style-name="T4"><text:tab/>else</text:span></text:p>
      <text:p text:style-name="P13"><text:span text:style-name="T4"><text:tab/><text:tab/>echo $table-&gt;tr ($table-&gt;td ("Username&lt;br/&gt;".href ("$current_script?mode=delete&amp;username=$username", "Delete Account")).</text:span></text:p>
      <text:p text:style-name="P13"><text:span text:style-name="T4"><text:tab/><text:tab/><text:tab/><text:tab/> $table-&gt;td (text_input_sr ("username", $username, 30, 50)));</text:span></text:p>
      <text:p text:style-name="P13"><text:span text:style-name="T4"></text:span></text:p>
      <text:p text:style-name="P13"><text:span text:style-name="T4"><text:tab/>// Passwords must match</text:span></text:p>
      <text:p text:style-name="P13"><text:span text:style-name="T4"><text:tab/>echo $table-&gt;tr ($table-&gt;td ("Desired Password").</text:span></text:p>
      <text:p text:style-name="P13"><text:span text:style-name="T4"><text:tab/><text:tab/><text:tab/> $table-&gt;td (password_input_s ("password", $passwd, 30, 50).</text:span></text:p>
      <text:p text:style-name="P13"><text:span text:style-name="T4"><text:tab/><text:tab/><text:tab/><text:tab/> <text:s text:c="4"/>alert ("50 characters or less, must match. Make it super secret.", "?")));</text:span></text:p>
      <text:p text:style-name="P13"><text:span text:style-name="T4"><text:tab/>echo $table-&gt;tr ($table-&gt;td ("Repeat Password").</text:span></text:p>
      <text:p text:style-name="P13"><text:span text:style-name="T4"><text:tab/><text:tab/><text:tab/> $table-&gt;td (password_input_s ("password2", $passwd, 30, 50).</text:span></text:p>
      <text:p text:style-name="P13"><text:span text:style-name="T4"><text:tab/><text:tab/><text:tab/><text:tab/> <text:s text:c="4"/>alert ("You thought there would be something helpful here. Just type the same thing as in the above box.", "?")));</text:span></text:p>
      <text:p text:style-name="P13"><text:span text:style-name="T4"></text:span></text:p>
      <text:p text:style-name="P13"><text:span text:style-name="T4"><text:tab/>// Only allow editing of this if the current user is already an admin</text:span></text:p>
      <text:p text:style-name="P13"><text:span text:style-name="T4"><text:tab/>if ($dbinfo-&gt;is_admin ())</text:span></text:p>
      <text:p text:style-name="P13"><text:span text:style-name="T4"><text:tab/>{</text:span></text:p>
      <text:p text:style-name="P13"><text:span text:style-name="T4"><text:tab/><text:tab/>$options = "";</text:span></text:p>
      <text:p text:style-name="P13"><text:span text:style-name="T4"><text:tab/><text:tab/>$options = $options.option ("0", "No", $is_admin);</text:span></text:p>
      <text:p text:style-name="P13"><text:span text:style-name="T4"><text:tab/><text:tab/>$options = $options.option ("1", "Yes", $is_admin);</text:span></text:p>
      <text:p text:style-name="P13"><text:span text:style-name="T4"><text:tab/><text:tab/>echo $table-&gt;tr ($table-&gt;td ("Admin").</text:span></text:p>
      <text:p text:style-name="P13"><text:span text:style-name="T4"><text:tab/><text:tab/><text:tab/><text:tab/> $table-&gt;td (select ("is_admin", $options).</text:span></text:p>
      <text:p text:style-name="P13"><text:span text:style-name="T4"><text:tab/><text:tab/><text:tab/><text:tab/><text:tab/> <text:s text:c="4"/>alert ("Give administrator priv.", "?")));</text:span></text:p>
      <text:p text:style-name="P13"><text:span text:style-name="T4"><text:tab/>}</text:span></text:p>
      <text:p text:style-name="P13"><text:span text:style-name="T4"><text:tab/>echo $table-&gt;tr ($table-&gt;td ("Real Name").</text:span></text:p>
      <text:p text:style-name="P13"><text:span text:style-name="T4"><text:tab/><text:tab/><text:tab/> $table-&gt;td (text_input_s ("realname", $name, 30, 100).</text:span></text:p>
      <text:p text:style-name="P13"><text:span text:style-name="T4"><text:tab/><text:tab/><text:tab/><text:tab/> <text:s text:c="4"/>alert ("100 characters or less. e.g. John Smith", "?")));</text:span></text:p>
      <text:p text:style-name="P13"><text:soft-page-break/><text:span text:style-name="T4"><text:tab/>echo $table-&gt;tr ($table-&gt;td ("Birth Date").</text:span></text:p>
      <text:p text:style-name="P13"><text:span text:style-name="T4"><text:tab/><text:tab/><text:tab/> $table-&gt;td (text_input_s ("birth_date", $dob, 10, 10).</text:span></text:p>
      <text:p text:style-name="P13"><text:span text:style-name="T4"><text:tab/><text:tab/><text:tab/><text:tab/> <text:s text:c="4"/>alert ("Up to 10 characters, at least 6. e.g. 1980-10-17", "?")));</text:span></text:p>
      <text:p text:style-name="P13"><text:span text:style-name="T4"><text:tab/>echo $table-&gt;tr ($table-&gt;td ("Shipping Street").</text:span></text:p>
      <text:p text:style-name="P13"><text:span text:style-name="T4"><text:tab/><text:tab/><text:tab/> $table-&gt;td (text_input_s ("shipping_street", $street, 30, 100).</text:span></text:p>
      <text:p text:style-name="P13"><text:span text:style-name="T4"><text:tab/><text:tab/><text:tab/><text:tab/> <text:s text:c="4"/>alert ("100 characters or less. e.g. 56 Dodo Ln", "?")));</text:span></text:p>
      <text:p text:style-name="P13"><text:span text:style-name="T4"><text:tab/>echo $table-&gt;tr ($table-&gt;td ("Shipping City").</text:span></text:p>
      <text:p text:style-name="P13"><text:span text:style-name="T4"><text:tab/><text:tab/><text:tab/> $table-&gt;td (text_input_s ("shipping_city", $city, 30, 50).</text:span></text:p>
      <text:p text:style-name="P13"><text:span text:style-name="T4"><text:tab/><text:tab/><text:tab/><text:tab/> <text:s text:c="4"/>alert ("50 characters or less. e.g. Eunice", "?")));</text:span></text:p>
      <text:p text:style-name="P13"><text:span text:style-name="T4"><text:tab/>// Gosh this is a lot - some aren't even states! Ha!</text:span></text:p>
      <text:p text:style-name="P13"><text:span text:style-name="T4"><text:tab/>$options = "";</text:span></text:p>
      <text:p text:style-name="P13"><text:span text:style-name="T4"><text:tab/>$options = $options.option ("Alabama", "Alabama", $state);</text:span></text:p>
      <text:p text:style-name="P13"><text:span text:style-name="T4"><text:tab/>$options = $options.option ("Alaska", "Alaska", $state);</text:span></text:p>
      <text:p text:style-name="P13"><text:span text:style-name="T4"><text:tab/>$options = $options.option ("American Samoa", "American Samoa", $state);</text:span></text:p>
      <text:p text:style-name="P13"><text:span text:style-name="T4"><text:tab/>$options = $options.option ("Arizona", "Arizona", $state);</text:span></text:p>
      <text:p text:style-name="P13"><text:span text:style-name="T4"><text:tab/>$options = $options.option ("Arkansas", "Arkansas", $state);</text:span></text:p>
      <text:p text:style-name="P13"><text:span text:style-name="T4"><text:tab/>$options = $options.option ("California", "California", $state);</text:span></text:p>
      <text:p text:style-name="P13"><text:span text:style-name="T4"><text:tab/>$options = $options.option ("Colorado", "Colorado", $state);</text:span></text:p>
      <text:p text:style-name="P13"><text:span text:style-name="T4"><text:tab/>$options = $options.option ("Connecticut", "Connecticut", $state);</text:span></text:p>
      <text:p text:style-name="P13"><text:span text:style-name="T4"><text:tab/>$options = $options.option ("Delaware", "Delaware", $state);</text:span></text:p>
      <text:p text:style-name="P13"><text:span text:style-name="T4"><text:tab/>$options = $options.option ("District of Columbia", "District of Columbia", $state);</text:span></text:p>
      <text:p text:style-name="P13"><text:span text:style-name="T4"><text:tab/>$options = $options.option ("Florida", "Florida", $state);</text:span></text:p>
      <text:p text:style-name="P13"><text:span text:style-name="T4"><text:tab/>$options = $options.option ("Georgia", "Georgia", $state);</text:span></text:p>
      <text:p text:style-name="P13"><text:span text:style-name="T4"><text:tab/>$options = $options.option ("Guam", "Guam", $state);</text:span></text:p>
      <text:p text:style-name="P13"><text:span text:style-name="T4"><text:tab/>$options = $options.option ("Hawaii", "Hawaii", $state);</text:span></text:p>
      <text:p text:style-name="P13"><text:span text:style-name="T4"><text:tab/>$options = $options.option ("Idaho", "Idaho", $state);</text:span></text:p>
      <text:p text:style-name="P13"><text:span text:style-name="T4"><text:tab/>$options = $options.option ("Illinois", "Illinois", $state);</text:span></text:p>
      <text:p text:style-name="P13"><text:span text:style-name="T4"><text:tab/>$options = $options.option ("Indiana", "Indiana", $state);</text:span></text:p>
      <text:p text:style-name="P13"><text:span text:style-name="T4"><text:tab/>$options = $options.option ("Iowa", "Iowa", $state);</text:span></text:p>
      <text:p text:style-name="P13"><text:span text:style-name="T4"><text:tab/>$options = $options.option ("Kansas", "Kansas", $state);</text:span></text:p>
      <text:p text:style-name="P13"><text:span text:style-name="T4"><text:tab/>$options = $options.option ("Kentucky", "Kentucky", $state);</text:span></text:p>
      <text:p text:style-name="P13"><text:span text:style-name="T4"><text:tab/>$options = $options.option ("Louisiana", "Louisiana", $state);</text:span></text:p>
      <text:p text:style-name="P13"><text:span text:style-name="T4"><text:tab/>$options = $options.option ("Maine", "Maine", $state);</text:span></text:p>
      <text:p text:style-name="P13"><text:span text:style-name="T4"><text:tab/>$options = $options.option ("Maryland", "Maryland", $state);</text:span></text:p>
      <text:p text:style-name="P13"><text:span text:style-name="T4"><text:tab/>$options = $options.option ("Massachusetts", "Massachusetts", $state);</text:span></text:p>
      <text:p text:style-name="P13"><text:span text:style-name="T4"><text:tab/>$options = $options.option ("Michigan", "Michigan", $state);</text:span></text:p>
      <text:p text:style-name="P13"><text:span text:style-name="T4"><text:tab/>$options = $options.option ("Minnesota", "Minnesota", $state);</text:span></text:p>
      <text:p text:style-name="P13"><text:span text:style-name="T4"><text:tab/>$options = $options.option ("Mississippi", "Mississippi", $state);</text:span></text:p>
      <text:p text:style-name="P13"><text:span text:style-name="T4"><text:tab/>$options = $options.option ("Missouri", "Missouri", $state);</text:span></text:p>
      <text:p text:style-name="P13"><text:span text:style-name="T4"><text:tab/>$options = $options.option ("Montana", "Montana", $state);</text:span></text:p>
      <text:p text:style-name="P13"><text:span text:style-name="T4"><text:tab/>$options = $options.option ("Nebraska", "Nebraska", $state);</text:span></text:p>
      <text:p text:style-name="P13"><text:span text:style-name="T4"><text:tab/>$options = $options.option ("Nevada", "Nevada", $state);</text:span></text:p>
      <text:p text:style-name="P13"><text:span text:style-name="T4"><text:tab/>$options = $options.option ("New Hampshire", "New Hampshire", $state);</text:span></text:p>
      <text:p text:style-name="P13"><text:span text:style-name="T4"><text:tab/>$options = $options.option ("New Jersey", "New Jersey", $state);</text:span></text:p>
      <text:p text:style-name="P13"><text:span text:style-name="T4"><text:tab/>$options = $options.option ("New Mexico", "New Mexico", $state);</text:span></text:p>
      <text:p text:style-name="P13"><text:span text:style-name="T4"><text:tab/>$options = $options.option ("New York", "New York", $state);</text:span></text:p>
      <text:p text:style-name="P13"><text:span text:style-name="T4"><text:tab/>$options = $options.option ("North Carolina", "North Carolina", $state);</text:span></text:p>
      <text:p text:style-name="P13"><text:span text:style-name="T4"><text:tab/>$options = $options.option ("North Dakota", "North Dakota", $state);</text:span></text:p>
      <text:p text:style-name="P13"><text:span text:style-name="T4"><text:tab/>$options = $options.option ("Northern Marianas Islands", "Northern Marianas Islands", $state);</text:span></text:p>
      <text:p text:style-name="P13"><text:soft-page-break/><text:span text:style-name="T4"><text:tab/>$options = $options.option ("Ohio", "Ohio", $state);</text:span></text:p>
      <text:p text:style-name="P13"><text:span text:style-name="T4"><text:tab/>$options = $options.option ("Oklahoma", "Oklahoma", $state);</text:span></text:p>
      <text:p text:style-name="P13"><text:span text:style-name="T4"><text:tab/>$options = $options.option ("Oregon", "Oregon", $state);</text:span></text:p>
      <text:p text:style-name="P13"><text:span text:style-name="T4"><text:tab/>$options = $options.option ("Pennsylvania", "Pennsylvania", $state);</text:span></text:p>
      <text:p text:style-name="P13"><text:span text:style-name="T4"><text:tab/>$options = $options.option ("Puerto Rico", "Puerto Rico", $state);</text:span></text:p>
      <text:p text:style-name="P13"><text:span text:style-name="T4"><text:tab/>$options = $options.option ("Rhode Island", "Rhode Island", $state);</text:span></text:p>
      <text:p text:style-name="P13"><text:span text:style-name="T4"><text:tab/>$options = $options.option ("South Carolina", "South Carolina", $state);</text:span></text:p>
      <text:p text:style-name="P13"><text:span text:style-name="T4"><text:tab/>$options = $options.option ("South Dakota", "South Dakota", $state);</text:span></text:p>
      <text:p text:style-name="P13"><text:span text:style-name="T4"><text:tab/>$options = $options.option ("Tennessee", "Tennessee", $state);</text:span></text:p>
      <text:p text:style-name="P13"><text:span text:style-name="T4"><text:tab/>$options = $options.option ("Texas", "Texas", $state);</text:span></text:p>
      <text:p text:style-name="P13"><text:span text:style-name="T4"><text:tab/>$options = $options.option ("Utah", "Utah", $state);</text:span></text:p>
      <text:p text:style-name="P13"><text:span text:style-name="T4"><text:tab/>$options = $options.option ("Vermont", "Vermont", $state);</text:span></text:p>
      <text:p text:style-name="P13"><text:span text:style-name="T4"><text:tab/>$options = $options.option ("Virginia", "Virginia", $state);</text:span></text:p>
      <text:p text:style-name="P13"><text:span text:style-name="T4"><text:tab/>$options = $options.option ("Virgin Islands", "Virgin Islands", $state);</text:span></text:p>
      <text:p text:style-name="P13"><text:span text:style-name="T4"><text:tab/>$options = $options.option ("Washington", "Washington", $state);</text:span></text:p>
      <text:p text:style-name="P13"><text:span text:style-name="T4"><text:tab/>$options = $options.option ("West Virginia", "West Virginia", $state);</text:span></text:p>
      <text:p text:style-name="P13"><text:span text:style-name="T4"><text:tab/>$options = $options.option ("Wisconsin", "Wisconsin", $state);</text:span></text:p>
      <text:p text:style-name="P13"><text:span text:style-name="T4"><text:tab/>$options = $options.option ("Wyoming", "Wyoming", $state);</text:span></text:p>
      <text:p text:style-name="P13"><text:span text:style-name="T4"><text:tab/>echo $table-&gt;tr ($table-&gt;td ("Shipping State").</text:span></text:p>
      <text:p text:style-name="P13"><text:span text:style-name="T4"><text:tab/><text:tab/><text:tab/> $table-&gt;td (select ("shipping_state", $options).</text:span></text:p>
      <text:p text:style-name="P13"><text:span text:style-name="T4"><text:tab/><text:tab/><text:tab/><text:tab/> <text:s text:c="4"/>alert ("Don't lie on this choice.", "?")));</text:span></text:p>
      <text:p text:style-name="P13"><text:span text:style-name="T4"><text:tab/>echo $table-&gt;tr ($table-&gt;td ("Shipping Zip Code").</text:span></text:p>
      <text:p text:style-name="P13"><text:span text:style-name="T4"><text:tab/><text:tab/><text:tab/> $table-&gt;td (text_input_s ("shipping_zip", $zip, 5, 10).</text:span></text:p>
      <text:p text:style-name="P13"><text:span text:style-name="T4"><text:tab/><text:tab/><text:tab/><text:tab/> <text:s text:c="4"/>alert ("5 to 10 digits only. e.g. 90210", "?")));</text:span></text:p>
      <text:p text:style-name="P13"><text:span text:style-name="T4"><text:tab/>echo $table-&gt;tr ($table-&gt;td ("Phone Number").</text:span></text:p>
      <text:p text:style-name="P13"><text:span text:style-name="T4"><text:tab/><text:tab/><text:tab/> $table-&gt;td (text_input_s ("phone", $phone, 12, 12).</text:span></text:p>
      <text:p text:style-name="P13"><text:span text:style-name="T4"><text:tab/><text:tab/><text:tab/><text:tab/> <text:s text:c="4"/>alert ("10 to 12 characters. e.g. 123-456-7890", "?")));</text:span></text:p>
      <text:p text:style-name="P13"><text:span text:style-name="T4"><text:tab/>echo $table-&gt;tr ($table-&gt;td ("Email Address").</text:span></text:p>
      <text:p text:style-name="P13"><text:span text:style-name="T4"><text:tab/><text:tab/><text:tab/> $table-&gt;td (text_input_s ("email", $email, 30, 50).</text:span></text:p>
      <text:p text:style-name="P13"><text:span text:style-name="T4"><text:tab/><text:tab/><text:tab/><text:tab/> <text:s text:c="4"/>alert ("50 characters or less. e.g. bill@hat.com.", "?")));</text:span></text:p>
      <text:p text:style-name="P13"><text:span text:style-name="T4"><text:tab/>$options = "";</text:span></text:p>
      <text:p text:style-name="P13"><text:span text:style-name="T4"><text:tab/>$options = $options.option ("American Express", "American Express", $cc);</text:span></text:p>
      <text:p text:style-name="P13"><text:span text:style-name="T4"><text:tab/>$options = $options.option ("Discover", "Discover", $cc);</text:span></text:p>
      <text:p text:style-name="P13"><text:span text:style-name="T4"><text:tab/>$options = $options.option ("Mastercard", "Mastercard", $cc);</text:span></text:p>
      <text:p text:style-name="P13"><text:span text:style-name="T4"><text:tab/>$options = $options.option ("Visa", "Visa", $cc);</text:span></text:p>
      <text:p text:style-name="P13"><text:span text:style-name="T4"><text:tab/>echo $table-&gt;tr ($table-&gt;td ("Credit Card Type").</text:span></text:p>
      <text:p text:style-name="P13"><text:span text:style-name="T4"><text:tab/><text:tab/><text:tab/> $table-&gt;td (select ("card_type", $options).</text:span></text:p>
      <text:p text:style-name="P13"><text:span text:style-name="T4"><text:tab/><text:tab/><text:tab/><text:tab/> <text:s text:c="4"/>alert ("You better have one.", "?")));</text:span></text:p>
      <text:p text:style-name="P13"><text:span text:style-name="T4"><text:tab/>echo $table-&gt;tr ($table-&gt;td ("Credit Card Number").</text:span></text:p>
      <text:p text:style-name="P13"><text:span text:style-name="T4"><text:tab/><text:tab/><text:tab/> $table-&gt;td (text_input_s ("card_number", $ccn, 16, 16).</text:span></text:p>
      <text:p text:style-name="P13"><text:span text:style-name="T4"><text:tab/><text:tab/><text:tab/><text:tab/> <text:s text:c="4"/>alert ("12 to 16 digits. e.g. 1111222233334444", "?")));</text:span></text:p>
      <text:p text:style-name="P13"><text:span text:style-name="T4"></text:span></text:p>
      <text:p text:style-name="P13"><text:span text:style-name="T4"><text:tab/>// For credit card expiration dates</text:span></text:p>
      <text:p text:style-name="P13"><text:span text:style-name="T4"><text:tab/>$options = "";</text:span></text:p>
      <text:p text:style-name="P13"><text:span text:style-name="T4"><text:tab/>for ($j = 9; $j &lt;= 14; $j++)</text:span></text:p>
      <text:p text:style-name="P13"><text:span text:style-name="T4"><text:tab/>{</text:span></text:p>
      <text:p text:style-name="P13"><text:span text:style-name="T4"><text:tab/><text:tab/>if ($j &lt; 10)</text:span></text:p>
      <text:p text:style-name="P13"><text:span text:style-name="T4"><text:tab/><text:tab/><text:tab/>$j = "0".$j;</text:span></text:p>
      <text:p text:style-name="P13"><text:span text:style-name="T4"></text:span></text:p>
      <text:p text:style-name="P13"><text:soft-page-break/><text:span text:style-name="T4"><text:tab/><text:tab/>for ($i = 1; $i &lt;= 12; $i++)</text:span></text:p>
      <text:p text:style-name="P13"><text:span text:style-name="T4"><text:tab/><text:tab/>{</text:span></text:p>
      <text:p text:style-name="P13"><text:span text:style-name="T4"><text:tab/><text:tab/><text:tab/>if ($i &lt; 10)</text:span></text:p>
      <text:p text:style-name="P13"><text:span text:style-name="T4"><text:tab/><text:tab/><text:tab/><text:tab/>$i = "0".$i;</text:span></text:p>
      <text:p text:style-name="P13"><text:span text:style-name="T4"><text:tab/><text:tab/><text:tab/>$options = $options.option ("$i/$j", "$i/$j", $ccx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<text:tab/>echo $table-&gt;tr ($table-&gt;td ("Credit Card Expiration").</text:span></text:p>
      <text:p text:style-name="P13"><text:span text:style-name="T4"><text:tab/><text:tab/><text:tab/> $table-&gt;td (select ("card_expire", $options).</text:span></text:p>
      <text:p text:style-name="P13"><text:span text:style-name="T4"><text:tab/><text:tab/><text:tab/><text:tab/> <text:s text:c="4"/>alert ("Expiration date of your credit card.", "?")));</text:span></text:p>
      <text:p text:style-name="P13"><text:span text:style-name="T4"></text:span></text:p>
      <text:p text:style-name="P13"><text:span text:style-name="T4"><text:tab/>// Save or register depending on if logged in</text:span></text:p>
      <text:p text:style-name="P13"><text:span text:style-name="T4"><text:tab/>if ($dbinfo-&gt;logged_in ())</text:span></text:p>
      <text:p text:style-name="P13"><text:span text:style-name="T4"><text:tab/>{</text:span></text:p>
      <text:p text:style-name="P13"><text:span text:style-name="T4"><text:tab/><text:tab/>echo $table-&gt;tr ($table-&gt;td_span (submit_input ("Save"), "", 2, "center"));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</text:span></text:p>
      <text:p text:style-name="P13"><text:span text:style-name="T4"><text:tab/><text:tab/>echo $table-&gt;tr ($table-&gt;td_span (submit_input ("Register"), "", 2, "center"));</text:span></text:p>
      <text:p text:style-name="P13"><text:span text:style-name="T4"><text:tab/>}</text:span></text:p>
      <text:p text:style-name="P13"><text:span text:style-name="T4"><text:tab/>echo form_end ();</text:span></text:p>
      <text:p text:style-name="P13"><text:span text:style-name="T4"><text:tab/>echo $table-&gt;table_body_end ();</text:span></text:p>
      <text:p text:style-name="P13"><text:span text:style-name="T4"><text:tab/>echo $table-&gt;table_end ();</text:span></text:p>
      <text:p text:style-name="P13"><text:span text:style-name="T4">}</text:span></text:p>
      <text:p text:style-name="P13"><text:span text:style-name="T4"></text:span></text:p>
      <text:p text:style-name="P13"><text:span text:style-name="T4">// Very simple checking of the form data to meet basic requirements</text:span></text:p>
      <text:p text:style-name="P13"><text:span text:style-name="T4">function verify_data ()</text:span></text:p>
      <text:p text:style-name="P13"><text:span text:style-name="T4">{</text:span></text:p>
      <text:p text:style-name="P13"><text:span text:style-name="T4"><text:tab/>global $dbinfo, $errors, $post_username, $passwd1, $passwd2,</text:span></text:p>
      <text:p text:style-name="P13"><text:span text:style-name="T4"><text:tab/><text:tab/>$is_admin, $post_realname, $post_birth_date, $post_street,</text:span></text:p>
      <text:p text:style-name="P13"><text:span text:style-name="T4"><text:tab/><text:tab/>$post_city, $post_state, $post_zip, $post_phone, $post_email,</text:span></text:p>
      <text:p text:style-name="P13"><text:span text:style-name="T4"><text:tab/><text:tab/>$post_card_type, $post_card_number, $post_card_expire,</text:span></text:p>
      <text:p text:style-name="P13"><text:span text:style-name="T4"><text:tab/><text:tab/>$post_picture, $post_description;</text:span></text:p>
      <text:p text:style-name="P13"><text:span text:style-name="T4"><text:tab/>$errors = "";</text:span></text:p>
      <text:p text:style-name="P13"><text:span text:style-name="T4"><text:tab/>$post_username = fix_quotes (post ("username"));</text:span></text:p>
      <text:p text:style-name="P13"><text:span text:style-name="T4"><text:tab/>$passwd1 = fix_quotes (post ("password"));</text:span></text:p>
      <text:p text:style-name="P13"><text:span text:style-name="T4"><text:tab/>$passwd2 = fix_quotes (post ("password2"));</text:span></text:p>
      <text:p text:style-name="P13"><text:span text:style-name="T4"><text:tab/>$is_admin = post ("is_admin");</text:span></text:p>
      <text:p text:style-name="P13"><text:span text:style-name="T4"><text:tab/>$post_realname = fix_quotes (post ("realname"));</text:span></text:p>
      <text:p text:style-name="P13"><text:span text:style-name="T4"><text:tab/>$post_birth_date = fix_quotes (post ("birth_date"));</text:span></text:p>
      <text:p text:style-name="P13"><text:span text:style-name="T4"><text:tab/>$post_street = fix_quotes (post ("shipping_street"));</text:span></text:p>
      <text:p text:style-name="P13"><text:span text:style-name="T4"><text:tab/>$post_city = fix_quotes (post ("shipping_city"));</text:span></text:p>
      <text:p text:style-name="P13"><text:span text:style-name="T4"><text:tab/>$post_state = post ("shipping_state");</text:span></text:p>
      <text:p text:style-name="P13"><text:span text:style-name="T4"><text:tab/>$post_zip = post ("shipping_zip");</text:span></text:p>
      <text:p text:style-name="P13"><text:span text:style-name="T4"><text:tab/>$post_phone = fix_quotes (post ("phone"));</text:span></text:p>
      <text:p text:style-name="P13"><text:span text:style-name="T4"><text:tab/>$post_email = fix_quotes (post ("email"));</text:span></text:p>
      <text:p text:style-name="P13"><text:span text:style-name="T4"><text:tab/>$post_card_type = post ("card_type");</text:span></text:p>
      <text:p text:style-name="P13"><text:span text:style-name="T4"><text:tab/>$post_card_number = post ("card_number");</text:span></text:p>
      <text:p text:style-name="P13"><text:span text:style-name="T4"><text:tab/>$post_card_expire = post ("card_expire");</text:span></text:p>
      <text:p text:style-name="P13"><text:soft-page-break/><text:span text:style-name="T4"><text:tab/>$post_picture = "default_profile.jpg";</text:span></text:p>
      <text:p text:style-name="P13"><text:span text:style-name="T4"><text:tab/>$post_description = "N/A";</text:span></text:p>
      <text:p text:style-name="P13"><text:span text:style-name="T4"></text:span></text:p>
      <text:p text:style-name="P13"><text:span text:style-name="T4"><text:tab/>if (empty ($post_username))</text:span></text:p>
      <text:p text:style-name="P13"><text:span text:style-name="T4"><text:tab/><text:tab/>$errors = $errors.li ("Username can't be empty.");</text:span></text:p>
      <text:p text:style-name="P13"><text:span text:style-name="T4"><text:tab/>if (!$dbinfo-&gt;logged_in () &amp;&amp; $dbinfo-&gt;user_exists ($post_username))</text:span></text:p>
      <text:p text:style-name="P13"><text:span text:style-name="T4"><text:tab/><text:tab/>$errors = $errors.li ("Username already exists.");</text:span></text:p>
      <text:p text:style-name="P13"><text:span text:style-name="T4"><text:tab/>if (strlen ($post_username) &gt; 50)</text:span></text:p>
      <text:p text:style-name="P13"><text:span text:style-name="T4"><text:tab/><text:tab/>$errors = $errors.li ("Username must be less than 50 characters.");</text:span></text:p>
      <text:p text:style-name="P13"><text:span text:style-name="T4"><text:tab/>if (empty ($passwd1))</text:span></text:p>
      <text:p text:style-name="P13"><text:span text:style-name="T4"><text:tab/><text:tab/>$errors = $errors.li ("Password can't be empty");</text:span></text:p>
      <text:p text:style-name="P13"><text:span text:style-name="T4"><text:tab/>if ($passwd1 != $passwd2)</text:span></text:p>
      <text:p text:style-name="P13"><text:span text:style-name="T4"><text:tab/><text:tab/>$errors = $errors.li ("Passwords don't match");</text:span></text:p>
      <text:p text:style-name="P13"><text:span text:style-name="T4"><text:tab/>if ($dbinfo-&gt;is_admin () &amp;&amp; $is_admin == 0 &amp;&amp; $dbinfo-&gt;username () == $post_username)</text:span></text:p>
      <text:p text:style-name="P13"><text:span text:style-name="T4"><text:tab/>{</text:span></text:p>
      <text:p text:style-name="P13"><text:span text:style-name="T4"><text:tab/><text:tab/>$result = $dbinfo-&gt;query ("select username from user where username != '$post_username' AND is_admin = 1");</text:span></text:p>
      <text:p text:style-name="P13"><text:span text:style-name="T4"><text:tab/><text:tab/>if (mysql_num_rows ($result) == 0)</text:span></text:p>
      <text:p text:style-name="P13"><text:span text:style-name="T4"><text:tab/><text:tab/><text:tab/>$errors = $errors.li ("The number of users left that are admins can't be zero.");</text:span></text:p>
      <text:p text:style-name="P13"><text:span text:style-name="T4"><text:tab/>}</text:span></text:p>
      <text:p text:style-name="P13"><text:span text:style-name="T4"><text:tab/>if (empty ($post_realname))</text:span></text:p>
      <text:p text:style-name="P13"><text:span text:style-name="T4"><text:tab/><text:tab/>$errors = $errors.li ("Name can't be empty");</text:span></text:p>
      <text:p text:style-name="P13"><text:span text:style-name="T4"><text:tab/>if (empty ($post_birth_date))</text:span></text:p>
      <text:p text:style-name="P13"><text:span text:style-name="T4"><text:tab/><text:tab/>$errors = $errors.li ("Birth date can't be empty");</text:span></text:p>
      <text:p text:style-name="P13"><text:span text:style-name="T4"><text:tab/>else if (strlen ($post_birth_date) &lt; 6)</text:span></text:p>
      <text:p text:style-name="P13"><text:span text:style-name="T4"><text:tab/><text:tab/>$errors = $errors.li ("Birth date too short");</text:span></text:p>
      <text:p text:style-name="P13"><text:span text:style-name="T4"><text:tab/>if (empty ($post_street))</text:span></text:p>
      <text:p text:style-name="P13"><text:span text:style-name="T4"><text:tab/><text:tab/>$errors = $errors.li ("Street can't be empty");</text:span></text:p>
      <text:p text:style-name="P13"><text:span text:style-name="T4"><text:tab/>if (empty ($post_city))</text:span></text:p>
      <text:p text:style-name="P13"><text:span text:style-name="T4"><text:tab/><text:tab/>$errors = $errors.li ("City can't be empty");</text:span></text:p>
      <text:p text:style-name="P13"><text:span text:style-name="T4"><text:tab/>if ($post_zip + 0 &lt;= 0)</text:span></text:p>
      <text:p text:style-name="P13"><text:span text:style-name="T4"><text:tab/><text:tab/>$errors = $errors.li ("Invalid zip code");</text:span></text:p>
      <text:p text:style-name="P13"><text:span text:style-name="T4"><text:tab/>else if (strlen ($post_zip) &lt; 5)</text:span></text:p>
      <text:p text:style-name="P13"><text:span text:style-name="T4"><text:tab/><text:tab/>$errors = $errors.li ("Zip code too short");</text:span></text:p>
      <text:p text:style-name="P13"><text:span text:style-name="T4"><text:tab/>if (empty ($post_phone))</text:span></text:p>
      <text:p text:style-name="P13"><text:span text:style-name="T4"><text:tab/><text:tab/>$errors = $errors.li ("Phone number can't be empty");</text:span></text:p>
      <text:p text:style-name="P13"><text:span text:style-name="T4"><text:tab/>else if (strlen ($post_phone) &lt; 10)</text:span></text:p>
      <text:p text:style-name="P13"><text:span text:style-name="T4"><text:tab/><text:tab/>$errors = $errors.li ("Phone number too short");</text:span></text:p>
      <text:p text:style-name="P13"><text:span text:style-name="T4"><text:tab/>if (strlen ($post_email) &lt; 5)</text:span></text:p>
      <text:p text:style-name="P13"><text:span text:style-name="T4"><text:tab/><text:tab/>$errors = $errors.li ("Invalid e-mail");</text:span></text:p>
      <text:p text:style-name="P13"><text:span text:style-name="T4"><text:tab/>if ($post_card_number + 0 &lt;= 0)</text:span></text:p>
      <text:p text:style-name="P13"><text:span text:style-name="T4"><text:tab/><text:tab/>$errors = $errors.li ("Invalid credit card number");</text:span></text:p>
      <text:p text:style-name="P13"><text:span text:style-name="T4"><text:tab/>else if (strlen ($post_card_number) &lt; 12)</text:span></text:p>
      <text:p text:style-name="P13"><text:span text:style-name="T4"><text:tab/><text:tab/>$errors = $errors.li ("Credit card number too short");</text:span></text:p>
      <text:p text:style-name="P13"><text:span text:style-name="T4"><text:tab/>return $errors;</text:span></text:p>
      <text:p text:style-name="P13"><text:span text:style-name="T4">}</text:span></text:p>
      <text:p text:style-name="P13"><text:span text:style-name="T4"></text:span></text:p>
      <text:p text:style-name="P13"><text:span text:style-name="T4"></text:span></text:p>
      <text:p text:style-name="P13"><text:span text:style-name="T4">if ($dbinfo-&gt;logged_in ())</text:span></text:p>
      <text:p text:style-name="P13"><text:soft-page-break/><text:span text:style-name="T4">{</text:span></text:p>
      <text:p text:style-name="P13"><text:span text:style-name="T4"><text:tab/>$user = $dbinfo-&gt;username ();</text:span></text:p>
      <text:p text:style-name="P13"><text:span text:style-name="T4"></text:span></text:p>
      <text:p text:style-name="P13"><text:span text:style-name="T4"><text:tab/>// Admin user may be editing/viewing another user's page</text:span></text:p>
      <text:p text:style-name="P13"><text:span text:style-name="T4"><text:tab/>if ($dbinfo-&gt;is_admin () &amp;&amp; !empty ($get_username))</text:span></text:p>
      <text:p text:style-name="P13"><text:span text:style-name="T4"><text:tab/>{</text:span></text:p>
      <text:p text:style-name="P13"><text:span text:style-name="T4"><text:tab/><text:tab/>$user = $get_username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if ($mode == "login_as" &amp;&amp; !empty ($get_username))</text:span></text:p>
      <text:p text:style-name="P13"><text:span text:style-name="T4"><text:tab/>{</text:span></text:p>
      <text:p text:style-name="P13"><text:span text:style-name="T4"><text:tab/><text:tab/>$dbinfo-&gt;save_activity ("Logged in as '$user'.");</text:span></text:p>
      <text:p text:style-name="P13"><text:span text:style-name="T4"><text:tab/><text:tab/>$dbinfo-&gt;login_as ($user);</text:span></text:p>
      <text:p text:style-name="P13"><text:span text:style-name="T4"><text:tab/><text:tab/>echo href ("$current_script?", "Click to refresh.");</text:span></text:p>
      <text:p text:style-name="P13"><text:span text:style-name="T4"><text:tab/>}</text:span></text:p>
      <text:p text:style-name="P13"><text:span text:style-name="T4"><text:tab/>// Admin wants to delete a user</text:span></text:p>
      <text:p text:style-name="P13"><text:span text:style-name="T4"><text:tab/>else if ($mode == "delete" &amp;&amp; $dbinfo-&gt;is_admin () &amp;&amp; !empty ($get_username) &amp;&amp; $get_username != $dbinfo-&gt;username ())</text:span></text:p>
      <text:p text:style-name="P13"><text:span text:style-name="T4"><text:tab/>{</text:span></text:p>
      <text:p text:style-name="P13"><text:span text:style-name="T4"><text:tab/><text:tab/>$errors = "";</text:span></text:p>
      <text:p text:style-name="P13"><text:span text:style-name="T4"><text:tab/><text:tab/>// check to make sure not last user and that there is at least one admin</text:span></text:p>
      <text:p text:style-name="P13"><text:span text:style-name="T4"><text:tab/><text:tab/>$result = $dbinfo-&gt;query ("select username from user where username != '$user' AND is_admin = 1");</text:span></text:p>
      <text:p text:style-name="P13"><text:span text:style-name="T4"><text:tab/><text:tab/>if (mysql_num_rows ($result) == 0)</text:span></text:p>
      <text:p text:style-name="P13"><text:span text:style-name="T4"><text:tab/><text:tab/><text:tab/>$errors = $errors.li ("The number of users left that are admins can't be zero.");</text:span></text:p>
      <text:p text:style-name="P13"><text:span text:style-name="T4"><text:tab/><text:tab/>mysql_free_result ($result);</text:span></text:p>
      <text:p text:style-name="P13"><text:span text:style-name="T4"><text:tab/><text:tab/>// check to make sure not participating in as buyer or seller in any auctions</text:span></text:p>
      <text:p text:style-name="P13"><text:span text:style-name="T4"><text:tab/><text:tab/>$result = $dbinfo-&gt;query ("select count(*) from item_listing where seller = '$user' OR buyer = '$user'");</text:span></text:p>
      <text:p text:style-name="P13"><text:span text:style-name="T4"><text:tab/><text:tab/>list ($count) = mysql_fetch_row ($result);</text:span></text:p>
      <text:p text:style-name="P13"><text:span text:style-name="T4"><text:tab/><text:tab/>if ($count != 0)</text:span></text:p>
      <text:p text:style-name="P13"><text:span text:style-name="T4"><text:tab/><text:tab/><text:tab/>$errors = $errors.li ("The user must have not partipated in any auctions as seller or buyer.");</text:span></text:p>
      <text:p text:style-name="P13"><text:span text:style-name="T4"><text:tab/><text:tab/>mysql_free_result ($result);</text:span></text:p>
      <text:p text:style-name="P13"><text:span text:style-name="T4"><text:tab/><text:tab/>if (empty ($errors))</text:span></text:p>
      <text:p text:style-name="P13"><text:span text:style-name="T4"><text:tab/><text:tab/>{</text:span></text:p>
      <text:p text:style-name="P13"><text:span text:style-name="T4"><text:tab/><text:tab/><text:tab/>$dbinfo-&gt;save_activity ("Deleted user '$user'.");</text:span></text:p>
      <text:p text:style-name="P13"><text:span text:style-name="T4"><text:tab/><text:tab/><text:tab/>$dbinfo-&gt;query ("delete from user_activity where username = '$user'");</text:span></text:p>
      <text:p text:style-name="P13"><text:span text:style-name="T4"><text:tab/><text:tab/><text:tab/>$dbinfo-&gt;query ("delete from bids_on where username = '$user'");</text:span></text:p>
      <text:p text:style-name="P13"><text:span text:style-name="T4"><text:tab/><text:tab/><text:tab/>$dbinfo-&gt;query ("delete from user where username = '$user'");</text:span></text:p>
      <text:p text:style-name="P13"><text:span text:style-name="T4"><text:tab/><text:tab/><text:tab/>echo "Deleted user. ".href ("$current_script?mode=browse", "Click to browse all users."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echo "Errors were detected:&lt;br/&gt;";</text:span></text:p>
      <text:p text:style-name="P13"><text:span text:style-name="T4"><text:tab/><text:tab/><text:tab/>echo ul ($errors);</text:span></text:p>
      <text:p text:style-name="P13"><text:span text:style-name="T4"><text:tab/><text:tab/><text:tab/>echo href ("$current_script?mode=browse", "Click to browse all users.");</text:span></text:p>
      <text:p text:style-name="P13"><text:span text:style-name="T4"><text:tab/><text:tab/>}</text:span></text:p>
      <text:p text:style-name="P13"><text:soft-page-break/><text:span text:style-name="T4"><text:tab/>}</text:span></text:p>
      <text:p text:style-name="P13"><text:span text:style-name="T4"><text:tab/>// User wants to delete their account</text:span></text:p>
      <text:p text:style-name="P13"><text:span text:style-name="T4"><text:tab/>else if ($mode == "delete")</text:span></text:p>
      <text:p text:style-name="P13"><text:span text:style-name="T4"><text:tab/>{</text:span></text:p>
      <text:p text:style-name="P13"><text:span text:style-name="T4"><text:tab/><text:tab/>$errors = "";</text:span></text:p>
      <text:p text:style-name="P13"><text:span text:style-name="T4"><text:tab/><text:tab/>// check to make sure not last user and that there is at least one admin</text:span></text:p>
      <text:p text:style-name="P13"><text:span text:style-name="T4"><text:tab/><text:tab/>$result = $dbinfo-&gt;query ("select username from user where username != '$user' AND is_admin = 1");</text:span></text:p>
      <text:p text:style-name="P13"><text:span text:style-name="T4"><text:tab/><text:tab/>if (mysql_num_rows ($result) == 0)</text:span></text:p>
      <text:p text:style-name="P13"><text:span text:style-name="T4"><text:tab/><text:tab/><text:tab/>$errors = $errors.li ("The number of users left that are admins can't be zero.");</text:span></text:p>
      <text:p text:style-name="P13"><text:span text:style-name="T4"><text:tab/><text:tab/>mysql_free_result ($result);</text:span></text:p>
      <text:p text:style-name="P13"><text:span text:style-name="T4"><text:tab/><text:tab/>// check to make sure not participating in as buyer or seller in any auctions</text:span></text:p>
      <text:p text:style-name="P13"><text:span text:style-name="T4"><text:tab/><text:tab/>$result = $dbinfo-&gt;query ("select count(*) from item_listing where seller = '$user' OR buyer = '$user'");</text:span></text:p>
      <text:p text:style-name="P13"><text:span text:style-name="T4"><text:tab/><text:tab/>list ($count) = mysql_fetch_row ($result);</text:span></text:p>
      <text:p text:style-name="P13"><text:span text:style-name="T4"><text:tab/><text:tab/>if ($count != 0)</text:span></text:p>
      <text:p text:style-name="P13"><text:span text:style-name="T4"><text:tab/><text:tab/><text:tab/>$errors = $errors.li ("You should not have partipated in any auctions as seller or buyer to be deleted.");</text:span></text:p>
      <text:p text:style-name="P13"><text:span text:style-name="T4"><text:tab/><text:tab/>mysql_free_result ($result);</text:span></text:p>
      <text:p text:style-name="P13"><text:span text:style-name="T4"><text:tab/><text:tab/>if (empty ($errors))</text:span></text:p>
      <text:p text:style-name="P13"><text:span text:style-name="T4"><text:tab/><text:tab/>{</text:span></text:p>
      <text:p text:style-name="P13"><text:span text:style-name="T4"><text:tab/><text:tab/><text:tab/>$dbinfo-&gt;query ("delete from user_activity where username = '$user'");</text:span></text:p>
      <text:p text:style-name="P13"><text:span text:style-name="T4"><text:tab/><text:tab/><text:tab/>$dbinfo-&gt;query ("delete from bids_on where username = '$user'");</text:span></text:p>
      <text:p text:style-name="P13"><text:span text:style-name="T4"><text:tab/><text:tab/><text:tab/>$dbinfo-&gt;query ("delete from user where username = '$user'");</text:span></text:p>
      <text:p text:style-name="P13"><text:span text:style-name="T4"><text:tab/><text:tab/><text:tab/>$dbinfo-&gt;logout (true);</text:span></text:p>
      <text:p text:style-name="P13"><text:span text:style-name="T4"><text:tab/><text:tab/><text:tab/>echo "Deleted account. ".href ("index.php", "Click to go to the home page."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echo "Errors were detected:&lt;br/&gt;";</text:span></text:p>
      <text:p text:style-name="P13"><text:span text:style-name="T4"><text:tab/><text:tab/><text:tab/>echo ul ($errors);</text:span></text:p>
      <text:p text:style-name="P13"><text:span text:style-name="T4"><text:tab/><text:tab/><text:tab/>echo href ("$current_script?mode=view", "Go to your account."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A user is saving updated registration information</text:span></text:p>
      <text:p text:style-name="P13"><text:span text:style-name="T4"><text:tab/>else if ($mode == "save")</text:span></text:p>
      <text:p text:style-name="P13"><text:span text:style-name="T4"><text:tab/>{</text:span></text:p>
      <text:p text:style-name="P13"><text:span text:style-name="T4"><text:tab/><text:tab/>verify_data ();</text:span></text:p>
      <text:p text:style-name="P13"><text:span text:style-name="T4"><text:tab/><text:tab/>if (!empty ($errors))</text:span></text:p>
      <text:p text:style-name="P13"><text:span text:style-name="T4"><text:tab/><text:tab/>{</text:span></text:p>
      <text:p text:style-name="P13"><text:span text:style-name="T4"><text:tab/><text:tab/><text:tab/>echo "Errors were detected. Please correct before continuing:&lt;br/&gt;";</text:span></text:p>
      <text:p text:style-name="P13"><text:span text:style-name="T4"><text:tab/><text:tab/><text:tab/>echo ul ($errors);</text:span></text:p>
      <text:p text:style-name="P13"><text:span text:style-name="T4"><text:tab/><text:tab/><text:tab/>echo href ("$current_script", "Go to your account."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// We might be saving information for another user that isn't the current user</text:span></text:p>
      <text:p text:style-name="P13"><text:span text:style-name="T4"><text:tab/><text:tab/><text:tab/>// $post_username will be the current user if not admin since it isn't editable.</text:span></text:p>
      <text:p text:style-name="P13"><text:soft-page-break/><text:span text:style-name="T4"><text:tab/><text:tab/><text:tab/>$admin_user = $dbinfo-&gt;username ();</text:span></text:p>
      <text:p text:style-name="P13"><text:span text:style-name="T4"><text:tab/><text:tab/><text:tab/>if (empty ($is_admin))</text:span></text:p>
      <text:p text:style-name="P13"><text:span text:style-name="T4"><text:tab/><text:tab/><text:tab/><text:tab/>$is_admin = 0;</text:span></text:p>
      <text:p text:style-name="P13"><text:span text:style-name="T4"><text:tab/><text:tab/><text:tab/>if ($dbinfo-&gt;debug ())</text:span></text:p>
      <text:p text:style-name="P13"><text:span text:style-name="T4"><text:tab/><text:tab/><text:tab/>{</text:span></text:p>
      <text:p text:style-name="P13"><text:span text:style-name="T4"><text:tab/><text:tab/><text:tab/><text:tab/>cout ("Debug enabled.");</text:span></text:p>
      <text:p text:style-name="P13"><text:span text:style-name="T4"><text:tab/><text:tab/><text:tab/><text:tab/>cout ("update user set password = '$passwd1', is_admin = $is_admin,</text:span></text:p>
      <text:p text:style-name="P13"><text:span text:style-name="T4">realname = '$post_realname', birth_date = '$post_birth_date', shipping_street = '$post_street', shipping_city = '$post_city',</text:span></text:p>
      <text:p text:style-name="P13"><text:span text:style-name="T4">shipping_state = '$post_state', shipping_zip = $post_zip, phone = '$post_phone', email = '$post_email', card_type = '$post_card_type',</text:span></text:p>
      <text:p text:style-name="P13"><text:span text:style-name="T4">card_number = $post_card_number, card_expire = '$post_card_expire' where username = '$post_username'");</text:span></text:p>
      <text:p text:style-name="P13"><text:span text:style-name="T4"><text:tab/><text:tab/><text:tab/>}</text:span></text:p>
      <text:p text:style-name="P13"><text:span text:style-name="T4"><text:tab/><text:tab/><text:tab/>$dbinfo-&gt;query ("update user set password = '$passwd1', is_admin = $is_admin,</text:span></text:p>
      <text:p text:style-name="P13"><text:span text:style-name="T4">realname = '$post_realname', birth_date = '$post_birth_date', shipping_street = '$post_street', shipping_city = '$post_city',</text:span></text:p>
      <text:p text:style-name="P13"><text:span text:style-name="T4">shipping_state = '$post_state', shipping_zip = $post_zip, phone = '$post_phone', email = '$post_email', card_type = '$post_card_type',</text:span></text:p>
      <text:p text:style-name="P13"><text:span text:style-name="T4">card_number = $post_card_number, card_expire = '$post_card_expire' where username = '$post_username'");</text:span></text:p>
      <text:p text:style-name="P13"><text:span text:style-name="T4"><text:tab/><text:tab/><text:tab/>if ($post_username != $admin_user)</text:span></text:p>
      <text:p text:style-name="P13"><text:span text:style-name="T4"><text:tab/><text:tab/><text:tab/>{</text:span></text:p>
      <text:p text:style-name="P13"><text:span text:style-name="T4"><text:tab/><text:tab/><text:tab/><text:tab/>// save activity for both other user and current user</text:span></text:p>
      <text:p text:style-name="P13"><text:span text:style-name="T4"><text:tab/><text:tab/><text:tab/><text:tab/>$dbinfo-&gt;save_activity_for ($post_username, "Admin '$admin_user' updated your registration information.");</text:span></text:p>
      <text:p text:style-name="P13"><text:span text:style-name="T4"><text:tab/><text:tab/><text:tab/><text:tab/>$dbinfo-&gt;save_activity ("You updated the registration information of '$post_username'.");</text:span></text:p>
      <text:p text:style-name="P13"><text:span text:style-name="T4"><text:tab/><text:tab/><text:tab/>}</text:span></text:p>
      <text:p text:style-name="P13"><text:span text:style-name="T4"><text:tab/><text:tab/><text:tab/>else</text:span></text:p>
      <text:p text:style-name="P13"><text:span text:style-name="T4"><text:tab/><text:tab/><text:tab/>{</text:span></text:p>
      <text:p text:style-name="P13"><text:span text:style-name="T4"><text:tab/><text:tab/><text:tab/><text:tab/>// save current user activity</text:span></text:p>
      <text:p text:style-name="P13"><text:span text:style-name="T4"><text:tab/><text:tab/><text:tab/><text:tab/>$dbinfo-&gt;save_activity ("You updated your registration information.");</text:span></text:p>
      <text:p text:style-name="P13"><text:span text:style-name="T4"><text:tab/><text:tab/><text:tab/>}</text:span></text:p>
      <text:p text:style-name="P13"><text:span text:style-name="T4"><text:tab/><text:tab/><text:tab/>// display status</text:span></text:p>
      <text:p text:style-name="P13"><text:span text:style-name="T4"><text:tab/><text:tab/><text:tab/>cout ("Update successful.");</text:span></text:p>
      <text:p text:style-name="P13"><text:span text:style-name="T4"><text:tab/><text:tab/><text:tab/>echo href ("$current_script?mode=view&amp;username=$post_username", "Click to refresh"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<text:tab/>// browse a list of registered users</text:span></text:p>
      <text:p text:style-name="P13"><text:span text:style-name="T4"><text:tab/>else if ($mode == "browse" &amp;&amp; $dbinfo-&gt;is_admin ())</text:span></text:p>
      <text:p text:style-name="P13"><text:span text:style-name="T4"><text:tab/>{</text:span></text:p>
      <text:p text:style-name="P13"><text:span text:style-name="T4"><text:tab/><text:tab/>echo h3 ("All Accounts");</text:span></text:p>
      <text:p text:style-name="P13"><text:span text:style-name="T4"><text:tab/><text:tab/>echo_div ("scriptstatus");</text:span></text:p>
      <text:p text:style-name="P13"><text:span text:style-name="T4"><text:tab/><text:tab/>echo href ("$current_script?mode=view", "View Your Account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$curr_user = $dbinfo-&gt;username ();</text:span></text:p>
      <text:p text:style-name="P13"><text:soft-page-break/><text:span text:style-name="T4"><text:tab/><text:tab/>$result = $dbinfo-&gt;query ("select u.username, is_admin, realname, email, day, hour, minute</text:span></text:p>
      <text:p text:style-name="P13"><text:span text:style-name="T4">from user u, user_activity ua</text:span></text:p>
      <text:p text:style-name="P13"><text:span text:style-name="T4">where u.username = ua.username AND</text:span></text:p>
      <text:p text:style-name="P13"><text:span text:style-name="T4">u.username != '$curr_user' AND</text:span></text:p>
      <text:p text:style-name="P13"><text:span text:style-name="T4">ua.activity = 'Registered' order by username");</text:span></text:p>
      <text:p text:style-name="P13"><text:span text:style-name="T4"><text:tab/><text:tab/>if ($result)</text:span></text:p>
      <text:p text:style-name="P13"><text:span text:style-name="T4"><text:tab/><text:tab/>{</text:span></text:p>
      <text:p text:style-name="P13"><text:span text:style-name="T4"><text:tab/><text:tab/><text:tab/>$table = new table_common_t ();</text:span></text:p>
      <text:p text:style-name="P13"><text:span text:style-name="T4"><text:tab/><text:tab/><text:tab/>$table-&gt;init ("tbl_std");</text:span></text:p>
      <text:p text:style-name="P13"><text:span text:style-name="T4"><text:tab/><text:tab/><text:tab/>echo $table-&gt;table_begin ();</text:span></text:p>
      <text:p text:style-name="P13"><text:span text:style-name="T4"><text:tab/><text:tab/><text:tab/>echo $table-&gt;table_head_begin ();</text:span></text:p>
      <text:p text:style-name="P13"><text:span text:style-name="T4"><text:tab/><text:tab/><text:tab/>echo $table-&gt;tr ($table-&gt;td_span ("Registered users of iBay", "", 6));</text:span></text:p>
      <text:p text:style-name="P13"><text:span text:style-name="T4"><text:tab/><text:tab/><text:tab/>echo $table-&gt;tr ($table-&gt;td ("Username").</text:span></text:p>
      <text:p text:style-name="P13"><text:span text:style-name="T4"><text:tab/><text:tab/><text:tab/><text:tab/><text:tab/> $table-&gt;td ("Realname").</text:span></text:p>
      <text:p text:style-name="P13"><text:span text:style-name="T4"><text:tab/><text:tab/><text:tab/><text:tab/><text:tab/> $table-&gt;td ("Admin?").</text:span></text:p>
      <text:p text:style-name="P13"><text:span text:style-name="T4"><text:tab/><text:tab/><text:tab/><text:tab/><text:tab/> $table-&gt;td ("Email Address").</text:span></text:p>
      <text:p text:style-name="P13"><text:span text:style-name="T4"><text:tab/><text:tab/><text:tab/><text:tab/><text:tab/> $table-&gt;td ("Registration Time").</text:span></text:p>
      <text:p text:style-name="P13"><text:span text:style-name="T4"><text:tab/><text:tab/><text:tab/><text:tab/><text:tab/> $table-&gt;td ("Manage"));</text:span></text:p>
      <text:p text:style-name="P13"><text:span text:style-name="T4"><text:tab/><text:tab/><text:tab/>echo $table-&gt;table_head_end ();</text:span></text:p>
      <text:p text:style-name="P13"><text:span text:style-name="T4"><text:tab/><text:tab/><text:tab/>echo $table-&gt;table_body_begin ();</text:span></text:p>
      <text:p text:style-name="P13"><text:span text:style-name="T4"><text:tab/><text:tab/><text:tab/>while (list($username, $is_admin, $name, $email, $day, $hour, $min) = mysql_fetch_row ($result))</text:span></text:p>
      <text:p text:style-name="P13"><text:span text:style-name="T4"><text:tab/><text:tab/><text:tab/>{</text:span></text:p>
      <text:p text:style-name="P13"><text:span text:style-name="T4"><text:tab/><text:tab/><text:tab/><text:tab/>echo $table-&gt;tr ($table-&gt;td ($username).</text:span></text:p>
      <text:p text:style-name="P13"><text:span text:style-name="T4"><text:tab/><text:tab/><text:tab/><text:tab/><text:tab/><text:tab/> $table-&gt;td ($name).</text:span></text:p>
      <text:p text:style-name="P13"><text:span text:style-name="T4"><text:tab/><text:tab/><text:tab/><text:tab/><text:tab/><text:tab/> $table-&gt;td (($is_admin)? "Yes" : "No").</text:span></text:p>
      <text:p text:style-name="P13"><text:span text:style-name="T4"><text:tab/><text:tab/><text:tab/><text:tab/><text:tab/><text:tab/> $table-&gt;td ($email).</text:span></text:p>
      <text:p text:style-name="P13"><text:span text:style-name="T4"><text:tab/><text:tab/><text:tab/><text:tab/><text:tab/><text:tab/> $table-&gt;td (format_time ($day, $hour, $min)).</text:span></text:p>
      <text:p text:style-name="P13"><text:span text:style-name="T4"><text:tab/><text:tab/><text:tab/><text:tab/><text:tab/><text:tab/> $table-&gt;td (href ("$current_script?mode=view&amp;username=$username", "Account").</text:span></text:p>
      <text:p text:style-name="P13"><text:span text:style-name="T4"><text:tab/><text:tab/><text:tab/><text:tab/><text:tab/><text:tab/><text:tab/> <text:s text:c="4"/>" | ".</text:span></text:p>
      <text:p text:style-name="P13"><text:span text:style-name="T4"><text:tab/><text:tab/><text:tab/><text:tab/><text:tab/><text:tab/><text:tab/> <text:s text:c="4"/>href ("profile.php?mode=view&amp;username=$username", "Profile").</text:span></text:p>
      <text:p text:style-name="P13"><text:span text:style-name="T4"><text:tab/><text:tab/><text:tab/><text:tab/><text:tab/><text:tab/><text:tab/> <text:s text:c="4"/>" | ".</text:span></text:p>
      <text:p text:style-name="P13"><text:span text:style-name="T4"><text:tab/><text:tab/><text:tab/><text:tab/><text:tab/><text:tab/><text:tab/> <text:s text:c="4"/>href ("$current_script?mode=delete&amp;username=$username", "Delete").</text:span></text:p>
      <text:p text:style-name="P13"><text:span text:style-name="T4"><text:tab/><text:tab/><text:tab/><text:tab/><text:tab/><text:tab/><text:tab/> <text:s text:c="4"/>"&lt;br/&gt;".</text:span></text:p>
      <text:p text:style-name="P13"><text:span text:style-name="T4"><text:tab/><text:tab/><text:tab/><text:tab/><text:tab/><text:tab/><text:tab/> <text:s text:c="4"/>href ("$current_script?mode=login_as&amp;username=$username", "Login As")));</text:span></text:p>
      <text:p text:style-name="P13"><text:span text:style-name="T4"><text:tab/><text:tab/><text:tab/>}</text:span></text:p>
      <text:p text:style-name="P13"><text:span text:style-name="T4"><text:tab/><text:tab/><text:tab/>echo $table-&gt;table_body_end ();</text:span></text:p>
      <text:p text:style-name="P13"><text:span text:style-name="T4"><text:tab/><text:tab/><text:tab/>echo $table-&gt;table_end ();</text:span></text:p>
      <text:p text:style-name="P13"><text:span text:style-name="T4"><text:tab/><text:tab/><text:tab/>mysql_free_result ($result);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die (mysql_error ());</text:span></text:p>
      <text:p text:style-name="P13"><text:soft-page-break/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mysql_free_result ($result);</text:span></text:p>
      <text:p text:style-name="P13"><text:span text:style-name="T4"><text:tab/><text:tab/><text:tab/>echo "Couldn't get user information.";</text:span></text:p>
      <text:p text:style-name="P13"><text:span text:style-name="T4"><text:tab/><text:tab/><text:tab/>return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<text:tab/>// browse a registered user's registration information</text:span></text:p>
      <text:p text:style-name="P13"><text:span text:style-name="T4"><text:tab/><text:tab/>if ($dbinfo-&gt;is_admin ())</text:span></text:p>
      <text:p text:style-name="P13"><text:span text:style-name="T4"><text:tab/><text:tab/>{</text:span></text:p>
      <text:p text:style-name="P13"><text:span text:style-name="T4"><text:tab/><text:tab/><text:tab/>echo_div ("scriptstatus");</text:span></text:p>
      <text:p text:style-name="P13"><text:span text:style-name="T4"><text:tab/><text:tab/><text:tab/>echo href ("$current_script?mode=browse", "Browse all");</text:span></text:p>
      <text:p text:style-name="P13"><text:span text:style-name="T4"><text:tab/><text:tab/><text:tab/>if ($user != $dbinfo-&gt;username ())</text:span></text:p>
      <text:p text:style-name="P13"><text:span text:style-name="T4"><text:tab/><text:tab/><text:tab/>{</text:span></text:p>
      <text:p text:style-name="P13"><text:span text:style-name="T4"><text:tab/><text:tab/><text:tab/><text:tab/>echo " | ";</text:span></text:p>
      <text:p text:style-name="P13"><text:span text:style-name="T4"><text:tab/><text:tab/><text:tab/><text:tab/>echo href ("$current_script?mode=view", "View Your Account");</text:span></text:p>
      <text:p text:style-name="P13"><text:span text:style-name="T4"><text:tab/><text:tab/><text:tab/>}</text:span></text:p>
      <text:p text:style-name="P13"><text:span text:style-name="T4"><text:tab/><text:tab/><text:tab/>end_div ();</text:span></text:p>
      <text:p text:style-name="P13"><text:span text:style-name="T4"><text:tab/><text:tab/>}</text:span></text:p>
      <text:p text:style-name="P13"><text:span text:style-name="T4"><text:tab/><text:tab/>registration_form ($user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else // User is not logged in, display new registration page or save registration</text:span></text:p>
      <text:p text:style-name="P13"><text:span text:style-name="T4">{</text:span></text:p>
      <text:p text:style-name="P13"><text:span text:style-name="T4"><text:tab/>if ($mode == "savenew") // save registration for user</text:span></text:p>
      <text:p text:style-name="P13"><text:span text:style-name="T4"><text:tab/>{</text:span></text:p>
      <text:p text:style-name="P13"><text:span text:style-name="T4"><text:tab/><text:tab/>verify_data ();</text:span></text:p>
      <text:p text:style-name="P13"><text:span text:style-name="T4"><text:tab/><text:tab/>if (!empty ($errors))</text:span></text:p>
      <text:p text:style-name="P13"><text:span text:style-name="T4"><text:tab/><text:tab/>{</text:span></text:p>
      <text:p text:style-name="P13"><text:span text:style-name="T4"><text:tab/><text:tab/><text:tab/>echo "Errors were detected. Please correct before continuing:&lt;br/&gt;";</text:span></text:p>
      <text:p text:style-name="P13"><text:span text:style-name="T4"><text:tab/><text:tab/><text:tab/>echo ul ($errors);</text:span></text:p>
      <text:p text:style-name="P13"><text:span text:style-name="T4"><text:tab/><text:tab/><text:tab/>echo href ("$current_script", "Go to registration.")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// insert user into the database</text:span></text:p>
      <text:p text:style-name="P13"><text:span text:style-name="T4"><text:tab/><text:tab/><text:tab/>$is_admin = 0;</text:span></text:p>
      <text:p text:style-name="P13"><text:span text:style-name="T4"><text:tab/><text:tab/><text:tab/>$dbinfo-&gt;query ("insert into user values ('$post_username', '$passwd1', $is_admin, '$post_realname', '$post_birth_date', '$post_street', '$post_city', '$post_state', $post_zip, '$post_phone', '$post_email', '$post_card_type', $post_card_number, '$post_card_expire', '$post_picture', '$post_description')");</text:span></text:p>
      <text:p text:style-name="P13"><text:span text:style-name="T4"><text:tab/><text:tab/><text:tab/>if (!$dbinfo-&gt;user_exists ($post_username))</text:span></text:p>
      <text:p text:style-name="P13"><text:span text:style-name="T4"><text:tab/><text:tab/><text:tab/>{</text:span></text:p>
      <text:p text:style-name="P13"><text:span text:style-name="T4"><text:tab/><text:tab/><text:tab/><text:tab/>cout ("Registration failed. ");</text:span></text:p>
      <text:p text:style-name="P13"><text:span text:style-name="T4"><text:tab/><text:tab/><text:tab/><text:tab/>cout (href (current_script (), "Try again."));</text:span></text:p>
      <text:p text:style-name="P13"><text:span text:style-name="T4"><text:tab/><text:tab/><text:tab/>}</text:span></text:p>
      <text:p text:style-name="P13"><text:soft-page-break/><text:span text:style-name="T4"><text:tab/><text:tab/><text:tab/>else</text:span></text:p>
      <text:p text:style-name="P13"><text:span text:style-name="T4"><text:tab/><text:tab/><text:tab/>{</text:span></text:p>
      <text:p text:style-name="P13"><text:span text:style-name="T4"><text:tab/><text:tab/><text:tab/><text:tab/>$dbinfo-&gt;save_registration ($post_username);</text:span></text:p>
      <text:p text:style-name="P13"><text:span text:style-name="T4"><text:tab/><text:tab/><text:tab/><text:tab/>$dbinfo-&gt;login_as ($post_username);</text:span></text:p>
      <text:p text:style-name="P13"><text:span text:style-name="T4"><text:tab/><text:tab/><text:tab/><text:tab/>cout ("Registration successful.");</text:span></text:p>
      <text:p text:style-name="P13"><text:span text:style-name="T4"><text:tab/><text:tab/><text:tab/><text:tab/>cout ("Click to automatically login and continue to your ".href ("index.php", "home")."?")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<text:tab/>else // display empty form for user to fill out</text:span></text:p>
      <text:p text:style-name="P13"><text:span text:style-name="T4"><text:tab/><text:tab/>registration_form ();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table_common.php</text:span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Table related common functions/class (for styles)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class table_common_t</text:span></text:p>
      <text:p text:style-name="P13"><text:span text:style-name="T4">{</text:span></text:p>
      <text:p text:style-name="P13"><text:span text:style-name="T4">/* <text:tab/>for ($i = 0; $i &lt; mysql_num_fields ($result); $i++) */</text:span></text:p>
      <text:p text:style-name="P13"><text:span text:style-name="T4">/* <text:tab/><text:tab/>td (mysql_field_name ($result, $i)); */</text:span></text:p>
      <text:p text:style-name="P13"><text:span text:style-name="T4">/* <text:tab/><text:tab/>for ($i = 0; $i &lt; mysql_num_fields ($result); $i++) */</text:span></text:p>
      <text:p text:style-name="P13"><text:span text:style-name="T4">/* <text:tab/><text:tab/>{ */</text:span></text:p>
      <text:p text:style-name="P13"><text:span text:style-name="T4">/* <text:tab/><text:tab/><text:tab/>$field_name = mysql_field_name ($result, $i); */</text:span></text:p>
      <text:p text:style-name="P13"><text:span text:style-name="T4">/* <text:tab/><text:tab/><text:tab/>td ($row[$field_name]); */</text:span></text:p>
      <text:p text:style-name="P13"><text:span text:style-name="T4">/* <text:tab/><text:tab/>} */</text:span></text:p>
      <text:p text:style-name="P13"><text:span text:style-name="T4"></text:span></text:p>
      <text:p text:style-name="P13"><text:span text:style-name="T4"><text:tab/>var $main_class;</text:span></text:p>
      <text:p text:style-name="P13"><text:span text:style-name="T4"></text:span></text:p>
      <text:p text:style-name="P13"><text:span text:style-name="T4"><text:tab/>// initialize to use certain style</text:span></text:p>
      <text:p text:style-name="P13"><text:span text:style-name="T4"><text:tab/>function init ($main_class_)</text:span></text:p>
      <text:p text:style-name="P13"><text:span text:style-name="T4"><text:tab/>{</text:span></text:p>
      <text:p text:style-name="P13"><text:span text:style-name="T4"><text:tab/><text:tab/>$this-&gt;main_class = $main_class_;</text:span></text:p>
      <text:p text:style-name="P13"><text:span text:style-name="T4"><text:tab/><text:tab/>return $this-&gt;main_class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set to use certain style</text:span></text:p>
      <text:p text:style-name="P13"><text:span text:style-name="T4"><text:tab/>function set_main_class ($main_class_)</text:span></text:p>
      <text:p text:style-name="P13"><text:span text:style-name="T4"><text:tab/>{</text:span></text:p>
      <text:p text:style-name="P13"><text:span text:style-name="T4"><text:tab/><text:tab/>return $this-&gt;init ($main_class_);</text:span></text:p>
      <text:p text:style-name="P13"><text:span text:style-name="T4"><text:tab/>}</text:span></text:p>
      <text:p text:style-name="P13"><text:span text:style-name="T4"></text:span></text:p>
      <text:p text:style-name="P13"><text:soft-page-break/><text:span text:style-name="T4"><text:tab/>// get which style it is using</text:span></text:p>
      <text:p text:style-name="P13"><text:span text:style-name="T4"><text:tab/>function get_main_class ()</text:span></text:p>
      <text:p text:style-name="P13"><text:span text:style-name="T4"><text:tab/>{</text:span></text:p>
      <text:p text:style-name="P13"><text:span text:style-name="T4"><text:tab/><text:tab/>return $this-&gt;main_class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begin the html table</text:span></text:p>
      <text:p text:style-name="P13"><text:span text:style-name="T4"><text:tab/>function table_begin ()</text:span></text:p>
      <text:p text:style-name="P13"><text:span text:style-name="T4"><text:tab/>{</text:span></text:p>
      <text:p text:style-name="P13"><text:span text:style-name="T4"><text:tab/><text:tab/>return "&lt;table class=\"$this-&gt;main_class\"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end the html table</text:span></text:p>
      <text:p text:style-name="P13"><text:span text:style-name="T4"><text:tab/>function table_end ()</text:span></text:p>
      <text:p text:style-name="P13"><text:span text:style-name="T4"><text:tab/>{</text:span></text:p>
      <text:p text:style-name="P13"><text:span text:style-name="T4"><text:tab/><text:tab/>return "&lt;/table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begin the html table head</text:span></text:p>
      <text:p text:style-name="P13"><text:span text:style-name="T4"><text:tab/>function table_head_begin ($custom_class = "")</text:span></text:p>
      <text:p text:style-name="P13"><text:span text:style-name="T4"><text:tab/>{</text:span></text:p>
      <text:p text:style-name="P13"><text:span text:style-name="T4"><text:tab/><text:tab/>if (empty ($custom_class))</text:span></text:p>
      <text:p text:style-name="P13"><text:span text:style-name="T4"><text:tab/><text:tab/><text:tab/>return "&lt;thead class=$this-&gt;main_class&gt;\n";</text:span></text:p>
      <text:p text:style-name="P13"><text:span text:style-name="T4"><text:tab/><text:tab/>else</text:span></text:p>
      <text:p text:style-name="P13"><text:span text:style-name="T4"><text:tab/><text:tab/><text:tab/>return "&lt;thead class=$custom_class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end the html table head</text:span></text:p>
      <text:p text:style-name="P13"><text:span text:style-name="T4"><text:tab/>function table_head_end ()</text:span></text:p>
      <text:p text:style-name="P13"><text:span text:style-name="T4"><text:tab/>{</text:span></text:p>
      <text:p text:style-name="P13"><text:span text:style-name="T4"><text:tab/><text:tab/>return "&lt;/thead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begin the html table body</text:span></text:p>
      <text:p text:style-name="P13"><text:span text:style-name="T4"><text:tab/>function table_body_begin ($custom_class = "")</text:span></text:p>
      <text:p text:style-name="P13"><text:span text:style-name="T4"><text:tab/>{</text:span></text:p>
      <text:p text:style-name="P13"><text:span text:style-name="T4"><text:tab/><text:tab/>if (empty ($custom_class))</text:span></text:p>
      <text:p text:style-name="P13"><text:span text:style-name="T4"><text:tab/><text:tab/><text:tab/>return "&lt;tbody class=$this-&gt;main_class&gt;\n";</text:span></text:p>
      <text:p text:style-name="P13"><text:span text:style-name="T4"><text:tab/><text:tab/>else</text:span></text:p>
      <text:p text:style-name="P13"><text:span text:style-name="T4"><text:tab/><text:tab/><text:tab/>return "&lt;tbody class=$custom_class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end the html table body</text:span></text:p>
      <text:p text:style-name="P13"><text:span text:style-name="T4"><text:tab/>function table_body_end ()</text:span></text:p>
      <text:p text:style-name="P13"><text:span text:style-name="T4"><text:tab/>{</text:span></text:p>
      <text:p text:style-name="P13"><text:span text:style-name="T4"><text:tab/><text:tab/>return "&lt;/tbody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html table row</text:span></text:p>
      <text:p text:style-name="P13"><text:soft-page-break/><text:span text:style-name="T4"><text:tab/>function tr ($s, $custom_class = "")</text:span></text:p>
      <text:p text:style-name="P13"><text:span text:style-name="T4"><text:tab/>{</text:span></text:p>
      <text:p text:style-name="P13"><text:span text:style-name="T4"><text:tab/><text:tab/>if (empty ($custom_class))</text:span></text:p>
      <text:p text:style-name="P13"><text:span text:style-name="T4"><text:tab/><text:tab/><text:tab/>return "\t&lt;tr class=$this-&gt;main_class&gt;\n\t$s\n\t&lt;/tr&gt;\n";</text:span></text:p>
      <text:p text:style-name="P13"><text:span text:style-name="T4"><text:tab/><text:tab/>else</text:span></text:p>
      <text:p text:style-name="P13"><text:span text:style-name="T4"><text:tab/><text:tab/><text:tab/>return "\t&lt;tr class=$custom_class&gt;\n\t$s\n\t&lt;/tr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html table row begin</text:span></text:p>
      <text:p text:style-name="P13"><text:span text:style-name="T4"><text:tab/>function tr_begin ($custom_class = "")</text:span></text:p>
      <text:p text:style-name="P13"><text:span text:style-name="T4"><text:tab/>{</text:span></text:p>
      <text:p text:style-name="P13"><text:span text:style-name="T4"><text:tab/><text:tab/>if (empty ($custom_class))</text:span></text:p>
      <text:p text:style-name="P13"><text:span text:style-name="T4"><text:tab/><text:tab/><text:tab/>return "\t&lt;tr class=$this-&gt;main_class&gt;\n";</text:span></text:p>
      <text:p text:style-name="P13"><text:span text:style-name="T4"><text:tab/><text:tab/>else</text:span></text:p>
      <text:p text:style-name="P13"><text:span text:style-name="T4"><text:tab/><text:tab/><text:tab/>return "\t&lt;tr class=$custom_class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html table row end</text:span></text:p>
      <text:p text:style-name="P13"><text:span text:style-name="T4"><text:tab/>function tr_end ()</text:span></text:p>
      <text:p text:style-name="P13"><text:span text:style-name="T4"><text:tab/>{</text:span></text:p>
      <text:p text:style-name="P13"><text:span text:style-name="T4"><text:tab/><text:tab/>return "\t&lt;/tr&gt;\n"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html table data</text:span></text:p>
      <text:p text:style-name="P13"><text:span text:style-name="T4"><text:tab/>function td ($s, $custom_class = "")</text:span></text:p>
      <text:p text:style-name="P13"><text:span text:style-name="T4"><text:tab/>{</text:span></text:p>
      <text:p text:style-name="P13"><text:span text:style-name="T4"><text:tab/><text:tab/>return $this-&gt;td_span ($s, $custom_class);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// html table data which spans several columns</text:span></text:p>
      <text:p text:style-name="P13"><text:span text:style-name="T4"><text:tab/>function td_span ($s, $custom_class = "", $span = 0, $align = "")</text:span></text:p>
      <text:p text:style-name="P13"><text:span text:style-name="T4"><text:tab/>{</text:span></text:p>
      <text:p text:style-name="P13"><text:span text:style-name="T4"><text:tab/><text:tab/>if (!empty ($align))</text:span></text:p>
      <text:p text:style-name="P13"><text:span text:style-name="T4"><text:tab/><text:tab/><text:tab/>$align = "align=$align";</text:span></text:p>
      <text:p text:style-name="P13"><text:span text:style-name="T4"></text:span></text:p>
      <text:p text:style-name="P13"><text:span text:style-name="T4"><text:tab/><text:tab/>if ($span == 0)</text:span></text:p>
      <text:p text:style-name="P13"><text:span text:style-name="T4"><text:tab/><text:tab/>{</text:span></text:p>
      <text:p text:style-name="P13"><text:span text:style-name="T4"><text:tab/><text:tab/><text:tab/>if (empty ($custom_class))</text:span></text:p>
      <text:p text:style-name="P13"><text:span text:style-name="T4"><text:tab/><text:tab/><text:tab/><text:tab/>return "\t&lt;td $align class=$this-&gt;main_class&gt;\n\t$s\n\t&lt;/td&gt;\n";</text:span></text:p>
      <text:p text:style-name="P13"><text:span text:style-name="T4"><text:tab/><text:tab/><text:tab/>else</text:span></text:p>
      <text:p text:style-name="P13"><text:span text:style-name="T4"><text:tab/><text:tab/><text:tab/><text:tab/>return "\t&lt;td $align class=$custom_class&gt;\n\t$s\n\t&lt;/td&gt;\n";</text:span></text:p>
      <text:p text:style-name="P13"><text:span text:style-name="T4"><text:tab/><text:tab/>}</text:span></text:p>
      <text:p text:style-name="P13"><text:span text:style-name="T4"><text:tab/><text:tab/>else</text:span></text:p>
      <text:p text:style-name="P13"><text:span text:style-name="T4"><text:tab/><text:tab/>{</text:span></text:p>
      <text:p text:style-name="P13"><text:span text:style-name="T4"><text:tab/><text:tab/><text:tab/>if (empty ($custom_class))</text:span></text:p>
      <text:p text:style-name="P13"><text:span text:style-name="T4"><text:tab/><text:tab/><text:tab/><text:tab/>return "\t&lt;td $align class=$this-&gt;main_class colspan=$span&gt;\n\t$s\n\t&lt;/td&gt;\n";</text:span></text:p>
      <text:p text:style-name="P13"><text:span text:style-name="T4"><text:tab/><text:tab/><text:tab/>else</text:span></text:p>
      <text:p text:style-name="P13"><text:span text:style-name="T4"><text:tab/><text:tab/><text:tab/><text:tab/>return "\t&lt;td $align class=$custom_class </text:span><text:soft-page-break/><text:span text:style-name="T4">colspan=$span&gt;\n\t$s\n\t&lt;/td&gt;\n"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}</text:span></text:p>
      <text:p text:style-name="P13"><text:span text:style-name="T4"></text:span></text:p>
      <text:p text:style-name="P13"><text:span text:style-name="T4">?&gt;</text:span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pan text:style-name="T4"/></text:p>
      <text:p text:style-name="P13"><text:soft-page-break/><text:span text:style-name="T5">viewtable.php</text:span></text:p>
      <text:p text:style-name="P13"><text:span text:style-name="T4">&lt;?php</text:span></text:p>
      <text:p text:style-name="P13"><text:span text:style-name="T4">/*</text:span></text:p>
      <text:p text:style-name="P13"><text:span text:style-name="T4">CMPS460 Database Project</text:span></text:p>
      <text:p text:style-name="P13"><text:span text:style-name="T4">Group I</text:span></text:p>
      <text:p text:style-name="P13"><text:span text:style-name="T4">April 20, 2009</text:span></text:p>
      <text:p text:style-name="P13"><text:span text:style-name="T4"></text:span></text:p>
      <text:p text:style-name="P13"><text:span text:style-name="T4">Authors:</text:span></text:p>
      <text:p text:style-name="P13"><text:span text:style-name="T4"><text:s/>- Trey Alexander <text:tab/>(txa4895)</text:span></text:p>
      <text:p text:style-name="P13"><text:span text:style-name="T4"><text:s/>- Dallas Griffith <text:tab/>(dlg5367)</text:span></text:p>
      <text:p text:style-name="P13"><text:span text:style-name="T4"><text:s/>- Mark McKelvy <text:tab/>(jmm0468)</text:span></text:p>
      <text:p text:style-name="P13"><text:span text:style-name="T4"><text:s/>- Sayooj Valsan <text:tab/>(sxv6633)</text:span></text:p>
      <text:p text:style-name="P13"><text:span text:style-name="T4"></text:span></text:p>
      <text:p text:style-name="P13"><text:span text:style-name="T4">~~~ CERTIFICATION OF AUTHENTICITY ~~~</text:span></text:p>
      <text:p text:style-name="P13"><text:span text:style-name="T4">The code contained within this script is the combined work of the above mentioned authors.</text:span></text:p>
      <text:p text:style-name="P13"><text:span text:style-name="T4">*/</text:span></text:p>
      <text:p text:style-name="P13"><text:span text:style-name="T4"></text:span></text:p>
      <text:p text:style-name="P13"><text:span text:style-name="T4">// Helpful page for admin to see the data in the db.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</text:span></text:p>
      <text:p text:style-name="P13"><text:span text:style-name="T4">include_once ("common.php");</text:span></text:p>
      <text:p text:style-name="P13"><text:span text:style-name="T4"></text:span></text:p>
      <text:p text:style-name="P13"><text:span text:style-name="T4">$dbinfo = new dbinfo_t ();</text:span></text:p>
      <text:p text:style-name="P13"><text:span text:style-name="T4">echo_header ($dbinfo);</text:span></text:p>
      <text:p text:style-name="P13"><text:span text:style-name="T4"></text:span></text:p>
      <text:p text:style-name="P13"><text:span text:style-name="T4">$mode = get ("mode");</text:span></text:p>
      <text:p text:style-name="P13"><text:span text:style-name="T4">$name = get ("name");</text:span></text:p>
      <text:p text:style-name="P13"><text:span text:style-name="T4">$order = get("order");</text:span></text:p>
      <text:p text:style-name="P13"><text:span text:style-name="T4">$desc = get("desc");</text:span></text:p>
      <text:p text:style-name="P13"><text:span text:style-name="T4">$current_script = current_script ();</text:span></text:p>
      <text:p text:style-name="P13"><text:span text:style-name="T4"></text:span></text:p>
      <text:p text:style-name="P13"><text:span text:style-name="T4">function display_message ()</text:span></text:p>
      <text:p text:style-name="P13"><text:span text:style-name="T4">{</text:span></text:p>
      <text:p text:style-name="P13"><text:span text:style-name="T4"><text:tab/>$message = get ("msg");</text:span></text:p>
      <text:p text:style-name="P13"><text:span text:style-name="T4"><text:tab/>echo "Messages:&lt;br/&gt;";</text:span></text:p>
      <text:p text:style-name="P13"><text:span text:style-name="T4"><text:tab/>echo ul (li ($message));</text:span></text:p>
      <text:p text:style-name="P13"><text:span text:style-name="T4">}</text:span></text:p>
      <text:p text:style-name="P13"><text:span text:style-name="T4"></text:span></text:p>
      <text:p text:style-name="P13"><text:span text:style-name="T4">if ($dbinfo-&gt;logged_in () &amp;&amp; $dbinfo-&gt;is_admin ())</text:span></text:p>
      <text:p text:style-name="P13"><text:span text:style-name="T4">{</text:span></text:p>
      <text:p text:style-name="P13"><text:span text:style-name="T4"><text:tab/>if ($name == "reload") // reload the database - kind of hacked but oh well</text:span></text:p>
      <text:p text:style-name="P13"><text:span text:style-name="T4"><text:tab/>{</text:span></text:p>
      <text:p text:style-name="P13"><text:span text:style-name="T4"><text:tab/><text:tab/>passthru ("/pkgs2/mysql/bin/mysql -h calvados.ucs.louisiana.edu -u cs4601i -pfoursixty cs4601_i &lt; ../data/db.dump.sql");</text:span></text:p>
      <text:p text:style-name="P13"><text:span text:style-name="T4"><text:tab/><text:tab/>cout ("Done.");</text:span></text:p>
      <text:p text:style-name="P13"><text:soft-page-break/><text:span text:style-name="T4"><text:tab/><text:tab/>echo href ("index.php", "Refresh");</text:span></text:p>
      <text:p text:style-name="P13"><text:span text:style-name="T4"><text:tab/>}</text:span></text:p>
      <text:p text:style-name="P13"><text:span text:style-name="T4"><text:tab/>else if ($name == "user") // view user table</text:span></text:p>
      <text:p text:style-name="P13"><text:span text:style-name="T4"><text:tab/>{</text:span></text:p>
      <text:p text:style-name="P13"><text:span text:style-name="T4"><text:tab/><text:tab/>echo h3 ("User Data");</text:span></text:p>
      <text:p text:style-name="P13"><text:span text:style-name="T4"><text:tab/><text:tab/>echo_div ("scriptstatus");</text:span></text:p>
      <text:p text:style-name="P13"><text:span text:style-name="T4"><text:tab/><text:tab/>echo href ("$current_script?name=user&amp;order=username&amp;desc=0", "Sort Ascending (Usernames)");</text:span></text:p>
      <text:p text:style-name="P13"><text:span text:style-name="T4"><text:tab/><text:tab/>echo " | ";</text:span></text:p>
      <text:p text:style-name="P13"><text:span text:style-name="T4"><text:tab/><text:tab/>echo href ("$current_script?name=user&amp;order=username&amp;desc=1", "Sort Descending (Usernames)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// Select the database</text:span></text:p>
      <text:p text:style-name="P13"><text:span text:style-name="T4"></text:span></text:p>
      <text:p text:style-name="P13"><text:span text:style-name="T4"><text:tab/><text:tab/>if ($order == "username")</text:span></text:p>
      <text:p text:style-name="P13"><text:span text:style-name="T4"><text:tab/><text:tab/>{</text:span></text:p>
      <text:p text:style-name="P13"><text:span text:style-name="T4"><text:tab/><text:tab/><text:tab/>if ($desc == "0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";</text:span></text:p>
      <text:p text:style-name="P13"><text:span text:style-name="T4"><text:tab/><text:tab/><text:tab/>}</text:span></text:p>
      <text:p text:style-name="P13"><text:span text:style-name="T4"></text:span></text:p>
      <text:p text:style-name="P13"><text:span text:style-name="T4"><text:tab/><text:tab/><text:tab/>else if ($desc == 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 desc";</text:span></text:p>
      <text:p text:style-name="P13"><text:span text:style-name="T4"><text:tab/><text:tab/><text:tab/>}</text:span></text:p>
      <text:p text:style-name="P13"><text:span text:style-name="T4"><text:tab/><text:tab/><text:tab/>else if ($desc != "0"|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"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lse $query="select * from $name";</text:span></text:p>
      <text:p text:style-name="P13"><text:span text:style-name="T4"></text:span></text:p>
      <text:p text:style-name="P13"><text:span text:style-name="T4"><text:tab/><text:tab/>// Run the query</text:span></text:p>
      <text:p text:style-name="P13"><text:span text:style-name="T4"><text:tab/><text:tab/>$results_id = mysql_query($query);</text:span></text:p>
      <text:p text:style-name="P13"><text:span text:style-name="T4"><text:tab/><text:tab/>if($results_id)</text:span></text:p>
      <text:p text:style-name="P13"><text:span text:style-name="T4"><text:tab/><text:tab/>{</text:span></text:p>
      <text:p text:style-name="P13"><text:span text:style-name="T4"><text:tab/><text:tab/><text:tab/>// Get each row of the result, assign a variable to each</text:span></text:p>
      <text:p text:style-name="P13"><text:span text:style-name="T4"><text:tab/><text:tab/><text:tab/>// attribute in the row, and echo the data with labels</text:span></text:p>
      <text:p text:style-name="P13"><text:span text:style-name="T4"><text:tab/><text:tab/><text:tab/>while (list($username, $passwd, $is_admin, $name, $dob, $street,</text:span></text:p>
      <text:p text:style-name="P13"><text:span text:style-name="T4"><text:tab/><text:tab/><text:tab/><text:tab/> <text:s text:c="3"/>$city, $state, $zip, $phone, $email, $cc, $ccn, $ccx,</text:span></text:p>
      <text:p text:style-name="P13"><text:span text:style-name="T4"><text:tab/><text:tab/><text:tab/><text:tab/> <text:s text:c="3"/>$picture, $descr)</text:span></text:p>
      <text:p text:style-name="P13"><text:span text:style-name="T4"><text:tab/><text:tab/><text:tab/> <text:s text:c="6"/>= mysql_fetch_row($results_id))</text:span></text:p>
      <text:p text:style-name="P13"><text:span text:style-name="T4"><text:tab/><text:tab/><text:tab/>{</text:span></text:p>
      <text:p text:style-name="P13"><text:span text:style-name="T4"><text:tab/><text:tab/><text:tab/><text:tab/>// Start writing table to page</text:span></text:p>
      <text:p text:style-name="P13"><text:span text:style-name="T4"><text:tab/><text:tab/><text:tab/><text:tab/>$table = new table_common_t ();</text:span></text:p>
      <text:p text:style-name="P13"><text:span text:style-name="T4"><text:tab/><text:tab/><text:tab/><text:tab/>$table-&gt;init ("user_database");</text:span></text:p>
      <text:p text:style-name="P13"><text:span text:style-name="T4"></text:span></text:p>
      <text:p text:style-name="P13"><text:soft-page-break/><text:span text:style-name="T4"><text:tab/><text:tab/><text:tab/><text:tab/>echo $table-&gt;table_begin ();</text:span></text:p>
      <text:p text:style-name="P13"><text:span text:style-name="T4"><text:tab/><text:tab/><text:tab/><text:tab/>echo $table-&gt;table_head_begin ();</text:span></text:p>
      <text:p text:style-name="P13"><text:span text:style-name="T4"><text:tab/><text:tab/><text:tab/><text:tab/>echo $table-&gt;tr ($table-&gt;td_span ("Registered User of iBay", "", 6));</text:span></text:p>
      <text:p text:style-name="P13"><text:span text:style-name="T4"><text:tab/><text:tab/><text:tab/><text:tab/>echo $table-&gt;tr_end ();</text:span></text:p>
      <text:p text:style-name="P13"><text:span text:style-name="T4"><text:tab/><text:tab/><text:tab/><text:tab/>echo $table-&gt;table_head_end ();</text:span></text:p>
      <text:p text:style-name="P13"><text:span text:style-name="T4"></text:span></text:p>
      <text:p text:style-name="P13"><text:span text:style-name="T4"><text:tab/><text:tab/><text:tab/><text:tab/>echo $table-&gt;table_body_begin ();</text:span></text:p>
      <text:p text:style-name="P13"><text:span text:style-name="T4"><text:tab/><text:tab/><text:tab/><text:tab/>echo $table-&gt;tr ($table-&gt;td ("Username").</text:span></text:p>
      <text:p text:style-name="P13"><text:span text:style-name="T4"><text:tab/><text:tab/><text:tab/><text:tab/><text:tab/><text:tab/> $table-&gt;td ($username."&lt;br/&gt;".href ("profile.php?mode=view&amp;username=$username", "Profile")));</text:span></text:p>
      <text:p text:style-name="P13"><text:span text:style-name="T4"><text:tab/><text:tab/><text:tab/><text:tab/>echo $table-&gt;tr ($table-&gt;td ("Password").</text:span></text:p>
      <text:p text:style-name="P13"><text:span text:style-name="T4"><text:tab/><text:tab/><text:tab/><text:tab/><text:tab/><text:tab/> $table-&gt;td ($passwd));</text:span></text:p>
      <text:p text:style-name="P13"><text:span text:style-name="T4"><text:tab/><text:tab/><text:tab/><text:tab/>echo $table-&gt;tr ($table-&gt;td ("Admin?").</text:span></text:p>
      <text:p text:style-name="P13"><text:span text:style-name="T4"><text:tab/><text:tab/><text:tab/><text:tab/><text:tab/><text:tab/> $table-&gt;td ($is_admin));</text:span></text:p>
      <text:p text:style-name="P13"><text:span text:style-name="T4"><text:tab/><text:tab/><text:tab/><text:tab/>echo $table-&gt;tr ($table-&gt;td ("Name").</text:span></text:p>
      <text:p text:style-name="P13"><text:span text:style-name="T4"><text:tab/><text:tab/><text:tab/><text:tab/><text:tab/><text:tab/> $table-&gt;td ($name));</text:span></text:p>
      <text:p text:style-name="P13"><text:span text:style-name="T4"><text:tab/><text:tab/><text:tab/><text:tab/>echo $table-&gt;tr ($table-&gt;td ("D.O.B.").</text:span></text:p>
      <text:p text:style-name="P13"><text:span text:style-name="T4"><text:tab/><text:tab/><text:tab/><text:tab/><text:tab/><text:tab/> $table-&gt;td ($dob));</text:span></text:p>
      <text:p text:style-name="P13"><text:span text:style-name="T4"><text:tab/><text:tab/><text:tab/><text:tab/>echo $table-&gt;tr ($table-&gt;td ("Street").</text:span></text:p>
      <text:p text:style-name="P13"><text:span text:style-name="T4"><text:tab/><text:tab/><text:tab/><text:tab/><text:tab/><text:tab/> $table-&gt;td ($street));</text:span></text:p>
      <text:p text:style-name="P13"><text:span text:style-name="T4"><text:tab/><text:tab/><text:tab/><text:tab/>echo $table-&gt;tr ($table-&gt;td ("City").</text:span></text:p>
      <text:p text:style-name="P13"><text:span text:style-name="T4"><text:tab/><text:tab/><text:tab/><text:tab/><text:tab/><text:tab/> $table-&gt;td ($city));</text:span></text:p>
      <text:p text:style-name="P13"><text:span text:style-name="T4"><text:tab/><text:tab/><text:tab/><text:tab/>echo $table-&gt;tr ($table-&gt;td ("State").</text:span></text:p>
      <text:p text:style-name="P13"><text:span text:style-name="T4"><text:tab/><text:tab/><text:tab/><text:tab/><text:tab/><text:tab/> $table-&gt;td ($state));</text:span></text:p>
      <text:p text:style-name="P13"><text:span text:style-name="T4"><text:tab/><text:tab/><text:tab/><text:tab/>echo $table-&gt;tr ($table-&gt;td ("Zip").</text:span></text:p>
      <text:p text:style-name="P13"><text:span text:style-name="T4"><text:tab/><text:tab/><text:tab/><text:tab/><text:tab/><text:tab/> $table-&gt;td ($zip));</text:span></text:p>
      <text:p text:style-name="P13"><text:span text:style-name="T4"><text:tab/><text:tab/><text:tab/><text:tab/>echo $table-&gt;tr ($table-&gt;td ("Phone").</text:span></text:p>
      <text:p text:style-name="P13"><text:span text:style-name="T4"><text:tab/><text:tab/><text:tab/><text:tab/><text:tab/><text:tab/> $table-&gt;td ($phone));</text:span></text:p>
      <text:p text:style-name="P13"><text:span text:style-name="T4"><text:tab/><text:tab/><text:tab/><text:tab/>echo $table-&gt;tr ($table-&gt;td ("Email").</text:span></text:p>
      <text:p text:style-name="P13"><text:span text:style-name="T4"><text:tab/><text:tab/><text:tab/><text:tab/><text:tab/><text:tab/> $table-&gt;td ($email));</text:span></text:p>
      <text:p text:style-name="P13"><text:span text:style-name="T4"><text:tab/><text:tab/><text:tab/><text:tab/>echo $table-&gt;tr ($table-&gt;td ("Credit Card").</text:span></text:p>
      <text:p text:style-name="P13"><text:span text:style-name="T4"><text:tab/><text:tab/><text:tab/><text:tab/><text:tab/><text:tab/> $table-&gt;td ($cc));</text:span></text:p>
      <text:p text:style-name="P13"><text:span text:style-name="T4"><text:tab/><text:tab/><text:tab/><text:tab/>echo $table-&gt;tr ($table-&gt;td ("CC Number").</text:span></text:p>
      <text:p text:style-name="P13"><text:span text:style-name="T4"><text:tab/><text:tab/><text:tab/><text:tab/><text:tab/><text:tab/> $table-&gt;td ($ccn));</text:span></text:p>
      <text:p text:style-name="P13"><text:span text:style-name="T4"><text:tab/><text:tab/><text:tab/><text:tab/>echo $table-&gt;tr ($table-&gt;td ("CC Exp.Date").</text:span></text:p>
      <text:p text:style-name="P13"><text:span text:style-name="T4"><text:tab/><text:tab/><text:tab/><text:tab/><text:tab/><text:tab/> $table-&gt;td ($ccx));</text:span></text:p>
      <text:p text:style-name="P13"><text:span text:style-name="T4"><text:tab/><text:tab/><text:tab/><text:tab/>echo $table-&gt;tr ($table-&gt;td ("Picture").</text:span></text:p>
      <text:p text:style-name="P13"><text:span text:style-name="T4"><text:tab/><text:tab/><text:tab/><text:tab/><text:tab/><text:tab/> $table-&gt;td (local_img ($picture)));</text:span></text:p>
      <text:p text:style-name="P13"><text:span text:style-name="T4"><text:tab/><text:tab/><text:tab/><text:tab/>echo $table-&gt;tr ($table-&gt;td ("Description").</text:span></text:p>
      <text:p text:style-name="P13"><text:span text:style-name="T4"><text:tab/><text:tab/><text:tab/><text:tab/><text:tab/><text:tab/> $table-&gt;td ($descr));</text:span></text:p>
      <text:p text:style-name="P13"><text:span text:style-name="T4"><text:tab/><text:tab/><text:tab/><text:tab/>echo $table-&gt;table_body_end ();</text:span></text:p>
      <text:p text:style-name="P13"><text:span text:style-name="T4"></text:span></text:p>
      <text:p text:style-name="P13"><text:span text:style-name="T4"><text:tab/><text:tab/><text:tab/><text:tab/>echo $table-&gt;table_end ();</text:span></text:p>
      <text:p text:style-name="P13"><text:span text:style-name="T4"><text:tab/><text:tab/><text:tab/><text:tab/>echo "&lt;br&gt;&lt;br&gt;"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// Display the query and the MySQL error message</text:span></text:p>
      <text:p text:style-name="P13"><text:soft-page-break/><text:span text:style-name="T4"><text:tab/><text:tab/><text:tab/>print "&lt;br&gt;&lt;br&gt;QUERY FAILED !!! &lt;br&gt;&lt;br&gt;QUERY = $query &lt;br&gt;</text:span></text:p>
      <text:p text:style-name="P13"><text:span text:style-name="T4"><text:s text:c="18"/>&lt;br&gt;ERROR = ";</text:span></text:p>
      <text:p text:style-name="P13"><text:span text:style-name="T4"><text:tab/><text:tab/><text:tab/>die (mysql_error()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else if ($name == "user_activity") // view the activity table</text:span></text:p>
      <text:p text:style-name="P13"><text:span text:style-name="T4"><text:tab/>{</text:span></text:p>
      <text:p text:style-name="P13"><text:span text:style-name="T4"><text:tab/><text:tab/>echo h3 ("User Activity Data");</text:span></text:p>
      <text:p text:style-name="P13"><text:span text:style-name="T4"><text:tab/><text:tab/>echo_div ("scriptstatus");</text:span></text:p>
      <text:p text:style-name="P13"><text:span text:style-name="T4"><text:tab/><text:tab/>echo href ("$current_script?name=user_activity&amp;order=username", "Sort by username");</text:span></text:p>
      <text:p text:style-name="P13"><text:span text:style-name="T4"><text:tab/><text:tab/>echo " | ";</text:span></text:p>
      <text:p text:style-name="P13"><text:span text:style-name="T4"><text:tab/><text:tab/>echo href ("$current_script?name=user_activity&amp;order=time", "Sort by time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// Select the database</text:span></text:p>
      <text:p text:style-name="P13"><text:span text:style-name="T4"><text:tab/><text:tab/>if (empty ($order) || $order == "time")</text:span></text:p>
      <text:p text:style-name="P13"><text:span text:style-name="T4"><text:tab/><text:tab/><text:tab/>$query="select * from $name order by day desc, hour desc, minute desc";</text:span></text:p>
      <text:p text:style-name="P13"><text:span text:style-name="T4"><text:tab/><text:tab/>else</text:span></text:p>
      <text:p text:style-name="P13"><text:span text:style-name="T4"><text:tab/><text:tab/><text:tab/>$query="select * from $name order by username";</text:span></text:p>
      <text:p text:style-name="P13"><text:span text:style-name="T4"></text:span></text:p>
      <text:p text:style-name="P13"><text:span text:style-name="T4"><text:tab/><text:tab/>// Run the query</text:span></text:p>
      <text:p text:style-name="P13"><text:span text:style-name="T4"><text:tab/><text:tab/>$results_id = mysql_query($query);</text:span></text:p>
      <text:p text:style-name="P13"><text:span text:style-name="T4"><text:tab/><text:tab/>if($results_id)</text:span></text:p>
      <text:p text:style-name="P13"><text:span text:style-name="T4"><text:tab/><text:tab/>{</text:span></text:p>
      <text:p text:style-name="P13"><text:span text:style-name="T4"><text:tab/><text:tab/><text:tab/>// Get each row of the result, assign a variable to each</text:span></text:p>
      <text:p text:style-name="P13"><text:span text:style-name="T4"><text:tab/><text:tab/><text:tab/>// Start writing table to page</text:span></text:p>
      <text:p text:style-name="P13"><text:span text:style-name="T4"><text:tab/><text:tab/><text:tab/>$table = new table_common_t ();</text:span></text:p>
      <text:p text:style-name="P13"><text:span text:style-name="T4"><text:tab/><text:tab/><text:tab/>$table-&gt;init ("user_activity_database");</text:span></text:p>
      <text:p text:style-name="P13"><text:span text:style-name="T4"></text:span></text:p>
      <text:p text:style-name="P13"><text:span text:style-name="T4"><text:tab/><text:tab/><text:tab/>echo $table-&gt;table_begin ();</text:span></text:p>
      <text:p text:style-name="P13"><text:span text:style-name="T4"><text:tab/><text:tab/><text:tab/>echo $table-&gt;table_head_begin ();</text:span></text:p>
      <text:p text:style-name="P13"><text:span text:style-name="T4"><text:tab/><text:tab/><text:tab/>echo $table-&gt;tr ($table-&gt;td_span ("Activity Log Entry", "", 3));</text:span></text:p>
      <text:p text:style-name="P13"><text:span text:style-name="T4"><text:tab/><text:tab/><text:tab/>echo $table-&gt;tr ($table-&gt;td ("Username").</text:span></text:p>
      <text:p text:style-name="P13"><text:span text:style-name="T4"><text:tab/><text:tab/><text:tab/><text:tab/><text:tab/> $table-&gt;td ("Time").</text:span></text:p>
      <text:p text:style-name="P13"><text:span text:style-name="T4"><text:tab/><text:tab/><text:tab/><text:tab/><text:tab/> $table-&gt;td ("Activity"));</text:span></text:p>
      <text:p text:style-name="P13"><text:span text:style-name="T4"><text:tab/><text:tab/><text:tab/>echo $table-&gt;table_head_end ();</text:span></text:p>
      <text:p text:style-name="P13"><text:span text:style-name="T4"><text:tab/><text:tab/><text:tab/>echo $table-&gt;table_body_begin ();</text:span></text:p>
      <text:p text:style-name="P13"><text:span text:style-name="T4"></text:span></text:p>
      <text:p text:style-name="P13"><text:span text:style-name="T4"><text:tab/><text:tab/><text:tab/>// attribute in the row, and echo the data with labels</text:span></text:p>
      <text:p text:style-name="P13"><text:span text:style-name="T4"><text:tab/><text:tab/><text:tab/>while (list($username, $day, $hour, $minute, $activity)</text:span></text:p>
      <text:p text:style-name="P13"><text:span text:style-name="T4"><text:tab/><text:tab/><text:tab/> <text:s text:c="6"/>= mysql_fetch_row($results_id))</text:span></text:p>
      <text:p text:style-name="P13"><text:span text:style-name="T4"><text:tab/><text:tab/><text:tab/>{</text:span></text:p>
      <text:p text:style-name="P13"><text:span text:style-name="T4"><text:tab/><text:tab/><text:tab/><text:tab/>echo $table-&gt;tr (</text:span></text:p>
      <text:p text:style-name="P13"><text:span text:style-name="T4"><text:tab/><text:tab/><text:tab/><text:tab/><text:tab/>$table-&gt;td (href ("profile.php?mode=view&amp;username=$username", $username)).</text:span></text:p>
      <text:p text:style-name="P13"><text:span text:style-name="T4"><text:tab/><text:tab/><text:tab/><text:tab/><text:tab/>$table-&gt;td (format_time ($day, $hour, $minute)).</text:span></text:p>
      <text:p text:style-name="P13"><text:span text:style-name="T4"><text:tab/><text:tab/><text:tab/><text:tab/><text:tab/>$table-&gt;td ($activity));</text:span></text:p>
      <text:p text:style-name="P13"><text:soft-page-break/><text:span text:style-name="T4"><text:tab/><text:tab/><text:tab/>}</text:span></text:p>
      <text:p text:style-name="P13"><text:span text:style-name="T4"><text:tab/><text:tab/><text:tab/>echo $table-&gt;table_body_end ();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// Display the query and the MySQL error message</text:span></text:p>
      <text:p text:style-name="P13"><text:span text:style-name="T4"><text:tab/><text:tab/><text:tab/>print "&lt;br&gt;&lt;br&gt;QUERY FAILED !!! &lt;br&gt;&lt;br&gt;QUERY = $query &lt;br&gt;</text:span></text:p>
      <text:p text:style-name="P13"><text:span text:style-name="T4"><text:s text:c="18"/>&lt;br&gt;ERROR = ";</text:span></text:p>
      <text:p text:style-name="P13"><text:span text:style-name="T4"><text:tab/><text:tab/><text:tab/>die (mysql_error()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else if ($name == "item_listing") // view the item listing table</text:span></text:p>
      <text:p text:style-name="P13"><text:span text:style-name="T4"><text:tab/>{</text:span></text:p>
      <text:p text:style-name="P13"><text:span text:style-name="T4"><text:tab/><text:tab/>echo h3 ("Item Listing Data");</text:span></text:p>
      <text:p text:style-name="P13"><text:span text:style-name="T4"><text:tab/><text:tab/>echo_div ("scriptstatus");</text:span></text:p>
      <text:p text:style-name="P13"><text:span text:style-name="T4"><text:tab/><text:tab/>echo href ("$current_script?name=item_listing&amp;order=seller&amp;desc=0", "Sort by seller (ascending)");</text:span></text:p>
      <text:p text:style-name="P13"><text:span text:style-name="T4"><text:tab/><text:tab/>echo " | ";</text:span></text:p>
      <text:p text:style-name="P13"><text:span text:style-name="T4"><text:tab/><text:tab/>echo href ("$current_script?name=item_listing&amp;order=seller&amp;desc=1", "Sort by seller (descending)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// Select the database</text:span></text:p>
      <text:p text:style-name="P13"><text:span text:style-name="T4"></text:span></text:p>
      <text:p text:style-name="P13"><text:span text:style-name="T4"><text:tab/><text:tab/>if ($order == "seller")</text:span></text:p>
      <text:p text:style-name="P13"><text:span text:style-name="T4"><text:tab/><text:tab/>{</text:span></text:p>
      <text:p text:style-name="P13"><text:span text:style-name="T4"><text:tab/><text:tab/><text:tab/>if ($desc == "0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seller";</text:span></text:p>
      <text:p text:style-name="P13"><text:span text:style-name="T4"><text:tab/><text:tab/><text:tab/>}</text:span></text:p>
      <text:p text:style-name="P13"><text:span text:style-name="T4"></text:span></text:p>
      <text:p text:style-name="P13"><text:span text:style-name="T4"><text:tab/><text:tab/><text:tab/>else if ($desc == 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seller desc";</text:span></text:p>
      <text:p text:style-name="P13"><text:span text:style-name="T4"><text:tab/><text:tab/><text:tab/>}</text:span></text:p>
      <text:p text:style-name="P13"><text:span text:style-name="T4"><text:tab/><text:tab/><text:tab/>else if ($desc != "0"|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seller"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lse $query="select * from $name";</text:span></text:p>
      <text:p text:style-name="P13"><text:span text:style-name="T4"></text:span></text:p>
      <text:p text:style-name="P13"><text:span text:style-name="T4"><text:tab/><text:tab/>// Run the query</text:span></text:p>
      <text:p text:style-name="P13"><text:span text:style-name="T4"><text:tab/><text:tab/>$results_id = mysql_query($query);</text:span></text:p>
      <text:p text:style-name="P13"><text:span text:style-name="T4"><text:tab/><text:tab/>if($results_id)</text:span></text:p>
      <text:p text:style-name="P13"><text:span text:style-name="T4"><text:tab/><text:tab/>{</text:span></text:p>
      <text:p text:style-name="P13"><text:span text:style-name="T4"><text:tab/><text:tab/><text:tab/>// Get each row of the result, assign a variable to each</text:span></text:p>
      <text:p text:style-name="P13"><text:soft-page-break/><text:span text:style-name="T4"><text:tab/><text:tab/><text:tab/>// attribute in the row, and echo the data with labels</text:span></text:p>
      <text:p text:style-name="P13"><text:span text:style-name="T4"><text:tab/><text:tab/><text:tab/>while (list($title, $seller, $category, $end_day, $end_hour,</text:span></text:p>
      <text:p text:style-name="P13"><text:span text:style-name="T4"><text:tab/><text:tab/><text:tab/><text:tab/> <text:s text:c="3"/>$end_min, $descr, $ship_cost, $ship_meth, $str_price,</text:span></text:p>
      <text:p text:style-name="P13"><text:span text:style-name="T4"><text:tab/><text:tab/><text:tab/><text:tab/> <text:s text:c="3"/>$curr_price, $pict, $buyer, $buy_fdbk_descr,</text:span></text:p>
      <text:p text:style-name="P13"><text:span text:style-name="T4"><text:tab/><text:tab/><text:tab/><text:tab/> <text:s text:c="3"/>$buy_fdbk_rate, $sell_fdbk_descr)</text:span></text:p>
      <text:p text:style-name="P13"><text:span text:style-name="T4"><text:tab/><text:tab/><text:tab/> <text:s text:c="6"/>= mysql_fetch_row($results_id))</text:span></text:p>
      <text:p text:style-name="P13"><text:span text:style-name="T4"><text:tab/><text:tab/><text:tab/>{</text:span></text:p>
      <text:p text:style-name="P13"><text:span text:style-name="T4"><text:tab/><text:tab/><text:tab/><text:tab/>// Start writing table to page</text:span></text:p>
      <text:p text:style-name="P13"><text:span text:style-name="T4"><text:tab/><text:tab/><text:tab/><text:tab/>$table = new table_common_t ();</text:span></text:p>
      <text:p text:style-name="P13"><text:span text:style-name="T4"><text:tab/><text:tab/><text:tab/><text:tab/>$table-&gt;init ("item_listing_database");</text:span></text:p>
      <text:p text:style-name="P13"><text:span text:style-name="T4"></text:span></text:p>
      <text:p text:style-name="P13"><text:span text:style-name="T4"><text:tab/><text:tab/><text:tab/><text:tab/>echo $table-&gt;table_begin ();</text:span></text:p>
      <text:p text:style-name="P13"><text:span text:style-name="T4"><text:tab/><text:tab/><text:tab/><text:tab/>echo $table-&gt;table_head_begin ();</text:span></text:p>
      <text:p text:style-name="P13"><text:span text:style-name="T4"><text:tab/><text:tab/><text:tab/><text:tab/>echo $table-&gt;tr ($table-&gt;td_span ("Auction Item Listing", "", 6));</text:span></text:p>
      <text:p text:style-name="P13"><text:span text:style-name="T4"><text:tab/><text:tab/><text:tab/><text:tab/>echo $table-&gt;tr_end ();</text:span></text:p>
      <text:p text:style-name="P13"><text:span text:style-name="T4"><text:tab/><text:tab/><text:tab/><text:tab/>echo $table-&gt;table_head_end ();</text:span></text:p>
      <text:p text:style-name="P13"><text:span text:style-name="T4"></text:span></text:p>
      <text:p text:style-name="P13"><text:span text:style-name="T4"><text:tab/><text:tab/><text:tab/><text:tab/>echo $table-&gt;table_body_begin ();</text:span></text:p>
      <text:p text:style-name="P13"><text:span text:style-name="T4"><text:tab/><text:tab/><text:tab/><text:tab/>echo $table-&gt;tr ($table-&gt;td ("Title").</text:span></text:p>
      <text:p text:style-name="P13"><text:span text:style-name="T4"><text:tab/><text:tab/><text:tab/><text:tab/><text:tab/><text:tab/> $table-&gt;td (href ("itemlisting.php?mode=view&amp;title=$title&amp;seller=$seller&amp;category=$category&amp;end_day=$end_day&amp;end_hour=$end_hour&amp;end_minute=$end_min", $title)));</text:span></text:p>
      <text:p text:style-name="P13"><text:span text:style-name="T4"><text:tab/><text:tab/><text:tab/><text:tab/>echo $table-&gt;tr ($table-&gt;td ("Seller").</text:span></text:p>
      <text:p text:style-name="P13"><text:span text:style-name="T4"><text:tab/><text:tab/><text:tab/><text:tab/><text:tab/><text:tab/> $table-&gt;td (href ("profile.php?mode=view&amp;username=$seller", $seller)));</text:span></text:p>
      <text:p text:style-name="P13"><text:span text:style-name="T4"><text:tab/><text:tab/><text:tab/><text:tab/>echo $table-&gt;tr ($table-&gt;td ("Category").</text:span></text:p>
      <text:p text:style-name="P13"><text:span text:style-name="T4"><text:tab/><text:tab/><text:tab/><text:tab/><text:tab/><text:tab/> $table-&gt;td (href ("category.php?view=$category", $category)));</text:span></text:p>
      <text:p text:style-name="P13"><text:span text:style-name="T4"><text:tab/><text:tab/><text:tab/><text:tab/>echo $table-&gt;tr ($table-&gt;td ("End Time").</text:span></text:p>
      <text:p text:style-name="P13"><text:span text:style-name="T4"><text:tab/><text:tab/><text:tab/><text:tab/><text:tab/><text:tab/> $table-&gt;td (format_time ($end_day, $end_hour, $end_min)));</text:span></text:p>
      <text:p text:style-name="P13"><text:span text:style-name="T4"><text:tab/><text:tab/><text:tab/><text:tab/>echo $table-&gt;tr ($table-&gt;td ("Description").</text:span></text:p>
      <text:p text:style-name="P13"><text:span text:style-name="T4"><text:tab/><text:tab/><text:tab/><text:tab/><text:tab/><text:tab/> $table-&gt;td ($descr));</text:span></text:p>
      <text:p text:style-name="P13"><text:span text:style-name="T4"><text:tab/><text:tab/><text:tab/><text:tab/>echo $table-&gt;tr ($table-&gt;td ("Shipping Cost").</text:span></text:p>
      <text:p text:style-name="P13"><text:span text:style-name="T4"><text:tab/><text:tab/><text:tab/><text:tab/><text:tab/><text:tab/> $table-&gt;td ("\$$ship_cost"));</text:span></text:p>
      <text:p text:style-name="P13"><text:span text:style-name="T4"><text:tab/><text:tab/><text:tab/><text:tab/>echo $table-&gt;tr ($table-&gt;td ("Shipping Method").</text:span></text:p>
      <text:p text:style-name="P13"><text:span text:style-name="T4"><text:tab/><text:tab/><text:tab/><text:tab/><text:tab/><text:tab/> $table-&gt;td ($ship_meth));</text:span></text:p>
      <text:p text:style-name="P13"><text:span text:style-name="T4"><text:tab/><text:tab/><text:tab/><text:tab/>echo $table-&gt;tr ($table-&gt;td ("Starting Price").</text:span></text:p>
      <text:p text:style-name="P13"><text:span text:style-name="T4"><text:tab/><text:tab/><text:tab/><text:tab/><text:tab/><text:tab/> $table-&gt;td ("\$$str_price"));</text:span></text:p>
      <text:p text:style-name="P13"><text:span text:style-name="T4"><text:tab/><text:tab/><text:tab/><text:tab/>echo $table-&gt;tr ($table-&gt;td ("Current Price").</text:span></text:p>
      <text:p text:style-name="P13"><text:span text:style-name="T4"><text:tab/><text:tab/><text:tab/><text:tab/><text:tab/><text:tab/> $table-&gt;td ("\$$curr_price"));</text:span></text:p>
      <text:p text:style-name="P13"><text:span text:style-name="T4"><text:tab/><text:tab/><text:tab/><text:tab/>echo $table-&gt;tr ($table-&gt;td ("Picture").</text:span></text:p>
      <text:p text:style-name="P13"><text:span text:style-name="T4"><text:tab/><text:tab/><text:tab/><text:tab/><text:tab/><text:tab/> $table-&gt;td (local_img ($pict)));</text:span></text:p>
      <text:p text:style-name="P13"><text:span text:style-name="T4"><text:tab/><text:tab/><text:tab/><text:tab/>echo $table-&gt;tr ($table-&gt;td ("Buyer").</text:span></text:p>
      <text:p text:style-name="P13"><text:span text:style-name="T4"><text:tab/><text:tab/><text:tab/><text:tab/><text:tab/><text:tab/> $table-&gt;td ($buyer));</text:span></text:p>
      <text:p text:style-name="P13"><text:span text:style-name="T4"><text:tab/><text:tab/><text:tab/><text:tab/>if ($buy_fdbk_rate != -1)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echo $table-&gt;tr ($table-&gt;td ("Buyer Feedback Description").</text:span></text:p>
      <text:p text:style-name="P13"><text:span text:style-name="T4"><text:tab/><text:tab/><text:tab/><text:tab/><text:tab/><text:tab/><text:tab/> $table-&gt;td ($buy_fdbk_descr));</text:span></text:p>
      <text:p text:style-name="P13"><text:soft-page-break/><text:span text:style-name="T4"><text:tab/><text:tab/><text:tab/><text:tab/><text:tab/>echo $table-&gt;tr ($table-&gt;td ("Buyer Feedback Rating").</text:span></text:p>
      <text:p text:style-name="P13"><text:span text:style-name="T4"><text:tab/><text:tab/><text:tab/><text:tab/><text:tab/><text:tab/><text:tab/> $table-&gt;td ($buy_fdbk_rate));</text:span></text:p>
      <text:p text:style-name="P13"><text:span text:style-name="T4"><text:tab/><text:tab/><text:tab/><text:tab/>}</text:span></text:p>
      <text:p text:style-name="P13"><text:span text:style-name="T4"><text:tab/><text:tab/><text:tab/><text:tab/>else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echo $table-&gt;tr ($table-&gt;td ("Buyer Feedback Description").</text:span></text:p>
      <text:p text:style-name="P13"><text:span text:style-name="T4"><text:tab/><text:tab/><text:tab/><text:tab/><text:tab/><text:tab/><text:tab/> $table-&gt;td ("None."));</text:span></text:p>
      <text:p text:style-name="P13"><text:span text:style-name="T4"><text:tab/><text:tab/><text:tab/><text:tab/>}</text:span></text:p>
      <text:p text:style-name="P13"><text:span text:style-name="T4"></text:span></text:p>
      <text:p text:style-name="P13"><text:span text:style-name="T4"><text:tab/><text:tab/><text:tab/><text:tab/>if (!empty ($sell_fdbk_descr))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echo $table-&gt;tr ($table-&gt;td ("Seller Feedback Description").</text:span></text:p>
      <text:p text:style-name="P13"><text:span text:style-name="T4"><text:tab/><text:tab/><text:tab/><text:tab/><text:tab/><text:tab/><text:tab/> $table-&gt;td ($sell_fdbk_descr));</text:span></text:p>
      <text:p text:style-name="P13"><text:span text:style-name="T4"><text:tab/><text:tab/><text:tab/><text:tab/>}</text:span></text:p>
      <text:p text:style-name="P13"><text:span text:style-name="T4"><text:tab/><text:tab/><text:tab/><text:tab/>else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echo $table-&gt;tr ($table-&gt;td ("Seller Feedback Description").</text:span></text:p>
      <text:p text:style-name="P13"><text:span text:style-name="T4"><text:tab/><text:tab/><text:tab/><text:tab/><text:tab/><text:tab/><text:tab/> $table-&gt;td ("None."));</text:span></text:p>
      <text:p text:style-name="P13"><text:span text:style-name="T4"><text:tab/><text:tab/><text:tab/><text:tab/>}</text:span></text:p>
      <text:p text:style-name="P13"><text:span text:style-name="T4"><text:tab/><text:tab/><text:tab/><text:tab/>echo $table-&gt;table_body_end ();</text:span></text:p>
      <text:p text:style-name="P13"><text:span text:style-name="T4"></text:span></text:p>
      <text:p text:style-name="P13"><text:span text:style-name="T4"><text:tab/><text:tab/><text:tab/><text:tab/>echo $table-&gt;table_end ();</text:span></text:p>
      <text:p text:style-name="P13"><text:span text:style-name="T4"><text:tab/><text:tab/><text:tab/><text:tab/>echo "&lt;br&gt;&lt;br&gt;"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// Display the query and the MySQL error message</text:span></text:p>
      <text:p text:style-name="P13"><text:span text:style-name="T4"><text:tab/><text:tab/><text:tab/>print "&lt;br&gt;&lt;br&gt;QUERY FAILED !!! &lt;br&gt;&lt;br&gt;QUERY = $query &lt;br&gt;</text:span></text:p>
      <text:p text:style-name="P13"><text:span text:style-name="T4"><text:s text:c="18"/>&lt;br&gt;ERROR = ";</text:span></text:p>
      <text:p text:style-name="P13"><text:span text:style-name="T4"><text:tab/><text:tab/><text:tab/>die (mysql_error()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</text:span></text:p>
      <text:p text:style-name="P13"><text:span text:style-name="T4"><text:tab/>else if ($name == "bids_on") // view the bids on table</text:span></text:p>
      <text:p text:style-name="P13"><text:span text:style-name="T4"><text:tab/>{</text:span></text:p>
      <text:p text:style-name="P13"><text:span text:style-name="T4"><text:tab/><text:tab/>if ($mode == "delete")</text:span></text:p>
      <text:p text:style-name="P13"><text:span text:style-name="T4"><text:tab/><text:tab/>{</text:span></text:p>
      <text:p text:style-name="P13"><text:span text:style-name="T4"><text:tab/><text:tab/><text:tab/>$user = get ("username");</text:span></text:p>
      <text:p text:style-name="P13"><text:span text:style-name="T4"><text:tab/><text:tab/><text:tab/>$title = get ("title");</text:span></text:p>
      <text:p text:style-name="P13"><text:span text:style-name="T4"><text:tab/><text:tab/><text:tab/>$seller = get ("seller");</text:span></text:p>
      <text:p text:style-name="P13"><text:span text:style-name="T4"><text:tab/><text:tab/><text:tab/>$category = get ("category");</text:span></text:p>
      <text:p text:style-name="P13"><text:span text:style-name="T4"><text:tab/><text:tab/><text:tab/>$end_day = get ("end_day");</text:span></text:p>
      <text:p text:style-name="P13"><text:span text:style-name="T4"><text:tab/><text:tab/><text:tab/>$end_hour = get ("end_hour");</text:span></text:p>
      <text:p text:style-name="P13"><text:span text:style-name="T4"><text:tab/><text:tab/><text:tab/>$end_minute = get ("end_minute");</text:span></text:p>
      <text:p text:style-name="P13"><text:span text:style-name="T4"><text:tab/><text:tab/><text:tab/>$bid_day = get ("bid_day");</text:span></text:p>
      <text:p text:style-name="P13"><text:span text:style-name="T4"><text:tab/><text:tab/><text:tab/>$bid_hour = get ("bid_hour");</text:span></text:p>
      <text:p text:style-name="P13"><text:span text:style-name="T4"><text:tab/><text:tab/><text:tab/>$bid_minute = get ("bid_minute");</text:span></text:p>
      <text:p text:style-name="P13"><text:span text:style-name="T4"><text:tab/><text:tab/><text:tab/>$dbinfo-&gt;query ("delete from bids_on</text:span></text:p>
      <text:p text:style-name="P13"><text:soft-page-break/><text:span text:style-name="T4">where<text:tab/>username = '$user'</text:span></text:p>
      <text:p text:style-name="P13"><text:span text:style-name="T4">AND<text:tab/>item_title = '$title'</text:span></text:p>
      <text:p text:style-name="P13"><text:span text:style-name="T4">AND<text:tab/>item_seller = '$seller'</text:span></text:p>
      <text:p text:style-name="P13"><text:span text:style-name="T4">AND<text:tab/>item_category = '$category'</text:span></text:p>
      <text:p text:style-name="P13"><text:span text:style-name="T4">AND<text:tab/>item_end_day = $end_day</text:span></text:p>
      <text:p text:style-name="P13"><text:span text:style-name="T4">AND<text:tab/>item_end_hour = $end_hour</text:span></text:p>
      <text:p text:style-name="P13"><text:span text:style-name="T4">AND<text:tab/>item_end_minute = $end_minute</text:span></text:p>
      <text:p text:style-name="P13"><text:span text:style-name="T4">AND<text:tab/>bid_day = $bid_day</text:span></text:p>
      <text:p text:style-name="P13"><text:span text:style-name="T4">AND<text:tab/>bid_hour = $bid_hour</text:span></text:p>
      <text:p text:style-name="P13"><text:span text:style-name="T4">AND<text:tab/>bid_minute = $bid_minute");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cho h3 ("Bidding Data");</text:span></text:p>
      <text:p text:style-name="P13"><text:span text:style-name="T4"><text:tab/><text:tab/>echo_div ("scriptstatus");</text:span></text:p>
      <text:p text:style-name="P13"><text:span text:style-name="T4"><text:tab/><text:tab/>echo href ("$current_script?name=bids_on&amp;order=username&amp;desc=0", "Sort by username (ascending)");</text:span></text:p>
      <text:p text:style-name="P13"><text:span text:style-name="T4"><text:tab/><text:tab/>echo " | ";</text:span></text:p>
      <text:p text:style-name="P13"><text:span text:style-name="T4"><text:tab/><text:tab/>echo href ("$current_script?name=bids_on&amp;order=username&amp;desc=1", "Sort by username (descending)");</text:span></text:p>
      <text:p text:style-name="P13"><text:span text:style-name="T4"><text:tab/><text:tab/>end_div ();</text:span></text:p>
      <text:p text:style-name="P13"><text:span text:style-name="T4"></text:span></text:p>
      <text:p text:style-name="P13"><text:span text:style-name="T4"><text:tab/><text:tab/>// Select the database</text:span></text:p>
      <text:p text:style-name="P13"><text:span text:style-name="T4"><text:tab/><text:tab/>if ($order == "username")</text:span></text:p>
      <text:p text:style-name="P13"><text:span text:style-name="T4"><text:tab/><text:tab/>{</text:span></text:p>
      <text:p text:style-name="P13"><text:span text:style-name="T4"><text:tab/><text:tab/><text:tab/>if ($desc == "0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";</text:span></text:p>
      <text:p text:style-name="P13"><text:span text:style-name="T4"><text:tab/><text:tab/><text:tab/>}</text:span></text:p>
      <text:p text:style-name="P13"><text:span text:style-name="T4"></text:span></text:p>
      <text:p text:style-name="P13"><text:span text:style-name="T4"><text:tab/><text:tab/><text:tab/>else if ($desc == 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 desc";</text:span></text:p>
      <text:p text:style-name="P13"><text:span text:style-name="T4"><text:tab/><text:tab/><text:tab/>}</text:span></text:p>
      <text:p text:style-name="P13"><text:span text:style-name="T4"><text:tab/><text:tab/><text:tab/>else if ($desc != "0"|"1")</text:span></text:p>
      <text:p text:style-name="P13"><text:span text:style-name="T4"><text:tab/><text:tab/><text:tab/>{</text:span></text:p>
      <text:p text:style-name="P13"><text:span text:style-name="T4"><text:tab/><text:tab/><text:tab/><text:tab/>$query="select * from $name order by username";</text:span></text:p>
      <text:p text:style-name="P13"><text:span text:style-name="T4"><text:tab/><text:tab/><text:tab/>}</text:span></text:p>
      <text:p text:style-name="P13"><text:span text:style-name="T4"><text:tab/><text:tab/>}</text:span></text:p>
      <text:p text:style-name="P13"><text:span text:style-name="T4"></text:span></text:p>
      <text:p text:style-name="P13"><text:span text:style-name="T4"><text:tab/><text:tab/>else $query="select * from $name";</text:span></text:p>
      <text:p text:style-name="P13"><text:span text:style-name="T4"></text:span></text:p>
      <text:p text:style-name="P13"><text:span text:style-name="T4"><text:tab/><text:tab/>// Run the query</text:span></text:p>
      <text:p text:style-name="P13"><text:span text:style-name="T4"><text:tab/><text:tab/>$results_id = mysql_query($query);</text:span></text:p>
      <text:p text:style-name="P13"><text:span text:style-name="T4"><text:tab/><text:tab/>if($results_id)</text:span></text:p>
      <text:p text:style-name="P13"><text:span text:style-name="T4"><text:tab/><text:tab/>{</text:span></text:p>
      <text:p text:style-name="P13"><text:span text:style-name="T4"><text:tab/><text:tab/><text:tab/>$table = new table_common_t ();</text:span></text:p>
      <text:p text:style-name="P13"><text:span text:style-name="T4"><text:tab/><text:tab/><text:tab/>$table-&gt;init ("bidding_database");</text:span></text:p>
      <text:p text:style-name="P13"><text:span text:style-name="T4"></text:span></text:p>
      <text:p text:style-name="P13"><text:span text:style-name="T4"><text:tab/><text:tab/><text:tab/>echo $table-&gt;table_begin ();</text:span></text:p>
      <text:p text:style-name="P13"><text:soft-page-break/><text:span text:style-name="T4"><text:tab/><text:tab/><text:tab/>echo $table-&gt;table_head_begin ();</text:span></text:p>
      <text:p text:style-name="P13"><text:span text:style-name="T4"><text:tab/><text:tab/><text:tab/>echo $table-&gt;tr ($table-&gt;td_span ("Bid Information", "", 8));</text:span></text:p>
      <text:p text:style-name="P13"><text:span text:style-name="T4"><text:tab/><text:tab/><text:tab/>echo $table-&gt;tr ($table-&gt;td ("Bidder").</text:span></text:p>
      <text:p text:style-name="P13"><text:span text:style-name="T4"><text:tab/><text:tab/><text:tab/><text:tab/><text:tab/> $table-&gt;td ("Title / Category").</text:span></text:p>
      <text:p text:style-name="P13"><text:span text:style-name="T4"><text:tab/><text:tab/><text:tab/><text:tab/><text:tab/> $table-&gt;td ("Seller").</text:span></text:p>
      <text:p text:style-name="P13"><text:span text:style-name="T4"><text:tab/><text:tab/><text:tab/><text:tab/><text:tab/> $table-&gt;td ("End Time / Bid Time").</text:span></text:p>
      <text:p text:style-name="P13"><text:span text:style-name="T4"><text:tab/><text:tab/><text:tab/><text:tab/><text:tab/> $table-&gt;td ("Amount").</text:span></text:p>
      <text:p text:style-name="P13"><text:span text:style-name="T4"><text:tab/><text:tab/><text:tab/><text:tab/><text:tab/> $table-&gt;td ("Notify").</text:span></text:p>
      <text:p text:style-name="P13"><text:span text:style-name="T4"><text:tab/><text:tab/><text:tab/><text:tab/><text:tab/> $table-&gt;td ("Modify"));</text:span></text:p>
      <text:p text:style-name="P13"><text:span text:style-name="T4"><text:tab/><text:tab/><text:tab/>echo $table-&gt;table_head_end ();</text:span></text:p>
      <text:p text:style-name="P13"><text:span text:style-name="T4"><text:tab/><text:tab/><text:tab/>echo $table-&gt;table_body_begin ();</text:span></text:p>
      <text:p text:style-name="P13"><text:span text:style-name="T4"></text:span></text:p>
      <text:p text:style-name="P13"><text:span text:style-name="T4"><text:tab/><text:tab/><text:tab/>// Get each row of the result, assign a variable to each</text:span></text:p>
      <text:p text:style-name="P13"><text:span text:style-name="T4"><text:tab/><text:tab/><text:tab/>// attribute in the row, and echo the data with labels</text:span></text:p>
      <text:p text:style-name="P13"><text:span text:style-name="T4"><text:tab/><text:tab/><text:tab/>while (list($username, $title, $seller, $category, $end_day,</text:span></text:p>
      <text:p text:style-name="P13"><text:span text:style-name="T4"><text:tab/><text:tab/><text:tab/><text:tab/> <text:s text:c="3"/>$end_hour, $end_min, $bid_day, $bid_hour, $bid_min,</text:span></text:p>
      <text:p text:style-name="P13"><text:span text:style-name="T4"><text:tab/><text:tab/><text:tab/><text:tab/> <text:s text:c="3"/>$bid_amt, $disp_notif)</text:span></text:p>
      <text:p text:style-name="P13"><text:span text:style-name="T4"><text:tab/><text:tab/><text:tab/> <text:s text:c="6"/>= mysql_fetch_row($results_id))</text:span></text:p>
      <text:p text:style-name="P13"><text:span text:style-name="T4"><text:tab/><text:tab/><text:tab/>{</text:span></text:p>
      <text:p text:style-name="P13"><text:span text:style-name="T4"><text:tab/><text:tab/><text:tab/><text:tab/>if ($disp_notif != "n")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$can_delete = $table-&gt;td (href ("$current_script?name=$name&amp;order=$order&amp;desc=$desc&amp;mode=delete&amp;username=$username&amp;title=$title&amp;seller=$seller&amp;category=$category&amp;end_day=$end_day&amp;end_hour=$end_hour&amp;end_minute=$end_min&amp;bid_day=$bid_day&amp;bid_hour=$bid_hour&amp;bid_minute=$bid_min", "X"));</text:span></text:p>
      <text:p text:style-name="P13"><text:span text:style-name="T4"><text:tab/><text:tab/><text:tab/><text:tab/>}</text:span></text:p>
      <text:p text:style-name="P13"><text:span text:style-name="T4"><text:tab/><text:tab/><text:tab/><text:tab/>else</text:span></text:p>
      <text:p text:style-name="P13"><text:span text:style-name="T4"><text:tab/><text:tab/><text:tab/><text:tab/>{</text:span></text:p>
      <text:p text:style-name="P13"><text:span text:style-name="T4"><text:tab/><text:tab/><text:tab/><text:tab/><text:tab/>$can_delete = $table-&gt;td ("-");</text:span></text:p>
      <text:p text:style-name="P13"><text:span text:style-name="T4"><text:tab/><text:tab/><text:tab/><text:tab/>}</text:span></text:p>
      <text:p text:style-name="P13"><text:span text:style-name="T4"></text:span></text:p>
      <text:p text:style-name="P13"><text:span text:style-name="T4"><text:tab/><text:tab/><text:tab/><text:tab/>// Start writing table to page</text:span></text:p>
      <text:p text:style-name="P13"><text:span text:style-name="T4"><text:tab/><text:tab/><text:tab/><text:tab/>echo $table-&gt;tr ($table-&gt;td (href ("profile.php?mode=view&amp;username=$username", $dbinfo-&gt;get_realname ($username))).</text:span></text:p>
      <text:p text:style-name="P13"><text:span text:style-name="T4"><text:tab/><text:tab/><text:tab/><text:tab/><text:tab/><text:tab/> $table-&gt;td (href ("itemlisting.php?mode=view&amp;title=$title&amp;seller=$seller&amp;category=$category&amp;end_day=$end_day&amp;end_hour=$end_hour&amp;end_minute=$end_min", $title).</text:span></text:p>
      <text:p text:style-name="P13"><text:span text:style-name="T4"><text:tab/><text:tab/><text:tab/><text:tab/><text:tab/><text:tab/><text:tab/> <text:s text:c="4"/>"&lt;br/&gt;(".</text:span></text:p>
      <text:p text:style-name="P13"><text:span text:style-name="T4"><text:tab/><text:tab/><text:tab/><text:tab/><text:tab/><text:tab/><text:tab/> <text:s text:c="4"/>href ("category.php?view=$category", $category).")").</text:span></text:p>
      <text:p text:style-name="P13"><text:span text:style-name="T4"><text:tab/><text:tab/><text:tab/><text:tab/><text:tab/><text:tab/> $table-&gt;td (href ("profile.php?mode=view&amp;username=$seller", $dbinfo-&gt;get_realname ($seller))).</text:span></text:p>
      <text:p text:style-name="P13"><text:span text:style-name="T4"><text:tab/><text:tab/><text:tab/><text:tab/><text:tab/><text:tab/> $table-&gt;td (format_time ($end_day, $end_hour, $end_min).</text:span></text:p>
      <text:p text:style-name="P13"><text:span text:style-name="T4"><text:tab/><text:tab/><text:tab/><text:tab/><text:tab/><text:tab/><text:tab/> <text:s text:c="4"/>"/&lt;br/&gt;".</text:span></text:p>
      <text:p text:style-name="P13"><text:span text:style-name="T4"><text:tab/><text:tab/><text:tab/><text:tab/><text:tab/><text:tab/><text:tab/> <text:s text:c="4"/>format_time ($bid_day, $bid_hour, $bid_min)).</text:span></text:p>
      <text:p text:style-name="P13"><text:span text:style-name="T4"><text:tab/><text:tab/><text:tab/><text:tab/><text:tab/><text:tab/> $table-&gt;td ("\$$bid_amt").</text:span></text:p>
      <text:p text:style-name="P13"><text:span text:style-name="T4"><text:tab/><text:tab/><text:tab/><text:tab/><text:tab/><text:tab/> $table-&gt;td ($disp_notif).</text:span></text:p>
      <text:p text:style-name="P13"><text:span text:style-name="T4"><text:tab/><text:tab/><text:tab/><text:tab/><text:tab/><text:tab/> $can_delete);</text:span></text:p>
      <text:p text:style-name="P13"><text:soft-page-break/><text:span text:style-name="T4"><text:tab/><text:tab/><text:tab/>}</text:span></text:p>
      <text:p text:style-name="P13"><text:span text:style-name="T4"><text:tab/><text:tab/><text:tab/>echo $table-&gt;table_body_end ();</text:span></text:p>
      <text:p text:style-name="P13"><text:span text:style-name="T4"></text:span></text:p>
      <text:p text:style-name="P13"><text:span text:style-name="T4"><text:tab/><text:tab/><text:tab/>echo $table-&gt;table_end ();</text:span></text:p>
      <text:p text:style-name="P13"><text:span text:style-name="T4"><text:tab/><text:tab/><text:tab/>echo "&lt;br&gt;&lt;br&gt;";</text:span></text:p>
      <text:p text:style-name="P13"><text:span text:style-name="T4"><text:tab/><text:tab/>}</text:span></text:p>
      <text:p text:style-name="P13"><text:span text:style-name="T4"><text:tab/><text:tab/>else if ($dbinfo-&gt;debug ())</text:span></text:p>
      <text:p text:style-name="P13"><text:span text:style-name="T4"><text:tab/><text:tab/>{</text:span></text:p>
      <text:p text:style-name="P13"><text:span text:style-name="T4"><text:tab/><text:tab/><text:tab/>// Display the query and the MySQL error message</text:span></text:p>
      <text:p text:style-name="P13"><text:span text:style-name="T4"><text:tab/><text:tab/><text:tab/>print "&lt;br&gt;&lt;br&gt;QUERY FAILED !!! &lt;br&gt;&lt;br&gt;QUERY = $query &lt;br&gt;</text:span></text:p>
      <text:p text:style-name="P13"><text:span text:style-name="T4"><text:s text:c="18"/>&lt;br&gt;ERROR = ";</text:span></text:p>
      <text:p text:style-name="P13"><text:span text:style-name="T4"><text:tab/><text:tab/><text:tab/>die (mysql_error());</text:span></text:p>
      <text:p text:style-name="P13"><text:span text:style-name="T4"><text:tab/><text:tab/>}</text:span></text:p>
      <text:p text:style-name="P13"><text:span text:style-name="T4"><text:tab/>}</text:span></text:p>
      <text:p text:style-name="P13"><text:span text:style-name="T4"><text:tab/>else</text:span></text:p>
      <text:p text:style-name="P13"><text:span text:style-name="T4"><text:tab/>{</text:span></text:p>
      <text:p text:style-name="P13"><text:span text:style-name="T4"><text:tab/><text:tab/>echo "Errors were detected:&lt;br/&gt;";</text:span></text:p>
      <text:p text:style-name="P13"><text:span text:style-name="T4"><text:tab/><text:tab/>echo ul (li ("Invalid table name '$name'."));</text:span></text:p>
      <text:p text:style-name="P13"><text:span text:style-name="T4"><text:tab/><text:tab/>cout ("Back to your ".href ("index.php", "home").".");</text:span></text:p>
      <text:p text:style-name="P13"><text:span text:style-name="T4"><text:tab/>}</text:span></text:p>
      <text:p text:style-name="P13"><text:span text:style-name="T4">}</text:span></text:p>
      <text:p text:style-name="P13"><text:span text:style-name="T4">else</text:span></text:p>
      <text:p text:style-name="P13"><text:span text:style-name="T4">{</text:span></text:p>
      <text:p text:style-name="P13"><text:span text:style-name="T4"><text:tab/>redirect ("index.php");</text:span></text:p>
      <text:p text:style-name="P13"><text:span text:style-name="T4">}</text:span></text:p>
      <text:p text:style-name="P13"><text:span text:style-name="T4"></text:span></text:p>
      <text:p text:style-name="P13"><text:span text:style-name="T4">echo_footer ($dbinfo);</text:span></text:p>
      <text:p text:style-name="P13"><text:span text:style-name="T4">?&gt;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fo:font-size="18pt" style:font-size-asian="18pt"/>
    </style:style>
    <style:style style:name="Heading_20_2" style:display-name="Heading 2" style:family="paragraph" style:parent-style-name="Standard" style:next-style-name="Standard" style:class="text" style:default-outline-level="2">
      <style:paragraph-properties fo:keep-with-next="always"/>
      <style:text-properties fo:font-size="14pt" style:font-size-asian="14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1z0" style:family="text">
      <style:text-properties style:font-name="Symbol"/>
    </style:style>
    <style:style style:name="WW8Num1z1" style:family="text">
      <style:text-properties style:font-name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2" text:consecutive-numbering="true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2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2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2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" text:consecutive-numbering="true">
      <text:list-level-style-bullet text:level="1" text:style-name="WW8Num1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1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1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1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1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1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1" style:num-suffix="." text:bullet-char="o">
        <style:list-level-properties text:space-before="0.75in" text:min-label-width="0.25in"/>
        <style:text-properties style:font-name="Courier New1"/>
      </text:list-level-style-bullet>
      <text:list-level-style-bullet text:level="3" text:style-name="WW8Num3z2" style:num-suffix=".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1" style:num-suffix="." text:bullet-char="o">
        <style:list-level-properties text:space-before="2.25in" text:min-label-width="0.25in"/>
        <style:text-properties style:font-name="Courier New1"/>
      </text:list-level-style-bullet>
      <text:list-level-style-bullet text:level="6" text:style-name="WW8Num3z2" style:num-suffix=".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1" style:num-suffix="." text:bullet-char="o">
        <style:list-level-properties text:space-before="3.75in" text:min-label-width="0.25in"/>
        <style:text-properties style:font-name="Courier New1"/>
      </text:list-level-style-bullet>
      <text:list-level-style-bullet text:level="9" text:style-name="WW8Num3z2" style:num-suffix=".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9-04-24T00:15:34</meta:creation-date>
    <dc:date>2009-04-24T01:08:29</dc:date>
    <meta:editing-cycles>1</meta:editing-cycles>
    <meta:editing-duration>PT1M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14" meta:paragraph-count="4561" meta:word-count="18707" meta:character-count="142057"/>
  </office:meta>
</office:document-meta>
</file>